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Pictures/2000000A000000DF000000DFB32BCA89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Pictures/2000000A000000DF000000DFB32BCA89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Pictures/2000000A000000DF000000DFB32BCA89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4" style:family="table-cell" style:parent-style-name="Default"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la Exp" table:style-name="ta1">
        <table:shapes>
          <draw:frame draw:z-index="0" draw:style-name="gr1" draw:text-style-name="P1" svg:width="159.99mm" svg:height="89.99mm" svg:x="90.32mm" svg:y="28.8mm">
            <draw:object draw:notify-on-update-of-ranges="'Tabla Exp'.A8:'Tabla Exp'.A263 'Tabla Exp'.B8:'Tabla Exp'.B26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sta tabla se usa para convertir los valores de los logaritmos senoidales a valores de amplitud de 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los valores de entrada se les suma una constante para poder aplicar una atenuacion. Si el valor exce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rango de entrada permitido (arriba de 255), simplemente se sustituye por cero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POWER(0.5/63;1/255)" office:value-type="float" office:value="0.981212907965174" calcext:value-type="float">
            <text:p>0.9812129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t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odigo Ardui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63*POWER(Base;[.A8]))" office:value-type="float" office:value="63" calcext:value-type="float">
            <text:p>63</text:p>
          </table:table-cell>
          <table:table-cell table:formula="of:=CONCATENATE(&quot;  &quot;; [.B8]; &quot;, //&quot;; [.A8])" office:value-type="string" office:string-value="  63, //0" calcext:value-type="string">
            <text:p><text:s text:c="2"/>63, //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63*POWER(Base;[.A9]))" office:value-type="float" office:value="62" calcext:value-type="float">
            <text:p>62</text:p>
          </table:table-cell>
          <table:table-cell table:formula="of:=CONCATENATE(&quot;  &quot;; [.B9]; &quot;, //&quot;; [.A9])" office:value-type="string" office:string-value="  62, //1" calcext:value-type="string">
            <text:p><text:s text:c="2"/>62, //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63*POWER(Base;[.A10]))" office:value-type="float" office:value="61" calcext:value-type="float">
            <text:p>61</text:p>
          </table:table-cell>
          <table:table-cell table:formula="of:=CONCATENATE(&quot;  &quot;; [.B10]; &quot;, //&quot;; [.A10])" office:value-type="string" office:string-value="  61, //2" calcext:value-type="string">
            <text:p><text:s text:c="2"/>61, //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63*POWER(Base;[.A11]))" office:value-type="float" office:value="60" calcext:value-type="float">
            <text:p>60</text:p>
          </table:table-cell>
          <table:table-cell table:formula="of:=CONCATENATE(&quot;  &quot;; [.B11]; &quot;, //&quot;; [.A11])" office:value-type="string" office:string-value="  60, //3" calcext:value-type="string">
            <text:p><text:s text:c="2"/>60, //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63*POWER(Base;[.A12]))" office:value-type="float" office:value="58" calcext:value-type="float">
            <text:p>58</text:p>
          </table:table-cell>
          <table:table-cell table:formula="of:=CONCATENATE(&quot;  &quot;; [.B12]; &quot;, //&quot;; [.A12])" office:value-type="string" office:string-value="  58, //4" calcext:value-type="string">
            <text:p><text:s text:c="2"/>58, //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63*POWER(Base;[.A13]))" office:value-type="float" office:value="57" calcext:value-type="float">
            <text:p>57</text:p>
          </table:table-cell>
          <table:table-cell table:formula="of:=CONCATENATE(&quot;  &quot;; [.B13]; &quot;, //&quot;; [.A13])" office:value-type="string" office:string-value="  57, //5" calcext:value-type="string">
            <text:p><text:s text:c="2"/>57, //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63*POWER(Base;[.A14]))" office:value-type="float" office:value="56" calcext:value-type="float">
            <text:p>56</text:p>
          </table:table-cell>
          <table:table-cell table:formula="of:=CONCATENATE(&quot;  &quot;; [.B14]; &quot;, //&quot;; [.A14])" office:value-type="string" office:string-value="  56, //6" calcext:value-type="string">
            <text:p><text:s text:c="2"/>56, //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63*POWER(Base;[.A15]))" office:value-type="float" office:value="55" calcext:value-type="float">
            <text:p>55</text:p>
          </table:table-cell>
          <table:table-cell table:formula="of:=CONCATENATE(&quot;  &quot;; [.B15]; &quot;, //&quot;; [.A15])" office:value-type="string" office:string-value="  55, //7" calcext:value-type="string">
            <text:p><text:s text:c="2"/>55, //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63*POWER(Base;[.A16]))" office:value-type="float" office:value="54" calcext:value-type="float">
            <text:p>54</text:p>
          </table:table-cell>
          <table:table-cell table:formula="of:=CONCATENATE(&quot;  &quot;; [.B16]; &quot;, //&quot;; [.A16])" office:value-type="string" office:string-value="  54, //8" calcext:value-type="string">
            <text:p><text:s text:c="2"/>54, //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63*POWER(Base;[.A17]))" office:value-type="float" office:value="53" calcext:value-type="float">
            <text:p>53</text:p>
          </table:table-cell>
          <table:table-cell table:formula="of:=CONCATENATE(&quot;  &quot;; [.B17]; &quot;, //&quot;; [.A17])" office:value-type="string" office:string-value="  53, //9" calcext:value-type="string">
            <text:p><text:s text:c="2"/>53, //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63*POWER(Base;[.A18]))" office:value-type="float" office:value="52" calcext:value-type="float">
            <text:p>52</text:p>
          </table:table-cell>
          <table:table-cell table:formula="of:=CONCATENATE(&quot;  &quot;; [.B18]; &quot;, //&quot;; [.A18])" office:value-type="string" office:string-value="  52, //10" calcext:value-type="string">
            <text:p><text:s text:c="2"/>52, //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63*POWER(Base;[.A19]))" office:value-type="float" office:value="51" calcext:value-type="float">
            <text:p>51</text:p>
          </table:table-cell>
          <table:table-cell table:formula="of:=CONCATENATE(&quot;  &quot;; [.B19]; &quot;, //&quot;; [.A19])" office:value-type="string" office:string-value="  51, //11" calcext:value-type="string">
            <text:p><text:s text:c="2"/>51, //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63*POWER(Base;[.A20]))" office:value-type="float" office:value="50" calcext:value-type="float">
            <text:p>50</text:p>
          </table:table-cell>
          <table:table-cell table:formula="of:=CONCATENATE(&quot;  &quot;; [.B20]; &quot;, //&quot;; [.A20])" office:value-type="string" office:string-value="  50, //12" calcext:value-type="string">
            <text:p><text:s text:c="2"/>50, //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63*POWER(Base;[.A21]))" office:value-type="float" office:value="49" calcext:value-type="float">
            <text:p>49</text:p>
          </table:table-cell>
          <table:table-cell table:formula="of:=CONCATENATE(&quot;  &quot;; [.B21]; &quot;, //&quot;; [.A21])" office:value-type="string" office:string-value="  49, //13" calcext:value-type="string">
            <text:p><text:s text:c="2"/>49, //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63*POWER(Base;[.A22]))" office:value-type="float" office:value="48" calcext:value-type="float">
            <text:p>48</text:p>
          </table:table-cell>
          <table:table-cell table:formula="of:=CONCATENATE(&quot;  &quot;; [.B22]; &quot;, //&quot;; [.A22])" office:value-type="string" office:string-value="  48, //14" calcext:value-type="string">
            <text:p><text:s text:c="2"/>48, //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63*POWER(Base;[.A23]))" office:value-type="float" office:value="47" calcext:value-type="float">
            <text:p>47</text:p>
          </table:table-cell>
          <table:table-cell table:formula="of:=CONCATENATE(&quot;  &quot;; [.B23]; &quot;, //&quot;; [.A23])" office:value-type="string" office:string-value="  47, //15" calcext:value-type="string">
            <text:p><text:s text:c="2"/>47, //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63*POWER(Base;[.A24]))" office:value-type="float" office:value="47" calcext:value-type="float">
            <text:p>47</text:p>
          </table:table-cell>
          <table:table-cell table:formula="of:=CONCATENATE(&quot;  &quot;; [.B24]; &quot;, //&quot;; [.A24])" office:value-type="string" office:string-value="  47, //16" calcext:value-type="string">
            <text:p><text:s text:c="2"/>47, //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63*POWER(Base;[.A25]))" office:value-type="float" office:value="46" calcext:value-type="float">
            <text:p>46</text:p>
          </table:table-cell>
          <table:table-cell table:formula="of:=CONCATENATE(&quot;  &quot;; [.B25]; &quot;, //&quot;; [.A25])" office:value-type="string" office:string-value="  46, //17" calcext:value-type="string">
            <text:p><text:s text:c="2"/>46, //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63*POWER(Base;[.A26]))" office:value-type="float" office:value="45" calcext:value-type="float">
            <text:p>45</text:p>
          </table:table-cell>
          <table:table-cell table:formula="of:=CONCATENATE(&quot;  &quot;; [.B26]; &quot;, //&quot;; [.A26])" office:value-type="string" office:string-value="  45, //18" calcext:value-type="string">
            <text:p><text:s text:c="2"/>45, //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63*POWER(Base;[.A27]))" office:value-type="float" office:value="44" calcext:value-type="float">
            <text:p>44</text:p>
          </table:table-cell>
          <table:table-cell table:formula="of:=CONCATENATE(&quot;  &quot;; [.B27]; &quot;, //&quot;; [.A27])" office:value-type="string" office:string-value="  44, //19" calcext:value-type="string">
            <text:p><text:s text:c="2"/>44, //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63*POWER(Base;[.A28]))" office:value-type="float" office:value="43" calcext:value-type="float">
            <text:p>43</text:p>
          </table:table-cell>
          <table:table-cell table:formula="of:=CONCATENATE(&quot;  &quot;; [.B28]; &quot;, //&quot;; [.A28])" office:value-type="string" office:string-value="  43, //20" calcext:value-type="string">
            <text:p><text:s text:c="2"/>43, //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63*POWER(Base;[.A29]))" office:value-type="float" office:value="42" calcext:value-type="float">
            <text:p>42</text:p>
          </table:table-cell>
          <table:table-cell table:formula="of:=CONCATENATE(&quot;  &quot;; [.B29]; &quot;, //&quot;; [.A29])" office:value-type="string" office:string-value="  42, //21" calcext:value-type="string">
            <text:p><text:s text:c="2"/>42, //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63*POWER(Base;[.A30]))" office:value-type="float" office:value="42" calcext:value-type="float">
            <text:p>42</text:p>
          </table:table-cell>
          <table:table-cell table:formula="of:=CONCATENATE(&quot;  &quot;; [.B30]; &quot;, //&quot;; [.A30])" office:value-type="string" office:string-value="  42, //22" calcext:value-type="string">
            <text:p><text:s text:c="2"/>42, //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63*POWER(Base;[.A31]))" office:value-type="float" office:value="41" calcext:value-type="float">
            <text:p>41</text:p>
          </table:table-cell>
          <table:table-cell table:formula="of:=CONCATENATE(&quot;  &quot;; [.B31]; &quot;, //&quot;; [.A31])" office:value-type="string" office:string-value="  41, //23" calcext:value-type="string">
            <text:p><text:s text:c="2"/>41, //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63*POWER(Base;[.A32]))" office:value-type="float" office:value="40" calcext:value-type="float">
            <text:p>40</text:p>
          </table:table-cell>
          <table:table-cell table:formula="of:=CONCATENATE(&quot;  &quot;; [.B32]; &quot;, //&quot;; [.A32])" office:value-type="string" office:string-value="  40, //24" calcext:value-type="string">
            <text:p><text:s text:c="2"/>40, //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63*POWER(Base;[.A33]))" office:value-type="float" office:value="39" calcext:value-type="float">
            <text:p>39</text:p>
          </table:table-cell>
          <table:table-cell table:formula="of:=CONCATENATE(&quot;  &quot;; [.B33]; &quot;, //&quot;; [.A33])" office:value-type="string" office:string-value="  39, //25" calcext:value-type="string">
            <text:p><text:s text:c="2"/>39, //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63*POWER(Base;[.A34]))" office:value-type="float" office:value="38" calcext:value-type="float">
            <text:p>38</text:p>
          </table:table-cell>
          <table:table-cell table:formula="of:=CONCATENATE(&quot;  &quot;; [.B34]; &quot;, //&quot;; [.A34])" office:value-type="string" office:string-value="  38, //26" calcext:value-type="string">
            <text:p><text:s text:c="2"/>38, //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63*POWER(Base;[.A35]))" office:value-type="float" office:value="38" calcext:value-type="float">
            <text:p>38</text:p>
          </table:table-cell>
          <table:table-cell table:formula="of:=CONCATENATE(&quot;  &quot;; [.B35]; &quot;, //&quot;; [.A35])" office:value-type="string" office:string-value="  38, //27" calcext:value-type="string">
            <text:p><text:s text:c="2"/>38, //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63*POWER(Base;[.A36]))" office:value-type="float" office:value="37" calcext:value-type="float">
            <text:p>37</text:p>
          </table:table-cell>
          <table:table-cell table:formula="of:=CONCATENATE(&quot;  &quot;; [.B36]; &quot;, //&quot;; [.A36])" office:value-type="string" office:string-value="  37, //28" calcext:value-type="string">
            <text:p><text:s text:c="2"/>37, //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63*POWER(Base;[.A37]))" office:value-type="float" office:value="36" calcext:value-type="float">
            <text:p>36</text:p>
          </table:table-cell>
          <table:table-cell table:formula="of:=CONCATENATE(&quot;  &quot;; [.B37]; &quot;, //&quot;; [.A37])" office:value-type="string" office:string-value="  36, //29" calcext:value-type="string">
            <text:p><text:s text:c="2"/>36, //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63*POWER(Base;[.A38]))" office:value-type="float" office:value="36" calcext:value-type="float">
            <text:p>36</text:p>
          </table:table-cell>
          <table:table-cell table:formula="of:=CONCATENATE(&quot;  &quot;; [.B38]; &quot;, //&quot;; [.A38])" office:value-type="string" office:string-value="  36, //30" calcext:value-type="string">
            <text:p><text:s text:c="2"/>36, //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63*POWER(Base;[.A39]))" office:value-type="float" office:value="35" calcext:value-type="float">
            <text:p>35</text:p>
          </table:table-cell>
          <table:table-cell table:formula="of:=CONCATENATE(&quot;  &quot;; [.B39]; &quot;, //&quot;; [.A39])" office:value-type="string" office:string-value="  35, //31" calcext:value-type="string">
            <text:p><text:s text:c="2"/>35, //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63*POWER(Base;[.A40]))" office:value-type="float" office:value="34" calcext:value-type="float">
            <text:p>34</text:p>
          </table:table-cell>
          <table:table-cell table:formula="of:=CONCATENATE(&quot;  &quot;; [.B40]; &quot;, //&quot;; [.A40])" office:value-type="string" office:string-value="  34, //32" calcext:value-type="string">
            <text:p><text:s text:c="2"/>34, //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63*POWER(Base;[.A41]))" office:value-type="float" office:value="34" calcext:value-type="float">
            <text:p>34</text:p>
          </table:table-cell>
          <table:table-cell table:formula="of:=CONCATENATE(&quot;  &quot;; [.B41]; &quot;, //&quot;; [.A41])" office:value-type="string" office:string-value="  34, //33" calcext:value-type="string">
            <text:p><text:s text:c="2"/>34, //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63*POWER(Base;[.A42]))" office:value-type="float" office:value="33" calcext:value-type="float">
            <text:p>33</text:p>
          </table:table-cell>
          <table:table-cell table:formula="of:=CONCATENATE(&quot;  &quot;; [.B42]; &quot;, //&quot;; [.A42])" office:value-type="string" office:string-value="  33, //34" calcext:value-type="string">
            <text:p><text:s text:c="2"/>33, //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63*POWER(Base;[.A43]))" office:value-type="float" office:value="32" calcext:value-type="float">
            <text:p>32</text:p>
          </table:table-cell>
          <table:table-cell table:formula="of:=CONCATENATE(&quot;  &quot;; [.B43]; &quot;, //&quot;; [.A43])" office:value-type="string" office:string-value="  32, //35" calcext:value-type="string">
            <text:p><text:s text:c="2"/>32, //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63*POWER(Base;[.A44]))" office:value-type="float" office:value="32" calcext:value-type="float">
            <text:p>32</text:p>
          </table:table-cell>
          <table:table-cell table:formula="of:=CONCATENATE(&quot;  &quot;; [.B44]; &quot;, //&quot;; [.A44])" office:value-type="string" office:string-value="  32, //36" calcext:value-type="string">
            <text:p><text:s text:c="2"/>32, //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63*POWER(Base;[.A45]))" office:value-type="float" office:value="31" calcext:value-type="float">
            <text:p>31</text:p>
          </table:table-cell>
          <table:table-cell table:formula="of:=CONCATENATE(&quot;  &quot;; [.B45]; &quot;, //&quot;; [.A45])" office:value-type="string" office:string-value="  31, //37" calcext:value-type="string">
            <text:p><text:s text:c="2"/>31, //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63*POWER(Base;[.A46]))" office:value-type="float" office:value="31" calcext:value-type="float">
            <text:p>31</text:p>
          </table:table-cell>
          <table:table-cell table:formula="of:=CONCATENATE(&quot;  &quot;; [.B46]; &quot;, //&quot;; [.A46])" office:value-type="string" office:string-value="  31, //38" calcext:value-type="string">
            <text:p><text:s text:c="2"/>31, //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63*POWER(Base;[.A47]))" office:value-type="float" office:value="30" calcext:value-type="float">
            <text:p>30</text:p>
          </table:table-cell>
          <table:table-cell table:formula="of:=CONCATENATE(&quot;  &quot;; [.B47]; &quot;, //&quot;; [.A47])" office:value-type="string" office:string-value="  30, //39" calcext:value-type="string">
            <text:p><text:s text:c="2"/>30, //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63*POWER(Base;[.A48]))" office:value-type="float" office:value="30" calcext:value-type="float">
            <text:p>30</text:p>
          </table:table-cell>
          <table:table-cell table:formula="of:=CONCATENATE(&quot;  &quot;; [.B48]; &quot;, //&quot;; [.A48])" office:value-type="string" office:string-value="  30, //40" calcext:value-type="string">
            <text:p><text:s text:c="2"/>30, //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63*POWER(Base;[.A49]))" office:value-type="float" office:value="29" calcext:value-type="float">
            <text:p>29</text:p>
          </table:table-cell>
          <table:table-cell table:formula="of:=CONCATENATE(&quot;  &quot;; [.B49]; &quot;, //&quot;; [.A49])" office:value-type="string" office:string-value="  29, //41" calcext:value-type="string">
            <text:p><text:s text:c="2"/>29, //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63*POWER(Base;[.A50]))" office:value-type="float" office:value="28" calcext:value-type="float">
            <text:p>28</text:p>
          </table:table-cell>
          <table:table-cell table:formula="of:=CONCATENATE(&quot;  &quot;; [.B50]; &quot;, //&quot;; [.A50])" office:value-type="string" office:string-value="  28, //42" calcext:value-type="string">
            <text:p><text:s text:c="2"/>28, //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63*POWER(Base;[.A51]))" office:value-type="float" office:value="28" calcext:value-type="float">
            <text:p>28</text:p>
          </table:table-cell>
          <table:table-cell table:formula="of:=CONCATENATE(&quot;  &quot;; [.B51]; &quot;, //&quot;; [.A51])" office:value-type="string" office:string-value="  28, //43" calcext:value-type="string">
            <text:p><text:s text:c="2"/>28, //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63*POWER(Base;[.A52]))" office:value-type="float" office:value="27" calcext:value-type="float">
            <text:p>27</text:p>
          </table:table-cell>
          <table:table-cell table:formula="of:=CONCATENATE(&quot;  &quot;; [.B52]; &quot;, //&quot;; [.A52])" office:value-type="string" office:string-value="  27, //44" calcext:value-type="string">
            <text:p><text:s text:c="2"/>27, //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63*POWER(Base;[.A53]))" office:value-type="float" office:value="27" calcext:value-type="float">
            <text:p>27</text:p>
          </table:table-cell>
          <table:table-cell table:formula="of:=CONCATENATE(&quot;  &quot;; [.B53]; &quot;, //&quot;; [.A53])" office:value-type="string" office:string-value="  27, //45" calcext:value-type="string">
            <text:p><text:s text:c="2"/>27, //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63*POWER(Base;[.A54]))" office:value-type="float" office:value="26" calcext:value-type="float">
            <text:p>26</text:p>
          </table:table-cell>
          <table:table-cell table:formula="of:=CONCATENATE(&quot;  &quot;; [.B54]; &quot;, //&quot;; [.A54])" office:value-type="string" office:string-value="  26, //46" calcext:value-type="string">
            <text:p><text:s text:c="2"/>26, //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63*POWER(Base;[.A55]))" office:value-type="float" office:value="26" calcext:value-type="float">
            <text:p>26</text:p>
          </table:table-cell>
          <table:table-cell table:formula="of:=CONCATENATE(&quot;  &quot;; [.B55]; &quot;, //&quot;; [.A55])" office:value-type="string" office:string-value="  26, //47" calcext:value-type="string">
            <text:p><text:s text:c="2"/>26, //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63*POWER(Base;[.A56]))" office:value-type="float" office:value="25" calcext:value-type="float">
            <text:p>25</text:p>
          </table:table-cell>
          <table:table-cell table:formula="of:=CONCATENATE(&quot;  &quot;; [.B56]; &quot;, //&quot;; [.A56])" office:value-type="string" office:string-value="  25, //48" calcext:value-type="string">
            <text:p><text:s text:c="2"/>25, //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63*POWER(Base;[.A57]))" office:value-type="float" office:value="25" calcext:value-type="float">
            <text:p>25</text:p>
          </table:table-cell>
          <table:table-cell table:formula="of:=CONCATENATE(&quot;  &quot;; [.B57]; &quot;, //&quot;; [.A57])" office:value-type="string" office:string-value="  25, //49" calcext:value-type="string">
            <text:p><text:s text:c="2"/>25, //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63*POWER(Base;[.A58]))" office:value-type="float" office:value="24" calcext:value-type="float">
            <text:p>24</text:p>
          </table:table-cell>
          <table:table-cell table:formula="of:=CONCATENATE(&quot;  &quot;; [.B58]; &quot;, //&quot;; [.A58])" office:value-type="string" office:string-value="  24, //50" calcext:value-type="string">
            <text:p><text:s text:c="2"/>24, //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63*POWER(Base;[.A59]))" office:value-type="float" office:value="24" calcext:value-type="float">
            <text:p>24</text:p>
          </table:table-cell>
          <table:table-cell table:formula="of:=CONCATENATE(&quot;  &quot;; [.B59]; &quot;, //&quot;; [.A59])" office:value-type="string" office:string-value="  24, //51" calcext:value-type="string">
            <text:p><text:s text:c="2"/>24, //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63*POWER(Base;[.A60]))" office:value-type="float" office:value="23" calcext:value-type="float">
            <text:p>23</text:p>
          </table:table-cell>
          <table:table-cell table:formula="of:=CONCATENATE(&quot;  &quot;; [.B60]; &quot;, //&quot;; [.A60])" office:value-type="string" office:string-value="  23, //52" calcext:value-type="string">
            <text:p><text:s text:c="2"/>23, //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63*POWER(Base;[.A61]))" office:value-type="float" office:value="23" calcext:value-type="float">
            <text:p>23</text:p>
          </table:table-cell>
          <table:table-cell table:formula="of:=CONCATENATE(&quot;  &quot;; [.B61]; &quot;, //&quot;; [.A61])" office:value-type="string" office:string-value="  23, //53" calcext:value-type="string">
            <text:p><text:s text:c="2"/>23, //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63*POWER(Base;[.A62]))" office:value-type="float" office:value="23" calcext:value-type="float">
            <text:p>23</text:p>
          </table:table-cell>
          <table:table-cell table:formula="of:=CONCATENATE(&quot;  &quot;; [.B62]; &quot;, //&quot;; [.A62])" office:value-type="string" office:string-value="  23, //54" calcext:value-type="string">
            <text:p><text:s text:c="2"/>23, //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63*POWER(Base;[.A63]))" office:value-type="float" office:value="22" calcext:value-type="float">
            <text:p>22</text:p>
          </table:table-cell>
          <table:table-cell table:formula="of:=CONCATENATE(&quot;  &quot;; [.B63]; &quot;, //&quot;; [.A63])" office:value-type="string" office:string-value="  22, //55" calcext:value-type="string">
            <text:p><text:s text:c="2"/>22, //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63*POWER(Base;[.A64]))" office:value-type="float" office:value="22" calcext:value-type="float">
            <text:p>22</text:p>
          </table:table-cell>
          <table:table-cell table:formula="of:=CONCATENATE(&quot;  &quot;; [.B64]; &quot;, //&quot;; [.A64])" office:value-type="string" office:string-value="  22, //56" calcext:value-type="string">
            <text:p><text:s text:c="2"/>22, //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63*POWER(Base;[.A65]))" office:value-type="float" office:value="21" calcext:value-type="float">
            <text:p>21</text:p>
          </table:table-cell>
          <table:table-cell table:formula="of:=CONCATENATE(&quot;  &quot;; [.B65]; &quot;, //&quot;; [.A65])" office:value-type="string" office:string-value="  21, //57" calcext:value-type="string">
            <text:p><text:s text:c="2"/>21, //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63*POWER(Base;[.A66]))" office:value-type="float" office:value="21" calcext:value-type="float">
            <text:p>21</text:p>
          </table:table-cell>
          <table:table-cell table:formula="of:=CONCATENATE(&quot;  &quot;; [.B66]; &quot;, //&quot;; [.A66])" office:value-type="string" office:string-value="  21, //58" calcext:value-type="string">
            <text:p><text:s text:c="2"/>21, //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63*POWER(Base;[.A67]))" office:value-type="float" office:value="21" calcext:value-type="float">
            <text:p>21</text:p>
          </table:table-cell>
          <table:table-cell table:formula="of:=CONCATENATE(&quot;  &quot;; [.B67]; &quot;, //&quot;; [.A67])" office:value-type="string" office:string-value="  21, //59" calcext:value-type="string">
            <text:p><text:s text:c="2"/>21, //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63*POWER(Base;[.A68]))" office:value-type="float" office:value="20" calcext:value-type="float">
            <text:p>20</text:p>
          </table:table-cell>
          <table:table-cell table:formula="of:=CONCATENATE(&quot;  &quot;; [.B68]; &quot;, //&quot;; [.A68])" office:value-type="string" office:string-value="  20, //60" calcext:value-type="string">
            <text:p><text:s text:c="2"/>20, //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63*POWER(Base;[.A69]))" office:value-type="float" office:value="20" calcext:value-type="float">
            <text:p>20</text:p>
          </table:table-cell>
          <table:table-cell table:formula="of:=CONCATENATE(&quot;  &quot;; [.B69]; &quot;, //&quot;; [.A69])" office:value-type="string" office:string-value="  20, //61" calcext:value-type="string">
            <text:p><text:s text:c="2"/>20, //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63*POWER(Base;[.A70]))" office:value-type="float" office:value="19" calcext:value-type="float">
            <text:p>19</text:p>
          </table:table-cell>
          <table:table-cell table:formula="of:=CONCATENATE(&quot;  &quot;; [.B70]; &quot;, //&quot;; [.A70])" office:value-type="string" office:string-value="  19, //62" calcext:value-type="string">
            <text:p><text:s text:c="2"/>19, //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63*POWER(Base;[.A71]))" office:value-type="float" office:value="19" calcext:value-type="float">
            <text:p>19</text:p>
          </table:table-cell>
          <table:table-cell table:formula="of:=CONCATENATE(&quot;  &quot;; [.B71]; &quot;, //&quot;; [.A71])" office:value-type="string" office:string-value="  19, //63" calcext:value-type="string">
            <text:p><text:s text:c="2"/>19, //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63*POWER(Base;[.A72]))" office:value-type="float" office:value="19" calcext:value-type="float">
            <text:p>19</text:p>
          </table:table-cell>
          <table:table-cell table:formula="of:=CONCATENATE(&quot;  &quot;; [.B72]; &quot;, //&quot;; [.A72])" office:value-type="string" office:string-value="  19, //64" calcext:value-type="string">
            <text:p><text:s text:c="2"/>19, //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63*POWER(Base;[.A73]))" office:value-type="float" office:value="18" calcext:value-type="float">
            <text:p>18</text:p>
          </table:table-cell>
          <table:table-cell table:formula="of:=CONCATENATE(&quot;  &quot;; [.B73]; &quot;, //&quot;; [.A73])" office:value-type="string" office:string-value="  18, //65" calcext:value-type="string">
            <text:p><text:s text:c="2"/>18, //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63*POWER(Base;[.A74]))" office:value-type="float" office:value="18" calcext:value-type="float">
            <text:p>18</text:p>
          </table:table-cell>
          <table:table-cell table:formula="of:=CONCATENATE(&quot;  &quot;; [.B74]; &quot;, //&quot;; [.A74])" office:value-type="string" office:string-value="  18, //66" calcext:value-type="string">
            <text:p><text:s text:c="2"/>18, //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63*POWER(Base;[.A75]))" office:value-type="float" office:value="18" calcext:value-type="float">
            <text:p>18</text:p>
          </table:table-cell>
          <table:table-cell table:formula="of:=CONCATENATE(&quot;  &quot;; [.B75]; &quot;, //&quot;; [.A75])" office:value-type="string" office:string-value="  18, //67" calcext:value-type="string">
            <text:p><text:s text:c="2"/>18, //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63*POWER(Base;[.A76]))" office:value-type="float" office:value="17" calcext:value-type="float">
            <text:p>17</text:p>
          </table:table-cell>
          <table:table-cell table:formula="of:=CONCATENATE(&quot;  &quot;; [.B76]; &quot;, //&quot;; [.A76])" office:value-type="string" office:string-value="  17, //68" calcext:value-type="string">
            <text:p><text:s text:c="2"/>17, //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63*POWER(Base;[.A77]))" office:value-type="float" office:value="17" calcext:value-type="float">
            <text:p>17</text:p>
          </table:table-cell>
          <table:table-cell table:formula="of:=CONCATENATE(&quot;  &quot;; [.B77]; &quot;, //&quot;; [.A77])" office:value-type="string" office:string-value="  17, //69" calcext:value-type="string">
            <text:p><text:s text:c="2"/>17, //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63*POWER(Base;[.A78]))" office:value-type="float" office:value="17" calcext:value-type="float">
            <text:p>17</text:p>
          </table:table-cell>
          <table:table-cell table:formula="of:=CONCATENATE(&quot;  &quot;; [.B78]; &quot;, //&quot;; [.A78])" office:value-type="string" office:string-value="  17, //70" calcext:value-type="string">
            <text:p><text:s text:c="2"/>17, //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63*POWER(Base;[.A79]))" office:value-type="float" office:value="16" calcext:value-type="float">
            <text:p>16</text:p>
          </table:table-cell>
          <table:table-cell table:formula="of:=CONCATENATE(&quot;  &quot;; [.B79]; &quot;, //&quot;; [.A79])" office:value-type="string" office:string-value="  16, //71" calcext:value-type="string">
            <text:p><text:s text:c="2"/>16, //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63*POWER(Base;[.A80]))" office:value-type="float" office:value="16" calcext:value-type="float">
            <text:p>16</text:p>
          </table:table-cell>
          <table:table-cell table:formula="of:=CONCATENATE(&quot;  &quot;; [.B80]; &quot;, //&quot;; [.A80])" office:value-type="string" office:string-value="  16, //72" calcext:value-type="string">
            <text:p><text:s text:c="2"/>16, //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63*POWER(Base;[.A81]))" office:value-type="float" office:value="16" calcext:value-type="float">
            <text:p>16</text:p>
          </table:table-cell>
          <table:table-cell table:formula="of:=CONCATENATE(&quot;  &quot;; [.B81]; &quot;, //&quot;; [.A81])" office:value-type="string" office:string-value="  16, //73" calcext:value-type="string">
            <text:p><text:s text:c="2"/>16, //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63*POWER(Base;[.A82]))" office:value-type="float" office:value="15" calcext:value-type="float">
            <text:p>15</text:p>
          </table:table-cell>
          <table:table-cell table:formula="of:=CONCATENATE(&quot;  &quot;; [.B82]; &quot;, //&quot;; [.A82])" office:value-type="string" office:string-value="  15, //74" calcext:value-type="string">
            <text:p><text:s text:c="2"/>15, //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63*POWER(Base;[.A83]))" office:value-type="float" office:value="15" calcext:value-type="float">
            <text:p>15</text:p>
          </table:table-cell>
          <table:table-cell table:formula="of:=CONCATENATE(&quot;  &quot;; [.B83]; &quot;, //&quot;; [.A83])" office:value-type="string" office:string-value="  15, //75" calcext:value-type="string">
            <text:p><text:s text:c="2"/>15, //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63*POWER(Base;[.A84]))" office:value-type="float" office:value="15" calcext:value-type="float">
            <text:p>15</text:p>
          </table:table-cell>
          <table:table-cell table:formula="of:=CONCATENATE(&quot;  &quot;; [.B84]; &quot;, //&quot;; [.A84])" office:value-type="string" office:string-value="  15, //76" calcext:value-type="string">
            <text:p><text:s text:c="2"/>15, //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63*POWER(Base;[.A85]))" office:value-type="float" office:value="15" calcext:value-type="float">
            <text:p>15</text:p>
          </table:table-cell>
          <table:table-cell table:formula="of:=CONCATENATE(&quot;  &quot;; [.B85]; &quot;, //&quot;; [.A85])" office:value-type="string" office:string-value="  15, //77" calcext:value-type="string">
            <text:p><text:s text:c="2"/>15, //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63*POWER(Base;[.A86]))" office:value-type="float" office:value="14" calcext:value-type="float">
            <text:p>14</text:p>
          </table:table-cell>
          <table:table-cell table:formula="of:=CONCATENATE(&quot;  &quot;; [.B86]; &quot;, //&quot;; [.A86])" office:value-type="string" office:string-value="  14, //78" calcext:value-type="string">
            <text:p><text:s text:c="2"/>14, //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63*POWER(Base;[.A87]))" office:value-type="float" office:value="14" calcext:value-type="float">
            <text:p>14</text:p>
          </table:table-cell>
          <table:table-cell table:formula="of:=CONCATENATE(&quot;  &quot;; [.B87]; &quot;, //&quot;; [.A87])" office:value-type="string" office:string-value="  14, //79" calcext:value-type="string">
            <text:p><text:s text:c="2"/>14, //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63*POWER(Base;[.A88]))" office:value-type="float" office:value="14" calcext:value-type="float">
            <text:p>14</text:p>
          </table:table-cell>
          <table:table-cell table:formula="of:=CONCATENATE(&quot;  &quot;; [.B88]; &quot;, //&quot;; [.A88])" office:value-type="string" office:string-value="  14, //80" calcext:value-type="string">
            <text:p><text:s text:c="2"/>14, //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63*POWER(Base;[.A89]))" office:value-type="float" office:value="14" calcext:value-type="float">
            <text:p>14</text:p>
          </table:table-cell>
          <table:table-cell table:formula="of:=CONCATENATE(&quot;  &quot;; [.B89]; &quot;, //&quot;; [.A89])" office:value-type="string" office:string-value="  14, //81" calcext:value-type="string">
            <text:p><text:s text:c="2"/>14, //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63*POWER(Base;[.A90]))" office:value-type="float" office:value="13" calcext:value-type="float">
            <text:p>13</text:p>
          </table:table-cell>
          <table:table-cell table:formula="of:=CONCATENATE(&quot;  &quot;; [.B90]; &quot;, //&quot;; [.A90])" office:value-type="string" office:string-value="  13, //82" calcext:value-type="string">
            <text:p><text:s text:c="2"/>13, //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63*POWER(Base;[.A91]))" office:value-type="float" office:value="13" calcext:value-type="float">
            <text:p>13</text:p>
          </table:table-cell>
          <table:table-cell table:formula="of:=CONCATENATE(&quot;  &quot;; [.B91]; &quot;, //&quot;; [.A91])" office:value-type="string" office:string-value="  13, //83" calcext:value-type="string">
            <text:p><text:s text:c="2"/>13, //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63*POWER(Base;[.A92]))" office:value-type="float" office:value="13" calcext:value-type="float">
            <text:p>13</text:p>
          </table:table-cell>
          <table:table-cell table:formula="of:=CONCATENATE(&quot;  &quot;; [.B92]; &quot;, //&quot;; [.A92])" office:value-type="string" office:string-value="  13, //84" calcext:value-type="string">
            <text:p><text:s text:c="2"/>13, //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63*POWER(Base;[.A93]))" office:value-type="float" office:value="13" calcext:value-type="float">
            <text:p>13</text:p>
          </table:table-cell>
          <table:table-cell table:formula="of:=CONCATENATE(&quot;  &quot;; [.B93]; &quot;, //&quot;; [.A93])" office:value-type="string" office:string-value="  13, //85" calcext:value-type="string">
            <text:p><text:s text:c="2"/>13, //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63*POWER(Base;[.A94]))" office:value-type="float" office:value="12" calcext:value-type="float">
            <text:p>12</text:p>
          </table:table-cell>
          <table:table-cell table:formula="of:=CONCATENATE(&quot;  &quot;; [.B94]; &quot;, //&quot;; [.A94])" office:value-type="string" office:string-value="  12, //86" calcext:value-type="string">
            <text:p><text:s text:c="2"/>12, //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63*POWER(Base;[.A95]))" office:value-type="float" office:value="12" calcext:value-type="float">
            <text:p>12</text:p>
          </table:table-cell>
          <table:table-cell table:formula="of:=CONCATENATE(&quot;  &quot;; [.B95]; &quot;, //&quot;; [.A95])" office:value-type="string" office:string-value="  12, //87" calcext:value-type="string">
            <text:p><text:s text:c="2"/>12, //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63*POWER(Base;[.A96]))" office:value-type="float" office:value="12" calcext:value-type="float">
            <text:p>12</text:p>
          </table:table-cell>
          <table:table-cell table:formula="of:=CONCATENATE(&quot;  &quot;; [.B96]; &quot;, //&quot;; [.A96])" office:value-type="string" office:string-value="  12, //88" calcext:value-type="string">
            <text:p><text:s text:c="2"/>12, //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63*POWER(Base;[.A97]))" office:value-type="float" office:value="12" calcext:value-type="float">
            <text:p>12</text:p>
          </table:table-cell>
          <table:table-cell table:formula="of:=CONCATENATE(&quot;  &quot;; [.B97]; &quot;, //&quot;; [.A97])" office:value-type="string" office:string-value="  12, //89" calcext:value-type="string">
            <text:p><text:s text:c="2"/>12, //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63*POWER(Base;[.A98]))" office:value-type="float" office:value="11" calcext:value-type="float">
            <text:p>11</text:p>
          </table:table-cell>
          <table:table-cell table:formula="of:=CONCATENATE(&quot;  &quot;; [.B98]; &quot;, //&quot;; [.A98])" office:value-type="string" office:string-value="  11, //90" calcext:value-type="string">
            <text:p><text:s text:c="2"/>11, //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63*POWER(Base;[.A99]))" office:value-type="float" office:value="11" calcext:value-type="float">
            <text:p>11</text:p>
          </table:table-cell>
          <table:table-cell table:formula="of:=CONCATENATE(&quot;  &quot;; [.B99]; &quot;, //&quot;; [.A99])" office:value-type="string" office:string-value="  11, //91" calcext:value-type="string">
            <text:p><text:s text:c="2"/>11, //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63*POWER(Base;[.A100]))" office:value-type="float" office:value="11" calcext:value-type="float">
            <text:p>11</text:p>
          </table:table-cell>
          <table:table-cell table:formula="of:=CONCATENATE(&quot;  &quot;; [.B100]; &quot;, //&quot;; [.A100])" office:value-type="string" office:string-value="  11, //92" calcext:value-type="string">
            <text:p><text:s text:c="2"/>11, //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63*POWER(Base;[.A101]))" office:value-type="float" office:value="11" calcext:value-type="float">
            <text:p>11</text:p>
          </table:table-cell>
          <table:table-cell table:formula="of:=CONCATENATE(&quot;  &quot;; [.B101]; &quot;, //&quot;; [.A101])" office:value-type="string" office:string-value="  11, //93" calcext:value-type="string">
            <text:p><text:s text:c="2"/>11, //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63*POWER(Base;[.A102]))" office:value-type="float" office:value="11" calcext:value-type="float">
            <text:p>11</text:p>
          </table:table-cell>
          <table:table-cell table:formula="of:=CONCATENATE(&quot;  &quot;; [.B102]; &quot;, //&quot;; [.A102])" office:value-type="string" office:string-value="  11, //94" calcext:value-type="string">
            <text:p><text:s text:c="2"/>11, //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63*POWER(Base;[.A103]))" office:value-type="float" office:value="10" calcext:value-type="float">
            <text:p>10</text:p>
          </table:table-cell>
          <table:table-cell table:formula="of:=CONCATENATE(&quot;  &quot;; [.B103]; &quot;, //&quot;; [.A103])" office:value-type="string" office:string-value="  10, //95" calcext:value-type="string">
            <text:p><text:s text:c="2"/>10, //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63*POWER(Base;[.A104]))" office:value-type="float" office:value="10" calcext:value-type="float">
            <text:p>10</text:p>
          </table:table-cell>
          <table:table-cell table:formula="of:=CONCATENATE(&quot;  &quot;; [.B104]; &quot;, //&quot;; [.A104])" office:value-type="string" office:string-value="  10, //96" calcext:value-type="string">
            <text:p><text:s text:c="2"/>10, //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63*POWER(Base;[.A105]))" office:value-type="float" office:value="10" calcext:value-type="float">
            <text:p>10</text:p>
          </table:table-cell>
          <table:table-cell table:formula="of:=CONCATENATE(&quot;  &quot;; [.B105]; &quot;, //&quot;; [.A105])" office:value-type="string" office:string-value="  10, //97" calcext:value-type="string">
            <text:p><text:s text:c="2"/>10, //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63*POWER(Base;[.A106]))" office:value-type="float" office:value="10" calcext:value-type="float">
            <text:p>10</text:p>
          </table:table-cell>
          <table:table-cell table:formula="of:=CONCATENATE(&quot;  &quot;; [.B106]; &quot;, //&quot;; [.A106])" office:value-type="string" office:string-value="  10, //98" calcext:value-type="string">
            <text:p><text:s text:c="2"/>10, //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63*POWER(Base;[.A107]))" office:value-type="float" office:value="10" calcext:value-type="float">
            <text:p>10</text:p>
          </table:table-cell>
          <table:table-cell table:formula="of:=CONCATENATE(&quot;  &quot;; [.B107]; &quot;, //&quot;; [.A107])" office:value-type="string" office:string-value="  10, //99" calcext:value-type="string">
            <text:p><text:s text:c="2"/>10, //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63*POWER(Base;[.A108]))" office:value-type="float" office:value="9" calcext:value-type="float">
            <text:p>9</text:p>
          </table:table-cell>
          <table:table-cell table:formula="of:=CONCATENATE(&quot;  &quot;; [.B108]; &quot;, //&quot;; [.A108])" office:value-type="string" office:string-value="  9, //100" calcext:value-type="string">
            <text:p><text:s text:c="2"/>9, //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63*POWER(Base;[.A109]))" office:value-type="float" office:value="9" calcext:value-type="float">
            <text:p>9</text:p>
          </table:table-cell>
          <table:table-cell table:formula="of:=CONCATENATE(&quot;  &quot;; [.B109]; &quot;, //&quot;; [.A109])" office:value-type="string" office:string-value="  9, //101" calcext:value-type="string">
            <text:p><text:s text:c="2"/>9, //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63*POWER(Base;[.A110]))" office:value-type="float" office:value="9" calcext:value-type="float">
            <text:p>9</text:p>
          </table:table-cell>
          <table:table-cell table:formula="of:=CONCATENATE(&quot;  &quot;; [.B110]; &quot;, //&quot;; [.A110])" office:value-type="string" office:string-value="  9, //102" calcext:value-type="string">
            <text:p><text:s text:c="2"/>9, //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63*POWER(Base;[.A111]))" office:value-type="float" office:value="9" calcext:value-type="float">
            <text:p>9</text:p>
          </table:table-cell>
          <table:table-cell table:formula="of:=CONCATENATE(&quot;  &quot;; [.B111]; &quot;, //&quot;; [.A111])" office:value-type="string" office:string-value="  9, //103" calcext:value-type="string">
            <text:p><text:s text:c="2"/>9, //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63*POWER(Base;[.A112]))" office:value-type="float" office:value="9" calcext:value-type="float">
            <text:p>9</text:p>
          </table:table-cell>
          <table:table-cell table:formula="of:=CONCATENATE(&quot;  &quot;; [.B112]; &quot;, //&quot;; [.A112])" office:value-type="string" office:string-value="  9, //104" calcext:value-type="string">
            <text:p><text:s text:c="2"/>9, //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63*POWER(Base;[.A113]))" office:value-type="float" office:value="9" calcext:value-type="float">
            <text:p>9</text:p>
          </table:table-cell>
          <table:table-cell table:formula="of:=CONCATENATE(&quot;  &quot;; [.B113]; &quot;, //&quot;; [.A113])" office:value-type="string" office:string-value="  9, //105" calcext:value-type="string">
            <text:p><text:s text:c="2"/>9, //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63*POWER(Base;[.A114]))" office:value-type="float" office:value="8" calcext:value-type="float">
            <text:p>8</text:p>
          </table:table-cell>
          <table:table-cell table:formula="of:=CONCATENATE(&quot;  &quot;; [.B114]; &quot;, //&quot;; [.A114])" office:value-type="string" office:string-value="  8, //106" calcext:value-type="string">
            <text:p><text:s text:c="2"/>8, //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63*POWER(Base;[.A115]))" office:value-type="float" office:value="8" calcext:value-type="float">
            <text:p>8</text:p>
          </table:table-cell>
          <table:table-cell table:formula="of:=CONCATENATE(&quot;  &quot;; [.B115]; &quot;, //&quot;; [.A115])" office:value-type="string" office:string-value="  8, //107" calcext:value-type="string">
            <text:p><text:s text:c="2"/>8, //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63*POWER(Base;[.A116]))" office:value-type="float" office:value="8" calcext:value-type="float">
            <text:p>8</text:p>
          </table:table-cell>
          <table:table-cell table:formula="of:=CONCATENATE(&quot;  &quot;; [.B116]; &quot;, //&quot;; [.A116])" office:value-type="string" office:string-value="  8, //108" calcext:value-type="string">
            <text:p><text:s text:c="2"/>8, //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63*POWER(Base;[.A117]))" office:value-type="float" office:value="8" calcext:value-type="float">
            <text:p>8</text:p>
          </table:table-cell>
          <table:table-cell table:formula="of:=CONCATENATE(&quot;  &quot;; [.B117]; &quot;, //&quot;; [.A117])" office:value-type="string" office:string-value="  8, //109" calcext:value-type="string">
            <text:p><text:s text:c="2"/>8, //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63*POWER(Base;[.A118]))" office:value-type="float" office:value="8" calcext:value-type="float">
            <text:p>8</text:p>
          </table:table-cell>
          <table:table-cell table:formula="of:=CONCATENATE(&quot;  &quot;; [.B118]; &quot;, //&quot;; [.A118])" office:value-type="string" office:string-value="  8, //110" calcext:value-type="string">
            <text:p><text:s text:c="2"/>8, //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63*POWER(Base;[.A119]))" office:value-type="float" office:value="8" calcext:value-type="float">
            <text:p>8</text:p>
          </table:table-cell>
          <table:table-cell table:formula="of:=CONCATENATE(&quot;  &quot;; [.B119]; &quot;, //&quot;; [.A119])" office:value-type="string" office:string-value="  8, //111" calcext:value-type="string">
            <text:p><text:s text:c="2"/>8, //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63*POWER(Base;[.A120]))" office:value-type="float" office:value="8" calcext:value-type="float">
            <text:p>8</text:p>
          </table:table-cell>
          <table:table-cell table:formula="of:=CONCATENATE(&quot;  &quot;; [.B120]; &quot;, //&quot;; [.A120])" office:value-type="string" office:string-value="  8, //112" calcext:value-type="string">
            <text:p><text:s text:c="2"/>8, //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63*POWER(Base;[.A121]))" office:value-type="float" office:value="7" calcext:value-type="float">
            <text:p>7</text:p>
          </table:table-cell>
          <table:table-cell table:formula="of:=CONCATENATE(&quot;  &quot;; [.B121]; &quot;, //&quot;; [.A121])" office:value-type="string" office:string-value="  7, //113" calcext:value-type="string">
            <text:p><text:s text:c="2"/>7, //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63*POWER(Base;[.A122]))" office:value-type="float" office:value="7" calcext:value-type="float">
            <text:p>7</text:p>
          </table:table-cell>
          <table:table-cell table:formula="of:=CONCATENATE(&quot;  &quot;; [.B122]; &quot;, //&quot;; [.A122])" office:value-type="string" office:string-value="  7, //114" calcext:value-type="string">
            <text:p><text:s text:c="2"/>7, //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63*POWER(Base;[.A123]))" office:value-type="float" office:value="7" calcext:value-type="float">
            <text:p>7</text:p>
          </table:table-cell>
          <table:table-cell table:formula="of:=CONCATENATE(&quot;  &quot;; [.B123]; &quot;, //&quot;; [.A123])" office:value-type="string" office:string-value="  7, //115" calcext:value-type="string">
            <text:p><text:s text:c="2"/>7, //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63*POWER(Base;[.A124]))" office:value-type="float" office:value="7" calcext:value-type="float">
            <text:p>7</text:p>
          </table:table-cell>
          <table:table-cell table:formula="of:=CONCATENATE(&quot;  &quot;; [.B124]; &quot;, //&quot;; [.A124])" office:value-type="string" office:string-value="  7, //116" calcext:value-type="string">
            <text:p><text:s text:c="2"/>7, //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63*POWER(Base;[.A125]))" office:value-type="float" office:value="7" calcext:value-type="float">
            <text:p>7</text:p>
          </table:table-cell>
          <table:table-cell table:formula="of:=CONCATENATE(&quot;  &quot;; [.B125]; &quot;, //&quot;; [.A125])" office:value-type="string" office:string-value="  7, //117" calcext:value-type="string">
            <text:p><text:s text:c="2"/>7, //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63*POWER(Base;[.A126]))" office:value-type="float" office:value="7" calcext:value-type="float">
            <text:p>7</text:p>
          </table:table-cell>
          <table:table-cell table:formula="of:=CONCATENATE(&quot;  &quot;; [.B126]; &quot;, //&quot;; [.A126])" office:value-type="string" office:string-value="  7, //118" calcext:value-type="string">
            <text:p><text:s text:c="2"/>7, //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63*POWER(Base;[.A127]))" office:value-type="float" office:value="7" calcext:value-type="float">
            <text:p>7</text:p>
          </table:table-cell>
          <table:table-cell table:formula="of:=CONCATENATE(&quot;  &quot;; [.B127]; &quot;, //&quot;; [.A127])" office:value-type="string" office:string-value="  7, //119" calcext:value-type="string">
            <text:p><text:s text:c="2"/>7, //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63*POWER(Base;[.A128]))" office:value-type="float" office:value="6" calcext:value-type="float">
            <text:p>6</text:p>
          </table:table-cell>
          <table:table-cell table:formula="of:=CONCATENATE(&quot;  &quot;; [.B128]; &quot;, //&quot;; [.A128])" office:value-type="string" office:string-value="  6, //120" calcext:value-type="string">
            <text:p><text:s text:c="2"/>6, //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63*POWER(Base;[.A129]))" office:value-type="float" office:value="6" calcext:value-type="float">
            <text:p>6</text:p>
          </table:table-cell>
          <table:table-cell table:formula="of:=CONCATENATE(&quot;  &quot;; [.B129]; &quot;, //&quot;; [.A129])" office:value-type="string" office:string-value="  6, //121" calcext:value-type="string">
            <text:p><text:s text:c="2"/>6, //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63*POWER(Base;[.A130]))" office:value-type="float" office:value="6" calcext:value-type="float">
            <text:p>6</text:p>
          </table:table-cell>
          <table:table-cell table:formula="of:=CONCATENATE(&quot;  &quot;; [.B130]; &quot;, //&quot;; [.A130])" office:value-type="string" office:string-value="  6, //122" calcext:value-type="string">
            <text:p><text:s text:c="2"/>6, //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63*POWER(Base;[.A131]))" office:value-type="float" office:value="6" calcext:value-type="float">
            <text:p>6</text:p>
          </table:table-cell>
          <table:table-cell table:formula="of:=CONCATENATE(&quot;  &quot;; [.B131]; &quot;, //&quot;; [.A131])" office:value-type="string" office:string-value="  6, //123" calcext:value-type="string">
            <text:p><text:s text:c="2"/>6, //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63*POWER(Base;[.A132]))" office:value-type="float" office:value="6" calcext:value-type="float">
            <text:p>6</text:p>
          </table:table-cell>
          <table:table-cell table:formula="of:=CONCATENATE(&quot;  &quot;; [.B132]; &quot;, //&quot;; [.A132])" office:value-type="string" office:string-value="  6, //124" calcext:value-type="string">
            <text:p><text:s text:c="2"/>6, //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63*POWER(Base;[.A133]))" office:value-type="float" office:value="6" calcext:value-type="float">
            <text:p>6</text:p>
          </table:table-cell>
          <table:table-cell table:formula="of:=CONCATENATE(&quot;  &quot;; [.B133]; &quot;, //&quot;; [.A133])" office:value-type="string" office:string-value="  6, //125" calcext:value-type="string">
            <text:p><text:s text:c="2"/>6, //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63*POWER(Base;[.A134]))" office:value-type="float" office:value="6" calcext:value-type="float">
            <text:p>6</text:p>
          </table:table-cell>
          <table:table-cell table:formula="of:=CONCATENATE(&quot;  &quot;; [.B134]; &quot;, //&quot;; [.A134])" office:value-type="string" office:string-value="  6, //126" calcext:value-type="string">
            <text:p><text:s text:c="2"/>6, //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63*POWER(Base;[.A135]))" office:value-type="float" office:value="6" calcext:value-type="float">
            <text:p>6</text:p>
          </table:table-cell>
          <table:table-cell table:formula="of:=CONCATENATE(&quot;  &quot;; [.B135]; &quot;, //&quot;; [.A135])" office:value-type="string" office:string-value="  6, //127" calcext:value-type="string">
            <text:p><text:s text:c="2"/>6, //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63*POWER(Base;[.A136]))" office:value-type="float" office:value="6" calcext:value-type="float">
            <text:p>6</text:p>
          </table:table-cell>
          <table:table-cell table:formula="of:=CONCATENATE(&quot;  &quot;; [.B136]; &quot;, //&quot;; [.A136])" office:value-type="string" office:string-value="  6, //128" calcext:value-type="string">
            <text:p><text:s text:c="2"/>6, //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63*POWER(Base;[.A137]))" office:value-type="float" office:value="5" calcext:value-type="float">
            <text:p>5</text:p>
          </table:table-cell>
          <table:table-cell table:formula="of:=CONCATENATE(&quot;  &quot;; [.B137]; &quot;, //&quot;; [.A137])" office:value-type="string" office:string-value="  5, //129" calcext:value-type="string">
            <text:p><text:s text:c="2"/>5, //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63*POWER(Base;[.A138]))" office:value-type="float" office:value="5" calcext:value-type="float">
            <text:p>5</text:p>
          </table:table-cell>
          <table:table-cell table:formula="of:=CONCATENATE(&quot;  &quot;; [.B138]; &quot;, //&quot;; [.A138])" office:value-type="string" office:string-value="  5, //130" calcext:value-type="string">
            <text:p><text:s text:c="2"/>5, //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63*POWER(Base;[.A139]))" office:value-type="float" office:value="5" calcext:value-type="float">
            <text:p>5</text:p>
          </table:table-cell>
          <table:table-cell table:formula="of:=CONCATENATE(&quot;  &quot;; [.B139]; &quot;, //&quot;; [.A139])" office:value-type="string" office:string-value="  5, //131" calcext:value-type="string">
            <text:p><text:s text:c="2"/>5, //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63*POWER(Base;[.A140]))" office:value-type="float" office:value="5" calcext:value-type="float">
            <text:p>5</text:p>
          </table:table-cell>
          <table:table-cell table:formula="of:=CONCATENATE(&quot;  &quot;; [.B140]; &quot;, //&quot;; [.A140])" office:value-type="string" office:string-value="  5, //132" calcext:value-type="string">
            <text:p><text:s text:c="2"/>5, //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63*POWER(Base;[.A141]))" office:value-type="float" office:value="5" calcext:value-type="float">
            <text:p>5</text:p>
          </table:table-cell>
          <table:table-cell table:formula="of:=CONCATENATE(&quot;  &quot;; [.B141]; &quot;, //&quot;; [.A141])" office:value-type="string" office:string-value="  5, //133" calcext:value-type="string">
            <text:p><text:s text:c="2"/>5, //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63*POWER(Base;[.A142]))" office:value-type="float" office:value="5" calcext:value-type="float">
            <text:p>5</text:p>
          </table:table-cell>
          <table:table-cell table:formula="of:=CONCATENATE(&quot;  &quot;; [.B142]; &quot;, //&quot;; [.A142])" office:value-type="string" office:string-value="  5, //134" calcext:value-type="string">
            <text:p><text:s text:c="2"/>5, //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63*POWER(Base;[.A143]))" office:value-type="float" office:value="5" calcext:value-type="float">
            <text:p>5</text:p>
          </table:table-cell>
          <table:table-cell table:formula="of:=CONCATENATE(&quot;  &quot;; [.B143]; &quot;, //&quot;; [.A143])" office:value-type="string" office:string-value="  5, //135" calcext:value-type="string">
            <text:p><text:s text:c="2"/>5, //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63*POWER(Base;[.A144]))" office:value-type="float" office:value="5" calcext:value-type="float">
            <text:p>5</text:p>
          </table:table-cell>
          <table:table-cell table:formula="of:=CONCATENATE(&quot;  &quot;; [.B144]; &quot;, //&quot;; [.A144])" office:value-type="string" office:string-value="  5, //136" calcext:value-type="string">
            <text:p><text:s text:c="2"/>5, //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63*POWER(Base;[.A145]))" office:value-type="float" office:value="5" calcext:value-type="float">
            <text:p>5</text:p>
          </table:table-cell>
          <table:table-cell table:formula="of:=CONCATENATE(&quot;  &quot;; [.B145]; &quot;, //&quot;; [.A145])" office:value-type="string" office:string-value="  5, //137" calcext:value-type="string">
            <text:p><text:s text:c="2"/>5, //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63*POWER(Base;[.A146]))" office:value-type="float" office:value="5" calcext:value-type="float">
            <text:p>5</text:p>
          </table:table-cell>
          <table:table-cell table:formula="of:=CONCATENATE(&quot;  &quot;; [.B146]; &quot;, //&quot;; [.A146])" office:value-type="string" office:string-value="  5, //138" calcext:value-type="string">
            <text:p><text:s text:c="2"/>5, //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63*POWER(Base;[.A147]))" office:value-type="float" office:value="5" calcext:value-type="float">
            <text:p>5</text:p>
          </table:table-cell>
          <table:table-cell table:formula="of:=CONCATENATE(&quot;  &quot;; [.B147]; &quot;, //&quot;; [.A147])" office:value-type="string" office:string-value="  5, //139" calcext:value-type="string">
            <text:p><text:s text:c="2"/>5, //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63*POWER(Base;[.A148]))" office:value-type="float" office:value="4" calcext:value-type="float">
            <text:p>4</text:p>
          </table:table-cell>
          <table:table-cell table:formula="of:=CONCATENATE(&quot;  &quot;; [.B148]; &quot;, //&quot;; [.A148])" office:value-type="string" office:string-value="  4, //140" calcext:value-type="string">
            <text:p><text:s text:c="2"/>4, //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63*POWER(Base;[.A149]))" office:value-type="float" office:value="4" calcext:value-type="float">
            <text:p>4</text:p>
          </table:table-cell>
          <table:table-cell table:formula="of:=CONCATENATE(&quot;  &quot;; [.B149]; &quot;, //&quot;; [.A149])" office:value-type="string" office:string-value="  4, //141" calcext:value-type="string">
            <text:p><text:s text:c="2"/>4, //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63*POWER(Base;[.A150]))" office:value-type="float" office:value="4" calcext:value-type="float">
            <text:p>4</text:p>
          </table:table-cell>
          <table:table-cell table:formula="of:=CONCATENATE(&quot;  &quot;; [.B150]; &quot;, //&quot;; [.A150])" office:value-type="string" office:string-value="  4, //142" calcext:value-type="string">
            <text:p><text:s text:c="2"/>4, //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63*POWER(Base;[.A151]))" office:value-type="float" office:value="4" calcext:value-type="float">
            <text:p>4</text:p>
          </table:table-cell>
          <table:table-cell table:formula="of:=CONCATENATE(&quot;  &quot;; [.B151]; &quot;, //&quot;; [.A151])" office:value-type="string" office:string-value="  4, //143" calcext:value-type="string">
            <text:p><text:s text:c="2"/>4, //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63*POWER(Base;[.A152]))" office:value-type="float" office:value="4" calcext:value-type="float">
            <text:p>4</text:p>
          </table:table-cell>
          <table:table-cell table:formula="of:=CONCATENATE(&quot;  &quot;; [.B152]; &quot;, //&quot;; [.A152])" office:value-type="string" office:string-value="  4, //144" calcext:value-type="string">
            <text:p><text:s text:c="2"/>4, //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63*POWER(Base;[.A153]))" office:value-type="float" office:value="4" calcext:value-type="float">
            <text:p>4</text:p>
          </table:table-cell>
          <table:table-cell table:formula="of:=CONCATENATE(&quot;  &quot;; [.B153]; &quot;, //&quot;; [.A153])" office:value-type="string" office:string-value="  4, //145" calcext:value-type="string">
            <text:p><text:s text:c="2"/>4, //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63*POWER(Base;[.A154]))" office:value-type="float" office:value="4" calcext:value-type="float">
            <text:p>4</text:p>
          </table:table-cell>
          <table:table-cell table:formula="of:=CONCATENATE(&quot;  &quot;; [.B154]; &quot;, //&quot;; [.A154])" office:value-type="string" office:string-value="  4, //146" calcext:value-type="string">
            <text:p><text:s text:c="2"/>4, //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63*POWER(Base;[.A155]))" office:value-type="float" office:value="4" calcext:value-type="float">
            <text:p>4</text:p>
          </table:table-cell>
          <table:table-cell table:formula="of:=CONCATENATE(&quot;  &quot;; [.B155]; &quot;, //&quot;; [.A155])" office:value-type="string" office:string-value="  4, //147" calcext:value-type="string">
            <text:p><text:s text:c="2"/>4, //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63*POWER(Base;[.A156]))" office:value-type="float" office:value="4" calcext:value-type="float">
            <text:p>4</text:p>
          </table:table-cell>
          <table:table-cell table:formula="of:=CONCATENATE(&quot;  &quot;; [.B156]; &quot;, //&quot;; [.A156])" office:value-type="string" office:string-value="  4, //148" calcext:value-type="string">
            <text:p><text:s text:c="2"/>4, //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63*POWER(Base;[.A157]))" office:value-type="float" office:value="4" calcext:value-type="float">
            <text:p>4</text:p>
          </table:table-cell>
          <table:table-cell table:formula="of:=CONCATENATE(&quot;  &quot;; [.B157]; &quot;, //&quot;; [.A157])" office:value-type="string" office:string-value="  4, //149" calcext:value-type="string">
            <text:p><text:s text:c="2"/>4, //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63*POWER(Base;[.A158]))" office:value-type="float" office:value="4" calcext:value-type="float">
            <text:p>4</text:p>
          </table:table-cell>
          <table:table-cell table:formula="of:=CONCATENATE(&quot;  &quot;; [.B158]; &quot;, //&quot;; [.A158])" office:value-type="string" office:string-value="  4, //150" calcext:value-type="string">
            <text:p><text:s text:c="2"/>4, //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63*POWER(Base;[.A159]))" office:value-type="float" office:value="4" calcext:value-type="float">
            <text:p>4</text:p>
          </table:table-cell>
          <table:table-cell table:formula="of:=CONCATENATE(&quot;  &quot;; [.B159]; &quot;, //&quot;; [.A159])" office:value-type="string" office:string-value="  4, //151" calcext:value-type="string">
            <text:p><text:s text:c="2"/>4, //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63*POWER(Base;[.A160]))" office:value-type="float" office:value="4" calcext:value-type="float">
            <text:p>4</text:p>
          </table:table-cell>
          <table:table-cell table:formula="of:=CONCATENATE(&quot;  &quot;; [.B160]; &quot;, //&quot;; [.A160])" office:value-type="string" office:string-value="  4, //152" calcext:value-type="string">
            <text:p><text:s text:c="2"/>4, //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63*POWER(Base;[.A161]))" office:value-type="float" office:value="3" calcext:value-type="float">
            <text:p>3</text:p>
          </table:table-cell>
          <table:table-cell table:formula="of:=CONCATENATE(&quot;  &quot;; [.B161]; &quot;, //&quot;; [.A161])" office:value-type="string" office:string-value="  3, //153" calcext:value-type="string">
            <text:p><text:s text:c="2"/>3, //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63*POWER(Base;[.A162]))" office:value-type="float" office:value="3" calcext:value-type="float">
            <text:p>3</text:p>
          </table:table-cell>
          <table:table-cell table:formula="of:=CONCATENATE(&quot;  &quot;; [.B162]; &quot;, //&quot;; [.A162])" office:value-type="string" office:string-value="  3, //154" calcext:value-type="string">
            <text:p><text:s text:c="2"/>3, //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63*POWER(Base;[.A163]))" office:value-type="float" office:value="3" calcext:value-type="float">
            <text:p>3</text:p>
          </table:table-cell>
          <table:table-cell table:formula="of:=CONCATENATE(&quot;  &quot;; [.B163]; &quot;, //&quot;; [.A163])" office:value-type="string" office:string-value="  3, //155" calcext:value-type="string">
            <text:p><text:s text:c="2"/>3, //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63*POWER(Base;[.A164]))" office:value-type="float" office:value="3" calcext:value-type="float">
            <text:p>3</text:p>
          </table:table-cell>
          <table:table-cell table:formula="of:=CONCATENATE(&quot;  &quot;; [.B164]; &quot;, //&quot;; [.A164])" office:value-type="string" office:string-value="  3, //156" calcext:value-type="string">
            <text:p><text:s text:c="2"/>3, //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63*POWER(Base;[.A165]))" office:value-type="float" office:value="3" calcext:value-type="float">
            <text:p>3</text:p>
          </table:table-cell>
          <table:table-cell table:formula="of:=CONCATENATE(&quot;  &quot;; [.B165]; &quot;, //&quot;; [.A165])" office:value-type="string" office:string-value="  3, //157" calcext:value-type="string">
            <text:p><text:s text:c="2"/>3, //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63*POWER(Base;[.A166]))" office:value-type="float" office:value="3" calcext:value-type="float">
            <text:p>3</text:p>
          </table:table-cell>
          <table:table-cell table:formula="of:=CONCATENATE(&quot;  &quot;; [.B166]; &quot;, //&quot;; [.A166])" office:value-type="string" office:string-value="  3, //158" calcext:value-type="string">
            <text:p><text:s text:c="2"/>3, //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63*POWER(Base;[.A167]))" office:value-type="float" office:value="3" calcext:value-type="float">
            <text:p>3</text:p>
          </table:table-cell>
          <table:table-cell table:formula="of:=CONCATENATE(&quot;  &quot;; [.B167]; &quot;, //&quot;; [.A167])" office:value-type="string" office:string-value="  3, //159" calcext:value-type="string">
            <text:p><text:s text:c="2"/>3, //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63*POWER(Base;[.A168]))" office:value-type="float" office:value="3" calcext:value-type="float">
            <text:p>3</text:p>
          </table:table-cell>
          <table:table-cell table:formula="of:=CONCATENATE(&quot;  &quot;; [.B168]; &quot;, //&quot;; [.A168])" office:value-type="string" office:string-value="  3, //160" calcext:value-type="string">
            <text:p><text:s text:c="2"/>3, //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63*POWER(Base;[.A169]))" office:value-type="float" office:value="3" calcext:value-type="float">
            <text:p>3</text:p>
          </table:table-cell>
          <table:table-cell table:formula="of:=CONCATENATE(&quot;  &quot;; [.B169]; &quot;, //&quot;; [.A169])" office:value-type="string" office:string-value="  3, //161" calcext:value-type="string">
            <text:p><text:s text:c="2"/>3, //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63*POWER(Base;[.A170]))" office:value-type="float" office:value="3" calcext:value-type="float">
            <text:p>3</text:p>
          </table:table-cell>
          <table:table-cell table:formula="of:=CONCATENATE(&quot;  &quot;; [.B170]; &quot;, //&quot;; [.A170])" office:value-type="string" office:string-value="  3, //162" calcext:value-type="string">
            <text:p><text:s text:c="2"/>3, //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63*POWER(Base;[.A171]))" office:value-type="float" office:value="3" calcext:value-type="float">
            <text:p>3</text:p>
          </table:table-cell>
          <table:table-cell table:formula="of:=CONCATENATE(&quot;  &quot;; [.B171]; &quot;, //&quot;; [.A171])" office:value-type="string" office:string-value="  3, //163" calcext:value-type="string">
            <text:p><text:s text:c="2"/>3, //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63*POWER(Base;[.A172]))" office:value-type="float" office:value="3" calcext:value-type="float">
            <text:p>3</text:p>
          </table:table-cell>
          <table:table-cell table:formula="of:=CONCATENATE(&quot;  &quot;; [.B172]; &quot;, //&quot;; [.A172])" office:value-type="string" office:string-value="  3, //164" calcext:value-type="string">
            <text:p><text:s text:c="2"/>3, //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63*POWER(Base;[.A173]))" office:value-type="float" office:value="3" calcext:value-type="float">
            <text:p>3</text:p>
          </table:table-cell>
          <table:table-cell table:formula="of:=CONCATENATE(&quot;  &quot;; [.B173]; &quot;, //&quot;; [.A173])" office:value-type="string" office:string-value="  3, //165" calcext:value-type="string">
            <text:p><text:s text:c="2"/>3, //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63*POWER(Base;[.A174]))" office:value-type="float" office:value="3" calcext:value-type="float">
            <text:p>3</text:p>
          </table:table-cell>
          <table:table-cell table:formula="of:=CONCATENATE(&quot;  &quot;; [.B174]; &quot;, //&quot;; [.A174])" office:value-type="string" office:string-value="  3, //166" calcext:value-type="string">
            <text:p><text:s text:c="2"/>3, //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63*POWER(Base;[.A175]))" office:value-type="float" office:value="3" calcext:value-type="float">
            <text:p>3</text:p>
          </table:table-cell>
          <table:table-cell table:formula="of:=CONCATENATE(&quot;  &quot;; [.B175]; &quot;, //&quot;; [.A175])" office:value-type="string" office:string-value="  3, //167" calcext:value-type="string">
            <text:p><text:s text:c="2"/>3, //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63*POWER(Base;[.A176]))" office:value-type="float" office:value="3" calcext:value-type="float">
            <text:p>3</text:p>
          </table:table-cell>
          <table:table-cell table:formula="of:=CONCATENATE(&quot;  &quot;; [.B176]; &quot;, //&quot;; [.A176])" office:value-type="string" office:string-value="  3, //168" calcext:value-type="string">
            <text:p><text:s text:c="2"/>3, //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63*POWER(Base;[.A177]))" office:value-type="float" office:value="3" calcext:value-type="float">
            <text:p>3</text:p>
          </table:table-cell>
          <table:table-cell table:formula="of:=CONCATENATE(&quot;  &quot;; [.B177]; &quot;, //&quot;; [.A177])" office:value-type="string" office:string-value="  3, //169" calcext:value-type="string">
            <text:p><text:s text:c="2"/>3, //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63*POWER(Base;[.A178]))" office:value-type="float" office:value="3" calcext:value-type="float">
            <text:p>3</text:p>
          </table:table-cell>
          <table:table-cell table:formula="of:=CONCATENATE(&quot;  &quot;; [.B178]; &quot;, //&quot;; [.A178])" office:value-type="string" office:string-value="  3, //170" calcext:value-type="string">
            <text:p><text:s text:c="2"/>3, //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63*POWER(Base;[.A179]))" office:value-type="float" office:value="2" calcext:value-type="float">
            <text:p>2</text:p>
          </table:table-cell>
          <table:table-cell table:formula="of:=CONCATENATE(&quot;  &quot;; [.B179]; &quot;, //&quot;; [.A179])" office:value-type="string" office:string-value="  2, //171" calcext:value-type="string">
            <text:p><text:s text:c="2"/>2, //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63*POWER(Base;[.A180]))" office:value-type="float" office:value="2" calcext:value-type="float">
            <text:p>2</text:p>
          </table:table-cell>
          <table:table-cell table:formula="of:=CONCATENATE(&quot;  &quot;; [.B180]; &quot;, //&quot;; [.A180])" office:value-type="string" office:string-value="  2, //172" calcext:value-type="string">
            <text:p><text:s text:c="2"/>2, //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63*POWER(Base;[.A181]))" office:value-type="float" office:value="2" calcext:value-type="float">
            <text:p>2</text:p>
          </table:table-cell>
          <table:table-cell table:formula="of:=CONCATENATE(&quot;  &quot;; [.B181]; &quot;, //&quot;; [.A181])" office:value-type="string" office:string-value="  2, //173" calcext:value-type="string">
            <text:p><text:s text:c="2"/>2, //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63*POWER(Base;[.A182]))" office:value-type="float" office:value="2" calcext:value-type="float">
            <text:p>2</text:p>
          </table:table-cell>
          <table:table-cell table:formula="of:=CONCATENATE(&quot;  &quot;; [.B182]; &quot;, //&quot;; [.A182])" office:value-type="string" office:string-value="  2, //174" calcext:value-type="string">
            <text:p><text:s text:c="2"/>2, //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63*POWER(Base;[.A183]))" office:value-type="float" office:value="2" calcext:value-type="float">
            <text:p>2</text:p>
          </table:table-cell>
          <table:table-cell table:formula="of:=CONCATENATE(&quot;  &quot;; [.B183]; &quot;, //&quot;; [.A183])" office:value-type="string" office:string-value="  2, //175" calcext:value-type="string">
            <text:p><text:s text:c="2"/>2, //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63*POWER(Base;[.A184]))" office:value-type="float" office:value="2" calcext:value-type="float">
            <text:p>2</text:p>
          </table:table-cell>
          <table:table-cell table:formula="of:=CONCATENATE(&quot;  &quot;; [.B184]; &quot;, //&quot;; [.A184])" office:value-type="string" office:string-value="  2, //176" calcext:value-type="string">
            <text:p><text:s text:c="2"/>2, //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63*POWER(Base;[.A185]))" office:value-type="float" office:value="2" calcext:value-type="float">
            <text:p>2</text:p>
          </table:table-cell>
          <table:table-cell table:formula="of:=CONCATENATE(&quot;  &quot;; [.B185]; &quot;, //&quot;; [.A185])" office:value-type="string" office:string-value="  2, //177" calcext:value-type="string">
            <text:p><text:s text:c="2"/>2, //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63*POWER(Base;[.A186]))" office:value-type="float" office:value="2" calcext:value-type="float">
            <text:p>2</text:p>
          </table:table-cell>
          <table:table-cell table:formula="of:=CONCATENATE(&quot;  &quot;; [.B186]; &quot;, //&quot;; [.A186])" office:value-type="string" office:string-value="  2, //178" calcext:value-type="string">
            <text:p><text:s text:c="2"/>2, //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63*POWER(Base;[.A187]))" office:value-type="float" office:value="2" calcext:value-type="float">
            <text:p>2</text:p>
          </table:table-cell>
          <table:table-cell table:formula="of:=CONCATENATE(&quot;  &quot;; [.B187]; &quot;, //&quot;; [.A187])" office:value-type="string" office:string-value="  2, //179" calcext:value-type="string">
            <text:p><text:s text:c="2"/>2, //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63*POWER(Base;[.A188]))" office:value-type="float" office:value="2" calcext:value-type="float">
            <text:p>2</text:p>
          </table:table-cell>
          <table:table-cell table:formula="of:=CONCATENATE(&quot;  &quot;; [.B188]; &quot;, //&quot;; [.A188])" office:value-type="string" office:string-value="  2, //180" calcext:value-type="string">
            <text:p><text:s text:c="2"/>2, //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63*POWER(Base;[.A189]))" office:value-type="float" office:value="2" calcext:value-type="float">
            <text:p>2</text:p>
          </table:table-cell>
          <table:table-cell table:formula="of:=CONCATENATE(&quot;  &quot;; [.B189]; &quot;, //&quot;; [.A189])" office:value-type="string" office:string-value="  2, //181" calcext:value-type="string">
            <text:p><text:s text:c="2"/>2, //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63*POWER(Base;[.A190]))" office:value-type="float" office:value="2" calcext:value-type="float">
            <text:p>2</text:p>
          </table:table-cell>
          <table:table-cell table:formula="of:=CONCATENATE(&quot;  &quot;; [.B190]; &quot;, //&quot;; [.A190])" office:value-type="string" office:string-value="  2, //182" calcext:value-type="string">
            <text:p><text:s text:c="2"/>2, //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63*POWER(Base;[.A191]))" office:value-type="float" office:value="2" calcext:value-type="float">
            <text:p>2</text:p>
          </table:table-cell>
          <table:table-cell table:formula="of:=CONCATENATE(&quot;  &quot;; [.B191]; &quot;, //&quot;; [.A191])" office:value-type="string" office:string-value="  2, //183" calcext:value-type="string">
            <text:p><text:s text:c="2"/>2, //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63*POWER(Base;[.A192]))" office:value-type="float" office:value="2" calcext:value-type="float">
            <text:p>2</text:p>
          </table:table-cell>
          <table:table-cell table:formula="of:=CONCATENATE(&quot;  &quot;; [.B192]; &quot;, //&quot;; [.A192])" office:value-type="string" office:string-value="  2, //184" calcext:value-type="string">
            <text:p><text:s text:c="2"/>2, //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63*POWER(Base;[.A193]))" office:value-type="float" office:value="2" calcext:value-type="float">
            <text:p>2</text:p>
          </table:table-cell>
          <table:table-cell table:formula="of:=CONCATENATE(&quot;  &quot;; [.B193]; &quot;, //&quot;; [.A193])" office:value-type="string" office:string-value="  2, //185" calcext:value-type="string">
            <text:p><text:s text:c="2"/>2, //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63*POWER(Base;[.A194]))" office:value-type="float" office:value="2" calcext:value-type="float">
            <text:p>2</text:p>
          </table:table-cell>
          <table:table-cell table:formula="of:=CONCATENATE(&quot;  &quot;; [.B194]; &quot;, //&quot;; [.A194])" office:value-type="string" office:string-value="  2, //186" calcext:value-type="string">
            <text:p><text:s text:c="2"/>2, //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63*POWER(Base;[.A195]))" office:value-type="float" office:value="2" calcext:value-type="float">
            <text:p>2</text:p>
          </table:table-cell>
          <table:table-cell table:formula="of:=CONCATENATE(&quot;  &quot;; [.B195]; &quot;, //&quot;; [.A195])" office:value-type="string" office:string-value="  2, //187" calcext:value-type="string">
            <text:p><text:s text:c="2"/>2, //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63*POWER(Base;[.A196]))" office:value-type="float" office:value="2" calcext:value-type="float">
            <text:p>2</text:p>
          </table:table-cell>
          <table:table-cell table:formula="of:=CONCATENATE(&quot;  &quot;; [.B196]; &quot;, //&quot;; [.A196])" office:value-type="string" office:string-value="  2, //188" calcext:value-type="string">
            <text:p><text:s text:c="2"/>2, //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63*POWER(Base;[.A197]))" office:value-type="float" office:value="2" calcext:value-type="float">
            <text:p>2</text:p>
          </table:table-cell>
          <table:table-cell table:formula="of:=CONCATENATE(&quot;  &quot;; [.B197]; &quot;, //&quot;; [.A197])" office:value-type="string" office:string-value="  2, //189" calcext:value-type="string">
            <text:p><text:s text:c="2"/>2, //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63*POWER(Base;[.A198]))" office:value-type="float" office:value="2" calcext:value-type="float">
            <text:p>2</text:p>
          </table:table-cell>
          <table:table-cell table:formula="of:=CONCATENATE(&quot;  &quot;; [.B198]; &quot;, //&quot;; [.A198])" office:value-type="string" office:string-value="  2, //190" calcext:value-type="string">
            <text:p><text:s text:c="2"/>2, //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63*POWER(Base;[.A199]))" office:value-type="float" office:value="2" calcext:value-type="float">
            <text:p>2</text:p>
          </table:table-cell>
          <table:table-cell table:formula="of:=CONCATENATE(&quot;  &quot;; [.B199]; &quot;, //&quot;; [.A199])" office:value-type="string" office:string-value="  2, //191" calcext:value-type="string">
            <text:p><text:s text:c="2"/>2, //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63*POWER(Base;[.A200]))" office:value-type="float" office:value="2" calcext:value-type="float">
            <text:p>2</text:p>
          </table:table-cell>
          <table:table-cell table:formula="of:=CONCATENATE(&quot;  &quot;; [.B200]; &quot;, //&quot;; [.A200])" office:value-type="string" office:string-value="  2, //192" calcext:value-type="string">
            <text:p><text:s text:c="2"/>2, //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63*POWER(Base;[.A201]))" office:value-type="float" office:value="2" calcext:value-type="float">
            <text:p>2</text:p>
          </table:table-cell>
          <table:table-cell table:formula="of:=CONCATENATE(&quot;  &quot;; [.B201]; &quot;, //&quot;; [.A201])" office:value-type="string" office:string-value="  2, //193" calcext:value-type="string">
            <text:p><text:s text:c="2"/>2, //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63*POWER(Base;[.A202]))" office:value-type="float" office:value="2" calcext:value-type="float">
            <text:p>2</text:p>
          </table:table-cell>
          <table:table-cell table:formula="of:=CONCATENATE(&quot;  &quot;; [.B202]; &quot;, //&quot;; [.A202])" office:value-type="string" office:string-value="  2, //194" calcext:value-type="string">
            <text:p><text:s text:c="2"/>2, //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63*POWER(Base;[.A203]))" office:value-type="float" office:value="2" calcext:value-type="float">
            <text:p>2</text:p>
          </table:table-cell>
          <table:table-cell table:formula="of:=CONCATENATE(&quot;  &quot;; [.B203]; &quot;, //&quot;; [.A203])" office:value-type="string" office:string-value="  2, //195" calcext:value-type="string">
            <text:p><text:s text:c="2"/>2, //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63*POWER(Base;[.A204]))" office:value-type="float" office:value="2" calcext:value-type="float">
            <text:p>2</text:p>
          </table:table-cell>
          <table:table-cell table:formula="of:=CONCATENATE(&quot;  &quot;; [.B204]; &quot;, //&quot;; [.A204])" office:value-type="string" office:string-value="  2, //196" calcext:value-type="string">
            <text:p><text:s text:c="2"/>2, //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63*POWER(Base;[.A205]))" office:value-type="float" office:value="2" calcext:value-type="float">
            <text:p>2</text:p>
          </table:table-cell>
          <table:table-cell table:formula="of:=CONCATENATE(&quot;  &quot;; [.B205]; &quot;, //&quot;; [.A205])" office:value-type="string" office:string-value="  2, //197" calcext:value-type="string">
            <text:p><text:s text:c="2"/>2, //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63*POWER(Base;[.A206]))" office:value-type="float" office:value="1" calcext:value-type="float">
            <text:p>1</text:p>
          </table:table-cell>
          <table:table-cell table:formula="of:=CONCATENATE(&quot;  &quot;; [.B206]; &quot;, //&quot;; [.A206])" office:value-type="string" office:string-value="  1, //198" calcext:value-type="string">
            <text:p><text:s text:c="2"/>1, //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63*POWER(Base;[.A207]))" office:value-type="float" office:value="1" calcext:value-type="float">
            <text:p>1</text:p>
          </table:table-cell>
          <table:table-cell table:formula="of:=CONCATENATE(&quot;  &quot;; [.B207]; &quot;, //&quot;; [.A207])" office:value-type="string" office:string-value="  1, //199" calcext:value-type="string">
            <text:p><text:s text:c="2"/>1, //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63*POWER(Base;[.A208]))" office:value-type="float" office:value="1" calcext:value-type="float">
            <text:p>1</text:p>
          </table:table-cell>
          <table:table-cell table:formula="of:=CONCATENATE(&quot;  &quot;; [.B208]; &quot;, //&quot;; [.A208])" office:value-type="string" office:string-value="  1, //200" calcext:value-type="string">
            <text:p><text:s text:c="2"/>1, //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63*POWER(Base;[.A209]))" office:value-type="float" office:value="1" calcext:value-type="float">
            <text:p>1</text:p>
          </table:table-cell>
          <table:table-cell table:formula="of:=CONCATENATE(&quot;  &quot;; [.B209]; &quot;, //&quot;; [.A209])" office:value-type="string" office:string-value="  1, //201" calcext:value-type="string">
            <text:p><text:s text:c="2"/>1, //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63*POWER(Base;[.A210]))" office:value-type="float" office:value="1" calcext:value-type="float">
            <text:p>1</text:p>
          </table:table-cell>
          <table:table-cell table:formula="of:=CONCATENATE(&quot;  &quot;; [.B210]; &quot;, //&quot;; [.A210])" office:value-type="string" office:string-value="  1, //202" calcext:value-type="string">
            <text:p><text:s text:c="2"/>1, //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63*POWER(Base;[.A211]))" office:value-type="float" office:value="1" calcext:value-type="float">
            <text:p>1</text:p>
          </table:table-cell>
          <table:table-cell table:formula="of:=CONCATENATE(&quot;  &quot;; [.B211]; &quot;, //&quot;; [.A211])" office:value-type="string" office:string-value="  1, //203" calcext:value-type="string">
            <text:p><text:s text:c="2"/>1, //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63*POWER(Base;[.A212]))" office:value-type="float" office:value="1" calcext:value-type="float">
            <text:p>1</text:p>
          </table:table-cell>
          <table:table-cell table:formula="of:=CONCATENATE(&quot;  &quot;; [.B212]; &quot;, //&quot;; [.A212])" office:value-type="string" office:string-value="  1, //204" calcext:value-type="string">
            <text:p><text:s text:c="2"/>1, //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63*POWER(Base;[.A213]))" office:value-type="float" office:value="1" calcext:value-type="float">
            <text:p>1</text:p>
          </table:table-cell>
          <table:table-cell table:formula="of:=CONCATENATE(&quot;  &quot;; [.B213]; &quot;, //&quot;; [.A213])" office:value-type="string" office:string-value="  1, //205" calcext:value-type="string">
            <text:p><text:s text:c="2"/>1, //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63*POWER(Base;[.A214]))" office:value-type="float" office:value="1" calcext:value-type="float">
            <text:p>1</text:p>
          </table:table-cell>
          <table:table-cell table:formula="of:=CONCATENATE(&quot;  &quot;; [.B214]; &quot;, //&quot;; [.A214])" office:value-type="string" office:string-value="  1, //206" calcext:value-type="string">
            <text:p><text:s text:c="2"/>1, //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63*POWER(Base;[.A215]))" office:value-type="float" office:value="1" calcext:value-type="float">
            <text:p>1</text:p>
          </table:table-cell>
          <table:table-cell table:formula="of:=CONCATENATE(&quot;  &quot;; [.B215]; &quot;, //&quot;; [.A215])" office:value-type="string" office:string-value="  1, //207" calcext:value-type="string">
            <text:p><text:s text:c="2"/>1, //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63*POWER(Base;[.A216]))" office:value-type="float" office:value="1" calcext:value-type="float">
            <text:p>1</text:p>
          </table:table-cell>
          <table:table-cell table:formula="of:=CONCATENATE(&quot;  &quot;; [.B216]; &quot;, //&quot;; [.A216])" office:value-type="string" office:string-value="  1, //208" calcext:value-type="string">
            <text:p><text:s text:c="2"/>1, //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63*POWER(Base;[.A217]))" office:value-type="float" office:value="1" calcext:value-type="float">
            <text:p>1</text:p>
          </table:table-cell>
          <table:table-cell table:formula="of:=CONCATENATE(&quot;  &quot;; [.B217]; &quot;, //&quot;; [.A217])" office:value-type="string" office:string-value="  1, //209" calcext:value-type="string">
            <text:p><text:s text:c="2"/>1, //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63*POWER(Base;[.A218]))" office:value-type="float" office:value="1" calcext:value-type="float">
            <text:p>1</text:p>
          </table:table-cell>
          <table:table-cell table:formula="of:=CONCATENATE(&quot;  &quot;; [.B218]; &quot;, //&quot;; [.A218])" office:value-type="string" office:string-value="  1, //210" calcext:value-type="string">
            <text:p><text:s text:c="2"/>1, //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63*POWER(Base;[.A219]))" office:value-type="float" office:value="1" calcext:value-type="float">
            <text:p>1</text:p>
          </table:table-cell>
          <table:table-cell table:formula="of:=CONCATENATE(&quot;  &quot;; [.B219]; &quot;, //&quot;; [.A219])" office:value-type="string" office:string-value="  1, //211" calcext:value-type="string">
            <text:p><text:s text:c="2"/>1, //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63*POWER(Base;[.A220]))" office:value-type="float" office:value="1" calcext:value-type="float">
            <text:p>1</text:p>
          </table:table-cell>
          <table:table-cell table:formula="of:=CONCATENATE(&quot;  &quot;; [.B220]; &quot;, //&quot;; [.A220])" office:value-type="string" office:string-value="  1, //212" calcext:value-type="string">
            <text:p><text:s text:c="2"/>1, //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63*POWER(Base;[.A221]))" office:value-type="float" office:value="1" calcext:value-type="float">
            <text:p>1</text:p>
          </table:table-cell>
          <table:table-cell table:formula="of:=CONCATENATE(&quot;  &quot;; [.B221]; &quot;, //&quot;; [.A221])" office:value-type="string" office:string-value="  1, //213" calcext:value-type="string">
            <text:p><text:s text:c="2"/>1, //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63*POWER(Base;[.A222]))" office:value-type="float" office:value="1" calcext:value-type="float">
            <text:p>1</text:p>
          </table:table-cell>
          <table:table-cell table:formula="of:=CONCATENATE(&quot;  &quot;; [.B222]; &quot;, //&quot;; [.A222])" office:value-type="string" office:string-value="  1, //214" calcext:value-type="string">
            <text:p><text:s text:c="2"/>1, //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63*POWER(Base;[.A223]))" office:value-type="float" office:value="1" calcext:value-type="float">
            <text:p>1</text:p>
          </table:table-cell>
          <table:table-cell table:formula="of:=CONCATENATE(&quot;  &quot;; [.B223]; &quot;, //&quot;; [.A223])" office:value-type="string" office:string-value="  1, //215" calcext:value-type="string">
            <text:p><text:s text:c="2"/>1, //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63*POWER(Base;[.A224]))" office:value-type="float" office:value="1" calcext:value-type="float">
            <text:p>1</text:p>
          </table:table-cell>
          <table:table-cell table:formula="of:=CONCATENATE(&quot;  &quot;; [.B224]; &quot;, //&quot;; [.A224])" office:value-type="string" office:string-value="  1, //216" calcext:value-type="string">
            <text:p><text:s text:c="2"/>1, //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63*POWER(Base;[.A225]))" office:value-type="float" office:value="1" calcext:value-type="float">
            <text:p>1</text:p>
          </table:table-cell>
          <table:table-cell table:formula="of:=CONCATENATE(&quot;  &quot;; [.B225]; &quot;, //&quot;; [.A225])" office:value-type="string" office:string-value="  1, //217" calcext:value-type="string">
            <text:p><text:s text:c="2"/>1, //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63*POWER(Base;[.A226]))" office:value-type="float" office:value="1" calcext:value-type="float">
            <text:p>1</text:p>
          </table:table-cell>
          <table:table-cell table:formula="of:=CONCATENATE(&quot;  &quot;; [.B226]; &quot;, //&quot;; [.A226])" office:value-type="string" office:string-value="  1, //218" calcext:value-type="string">
            <text:p><text:s text:c="2"/>1, //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63*POWER(Base;[.A227]))" office:value-type="float" office:value="1" calcext:value-type="float">
            <text:p>1</text:p>
          </table:table-cell>
          <table:table-cell table:formula="of:=CONCATENATE(&quot;  &quot;; [.B227]; &quot;, //&quot;; [.A227])" office:value-type="string" office:string-value="  1, //219" calcext:value-type="string">
            <text:p><text:s text:c="2"/>1, //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63*POWER(Base;[.A228]))" office:value-type="float" office:value="1" calcext:value-type="float">
            <text:p>1</text:p>
          </table:table-cell>
          <table:table-cell table:formula="of:=CONCATENATE(&quot;  &quot;; [.B228]; &quot;, //&quot;; [.A228])" office:value-type="string" office:string-value="  1, //220" calcext:value-type="string">
            <text:p><text:s text:c="2"/>1, //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63*POWER(Base;[.A229]))" office:value-type="float" office:value="1" calcext:value-type="float">
            <text:p>1</text:p>
          </table:table-cell>
          <table:table-cell table:formula="of:=CONCATENATE(&quot;  &quot;; [.B229]; &quot;, //&quot;; [.A229])" office:value-type="string" office:string-value="  1, //221" calcext:value-type="string">
            <text:p><text:s text:c="2"/>1, //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63*POWER(Base;[.A230]))" office:value-type="float" office:value="1" calcext:value-type="float">
            <text:p>1</text:p>
          </table:table-cell>
          <table:table-cell table:formula="of:=CONCATENATE(&quot;  &quot;; [.B230]; &quot;, //&quot;; [.A230])" office:value-type="string" office:string-value="  1, //222" calcext:value-type="string">
            <text:p><text:s text:c="2"/>1, //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63*POWER(Base;[.A231]))" office:value-type="float" office:value="1" calcext:value-type="float">
            <text:p>1</text:p>
          </table:table-cell>
          <table:table-cell table:formula="of:=CONCATENATE(&quot;  &quot;; [.B231]; &quot;, //&quot;; [.A231])" office:value-type="string" office:string-value="  1, //223" calcext:value-type="string">
            <text:p><text:s text:c="2"/>1, //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63*POWER(Base;[.A232]))" office:value-type="float" office:value="1" calcext:value-type="float">
            <text:p>1</text:p>
          </table:table-cell>
          <table:table-cell table:formula="of:=CONCATENATE(&quot;  &quot;; [.B232]; &quot;, //&quot;; [.A232])" office:value-type="string" office:string-value="  1, //224" calcext:value-type="string">
            <text:p><text:s text:c="2"/>1, //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63*POWER(Base;[.A233]))" office:value-type="float" office:value="1" calcext:value-type="float">
            <text:p>1</text:p>
          </table:table-cell>
          <table:table-cell table:formula="of:=CONCATENATE(&quot;  &quot;; [.B233]; &quot;, //&quot;; [.A233])" office:value-type="string" office:string-value="  1, //225" calcext:value-type="string">
            <text:p><text:s text:c="2"/>1, //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63*POWER(Base;[.A234]))" office:value-type="float" office:value="1" calcext:value-type="float">
            <text:p>1</text:p>
          </table:table-cell>
          <table:table-cell table:formula="of:=CONCATENATE(&quot;  &quot;; [.B234]; &quot;, //&quot;; [.A234])" office:value-type="string" office:string-value="  1, //226" calcext:value-type="string">
            <text:p><text:s text:c="2"/>1, //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63*POWER(Base;[.A235]))" office:value-type="float" office:value="1" calcext:value-type="float">
            <text:p>1</text:p>
          </table:table-cell>
          <table:table-cell table:formula="of:=CONCATENATE(&quot;  &quot;; [.B235]; &quot;, //&quot;; [.A235])" office:value-type="string" office:string-value="  1, //227" calcext:value-type="string">
            <text:p><text:s text:c="2"/>1, //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63*POWER(Base;[.A236]))" office:value-type="float" office:value="1" calcext:value-type="float">
            <text:p>1</text:p>
          </table:table-cell>
          <table:table-cell table:formula="of:=CONCATENATE(&quot;  &quot;; [.B236]; &quot;, //&quot;; [.A236])" office:value-type="string" office:string-value="  1, //228" calcext:value-type="string">
            <text:p><text:s text:c="2"/>1, //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63*POWER(Base;[.A237]))" office:value-type="float" office:value="1" calcext:value-type="float">
            <text:p>1</text:p>
          </table:table-cell>
          <table:table-cell table:formula="of:=CONCATENATE(&quot;  &quot;; [.B237]; &quot;, //&quot;; [.A237])" office:value-type="string" office:string-value="  1, //229" calcext:value-type="string">
            <text:p><text:s text:c="2"/>1, //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63*POWER(Base;[.A238]))" office:value-type="float" office:value="1" calcext:value-type="float">
            <text:p>1</text:p>
          </table:table-cell>
          <table:table-cell table:formula="of:=CONCATENATE(&quot;  &quot;; [.B238]; &quot;, //&quot;; [.A238])" office:value-type="string" office:string-value="  1, //230" calcext:value-type="string">
            <text:p><text:s text:c="2"/>1, //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63*POWER(Base;[.A239]))" office:value-type="float" office:value="1" calcext:value-type="float">
            <text:p>1</text:p>
          </table:table-cell>
          <table:table-cell table:formula="of:=CONCATENATE(&quot;  &quot;; [.B239]; &quot;, //&quot;; [.A239])" office:value-type="string" office:string-value="  1, //231" calcext:value-type="string">
            <text:p><text:s text:c="2"/>1, //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63*POWER(Base;[.A240]))" office:value-type="float" office:value="1" calcext:value-type="float">
            <text:p>1</text:p>
          </table:table-cell>
          <table:table-cell table:formula="of:=CONCATENATE(&quot;  &quot;; [.B240]; &quot;, //&quot;; [.A240])" office:value-type="string" office:string-value="  1, //232" calcext:value-type="string">
            <text:p><text:s text:c="2"/>1, //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63*POWER(Base;[.A241]))" office:value-type="float" office:value="1" calcext:value-type="float">
            <text:p>1</text:p>
          </table:table-cell>
          <table:table-cell table:formula="of:=CONCATENATE(&quot;  &quot;; [.B241]; &quot;, //&quot;; [.A241])" office:value-type="string" office:string-value="  1, //233" calcext:value-type="string">
            <text:p><text:s text:c="2"/>1, //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63*POWER(Base;[.A242]))" office:value-type="float" office:value="1" calcext:value-type="float">
            <text:p>1</text:p>
          </table:table-cell>
          <table:table-cell table:formula="of:=CONCATENATE(&quot;  &quot;; [.B242]; &quot;, //&quot;; [.A242])" office:value-type="string" office:string-value="  1, //234" calcext:value-type="string">
            <text:p><text:s text:c="2"/>1, //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63*POWER(Base;[.A243]))" office:value-type="float" office:value="1" calcext:value-type="float">
            <text:p>1</text:p>
          </table:table-cell>
          <table:table-cell table:formula="of:=CONCATENATE(&quot;  &quot;; [.B243]; &quot;, //&quot;; [.A243])" office:value-type="string" office:string-value="  1, //235" calcext:value-type="string">
            <text:p><text:s text:c="2"/>1, //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63*POWER(Base;[.A244]))" office:value-type="float" office:value="1" calcext:value-type="float">
            <text:p>1</text:p>
          </table:table-cell>
          <table:table-cell table:formula="of:=CONCATENATE(&quot;  &quot;; [.B244]; &quot;, //&quot;; [.A244])" office:value-type="string" office:string-value="  1, //236" calcext:value-type="string">
            <text:p><text:s text:c="2"/>1, //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63*POWER(Base;[.A245]))" office:value-type="float" office:value="1" calcext:value-type="float">
            <text:p>1</text:p>
          </table:table-cell>
          <table:table-cell table:formula="of:=CONCATENATE(&quot;  &quot;; [.B245]; &quot;, //&quot;; [.A245])" office:value-type="string" office:string-value="  1, //237" calcext:value-type="string">
            <text:p><text:s text:c="2"/>1, //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63*POWER(Base;[.A246]))" office:value-type="float" office:value="1" calcext:value-type="float">
            <text:p>1</text:p>
          </table:table-cell>
          <table:table-cell table:formula="of:=CONCATENATE(&quot;  &quot;; [.B246]; &quot;, //&quot;; [.A246])" office:value-type="string" office:string-value="  1, //238" calcext:value-type="string">
            <text:p><text:s text:c="2"/>1, //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63*POWER(Base;[.A247]))" office:value-type="float" office:value="1" calcext:value-type="float">
            <text:p>1</text:p>
          </table:table-cell>
          <table:table-cell table:formula="of:=CONCATENATE(&quot;  &quot;; [.B247]; &quot;, //&quot;; [.A247])" office:value-type="string" office:string-value="  1, //239" calcext:value-type="string">
            <text:p><text:s text:c="2"/>1, //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63*POWER(Base;[.A248]))" office:value-type="float" office:value="1" calcext:value-type="float">
            <text:p>1</text:p>
          </table:table-cell>
          <table:table-cell table:formula="of:=CONCATENATE(&quot;  &quot;; [.B248]; &quot;, //&quot;; [.A248])" office:value-type="string" office:string-value="  1, //240" calcext:value-type="string">
            <text:p><text:s text:c="2"/>1, //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63*POWER(Base;[.A249]))" office:value-type="float" office:value="1" calcext:value-type="float">
            <text:p>1</text:p>
          </table:table-cell>
          <table:table-cell table:formula="of:=CONCATENATE(&quot;  &quot;; [.B249]; &quot;, //&quot;; [.A249])" office:value-type="string" office:string-value="  1, //241" calcext:value-type="string">
            <text:p><text:s text:c="2"/>1, //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63*POWER(Base;[.A250]))" office:value-type="float" office:value="1" calcext:value-type="float">
            <text:p>1</text:p>
          </table:table-cell>
          <table:table-cell table:formula="of:=CONCATENATE(&quot;  &quot;; [.B250]; &quot;, //&quot;; [.A250])" office:value-type="string" office:string-value="  1, //242" calcext:value-type="string">
            <text:p><text:s text:c="2"/>1, //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63*POWER(Base;[.A251]))" office:value-type="float" office:value="1" calcext:value-type="float">
            <text:p>1</text:p>
          </table:table-cell>
          <table:table-cell table:formula="of:=CONCATENATE(&quot;  &quot;; [.B251]; &quot;, //&quot;; [.A251])" office:value-type="string" office:string-value="  1, //243" calcext:value-type="string">
            <text:p><text:s text:c="2"/>1, //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63*POWER(Base;[.A252]))" office:value-type="float" office:value="1" calcext:value-type="float">
            <text:p>1</text:p>
          </table:table-cell>
          <table:table-cell table:formula="of:=CONCATENATE(&quot;  &quot;; [.B252]; &quot;, //&quot;; [.A252])" office:value-type="string" office:string-value="  1, //244" calcext:value-type="string">
            <text:p><text:s text:c="2"/>1, //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63*POWER(Base;[.A253]))" office:value-type="float" office:value="1" calcext:value-type="float">
            <text:p>1</text:p>
          </table:table-cell>
          <table:table-cell table:formula="of:=CONCATENATE(&quot;  &quot;; [.B253]; &quot;, //&quot;; [.A253])" office:value-type="string" office:string-value="  1, //245" calcext:value-type="string">
            <text:p><text:s text:c="2"/>1, //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63*POWER(Base;[.A254]))" office:value-type="float" office:value="1" calcext:value-type="float">
            <text:p>1</text:p>
          </table:table-cell>
          <table:table-cell table:formula="of:=CONCATENATE(&quot;  &quot;; [.B254]; &quot;, //&quot;; [.A254])" office:value-type="string" office:string-value="  1, //246" calcext:value-type="string">
            <text:p><text:s text:c="2"/>1, //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63*POWER(Base;[.A255]))" office:value-type="float" office:value="1" calcext:value-type="float">
            <text:p>1</text:p>
          </table:table-cell>
          <table:table-cell table:formula="of:=CONCATENATE(&quot;  &quot;; [.B255]; &quot;, //&quot;; [.A255])" office:value-type="string" office:string-value="  1, //247" calcext:value-type="string">
            <text:p><text:s text:c="2"/>1, //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63*POWER(Base;[.A256]))" office:value-type="float" office:value="1" calcext:value-type="float">
            <text:p>1</text:p>
          </table:table-cell>
          <table:table-cell table:formula="of:=CONCATENATE(&quot;  &quot;; [.B256]; &quot;, //&quot;; [.A256])" office:value-type="string" office:string-value="  1, //248" calcext:value-type="string">
            <text:p><text:s text:c="2"/>1, //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63*POWER(Base;[.A257]))" office:value-type="float" office:value="1" calcext:value-type="float">
            <text:p>1</text:p>
          </table:table-cell>
          <table:table-cell table:formula="of:=CONCATENATE(&quot;  &quot;; [.B257]; &quot;, //&quot;; [.A257])" office:value-type="string" office:string-value="  1, //249" calcext:value-type="string">
            <text:p><text:s text:c="2"/>1, //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63*POWER(Base;[.A258]))" office:value-type="float" office:value="1" calcext:value-type="float">
            <text:p>1</text:p>
          </table:table-cell>
          <table:table-cell table:formula="of:=CONCATENATE(&quot;  &quot;; [.B258]; &quot;, //&quot;; [.A258])" office:value-type="string" office:string-value="  1, //250" calcext:value-type="string">
            <text:p><text:s text:c="2"/>1, //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63*POWER(Base;[.A259]))" office:value-type="float" office:value="1" calcext:value-type="float">
            <text:p>1</text:p>
          </table:table-cell>
          <table:table-cell table:formula="of:=CONCATENATE(&quot;  &quot;; [.B259]; &quot;, //&quot;; [.A259])" office:value-type="string" office:string-value="  1, //251" calcext:value-type="string">
            <text:p><text:s text:c="2"/>1, //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63*POWER(Base;[.A260]))" office:value-type="float" office:value="1" calcext:value-type="float">
            <text:p>1</text:p>
          </table:table-cell>
          <table:table-cell table:formula="of:=CONCATENATE(&quot;  &quot;; [.B260]; &quot;, //&quot;; [.A260])" office:value-type="string" office:string-value="  1, //252" calcext:value-type="string">
            <text:p><text:s text:c="2"/>1, //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63*POWER(Base;[.A261]))" office:value-type="float" office:value="1" calcext:value-type="float">
            <text:p>1</text:p>
          </table:table-cell>
          <table:table-cell table:formula="of:=CONCATENATE(&quot;  &quot;; [.B261]; &quot;, //&quot;; [.A261])" office:value-type="string" office:string-value="  1, //253" calcext:value-type="string">
            <text:p><text:s text:c="2"/>1, //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63*POWER(Base;[.A262]))" office:value-type="float" office:value="1" calcext:value-type="float">
            <text:p>1</text:p>
          </table:table-cell>
          <table:table-cell table:formula="of:=CONCATENATE(&quot;  &quot;; [.B262]; &quot;, //&quot;; [.A262])" office:value-type="string" office:string-value="  1, //254" calcext:value-type="string">
            <text:p><text:s text:c="2"/>1, //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63*POWER(Base;[.A263]))" office:value-type="float" office:value="1" calcext:value-type="float">
            <text:p>1</text:p>
          </table:table-cell>
          <table:table-cell table:formula="of:=CONCATENATE(&quot;  &quot;; [.B263]; &quot;, //&quot;; [.A263])" office:value-type="string" office:string-value="  1, //255" calcext:value-type="string">
            <text:p><text:s text:c="2"/>1, //255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table:formula="of:=ROUND(63*POWER(Base;[.A264]))" office:value-type="float" office:value="0" calcext:value-type="float">
            <text:p>0</text:p>
          </table:table-cell>
          <table:table-cell table:style-name="ce1" office:value-type="string" calcext:value-type="string">
            <text:p>//No usado, solo para comprobar que las potencias superiores sean cero</text:p>
          </table:table-cell>
        </table:table-row>
      </table:table>
      <table:table table:name="Tabla Log Seno" table:style-name="ta1">
        <table:shapes>
          <draw:frame draw:z-index="0" draw:style-name="gr1" draw:text-style-name="P1" svg:width="159.99mm" svg:height="89.99mm" svg:x="94.41mm" svg:y="33.59mm">
            <draw:object draw:notify-on-update-of-ranges="'Tabla Log Seno'.A9:'Tabla Log Seno'.A264 'Tabla Log Seno'.B9:'Tabla Log Seno'.B2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2" office:value-type="string" calcext:value-type="string">
            <text:p>Esta tabla es la que se usa para generar los logaritmos de la funcion seno.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La tabla incluye un ciclo completo de oscilacion pero los valores son absolut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(la funcion logaritmo no esta definida para numeros negativos), por lo que se debe inverti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l signo en el sketch de Arduino para los semiciclos negativos.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style-name="Default" table:formula="of:=['Tabla Exp'.B5]" office:value-type="float" office:value="0.981212907965174" calcext:value-type="float">
            <text:p>0.981212908</text:p>
          </table:table-cell>
          <table:table-cell table:style-name="Default"/>
          <table:table-cell table:style-name="ce4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. Muestra</text:p>
          </table:table-cell>
          <table:table-cell table:style-name="Default" office:value-type="string" calcext:value-type="string">
            <text:p>Log Seno Abs.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LOG(ABS(SIN(([.A9]+0.5)/256*2*PI()));Base))" office:value-type="float" office:value="232" calcext:value-type="float">
            <text:p>232</text:p>
          </table:table-cell>
          <table:table-cell table:formula="of:=CONCATENATE(&quot;  &quot;; [.B9]; &quot;, //&quot;; [.A9])" office:value-type="string" office:string-value="  232, //0" calcext:value-type="string">
            <text:p><text:s text:c="2"/>232, //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LOG(ABS(SIN(([.A10]+0.5)/256*2*PI()));Base))" office:value-type="float" office:value="174" calcext:value-type="float">
            <text:p>174</text:p>
          </table:table-cell>
          <table:table-cell table:formula="of:=CONCATENATE(&quot;  &quot;; [.B10]; &quot;, //&quot;; [.A10])" office:value-type="string" office:string-value="  174, //1" calcext:value-type="string">
            <text:p><text:s text:c="2"/>174, //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LOG(ABS(SIN(([.A11]+0.5)/256*2*PI()));Base))" office:value-type="float" office:value="147" calcext:value-type="float">
            <text:p>147</text:p>
          </table:table-cell>
          <table:table-cell table:formula="of:=CONCATENATE(&quot;  &quot;; [.B11]; &quot;, //&quot;; [.A11])" office:value-type="string" office:string-value="  147, //2" calcext:value-type="string">
            <text:p><text:s text:c="2"/>147, //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LOG(ABS(SIN(([.A12]+0.5)/256*2*PI()));Base))" office:value-type="float" office:value="129" calcext:value-type="float">
            <text:p>129</text:p>
          </table:table-cell>
          <table:table-cell table:formula="of:=CONCATENATE(&quot;  &quot;; [.B12]; &quot;, //&quot;; [.A12])" office:value-type="string" office:string-value="  129, //3" calcext:value-type="string">
            <text:p><text:s text:c="2"/>129, //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LOG(ABS(SIN(([.A13]+0.5)/256*2*PI()));Base))" office:value-type="float" office:value="116" calcext:value-type="float">
            <text:p>116</text:p>
          </table:table-cell>
          <table:table-cell table:formula="of:=CONCATENATE(&quot;  &quot;; [.B13]; &quot;, //&quot;; [.A13])" office:value-type="string" office:string-value="  116, //4" calcext:value-type="string">
            <text:p><text:s text:c="2"/>116, //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LOG(ABS(SIN(([.A14]+0.5)/256*2*PI()));Base))" office:value-type="float" office:value="106" calcext:value-type="float">
            <text:p>106</text:p>
          </table:table-cell>
          <table:table-cell table:formula="of:=CONCATENATE(&quot;  &quot;; [.B14]; &quot;, //&quot;; [.A14])" office:value-type="string" office:string-value="  106, //5" calcext:value-type="string">
            <text:p><text:s text:c="2"/>106, //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LOG(ABS(SIN(([.A15]+0.5)/256*2*PI()));Base))" office:value-type="float" office:value="97" calcext:value-type="float">
            <text:p>97</text:p>
          </table:table-cell>
          <table:table-cell table:formula="of:=CONCATENATE(&quot;  &quot;; [.B15]; &quot;, //&quot;; [.A15])" office:value-type="string" office:string-value="  97, //6" calcext:value-type="string">
            <text:p><text:s text:c="2"/>97, //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LOG(ABS(SIN(([.A16]+0.5)/256*2*PI()));Base))" office:value-type="float" office:value="90" calcext:value-type="float">
            <text:p>90</text:p>
          </table:table-cell>
          <table:table-cell table:formula="of:=CONCATENATE(&quot;  &quot;; [.B16]; &quot;, //&quot;; [.A16])" office:value-type="string" office:string-value="  90, //7" calcext:value-type="string">
            <text:p><text:s text:c="2"/>90, //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LOG(ABS(SIN(([.A17]+0.5)/256*2*PI()));Base))" office:value-type="float" office:value="83" calcext:value-type="float">
            <text:p>83</text:p>
          </table:table-cell>
          <table:table-cell table:formula="of:=CONCATENATE(&quot;  &quot;; [.B17]; &quot;, //&quot;; [.A17])" office:value-type="string" office:string-value="  83, //8" calcext:value-type="string">
            <text:p><text:s text:c="2"/>83, //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LOG(ABS(SIN(([.A18]+0.5)/256*2*PI()));Base))" office:value-type="float" office:value="77" calcext:value-type="float">
            <text:p>77</text:p>
          </table:table-cell>
          <table:table-cell table:formula="of:=CONCATENATE(&quot;  &quot;; [.B18]; &quot;, //&quot;; [.A18])" office:value-type="string" office:string-value="  77, //9" calcext:value-type="string">
            <text:p><text:s text:c="2"/>77, //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LOG(ABS(SIN(([.A19]+0.5)/256*2*PI()));Base))" office:value-type="float" office:value="72" calcext:value-type="float">
            <text:p>72</text:p>
          </table:table-cell>
          <table:table-cell table:formula="of:=CONCATENATE(&quot;  &quot;; [.B19]; &quot;, //&quot;; [.A19])" office:value-type="string" office:string-value="  72, //10" calcext:value-type="string">
            <text:p><text:s text:c="2"/>72, //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LOG(ABS(SIN(([.A20]+0.5)/256*2*PI()));Base))" office:value-type="float" office:value="67" calcext:value-type="float">
            <text:p>67</text:p>
          </table:table-cell>
          <table:table-cell table:formula="of:=CONCATENATE(&quot;  &quot;; [.B20]; &quot;, //&quot;; [.A20])" office:value-type="string" office:string-value="  67, //11" calcext:value-type="string">
            <text:p><text:s text:c="2"/>67, //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LOG(ABS(SIN(([.A21]+0.5)/256*2*PI()));Base))" office:value-type="float" office:value="63" calcext:value-type="float">
            <text:p>63</text:p>
          </table:table-cell>
          <table:table-cell table:formula="of:=CONCATENATE(&quot;  &quot;; [.B21]; &quot;, //&quot;; [.A21])" office:value-type="string" office:string-value="  63, //12" calcext:value-type="string">
            <text:p><text:s text:c="2"/>63, //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LOG(ABS(SIN(([.A22]+0.5)/256*2*PI()));Base))" office:value-type="float" office:value="59" calcext:value-type="float">
            <text:p>59</text:p>
          </table:table-cell>
          <table:table-cell table:formula="of:=CONCATENATE(&quot;  &quot;; [.B22]; &quot;, //&quot;; [.A22])" office:value-type="string" office:string-value="  59, //13" calcext:value-type="string">
            <text:p><text:s text:c="2"/>59, //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LOG(ABS(SIN(([.A23]+0.5)/256*2*PI()));Base))" office:value-type="float" office:value="56" calcext:value-type="float">
            <text:p>56</text:p>
          </table:table-cell>
          <table:table-cell table:formula="of:=CONCATENATE(&quot;  &quot;; [.B23]; &quot;, //&quot;; [.A23])" office:value-type="string" office:string-value="  56, //14" calcext:value-type="string">
            <text:p><text:s text:c="2"/>56, //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LOG(ABS(SIN(([.A24]+0.5)/256*2*PI()));Base))" office:value-type="float" office:value="52" calcext:value-type="float">
            <text:p>52</text:p>
          </table:table-cell>
          <table:table-cell table:formula="of:=CONCATENATE(&quot;  &quot;; [.B24]; &quot;, //&quot;; [.A24])" office:value-type="string" office:string-value="  52, //15" calcext:value-type="string">
            <text:p><text:s text:c="2"/>52, //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LOG(ABS(SIN(([.A25]+0.5)/256*2*PI()));Base))" office:value-type="float" office:value="49" calcext:value-type="float">
            <text:p>49</text:p>
          </table:table-cell>
          <table:table-cell table:formula="of:=CONCATENATE(&quot;  &quot;; [.B25]; &quot;, //&quot;; [.A25])" office:value-type="string" office:string-value="  49, //16" calcext:value-type="string">
            <text:p><text:s text:c="2"/>49, //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LOG(ABS(SIN(([.A26]+0.5)/256*2*PI()));Base))" office:value-type="float" office:value="46" calcext:value-type="float">
            <text:p>46</text:p>
          </table:table-cell>
          <table:table-cell table:formula="of:=CONCATENATE(&quot;  &quot;; [.B26]; &quot;, //&quot;; [.A26])" office:value-type="string" office:string-value="  46, //17" calcext:value-type="string">
            <text:p><text:s text:c="2"/>46, //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LOG(ABS(SIN(([.A27]+0.5)/256*2*PI()));Base))" office:value-type="float" office:value="43" calcext:value-type="float">
            <text:p>43</text:p>
          </table:table-cell>
          <table:table-cell table:formula="of:=CONCATENATE(&quot;  &quot;; [.B27]; &quot;, //&quot;; [.A27])" office:value-type="string" office:string-value="  43, //18" calcext:value-type="string">
            <text:p><text:s text:c="2"/>43, //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LOG(ABS(SIN(([.A28]+0.5)/256*2*PI()));Base))" office:value-type="float" office:value="41" calcext:value-type="float">
            <text:p>41</text:p>
          </table:table-cell>
          <table:table-cell table:formula="of:=CONCATENATE(&quot;  &quot;; [.B28]; &quot;, //&quot;; [.A28])" office:value-type="string" office:string-value="  41, //19" calcext:value-type="string">
            <text:p><text:s text:c="2"/>41, //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LOG(ABS(SIN(([.A29]+0.5)/256*2*PI()));Base))" office:value-type="float" office:value="38" calcext:value-type="float">
            <text:p>38</text:p>
          </table:table-cell>
          <table:table-cell table:formula="of:=CONCATENATE(&quot;  &quot;; [.B29]; &quot;, //&quot;; [.A29])" office:value-type="string" office:string-value="  38, //20" calcext:value-type="string">
            <text:p><text:s text:c="2"/>38, //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LOG(ABS(SIN(([.A30]+0.5)/256*2*PI()));Base))" office:value-type="float" office:value="36" calcext:value-type="float">
            <text:p>36</text:p>
          </table:table-cell>
          <table:table-cell table:formula="of:=CONCATENATE(&quot;  &quot;; [.B30]; &quot;, //&quot;; [.A30])" office:value-type="string" office:string-value="  36, //21" calcext:value-type="string">
            <text:p><text:s text:c="2"/>36, //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LOG(ABS(SIN(([.A31]+0.5)/256*2*PI()));Base))" office:value-type="float" office:value="34" calcext:value-type="float">
            <text:p>34</text:p>
          </table:table-cell>
          <table:table-cell table:formula="of:=CONCATENATE(&quot;  &quot;; [.B31]; &quot;, //&quot;; [.A31])" office:value-type="string" office:string-value="  34, //22" calcext:value-type="string">
            <text:p><text:s text:c="2"/>34, //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LOG(ABS(SIN(([.A32]+0.5)/256*2*PI()));Base))" office:value-type="float" office:value="32" calcext:value-type="float">
            <text:p>32</text:p>
          </table:table-cell>
          <table:table-cell table:formula="of:=CONCATENATE(&quot;  &quot;; [.B32]; &quot;, //&quot;; [.A32])" office:value-type="string" office:string-value="  32, //23" calcext:value-type="string">
            <text:p><text:s text:c="2"/>32, //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LOG(ABS(SIN(([.A33]+0.5)/256*2*PI()));Base))" office:value-type="float" office:value="30" calcext:value-type="float">
            <text:p>30</text:p>
          </table:table-cell>
          <table:table-cell table:formula="of:=CONCATENATE(&quot;  &quot;; [.B33]; &quot;, //&quot;; [.A33])" office:value-type="string" office:string-value="  30, //24" calcext:value-type="string">
            <text:p><text:s text:c="2"/>30, //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LOG(ABS(SIN(([.A34]+0.5)/256*2*PI()));Base))" office:value-type="float" office:value="28" calcext:value-type="float">
            <text:p>28</text:p>
          </table:table-cell>
          <table:table-cell table:formula="of:=CONCATENATE(&quot;  &quot;; [.B34]; &quot;, //&quot;; [.A34])" office:value-type="string" office:string-value="  28, //25" calcext:value-type="string">
            <text:p><text:s text:c="2"/>28, //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LOG(ABS(SIN(([.A35]+0.5)/256*2*PI()));Base))" office:value-type="float" office:value="26" calcext:value-type="float">
            <text:p>26</text:p>
          </table:table-cell>
          <table:table-cell table:formula="of:=CONCATENATE(&quot;  &quot;; [.B35]; &quot;, //&quot;; [.A35])" office:value-type="string" office:string-value="  26, //26" calcext:value-type="string">
            <text:p><text:s text:c="2"/>26, //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LOG(ABS(SIN(([.A36]+0.5)/256*2*PI()));Base))" office:value-type="float" office:value="25" calcext:value-type="float">
            <text:p>25</text:p>
          </table:table-cell>
          <table:table-cell table:formula="of:=CONCATENATE(&quot;  &quot;; [.B36]; &quot;, //&quot;; [.A36])" office:value-type="string" office:string-value="  25, //27" calcext:value-type="string">
            <text:p><text:s text:c="2"/>25, //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LOG(ABS(SIN(([.A37]+0.5)/256*2*PI()));Base))" office:value-type="float" office:value="23" calcext:value-type="float">
            <text:p>23</text:p>
          </table:table-cell>
          <table:table-cell table:formula="of:=CONCATENATE(&quot;  &quot;; [.B37]; &quot;, //&quot;; [.A37])" office:value-type="string" office:string-value="  23, //28" calcext:value-type="string">
            <text:p><text:s text:c="2"/>23, //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LOG(ABS(SIN(([.A38]+0.5)/256*2*PI()));Base))" office:value-type="float" office:value="22" calcext:value-type="float">
            <text:p>22</text:p>
          </table:table-cell>
          <table:table-cell table:formula="of:=CONCATENATE(&quot;  &quot;; [.B38]; &quot;, //&quot;; [.A38])" office:value-type="string" office:string-value="  22, //29" calcext:value-type="string">
            <text:p><text:s text:c="2"/>22, //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LOG(ABS(SIN(([.A39]+0.5)/256*2*PI()));Base))" office:value-type="float" office:value="20" calcext:value-type="float">
            <text:p>20</text:p>
          </table:table-cell>
          <table:table-cell table:formula="of:=CONCATENATE(&quot;  &quot;; [.B39]; &quot;, //&quot;; [.A39])" office:value-type="string" office:string-value="  20, //30" calcext:value-type="string">
            <text:p><text:s text:c="2"/>20, //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LOG(ABS(SIN(([.A40]+0.5)/256*2*PI()));Base))" office:value-type="float" office:value="19" calcext:value-type="float">
            <text:p>19</text:p>
          </table:table-cell>
          <table:table-cell table:formula="of:=CONCATENATE(&quot;  &quot;; [.B40]; &quot;, //&quot;; [.A40])" office:value-type="string" office:string-value="  19, //31" calcext:value-type="string">
            <text:p><text:s text:c="2"/>19, //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LOG(ABS(SIN(([.A41]+0.5)/256*2*PI()));Base))" office:value-type="float" office:value="18" calcext:value-type="float">
            <text:p>18</text:p>
          </table:table-cell>
          <table:table-cell table:formula="of:=CONCATENATE(&quot;  &quot;; [.B41]; &quot;, //&quot;; [.A41])" office:value-type="string" office:string-value="  18, //32" calcext:value-type="string">
            <text:p><text:s text:c="2"/>18, //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LOG(ABS(SIN(([.A42]+0.5)/256*2*PI()));Base))" office:value-type="float" office:value="16" calcext:value-type="float">
            <text:p>16</text:p>
          </table:table-cell>
          <table:table-cell table:formula="of:=CONCATENATE(&quot;  &quot;; [.B42]; &quot;, //&quot;; [.A42])" office:value-type="string" office:string-value="  16, //33" calcext:value-type="string">
            <text:p><text:s text:c="2"/>16, //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LOG(ABS(SIN(([.A43]+0.5)/256*2*PI()));Base))" office:value-type="float" office:value="15" calcext:value-type="float">
            <text:p>15</text:p>
          </table:table-cell>
          <table:table-cell table:formula="of:=CONCATENATE(&quot;  &quot;; [.B43]; &quot;, //&quot;; [.A43])" office:value-type="string" office:string-value="  15, //34" calcext:value-type="string">
            <text:p><text:s text:c="2"/>15, //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LOG(ABS(SIN(([.A44]+0.5)/256*2*PI()));Base))" office:value-type="float" office:value="14" calcext:value-type="float">
            <text:p>14</text:p>
          </table:table-cell>
          <table:table-cell table:formula="of:=CONCATENATE(&quot;  &quot;; [.B44]; &quot;, //&quot;; [.A44])" office:value-type="string" office:string-value="  14, //35" calcext:value-type="string">
            <text:p><text:s text:c="2"/>14, //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LOG(ABS(SIN(([.A45]+0.5)/256*2*PI()));Base))" office:value-type="float" office:value="13" calcext:value-type="float">
            <text:p>13</text:p>
          </table:table-cell>
          <table:table-cell table:formula="of:=CONCATENATE(&quot;  &quot;; [.B45]; &quot;, //&quot;; [.A45])" office:value-type="string" office:string-value="  13, //36" calcext:value-type="string">
            <text:p><text:s text:c="2"/>13, //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LOG(ABS(SIN(([.A46]+0.5)/256*2*PI()));Base))" office:value-type="float" office:value="12" calcext:value-type="float">
            <text:p>12</text:p>
          </table:table-cell>
          <table:table-cell table:formula="of:=CONCATENATE(&quot;  &quot;; [.B46]; &quot;, //&quot;; [.A46])" office:value-type="string" office:string-value="  12, //37" calcext:value-type="string">
            <text:p><text:s text:c="2"/>12, //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LOG(ABS(SIN(([.A47]+0.5)/256*2*PI()));Base))" office:value-type="float" office:value="11" calcext:value-type="float">
            <text:p>11</text:p>
          </table:table-cell>
          <table:table-cell table:formula="of:=CONCATENATE(&quot;  &quot;; [.B47]; &quot;, //&quot;; [.A47])" office:value-type="string" office:string-value="  11, //38" calcext:value-type="string">
            <text:p><text:s text:c="2"/>11, //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LOG(ABS(SIN(([.A48]+0.5)/256*2*PI()));Base))" office:value-type="float" office:value="10" calcext:value-type="float">
            <text:p>10</text:p>
          </table:table-cell>
          <table:table-cell table:formula="of:=CONCATENATE(&quot;  &quot;; [.B48]; &quot;, //&quot;; [.A48])" office:value-type="string" office:string-value="  10, //39" calcext:value-type="string">
            <text:p><text:s text:c="2"/>10, //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LOG(ABS(SIN(([.A49]+0.5)/256*2*PI()));Base))" office:value-type="float" office:value="9" calcext:value-type="float">
            <text:p>9</text:p>
          </table:table-cell>
          <table:table-cell table:formula="of:=CONCATENATE(&quot;  &quot;; [.B49]; &quot;, //&quot;; [.A49])" office:value-type="string" office:string-value="  9, //40" calcext:value-type="string">
            <text:p><text:s text:c="2"/>9, //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LOG(ABS(SIN(([.A50]+0.5)/256*2*PI()));Base))" office:value-type="float" office:value="8" calcext:value-type="float">
            <text:p>8</text:p>
          </table:table-cell>
          <table:table-cell table:formula="of:=CONCATENATE(&quot;  &quot;; [.B50]; &quot;, //&quot;; [.A50])" office:value-type="string" office:string-value="  8, //41" calcext:value-type="string">
            <text:p><text:s text:c="2"/>8, //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LOG(ABS(SIN(([.A51]+0.5)/256*2*PI()));Base))" office:value-type="float" office:value="8" calcext:value-type="float">
            <text:p>8</text:p>
          </table:table-cell>
          <table:table-cell table:formula="of:=CONCATENATE(&quot;  &quot;; [.B51]; &quot;, //&quot;; [.A51])" office:value-type="string" office:string-value="  8, //42" calcext:value-type="string">
            <text:p><text:s text:c="2"/>8, //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LOG(ABS(SIN(([.A52]+0.5)/256*2*PI()));Base))" office:value-type="float" office:value="7" calcext:value-type="float">
            <text:p>7</text:p>
          </table:table-cell>
          <table:table-cell table:formula="of:=CONCATENATE(&quot;  &quot;; [.B52]; &quot;, //&quot;; [.A52])" office:value-type="string" office:string-value="  7, //43" calcext:value-type="string">
            <text:p><text:s text:c="2"/>7, //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LOG(ABS(SIN(([.A53]+0.5)/256*2*PI()));Base))" office:value-type="float" office:value="6" calcext:value-type="float">
            <text:p>6</text:p>
          </table:table-cell>
          <table:table-cell table:formula="of:=CONCATENATE(&quot;  &quot;; [.B53]; &quot;, //&quot;; [.A53])" office:value-type="string" office:string-value="  6, //44" calcext:value-type="string">
            <text:p><text:s text:c="2"/>6, //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LOG(ABS(SIN(([.A54]+0.5)/256*2*PI()));Base))" office:value-type="float" office:value="6" calcext:value-type="float">
            <text:p>6</text:p>
          </table:table-cell>
          <table:table-cell table:formula="of:=CONCATENATE(&quot;  &quot;; [.B54]; &quot;, //&quot;; [.A54])" office:value-type="string" office:string-value="  6, //45" calcext:value-type="string">
            <text:p><text:s text:c="2"/>6, //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LOG(ABS(SIN(([.A55]+0.5)/256*2*PI()));Base))" office:value-type="float" office:value="5" calcext:value-type="float">
            <text:p>5</text:p>
          </table:table-cell>
          <table:table-cell table:formula="of:=CONCATENATE(&quot;  &quot;; [.B55]; &quot;, //&quot;; [.A55])" office:value-type="string" office:string-value="  5, //46" calcext:value-type="string">
            <text:p><text:s text:c="2"/>5, //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LOG(ABS(SIN(([.A56]+0.5)/256*2*PI()));Base))" office:value-type="float" office:value="4" calcext:value-type="float">
            <text:p>4</text:p>
          </table:table-cell>
          <table:table-cell table:formula="of:=CONCATENATE(&quot;  &quot;; [.B56]; &quot;, //&quot;; [.A56])" office:value-type="string" office:string-value="  4, //47" calcext:value-type="string">
            <text:p><text:s text:c="2"/>4, //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LOG(ABS(SIN(([.A57]+0.5)/256*2*PI()));Base))" office:value-type="float" office:value="4" calcext:value-type="float">
            <text:p>4</text:p>
          </table:table-cell>
          <table:table-cell table:formula="of:=CONCATENATE(&quot;  &quot;; [.B57]; &quot;, //&quot;; [.A57])" office:value-type="string" office:string-value="  4, //48" calcext:value-type="string">
            <text:p><text:s text:c="2"/>4, //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LOG(ABS(SIN(([.A58]+0.5)/256*2*PI()));Base))" office:value-type="float" office:value="3" calcext:value-type="float">
            <text:p>3</text:p>
          </table:table-cell>
          <table:table-cell table:formula="of:=CONCATENATE(&quot;  &quot;; [.B58]; &quot;, //&quot;; [.A58])" office:value-type="string" office:string-value="  3, //49" calcext:value-type="string">
            <text:p><text:s text:c="2"/>3, //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LOG(ABS(SIN(([.A59]+0.5)/256*2*PI()));Base))" office:value-type="float" office:value="3" calcext:value-type="float">
            <text:p>3</text:p>
          </table:table-cell>
          <table:table-cell table:formula="of:=CONCATENATE(&quot;  &quot;; [.B59]; &quot;, //&quot;; [.A59])" office:value-type="string" office:string-value="  3, //50" calcext:value-type="string">
            <text:p><text:s text:c="2"/>3, //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LOG(ABS(SIN(([.A60]+0.5)/256*2*PI()));Base))" office:value-type="float" office:value="3" calcext:value-type="float">
            <text:p>3</text:p>
          </table:table-cell>
          <table:table-cell table:formula="of:=CONCATENATE(&quot;  &quot;; [.B60]; &quot;, //&quot;; [.A60])" office:value-type="string" office:string-value="  3, //51" calcext:value-type="string">
            <text:p><text:s text:c="2"/>3, //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LOG(ABS(SIN(([.A61]+0.5)/256*2*PI()));Base))" office:value-type="float" office:value="2" calcext:value-type="float">
            <text:p>2</text:p>
          </table:table-cell>
          <table:table-cell table:formula="of:=CONCATENATE(&quot;  &quot;; [.B61]; &quot;, //&quot;; [.A61])" office:value-type="string" office:string-value="  2, //52" calcext:value-type="string">
            <text:p><text:s text:c="2"/>2, //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LOG(ABS(SIN(([.A62]+0.5)/256*2*PI()));Base))" office:value-type="float" office:value="2" calcext:value-type="float">
            <text:p>2</text:p>
          </table:table-cell>
          <table:table-cell table:formula="of:=CONCATENATE(&quot;  &quot;; [.B62]; &quot;, //&quot;; [.A62])" office:value-type="string" office:string-value="  2, //53" calcext:value-type="string">
            <text:p><text:s text:c="2"/>2, //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LOG(ABS(SIN(([.A63]+0.5)/256*2*PI()));Base))" office:value-type="float" office:value="1" calcext:value-type="float">
            <text:p>1</text:p>
          </table:table-cell>
          <table:table-cell table:formula="of:=CONCATENATE(&quot;  &quot;; [.B63]; &quot;, //&quot;; [.A63])" office:value-type="string" office:string-value="  1, //54" calcext:value-type="string">
            <text:p><text:s text:c="2"/>1, //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LOG(ABS(SIN(([.A64]+0.5)/256*2*PI()));Base))" office:value-type="float" office:value="1" calcext:value-type="float">
            <text:p>1</text:p>
          </table:table-cell>
          <table:table-cell table:formula="of:=CONCATENATE(&quot;  &quot;; [.B64]; &quot;, //&quot;; [.A64])" office:value-type="string" office:string-value="  1, //55" calcext:value-type="string">
            <text:p><text:s text:c="2"/>1, //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LOG(ABS(SIN(([.A65]+0.5)/256*2*PI()));Base))" office:value-type="float" office:value="1" calcext:value-type="float">
            <text:p>1</text:p>
          </table:table-cell>
          <table:table-cell table:formula="of:=CONCATENATE(&quot;  &quot;; [.B65]; &quot;, //&quot;; [.A65])" office:value-type="string" office:string-value="  1, //56" calcext:value-type="string">
            <text:p><text:s text:c="2"/>1, //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LOG(ABS(SIN(([.A66]+0.5)/256*2*PI()));Base))" office:value-type="float" office:value="1" calcext:value-type="float">
            <text:p>1</text:p>
          </table:table-cell>
          <table:table-cell table:formula="of:=CONCATENATE(&quot;  &quot;; [.B66]; &quot;, //&quot;; [.A66])" office:value-type="string" office:string-value="  1, //57" calcext:value-type="string">
            <text:p><text:s text:c="2"/>1, //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LOG(ABS(SIN(([.A67]+0.5)/256*2*PI()));Base))" office:value-type="float" office:value="0" calcext:value-type="float">
            <text:p>0</text:p>
          </table:table-cell>
          <table:table-cell table:formula="of:=CONCATENATE(&quot;  &quot;; [.B67]; &quot;, //&quot;; [.A67])" office:value-type="string" office:string-value="  0, //58" calcext:value-type="string">
            <text:p><text:s text:c="2"/>0, //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LOG(ABS(SIN(([.A68]+0.5)/256*2*PI()));Base))" office:value-type="float" office:value="0" calcext:value-type="float">
            <text:p>0</text:p>
          </table:table-cell>
          <table:table-cell table:formula="of:=CONCATENATE(&quot;  &quot;; [.B68]; &quot;, //&quot;; [.A68])" office:value-type="string" office:string-value="  0, //59" calcext:value-type="string">
            <text:p><text:s text:c="2"/>0, //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LOG(ABS(SIN(([.A69]+0.5)/256*2*PI()));Base))" office:value-type="float" office:value="0" calcext:value-type="float">
            <text:p>0</text:p>
          </table:table-cell>
          <table:table-cell table:formula="of:=CONCATENATE(&quot;  &quot;; [.B69]; &quot;, //&quot;; [.A69])" office:value-type="string" office:string-value="  0, //60" calcext:value-type="string">
            <text:p><text:s text:c="2"/>0, //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LOG(ABS(SIN(([.A70]+0.5)/256*2*PI()));Base))" office:value-type="float" office:value="0" calcext:value-type="float">
            <text:p>0</text:p>
          </table:table-cell>
          <table:table-cell table:formula="of:=CONCATENATE(&quot;  &quot;; [.B70]; &quot;, //&quot;; [.A70])" office:value-type="string" office:string-value="  0, //61" calcext:value-type="string">
            <text:p><text:s text:c="2"/>0, //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LOG(ABS(SIN(([.A71]+0.5)/256*2*PI()));Base))" office:value-type="float" office:value="0" calcext:value-type="float">
            <text:p>0</text:p>
          </table:table-cell>
          <table:table-cell table:formula="of:=CONCATENATE(&quot;  &quot;; [.B71]; &quot;, //&quot;; [.A71])" office:value-type="string" office:string-value="  0, //62" calcext:value-type="string">
            <text:p><text:s text:c="2"/>0, //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LOG(ABS(SIN(([.A72]+0.5)/256*2*PI()));Base))" office:value-type="float" office:value="0" calcext:value-type="float">
            <text:p>0</text:p>
          </table:table-cell>
          <table:table-cell table:formula="of:=CONCATENATE(&quot;  &quot;; [.B72]; &quot;, //&quot;; [.A72])" office:value-type="string" office:string-value="  0, //63" calcext:value-type="string">
            <text:p><text:s text:c="2"/>0, //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LOG(ABS(SIN(([.A73]+0.5)/256*2*PI()));Base))" office:value-type="float" office:value="0" calcext:value-type="float">
            <text:p>0</text:p>
          </table:table-cell>
          <table:table-cell table:formula="of:=CONCATENATE(&quot;  &quot;; [.B73]; &quot;, //&quot;; [.A73])" office:value-type="string" office:string-value="  0, //64" calcext:value-type="string">
            <text:p><text:s text:c="2"/>0, //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LOG(ABS(SIN(([.A74]+0.5)/256*2*PI()));Base))" office:value-type="float" office:value="0" calcext:value-type="float">
            <text:p>0</text:p>
          </table:table-cell>
          <table:table-cell table:formula="of:=CONCATENATE(&quot;  &quot;; [.B74]; &quot;, //&quot;; [.A74])" office:value-type="string" office:string-value="  0, //65" calcext:value-type="string">
            <text:p><text:s text:c="2"/>0, //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LOG(ABS(SIN(([.A75]+0.5)/256*2*PI()));Base))" office:value-type="float" office:value="0" calcext:value-type="float">
            <text:p>0</text:p>
          </table:table-cell>
          <table:table-cell table:formula="of:=CONCATENATE(&quot;  &quot;; [.B75]; &quot;, //&quot;; [.A75])" office:value-type="string" office:string-value="  0, //66" calcext:value-type="string">
            <text:p><text:s text:c="2"/>0, //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LOG(ABS(SIN(([.A76]+0.5)/256*2*PI()));Base))" office:value-type="float" office:value="0" calcext:value-type="float">
            <text:p>0</text:p>
          </table:table-cell>
          <table:table-cell table:formula="of:=CONCATENATE(&quot;  &quot;; [.B76]; &quot;, //&quot;; [.A76])" office:value-type="string" office:string-value="  0, //67" calcext:value-type="string">
            <text:p><text:s text:c="2"/>0, //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LOG(ABS(SIN(([.A77]+0.5)/256*2*PI()));Base))" office:value-type="float" office:value="0" calcext:value-type="float">
            <text:p>0</text:p>
          </table:table-cell>
          <table:table-cell table:formula="of:=CONCATENATE(&quot;  &quot;; [.B77]; &quot;, //&quot;; [.A77])" office:value-type="string" office:string-value="  0, //68" calcext:value-type="string">
            <text:p><text:s text:c="2"/>0, //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LOG(ABS(SIN(([.A78]+0.5)/256*2*PI()));Base))" office:value-type="float" office:value="0" calcext:value-type="float">
            <text:p>0</text:p>
          </table:table-cell>
          <table:table-cell table:formula="of:=CONCATENATE(&quot;  &quot;; [.B78]; &quot;, //&quot;; [.A78])" office:value-type="string" office:string-value="  0, //69" calcext:value-type="string">
            <text:p><text:s text:c="2"/>0, //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LOG(ABS(SIN(([.A79]+0.5)/256*2*PI()));Base))" office:value-type="float" office:value="1" calcext:value-type="float">
            <text:p>1</text:p>
          </table:table-cell>
          <table:table-cell table:formula="of:=CONCATENATE(&quot;  &quot;; [.B79]; &quot;, //&quot;; [.A79])" office:value-type="string" office:string-value="  1, //70" calcext:value-type="string">
            <text:p><text:s text:c="2"/>1, //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LOG(ABS(SIN(([.A80]+0.5)/256*2*PI()));Base))" office:value-type="float" office:value="1" calcext:value-type="float">
            <text:p>1</text:p>
          </table:table-cell>
          <table:table-cell table:formula="of:=CONCATENATE(&quot;  &quot;; [.B80]; &quot;, //&quot;; [.A80])" office:value-type="string" office:string-value="  1, //71" calcext:value-type="string">
            <text:p><text:s text:c="2"/>1, //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LOG(ABS(SIN(([.A81]+0.5)/256*2*PI()));Base))" office:value-type="float" office:value="1" calcext:value-type="float">
            <text:p>1</text:p>
          </table:table-cell>
          <table:table-cell table:formula="of:=CONCATENATE(&quot;  &quot;; [.B81]; &quot;, //&quot;; [.A81])" office:value-type="string" office:string-value="  1, //72" calcext:value-type="string">
            <text:p><text:s text:c="2"/>1, //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LOG(ABS(SIN(([.A82]+0.5)/256*2*PI()));Base))" office:value-type="float" office:value="1" calcext:value-type="float">
            <text:p>1</text:p>
          </table:table-cell>
          <table:table-cell table:formula="of:=CONCATENATE(&quot;  &quot;; [.B82]; &quot;, //&quot;; [.A82])" office:value-type="string" office:string-value="  1, //73" calcext:value-type="string">
            <text:p><text:s text:c="2"/>1, //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LOG(ABS(SIN(([.A83]+0.5)/256*2*PI()));Base))" office:value-type="float" office:value="2" calcext:value-type="float">
            <text:p>2</text:p>
          </table:table-cell>
          <table:table-cell table:formula="of:=CONCATENATE(&quot;  &quot;; [.B83]; &quot;, //&quot;; [.A83])" office:value-type="string" office:string-value="  2, //74" calcext:value-type="string">
            <text:p><text:s text:c="2"/>2, //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LOG(ABS(SIN(([.A84]+0.5)/256*2*PI()));Base))" office:value-type="float" office:value="2" calcext:value-type="float">
            <text:p>2</text:p>
          </table:table-cell>
          <table:table-cell table:formula="of:=CONCATENATE(&quot;  &quot;; [.B84]; &quot;, //&quot;; [.A84])" office:value-type="string" office:string-value="  2, //75" calcext:value-type="string">
            <text:p><text:s text:c="2"/>2, //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LOG(ABS(SIN(([.A85]+0.5)/256*2*PI()));Base))" office:value-type="float" office:value="3" calcext:value-type="float">
            <text:p>3</text:p>
          </table:table-cell>
          <table:table-cell table:formula="of:=CONCATENATE(&quot;  &quot;; [.B85]; &quot;, //&quot;; [.A85])" office:value-type="string" office:string-value="  3, //76" calcext:value-type="string">
            <text:p><text:s text:c="2"/>3, //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LOG(ABS(SIN(([.A86]+0.5)/256*2*PI()));Base))" office:value-type="float" office:value="3" calcext:value-type="float">
            <text:p>3</text:p>
          </table:table-cell>
          <table:table-cell table:formula="of:=CONCATENATE(&quot;  &quot;; [.B86]; &quot;, //&quot;; [.A86])" office:value-type="string" office:string-value="  3, //77" calcext:value-type="string">
            <text:p><text:s text:c="2"/>3, //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LOG(ABS(SIN(([.A87]+0.5)/256*2*PI()));Base))" office:value-type="float" office:value="3" calcext:value-type="float">
            <text:p>3</text:p>
          </table:table-cell>
          <table:table-cell table:formula="of:=CONCATENATE(&quot;  &quot;; [.B87]; &quot;, //&quot;; [.A87])" office:value-type="string" office:string-value="  3, //78" calcext:value-type="string">
            <text:p><text:s text:c="2"/>3, //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LOG(ABS(SIN(([.A88]+0.5)/256*2*PI()));Base))" office:value-type="float" office:value="4" calcext:value-type="float">
            <text:p>4</text:p>
          </table:table-cell>
          <table:table-cell table:formula="of:=CONCATENATE(&quot;  &quot;; [.B88]; &quot;, //&quot;; [.A88])" office:value-type="string" office:string-value="  4, //79" calcext:value-type="string">
            <text:p><text:s text:c="2"/>4, //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LOG(ABS(SIN(([.A89]+0.5)/256*2*PI()));Base))" office:value-type="float" office:value="4" calcext:value-type="float">
            <text:p>4</text:p>
          </table:table-cell>
          <table:table-cell table:formula="of:=CONCATENATE(&quot;  &quot;; [.B89]; &quot;, //&quot;; [.A89])" office:value-type="string" office:string-value="  4, //80" calcext:value-type="string">
            <text:p><text:s text:c="2"/>4, //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LOG(ABS(SIN(([.A90]+0.5)/256*2*PI()));Base))" office:value-type="float" office:value="5" calcext:value-type="float">
            <text:p>5</text:p>
          </table:table-cell>
          <table:table-cell table:formula="of:=CONCATENATE(&quot;  &quot;; [.B90]; &quot;, //&quot;; [.A90])" office:value-type="string" office:string-value="  5, //81" calcext:value-type="string">
            <text:p><text:s text:c="2"/>5, //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LOG(ABS(SIN(([.A91]+0.5)/256*2*PI()));Base))" office:value-type="float" office:value="6" calcext:value-type="float">
            <text:p>6</text:p>
          </table:table-cell>
          <table:table-cell table:formula="of:=CONCATENATE(&quot;  &quot;; [.B91]; &quot;, //&quot;; [.A91])" office:value-type="string" office:string-value="  6, //82" calcext:value-type="string">
            <text:p><text:s text:c="2"/>6, //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LOG(ABS(SIN(([.A92]+0.5)/256*2*PI()));Base))" office:value-type="float" office:value="6" calcext:value-type="float">
            <text:p>6</text:p>
          </table:table-cell>
          <table:table-cell table:formula="of:=CONCATENATE(&quot;  &quot;; [.B92]; &quot;, //&quot;; [.A92])" office:value-type="string" office:string-value="  6, //83" calcext:value-type="string">
            <text:p><text:s text:c="2"/>6, //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LOG(ABS(SIN(([.A93]+0.5)/256*2*PI()));Base))" office:value-type="float" office:value="7" calcext:value-type="float">
            <text:p>7</text:p>
          </table:table-cell>
          <table:table-cell table:formula="of:=CONCATENATE(&quot;  &quot;; [.B93]; &quot;, //&quot;; [.A93])" office:value-type="string" office:string-value="  7, //84" calcext:value-type="string">
            <text:p><text:s text:c="2"/>7, //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LOG(ABS(SIN(([.A94]+0.5)/256*2*PI()));Base))" office:value-type="float" office:value="8" calcext:value-type="float">
            <text:p>8</text:p>
          </table:table-cell>
          <table:table-cell table:formula="of:=CONCATENATE(&quot;  &quot;; [.B94]; &quot;, //&quot;; [.A94])" office:value-type="string" office:string-value="  8, //85" calcext:value-type="string">
            <text:p><text:s text:c="2"/>8, //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LOG(ABS(SIN(([.A95]+0.5)/256*2*PI()));Base))" office:value-type="float" office:value="8" calcext:value-type="float">
            <text:p>8</text:p>
          </table:table-cell>
          <table:table-cell table:formula="of:=CONCATENATE(&quot;  &quot;; [.B95]; &quot;, //&quot;; [.A95])" office:value-type="string" office:string-value="  8, //86" calcext:value-type="string">
            <text:p><text:s text:c="2"/>8, //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LOG(ABS(SIN(([.A96]+0.5)/256*2*PI()));Base))" office:value-type="float" office:value="9" calcext:value-type="float">
            <text:p>9</text:p>
          </table:table-cell>
          <table:table-cell table:formula="of:=CONCATENATE(&quot;  &quot;; [.B96]; &quot;, //&quot;; [.A96])" office:value-type="string" office:string-value="  9, //87" calcext:value-type="string">
            <text:p><text:s text:c="2"/>9, //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LOG(ABS(SIN(([.A97]+0.5)/256*2*PI()));Base))" office:value-type="float" office:value="10" calcext:value-type="float">
            <text:p>10</text:p>
          </table:table-cell>
          <table:table-cell table:formula="of:=CONCATENATE(&quot;  &quot;; [.B97]; &quot;, //&quot;; [.A97])" office:value-type="string" office:string-value="  10, //88" calcext:value-type="string">
            <text:p><text:s text:c="2"/>10, //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LOG(ABS(SIN(([.A98]+0.5)/256*2*PI()));Base))" office:value-type="float" office:value="11" calcext:value-type="float">
            <text:p>11</text:p>
          </table:table-cell>
          <table:table-cell table:formula="of:=CONCATENATE(&quot;  &quot;; [.B98]; &quot;, //&quot;; [.A98])" office:value-type="string" office:string-value="  11, //89" calcext:value-type="string">
            <text:p><text:s text:c="2"/>11, //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LOG(ABS(SIN(([.A99]+0.5)/256*2*PI()));Base))" office:value-type="float" office:value="12" calcext:value-type="float">
            <text:p>12</text:p>
          </table:table-cell>
          <table:table-cell table:formula="of:=CONCATENATE(&quot;  &quot;; [.B99]; &quot;, //&quot;; [.A99])" office:value-type="string" office:string-value="  12, //90" calcext:value-type="string">
            <text:p><text:s text:c="2"/>12, //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LOG(ABS(SIN(([.A100]+0.5)/256*2*PI()));Base))" office:value-type="float" office:value="13" calcext:value-type="float">
            <text:p>13</text:p>
          </table:table-cell>
          <table:table-cell table:formula="of:=CONCATENATE(&quot;  &quot;; [.B100]; &quot;, //&quot;; [.A100])" office:value-type="string" office:string-value="  13, //91" calcext:value-type="string">
            <text:p><text:s text:c="2"/>13, //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LOG(ABS(SIN(([.A101]+0.5)/256*2*PI()));Base))" office:value-type="float" office:value="14" calcext:value-type="float">
            <text:p>14</text:p>
          </table:table-cell>
          <table:table-cell table:formula="of:=CONCATENATE(&quot;  &quot;; [.B101]; &quot;, //&quot;; [.A101])" office:value-type="string" office:string-value="  14, //92" calcext:value-type="string">
            <text:p><text:s text:c="2"/>14, //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LOG(ABS(SIN(([.A102]+0.5)/256*2*PI()));Base))" office:value-type="float" office:value="15" calcext:value-type="float">
            <text:p>15</text:p>
          </table:table-cell>
          <table:table-cell table:formula="of:=CONCATENATE(&quot;  &quot;; [.B102]; &quot;, //&quot;; [.A102])" office:value-type="string" office:string-value="  15, //93" calcext:value-type="string">
            <text:p><text:s text:c="2"/>15, //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LOG(ABS(SIN(([.A103]+0.5)/256*2*PI()));Base))" office:value-type="float" office:value="16" calcext:value-type="float">
            <text:p>16</text:p>
          </table:table-cell>
          <table:table-cell table:formula="of:=CONCATENATE(&quot;  &quot;; [.B103]; &quot;, //&quot;; [.A103])" office:value-type="string" office:string-value="  16, //94" calcext:value-type="string">
            <text:p><text:s text:c="2"/>16, //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LOG(ABS(SIN(([.A104]+0.5)/256*2*PI()));Base))" office:value-type="float" office:value="18" calcext:value-type="float">
            <text:p>18</text:p>
          </table:table-cell>
          <table:table-cell table:formula="of:=CONCATENATE(&quot;  &quot;; [.B104]; &quot;, //&quot;; [.A104])" office:value-type="string" office:string-value="  18, //95" calcext:value-type="string">
            <text:p><text:s text:c="2"/>18, //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LOG(ABS(SIN(([.A105]+0.5)/256*2*PI()));Base))" office:value-type="float" office:value="19" calcext:value-type="float">
            <text:p>19</text:p>
          </table:table-cell>
          <table:table-cell table:formula="of:=CONCATENATE(&quot;  &quot;; [.B105]; &quot;, //&quot;; [.A105])" office:value-type="string" office:string-value="  19, //96" calcext:value-type="string">
            <text:p><text:s text:c="2"/>19, //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LOG(ABS(SIN(([.A106]+0.5)/256*2*PI()));Base))" office:value-type="float" office:value="20" calcext:value-type="float">
            <text:p>20</text:p>
          </table:table-cell>
          <table:table-cell table:formula="of:=CONCATENATE(&quot;  &quot;; [.B106]; &quot;, //&quot;; [.A106])" office:value-type="string" office:string-value="  20, //97" calcext:value-type="string">
            <text:p><text:s text:c="2"/>20, //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LOG(ABS(SIN(([.A107]+0.5)/256*2*PI()));Base))" office:value-type="float" office:value="22" calcext:value-type="float">
            <text:p>22</text:p>
          </table:table-cell>
          <table:table-cell table:formula="of:=CONCATENATE(&quot;  &quot;; [.B107]; &quot;, //&quot;; [.A107])" office:value-type="string" office:string-value="  22, //98" calcext:value-type="string">
            <text:p><text:s text:c="2"/>22, //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LOG(ABS(SIN(([.A108]+0.5)/256*2*PI()));Base))" office:value-type="float" office:value="23" calcext:value-type="float">
            <text:p>23</text:p>
          </table:table-cell>
          <table:table-cell table:formula="of:=CONCATENATE(&quot;  &quot;; [.B108]; &quot;, //&quot;; [.A108])" office:value-type="string" office:string-value="  23, //99" calcext:value-type="string">
            <text:p><text:s text:c="2"/>23, //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LOG(ABS(SIN(([.A109]+0.5)/256*2*PI()));Base))" office:value-type="float" office:value="25" calcext:value-type="float">
            <text:p>25</text:p>
          </table:table-cell>
          <table:table-cell table:formula="of:=CONCATENATE(&quot;  &quot;; [.B109]; &quot;, //&quot;; [.A109])" office:value-type="string" office:string-value="  25, //100" calcext:value-type="string">
            <text:p><text:s text:c="2"/>25, //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LOG(ABS(SIN(([.A110]+0.5)/256*2*PI()));Base))" office:value-type="float" office:value="26" calcext:value-type="float">
            <text:p>26</text:p>
          </table:table-cell>
          <table:table-cell table:formula="of:=CONCATENATE(&quot;  &quot;; [.B110]; &quot;, //&quot;; [.A110])" office:value-type="string" office:string-value="  26, //101" calcext:value-type="string">
            <text:p><text:s text:c="2"/>26, //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LOG(ABS(SIN(([.A111]+0.5)/256*2*PI()));Base))" office:value-type="float" office:value="28" calcext:value-type="float">
            <text:p>28</text:p>
          </table:table-cell>
          <table:table-cell table:formula="of:=CONCATENATE(&quot;  &quot;; [.B111]; &quot;, //&quot;; [.A111])" office:value-type="string" office:string-value="  28, //102" calcext:value-type="string">
            <text:p><text:s text:c="2"/>28, //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LOG(ABS(SIN(([.A112]+0.5)/256*2*PI()));Base))" office:value-type="float" office:value="30" calcext:value-type="float">
            <text:p>30</text:p>
          </table:table-cell>
          <table:table-cell table:formula="of:=CONCATENATE(&quot;  &quot;; [.B112]; &quot;, //&quot;; [.A112])" office:value-type="string" office:string-value="  30, //103" calcext:value-type="string">
            <text:p><text:s text:c="2"/>30, //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LOG(ABS(SIN(([.A113]+0.5)/256*2*PI()));Base))" office:value-type="float" office:value="32" calcext:value-type="float">
            <text:p>32</text:p>
          </table:table-cell>
          <table:table-cell table:formula="of:=CONCATENATE(&quot;  &quot;; [.B113]; &quot;, //&quot;; [.A113])" office:value-type="string" office:string-value="  32, //104" calcext:value-type="string">
            <text:p><text:s text:c="2"/>32, //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LOG(ABS(SIN(([.A114]+0.5)/256*2*PI()));Base))" office:value-type="float" office:value="34" calcext:value-type="float">
            <text:p>34</text:p>
          </table:table-cell>
          <table:table-cell table:formula="of:=CONCATENATE(&quot;  &quot;; [.B114]; &quot;, //&quot;; [.A114])" office:value-type="string" office:string-value="  34, //105" calcext:value-type="string">
            <text:p><text:s text:c="2"/>34, //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LOG(ABS(SIN(([.A115]+0.5)/256*2*PI()));Base))" office:value-type="float" office:value="36" calcext:value-type="float">
            <text:p>36</text:p>
          </table:table-cell>
          <table:table-cell table:formula="of:=CONCATENATE(&quot;  &quot;; [.B115]; &quot;, //&quot;; [.A115])" office:value-type="string" office:string-value="  36, //106" calcext:value-type="string">
            <text:p><text:s text:c="2"/>36, //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LOG(ABS(SIN(([.A116]+0.5)/256*2*PI()));Base))" office:value-type="float" office:value="38" calcext:value-type="float">
            <text:p>38</text:p>
          </table:table-cell>
          <table:table-cell table:formula="of:=CONCATENATE(&quot;  &quot;; [.B116]; &quot;, //&quot;; [.A116])" office:value-type="string" office:string-value="  38, //107" calcext:value-type="string">
            <text:p><text:s text:c="2"/>38, //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LOG(ABS(SIN(([.A117]+0.5)/256*2*PI()));Base))" office:value-type="float" office:value="41" calcext:value-type="float">
            <text:p>41</text:p>
          </table:table-cell>
          <table:table-cell table:formula="of:=CONCATENATE(&quot;  &quot;; [.B117]; &quot;, //&quot;; [.A117])" office:value-type="string" office:string-value="  41, //108" calcext:value-type="string">
            <text:p><text:s text:c="2"/>41, //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LOG(ABS(SIN(([.A118]+0.5)/256*2*PI()));Base))" office:value-type="float" office:value="43" calcext:value-type="float">
            <text:p>43</text:p>
          </table:table-cell>
          <table:table-cell table:formula="of:=CONCATENATE(&quot;  &quot;; [.B118]; &quot;, //&quot;; [.A118])" office:value-type="string" office:string-value="  43, //109" calcext:value-type="string">
            <text:p><text:s text:c="2"/>43, //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LOG(ABS(SIN(([.A119]+0.5)/256*2*PI()));Base))" office:value-type="float" office:value="46" calcext:value-type="float">
            <text:p>46</text:p>
          </table:table-cell>
          <table:table-cell table:formula="of:=CONCATENATE(&quot;  &quot;; [.B119]; &quot;, //&quot;; [.A119])" office:value-type="string" office:string-value="  46, //110" calcext:value-type="string">
            <text:p><text:s text:c="2"/>46, //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LOG(ABS(SIN(([.A120]+0.5)/256*2*PI()));Base))" office:value-type="float" office:value="49" calcext:value-type="float">
            <text:p>49</text:p>
          </table:table-cell>
          <table:table-cell table:formula="of:=CONCATENATE(&quot;  &quot;; [.B120]; &quot;, //&quot;; [.A120])" office:value-type="string" office:string-value="  49, //111" calcext:value-type="string">
            <text:p><text:s text:c="2"/>49, //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LOG(ABS(SIN(([.A121]+0.5)/256*2*PI()));Base))" office:value-type="float" office:value="52" calcext:value-type="float">
            <text:p>52</text:p>
          </table:table-cell>
          <table:table-cell table:formula="of:=CONCATENATE(&quot;  &quot;; [.B121]; &quot;, //&quot;; [.A121])" office:value-type="string" office:string-value="  52, //112" calcext:value-type="string">
            <text:p><text:s text:c="2"/>52, //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LOG(ABS(SIN(([.A122]+0.5)/256*2*PI()));Base))" office:value-type="float" office:value="56" calcext:value-type="float">
            <text:p>56</text:p>
          </table:table-cell>
          <table:table-cell table:formula="of:=CONCATENATE(&quot;  &quot;; [.B122]; &quot;, //&quot;; [.A122])" office:value-type="string" office:string-value="  56, //113" calcext:value-type="string">
            <text:p><text:s text:c="2"/>56, //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LOG(ABS(SIN(([.A123]+0.5)/256*2*PI()));Base))" office:value-type="float" office:value="59" calcext:value-type="float">
            <text:p>59</text:p>
          </table:table-cell>
          <table:table-cell table:formula="of:=CONCATENATE(&quot;  &quot;; [.B123]; &quot;, //&quot;; [.A123])" office:value-type="string" office:string-value="  59, //114" calcext:value-type="string">
            <text:p><text:s text:c="2"/>59, //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LOG(ABS(SIN(([.A124]+0.5)/256*2*PI()));Base))" office:value-type="float" office:value="63" calcext:value-type="float">
            <text:p>63</text:p>
          </table:table-cell>
          <table:table-cell table:formula="of:=CONCATENATE(&quot;  &quot;; [.B124]; &quot;, //&quot;; [.A124])" office:value-type="string" office:string-value="  63, //115" calcext:value-type="string">
            <text:p><text:s text:c="2"/>63, //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LOG(ABS(SIN(([.A125]+0.5)/256*2*PI()));Base))" office:value-type="float" office:value="67" calcext:value-type="float">
            <text:p>67</text:p>
          </table:table-cell>
          <table:table-cell table:formula="of:=CONCATENATE(&quot;  &quot;; [.B125]; &quot;, //&quot;; [.A125])" office:value-type="string" office:string-value="  67, //116" calcext:value-type="string">
            <text:p><text:s text:c="2"/>67, //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LOG(ABS(SIN(([.A126]+0.5)/256*2*PI()));Base))" office:value-type="float" office:value="72" calcext:value-type="float">
            <text:p>72</text:p>
          </table:table-cell>
          <table:table-cell table:formula="of:=CONCATENATE(&quot;  &quot;; [.B126]; &quot;, //&quot;; [.A126])" office:value-type="string" office:string-value="  72, //117" calcext:value-type="string">
            <text:p><text:s text:c="2"/>72, //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LOG(ABS(SIN(([.A127]+0.5)/256*2*PI()));Base))" office:value-type="float" office:value="77" calcext:value-type="float">
            <text:p>77</text:p>
          </table:table-cell>
          <table:table-cell table:formula="of:=CONCATENATE(&quot;  &quot;; [.B127]; &quot;, //&quot;; [.A127])" office:value-type="string" office:string-value="  77, //118" calcext:value-type="string">
            <text:p><text:s text:c="2"/>77, //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LOG(ABS(SIN(([.A128]+0.5)/256*2*PI()));Base))" office:value-type="float" office:value="83" calcext:value-type="float">
            <text:p>83</text:p>
          </table:table-cell>
          <table:table-cell table:formula="of:=CONCATENATE(&quot;  &quot;; [.B128]; &quot;, //&quot;; [.A128])" office:value-type="string" office:string-value="  83, //119" calcext:value-type="string">
            <text:p><text:s text:c="2"/>83, //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LOG(ABS(SIN(([.A129]+0.5)/256*2*PI()));Base))" office:value-type="float" office:value="90" calcext:value-type="float">
            <text:p>90</text:p>
          </table:table-cell>
          <table:table-cell table:formula="of:=CONCATENATE(&quot;  &quot;; [.B129]; &quot;, //&quot;; [.A129])" office:value-type="string" office:string-value="  90, //120" calcext:value-type="string">
            <text:p><text:s text:c="2"/>90, //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LOG(ABS(SIN(([.A130]+0.5)/256*2*PI()));Base))" office:value-type="float" office:value="97" calcext:value-type="float">
            <text:p>97</text:p>
          </table:table-cell>
          <table:table-cell table:formula="of:=CONCATENATE(&quot;  &quot;; [.B130]; &quot;, //&quot;; [.A130])" office:value-type="string" office:string-value="  97, //121" calcext:value-type="string">
            <text:p><text:s text:c="2"/>97, //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LOG(ABS(SIN(([.A131]+0.5)/256*2*PI()));Base))" office:value-type="float" office:value="106" calcext:value-type="float">
            <text:p>106</text:p>
          </table:table-cell>
          <table:table-cell table:formula="of:=CONCATENATE(&quot;  &quot;; [.B131]; &quot;, //&quot;; [.A131])" office:value-type="string" office:string-value="  106, //122" calcext:value-type="string">
            <text:p><text:s text:c="2"/>106, //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LOG(ABS(SIN(([.A132]+0.5)/256*2*PI()));Base))" office:value-type="float" office:value="116" calcext:value-type="float">
            <text:p>116</text:p>
          </table:table-cell>
          <table:table-cell table:formula="of:=CONCATENATE(&quot;  &quot;; [.B132]; &quot;, //&quot;; [.A132])" office:value-type="string" office:string-value="  116, //123" calcext:value-type="string">
            <text:p><text:s text:c="2"/>116, //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LOG(ABS(SIN(([.A133]+0.5)/256*2*PI()));Base))" office:value-type="float" office:value="129" calcext:value-type="float">
            <text:p>129</text:p>
          </table:table-cell>
          <table:table-cell table:formula="of:=CONCATENATE(&quot;  &quot;; [.B133]; &quot;, //&quot;; [.A133])" office:value-type="string" office:string-value="  129, //124" calcext:value-type="string">
            <text:p><text:s text:c="2"/>129, //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LOG(ABS(SIN(([.A134]+0.5)/256*2*PI()));Base))" office:value-type="float" office:value="147" calcext:value-type="float">
            <text:p>147</text:p>
          </table:table-cell>
          <table:table-cell table:formula="of:=CONCATENATE(&quot;  &quot;; [.B134]; &quot;, //&quot;; [.A134])" office:value-type="string" office:string-value="  147, //125" calcext:value-type="string">
            <text:p><text:s text:c="2"/>147, //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LOG(ABS(SIN(([.A135]+0.5)/256*2*PI()));Base))" office:value-type="float" office:value="174" calcext:value-type="float">
            <text:p>174</text:p>
          </table:table-cell>
          <table:table-cell table:formula="of:=CONCATENATE(&quot;  &quot;; [.B135]; &quot;, //&quot;; [.A135])" office:value-type="string" office:string-value="  174, //126" calcext:value-type="string">
            <text:p><text:s text:c="2"/>174, //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LOG(ABS(SIN(([.A136]+0.5)/256*2*PI()));Base))" office:value-type="float" office:value="232" calcext:value-type="float">
            <text:p>232</text:p>
          </table:table-cell>
          <table:table-cell table:formula="of:=CONCATENATE(&quot;  &quot;; [.B136]; &quot;, //&quot;; [.A136])" office:value-type="string" office:string-value="  232, //127" calcext:value-type="string">
            <text:p><text:s text:c="2"/>232, //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LOG(ABS(SIN(([.A137]+0.5)/256*2*PI()));Base))" office:value-type="float" office:value="232" calcext:value-type="float">
            <text:p>232</text:p>
          </table:table-cell>
          <table:table-cell table:formula="of:=CONCATENATE(&quot;  &quot;; [.B137]; &quot;, //&quot;; [.A137])" office:value-type="string" office:string-value="  232, //128" calcext:value-type="string">
            <text:p><text:s text:c="2"/>232, //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LOG(ABS(SIN(([.A138]+0.5)/256*2*PI()));Base))" office:value-type="float" office:value="174" calcext:value-type="float">
            <text:p>174</text:p>
          </table:table-cell>
          <table:table-cell table:formula="of:=CONCATENATE(&quot;  &quot;; [.B138]; &quot;, //&quot;; [.A138])" office:value-type="string" office:string-value="  174, //129" calcext:value-type="string">
            <text:p><text:s text:c="2"/>174, //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LOG(ABS(SIN(([.A139]+0.5)/256*2*PI()));Base))" office:value-type="float" office:value="147" calcext:value-type="float">
            <text:p>147</text:p>
          </table:table-cell>
          <table:table-cell table:formula="of:=CONCATENATE(&quot;  &quot;; [.B139]; &quot;, //&quot;; [.A139])" office:value-type="string" office:string-value="  147, //130" calcext:value-type="string">
            <text:p><text:s text:c="2"/>147, //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LOG(ABS(SIN(([.A140]+0.5)/256*2*PI()));Base))" office:value-type="float" office:value="129" calcext:value-type="float">
            <text:p>129</text:p>
          </table:table-cell>
          <table:table-cell table:formula="of:=CONCATENATE(&quot;  &quot;; [.B140]; &quot;, //&quot;; [.A140])" office:value-type="string" office:string-value="  129, //131" calcext:value-type="string">
            <text:p><text:s text:c="2"/>129, //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LOG(ABS(SIN(([.A141]+0.5)/256*2*PI()));Base))" office:value-type="float" office:value="116" calcext:value-type="float">
            <text:p>116</text:p>
          </table:table-cell>
          <table:table-cell table:formula="of:=CONCATENATE(&quot;  &quot;; [.B141]; &quot;, //&quot;; [.A141])" office:value-type="string" office:string-value="  116, //132" calcext:value-type="string">
            <text:p><text:s text:c="2"/>116, //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LOG(ABS(SIN(([.A142]+0.5)/256*2*PI()));Base))" office:value-type="float" office:value="106" calcext:value-type="float">
            <text:p>106</text:p>
          </table:table-cell>
          <table:table-cell table:formula="of:=CONCATENATE(&quot;  &quot;; [.B142]; &quot;, //&quot;; [.A142])" office:value-type="string" office:string-value="  106, //133" calcext:value-type="string">
            <text:p><text:s text:c="2"/>106, //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LOG(ABS(SIN(([.A143]+0.5)/256*2*PI()));Base))" office:value-type="float" office:value="97" calcext:value-type="float">
            <text:p>97</text:p>
          </table:table-cell>
          <table:table-cell table:formula="of:=CONCATENATE(&quot;  &quot;; [.B143]; &quot;, //&quot;; [.A143])" office:value-type="string" office:string-value="  97, //134" calcext:value-type="string">
            <text:p><text:s text:c="2"/>97, //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LOG(ABS(SIN(([.A144]+0.5)/256*2*PI()));Base))" office:value-type="float" office:value="90" calcext:value-type="float">
            <text:p>90</text:p>
          </table:table-cell>
          <table:table-cell table:formula="of:=CONCATENATE(&quot;  &quot;; [.B144]; &quot;, //&quot;; [.A144])" office:value-type="string" office:string-value="  90, //135" calcext:value-type="string">
            <text:p><text:s text:c="2"/>90, //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LOG(ABS(SIN(([.A145]+0.5)/256*2*PI()));Base))" office:value-type="float" office:value="83" calcext:value-type="float">
            <text:p>83</text:p>
          </table:table-cell>
          <table:table-cell table:formula="of:=CONCATENATE(&quot;  &quot;; [.B145]; &quot;, //&quot;; [.A145])" office:value-type="string" office:string-value="  83, //136" calcext:value-type="string">
            <text:p><text:s text:c="2"/>83, //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LOG(ABS(SIN(([.A146]+0.5)/256*2*PI()));Base))" office:value-type="float" office:value="77" calcext:value-type="float">
            <text:p>77</text:p>
          </table:table-cell>
          <table:table-cell table:formula="of:=CONCATENATE(&quot;  &quot;; [.B146]; &quot;, //&quot;; [.A146])" office:value-type="string" office:string-value="  77, //137" calcext:value-type="string">
            <text:p><text:s text:c="2"/>77, //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LOG(ABS(SIN(([.A147]+0.5)/256*2*PI()));Base))" office:value-type="float" office:value="72" calcext:value-type="float">
            <text:p>72</text:p>
          </table:table-cell>
          <table:table-cell table:formula="of:=CONCATENATE(&quot;  &quot;; [.B147]; &quot;, //&quot;; [.A147])" office:value-type="string" office:string-value="  72, //138" calcext:value-type="string">
            <text:p><text:s text:c="2"/>72, //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LOG(ABS(SIN(([.A148]+0.5)/256*2*PI()));Base))" office:value-type="float" office:value="67" calcext:value-type="float">
            <text:p>67</text:p>
          </table:table-cell>
          <table:table-cell table:formula="of:=CONCATENATE(&quot;  &quot;; [.B148]; &quot;, //&quot;; [.A148])" office:value-type="string" office:string-value="  67, //139" calcext:value-type="string">
            <text:p><text:s text:c="2"/>67, //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LOG(ABS(SIN(([.A149]+0.5)/256*2*PI()));Base))" office:value-type="float" office:value="63" calcext:value-type="float">
            <text:p>63</text:p>
          </table:table-cell>
          <table:table-cell table:formula="of:=CONCATENATE(&quot;  &quot;; [.B149]; &quot;, //&quot;; [.A149])" office:value-type="string" office:string-value="  63, //140" calcext:value-type="string">
            <text:p><text:s text:c="2"/>63, //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LOG(ABS(SIN(([.A150]+0.5)/256*2*PI()));Base))" office:value-type="float" office:value="59" calcext:value-type="float">
            <text:p>59</text:p>
          </table:table-cell>
          <table:table-cell table:formula="of:=CONCATENATE(&quot;  &quot;; [.B150]; &quot;, //&quot;; [.A150])" office:value-type="string" office:string-value="  59, //141" calcext:value-type="string">
            <text:p><text:s text:c="2"/>59, //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LOG(ABS(SIN(([.A151]+0.5)/256*2*PI()));Base))" office:value-type="float" office:value="56" calcext:value-type="float">
            <text:p>56</text:p>
          </table:table-cell>
          <table:table-cell table:formula="of:=CONCATENATE(&quot;  &quot;; [.B151]; &quot;, //&quot;; [.A151])" office:value-type="string" office:string-value="  56, //142" calcext:value-type="string">
            <text:p><text:s text:c="2"/>56, //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LOG(ABS(SIN(([.A152]+0.5)/256*2*PI()));Base))" office:value-type="float" office:value="52" calcext:value-type="float">
            <text:p>52</text:p>
          </table:table-cell>
          <table:table-cell table:formula="of:=CONCATENATE(&quot;  &quot;; [.B152]; &quot;, //&quot;; [.A152])" office:value-type="string" office:string-value="  52, //143" calcext:value-type="string">
            <text:p><text:s text:c="2"/>52, //1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LOG(ABS(SIN(([.A153]+0.5)/256*2*PI()));Base))" office:value-type="float" office:value="49" calcext:value-type="float">
            <text:p>49</text:p>
          </table:table-cell>
          <table:table-cell table:formula="of:=CONCATENATE(&quot;  &quot;; [.B153]; &quot;, //&quot;; [.A153])" office:value-type="string" office:string-value="  49, //144" calcext:value-type="string">
            <text:p><text:s text:c="2"/>49, //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LOG(ABS(SIN(([.A154]+0.5)/256*2*PI()));Base))" office:value-type="float" office:value="46" calcext:value-type="float">
            <text:p>46</text:p>
          </table:table-cell>
          <table:table-cell table:formula="of:=CONCATENATE(&quot;  &quot;; [.B154]; &quot;, //&quot;; [.A154])" office:value-type="string" office:string-value="  46, //145" calcext:value-type="string">
            <text:p><text:s text:c="2"/>46, //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LOG(ABS(SIN(([.A155]+0.5)/256*2*PI()));Base))" office:value-type="float" office:value="43" calcext:value-type="float">
            <text:p>43</text:p>
          </table:table-cell>
          <table:table-cell table:formula="of:=CONCATENATE(&quot;  &quot;; [.B155]; &quot;, //&quot;; [.A155])" office:value-type="string" office:string-value="  43, //146" calcext:value-type="string">
            <text:p><text:s text:c="2"/>43, //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LOG(ABS(SIN(([.A156]+0.5)/256*2*PI()));Base))" office:value-type="float" office:value="41" calcext:value-type="float">
            <text:p>41</text:p>
          </table:table-cell>
          <table:table-cell table:formula="of:=CONCATENATE(&quot;  &quot;; [.B156]; &quot;, //&quot;; [.A156])" office:value-type="string" office:string-value="  41, //147" calcext:value-type="string">
            <text:p><text:s text:c="2"/>41, //1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LOG(ABS(SIN(([.A157]+0.5)/256*2*PI()));Base))" office:value-type="float" office:value="38" calcext:value-type="float">
            <text:p>38</text:p>
          </table:table-cell>
          <table:table-cell table:formula="of:=CONCATENATE(&quot;  &quot;; [.B157]; &quot;, //&quot;; [.A157])" office:value-type="string" office:string-value="  38, //148" calcext:value-type="string">
            <text:p><text:s text:c="2"/>38, //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LOG(ABS(SIN(([.A158]+0.5)/256*2*PI()));Base))" office:value-type="float" office:value="36" calcext:value-type="float">
            <text:p>36</text:p>
          </table:table-cell>
          <table:table-cell table:formula="of:=CONCATENATE(&quot;  &quot;; [.B158]; &quot;, //&quot;; [.A158])" office:value-type="string" office:string-value="  36, //149" calcext:value-type="string">
            <text:p><text:s text:c="2"/>36, //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LOG(ABS(SIN(([.A159]+0.5)/256*2*PI()));Base))" office:value-type="float" office:value="34" calcext:value-type="float">
            <text:p>34</text:p>
          </table:table-cell>
          <table:table-cell table:formula="of:=CONCATENATE(&quot;  &quot;; [.B159]; &quot;, //&quot;; [.A159])" office:value-type="string" office:string-value="  34, //150" calcext:value-type="string">
            <text:p><text:s text:c="2"/>34, //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LOG(ABS(SIN(([.A160]+0.5)/256*2*PI()));Base))" office:value-type="float" office:value="32" calcext:value-type="float">
            <text:p>32</text:p>
          </table:table-cell>
          <table:table-cell table:formula="of:=CONCATENATE(&quot;  &quot;; [.B160]; &quot;, //&quot;; [.A160])" office:value-type="string" office:string-value="  32, //151" calcext:value-type="string">
            <text:p><text:s text:c="2"/>32, //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LOG(ABS(SIN(([.A161]+0.5)/256*2*PI()));Base))" office:value-type="float" office:value="30" calcext:value-type="float">
            <text:p>30</text:p>
          </table:table-cell>
          <table:table-cell table:formula="of:=CONCATENATE(&quot;  &quot;; [.B161]; &quot;, //&quot;; [.A161])" office:value-type="string" office:string-value="  30, //152" calcext:value-type="string">
            <text:p><text:s text:c="2"/>30, //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LOG(ABS(SIN(([.A162]+0.5)/256*2*PI()));Base))" office:value-type="float" office:value="28" calcext:value-type="float">
            <text:p>28</text:p>
          </table:table-cell>
          <table:table-cell table:formula="of:=CONCATENATE(&quot;  &quot;; [.B162]; &quot;, //&quot;; [.A162])" office:value-type="string" office:string-value="  28, //153" calcext:value-type="string">
            <text:p><text:s text:c="2"/>28, //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LOG(ABS(SIN(([.A163]+0.5)/256*2*PI()));Base))" office:value-type="float" office:value="26" calcext:value-type="float">
            <text:p>26</text:p>
          </table:table-cell>
          <table:table-cell table:formula="of:=CONCATENATE(&quot;  &quot;; [.B163]; &quot;, //&quot;; [.A163])" office:value-type="string" office:string-value="  26, //154" calcext:value-type="string">
            <text:p><text:s text:c="2"/>26, //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LOG(ABS(SIN(([.A164]+0.5)/256*2*PI()));Base))" office:value-type="float" office:value="25" calcext:value-type="float">
            <text:p>25</text:p>
          </table:table-cell>
          <table:table-cell table:formula="of:=CONCATENATE(&quot;  &quot;; [.B164]; &quot;, //&quot;; [.A164])" office:value-type="string" office:string-value="  25, //155" calcext:value-type="string">
            <text:p><text:s text:c="2"/>25, //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LOG(ABS(SIN(([.A165]+0.5)/256*2*PI()));Base))" office:value-type="float" office:value="23" calcext:value-type="float">
            <text:p>23</text:p>
          </table:table-cell>
          <table:table-cell table:formula="of:=CONCATENATE(&quot;  &quot;; [.B165]; &quot;, //&quot;; [.A165])" office:value-type="string" office:string-value="  23, //156" calcext:value-type="string">
            <text:p><text:s text:c="2"/>23, //1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LOG(ABS(SIN(([.A166]+0.5)/256*2*PI()));Base))" office:value-type="float" office:value="22" calcext:value-type="float">
            <text:p>22</text:p>
          </table:table-cell>
          <table:table-cell table:formula="of:=CONCATENATE(&quot;  &quot;; [.B166]; &quot;, //&quot;; [.A166])" office:value-type="string" office:string-value="  22, //157" calcext:value-type="string">
            <text:p><text:s text:c="2"/>22, //15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LOG(ABS(SIN(([.A167]+0.5)/256*2*PI()));Base))" office:value-type="float" office:value="20" calcext:value-type="float">
            <text:p>20</text:p>
          </table:table-cell>
          <table:table-cell table:formula="of:=CONCATENATE(&quot;  &quot;; [.B167]; &quot;, //&quot;; [.A167])" office:value-type="string" office:string-value="  20, //158" calcext:value-type="string">
            <text:p><text:s text:c="2"/>20, //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LOG(ABS(SIN(([.A168]+0.5)/256*2*PI()));Base))" office:value-type="float" office:value="19" calcext:value-type="float">
            <text:p>19</text:p>
          </table:table-cell>
          <table:table-cell table:formula="of:=CONCATENATE(&quot;  &quot;; [.B168]; &quot;, //&quot;; [.A168])" office:value-type="string" office:string-value="  19, //159" calcext:value-type="string">
            <text:p><text:s text:c="2"/>19, //1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LOG(ABS(SIN(([.A169]+0.5)/256*2*PI()));Base))" office:value-type="float" office:value="18" calcext:value-type="float">
            <text:p>18</text:p>
          </table:table-cell>
          <table:table-cell table:formula="of:=CONCATENATE(&quot;  &quot;; [.B169]; &quot;, //&quot;; [.A169])" office:value-type="string" office:string-value="  18, //160" calcext:value-type="string">
            <text:p><text:s text:c="2"/>18, //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LOG(ABS(SIN(([.A170]+0.5)/256*2*PI()));Base))" office:value-type="float" office:value="16" calcext:value-type="float">
            <text:p>16</text:p>
          </table:table-cell>
          <table:table-cell table:formula="of:=CONCATENATE(&quot;  &quot;; [.B170]; &quot;, //&quot;; [.A170])" office:value-type="string" office:string-value="  16, //161" calcext:value-type="string">
            <text:p><text:s text:c="2"/>16, //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LOG(ABS(SIN(([.A171]+0.5)/256*2*PI()));Base))" office:value-type="float" office:value="15" calcext:value-type="float">
            <text:p>15</text:p>
          </table:table-cell>
          <table:table-cell table:formula="of:=CONCATENATE(&quot;  &quot;; [.B171]; &quot;, //&quot;; [.A171])" office:value-type="string" office:string-value="  15, //162" calcext:value-type="string">
            <text:p><text:s text:c="2"/>15, //1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LOG(ABS(SIN(([.A172]+0.5)/256*2*PI()));Base))" office:value-type="float" office:value="14" calcext:value-type="float">
            <text:p>14</text:p>
          </table:table-cell>
          <table:table-cell table:formula="of:=CONCATENATE(&quot;  &quot;; [.B172]; &quot;, //&quot;; [.A172])" office:value-type="string" office:string-value="  14, //163" calcext:value-type="string">
            <text:p><text:s text:c="2"/>14, //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LOG(ABS(SIN(([.A173]+0.5)/256*2*PI()));Base))" office:value-type="float" office:value="13" calcext:value-type="float">
            <text:p>13</text:p>
          </table:table-cell>
          <table:table-cell table:formula="of:=CONCATENATE(&quot;  &quot;; [.B173]; &quot;, //&quot;; [.A173])" office:value-type="string" office:string-value="  13, //164" calcext:value-type="string">
            <text:p><text:s text:c="2"/>13, //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LOG(ABS(SIN(([.A174]+0.5)/256*2*PI()));Base))" office:value-type="float" office:value="12" calcext:value-type="float">
            <text:p>12</text:p>
          </table:table-cell>
          <table:table-cell table:formula="of:=CONCATENATE(&quot;  &quot;; [.B174]; &quot;, //&quot;; [.A174])" office:value-type="string" office:string-value="  12, //165" calcext:value-type="string">
            <text:p><text:s text:c="2"/>12, //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LOG(ABS(SIN(([.A175]+0.5)/256*2*PI()));Base))" office:value-type="float" office:value="11" calcext:value-type="float">
            <text:p>11</text:p>
          </table:table-cell>
          <table:table-cell table:formula="of:=CONCATENATE(&quot;  &quot;; [.B175]; &quot;, //&quot;; [.A175])" office:value-type="string" office:string-value="  11, //166" calcext:value-type="string">
            <text:p><text:s text:c="2"/>11, //1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LOG(ABS(SIN(([.A176]+0.5)/256*2*PI()));Base))" office:value-type="float" office:value="10" calcext:value-type="float">
            <text:p>10</text:p>
          </table:table-cell>
          <table:table-cell table:formula="of:=CONCATENATE(&quot;  &quot;; [.B176]; &quot;, //&quot;; [.A176])" office:value-type="string" office:string-value="  10, //167" calcext:value-type="string">
            <text:p><text:s text:c="2"/>10, //16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LOG(ABS(SIN(([.A177]+0.5)/256*2*PI()));Base))" office:value-type="float" office:value="9" calcext:value-type="float">
            <text:p>9</text:p>
          </table:table-cell>
          <table:table-cell table:formula="of:=CONCATENATE(&quot;  &quot;; [.B177]; &quot;, //&quot;; [.A177])" office:value-type="string" office:string-value="  9, //168" calcext:value-type="string">
            <text:p><text:s text:c="2"/>9, //1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LOG(ABS(SIN(([.A178]+0.5)/256*2*PI()));Base))" office:value-type="float" office:value="8" calcext:value-type="float">
            <text:p>8</text:p>
          </table:table-cell>
          <table:table-cell table:formula="of:=CONCATENATE(&quot;  &quot;; [.B178]; &quot;, //&quot;; [.A178])" office:value-type="string" office:string-value="  8, //169" calcext:value-type="string">
            <text:p><text:s text:c="2"/>8, //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LOG(ABS(SIN(([.A179]+0.5)/256*2*PI()));Base))" office:value-type="float" office:value="8" calcext:value-type="float">
            <text:p>8</text:p>
          </table:table-cell>
          <table:table-cell table:formula="of:=CONCATENATE(&quot;  &quot;; [.B179]; &quot;, //&quot;; [.A179])" office:value-type="string" office:string-value="  8, //170" calcext:value-type="string">
            <text:p><text:s text:c="2"/>8, //17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LOG(ABS(SIN(([.A180]+0.5)/256*2*PI()));Base))" office:value-type="float" office:value="7" calcext:value-type="float">
            <text:p>7</text:p>
          </table:table-cell>
          <table:table-cell table:formula="of:=CONCATENATE(&quot;  &quot;; [.B180]; &quot;, //&quot;; [.A180])" office:value-type="string" office:string-value="  7, //171" calcext:value-type="string">
            <text:p><text:s text:c="2"/>7, //1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LOG(ABS(SIN(([.A181]+0.5)/256*2*PI()));Base))" office:value-type="float" office:value="6" calcext:value-type="float">
            <text:p>6</text:p>
          </table:table-cell>
          <table:table-cell table:formula="of:=CONCATENATE(&quot;  &quot;; [.B181]; &quot;, //&quot;; [.A181])" office:value-type="string" office:string-value="  6, //172" calcext:value-type="string">
            <text:p><text:s text:c="2"/>6, //17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LOG(ABS(SIN(([.A182]+0.5)/256*2*PI()));Base))" office:value-type="float" office:value="6" calcext:value-type="float">
            <text:p>6</text:p>
          </table:table-cell>
          <table:table-cell table:formula="of:=CONCATENATE(&quot;  &quot;; [.B182]; &quot;, //&quot;; [.A182])" office:value-type="string" office:string-value="  6, //173" calcext:value-type="string">
            <text:p><text:s text:c="2"/>6, //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LOG(ABS(SIN(([.A183]+0.5)/256*2*PI()));Base))" office:value-type="float" office:value="5" calcext:value-type="float">
            <text:p>5</text:p>
          </table:table-cell>
          <table:table-cell table:formula="of:=CONCATENATE(&quot;  &quot;; [.B183]; &quot;, //&quot;; [.A183])" office:value-type="string" office:string-value="  5, //174" calcext:value-type="string">
            <text:p><text:s text:c="2"/>5, //1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LOG(ABS(SIN(([.A184]+0.5)/256*2*PI()));Base))" office:value-type="float" office:value="4" calcext:value-type="float">
            <text:p>4</text:p>
          </table:table-cell>
          <table:table-cell table:formula="of:=CONCATENATE(&quot;  &quot;; [.B184]; &quot;, //&quot;; [.A184])" office:value-type="string" office:string-value="  4, //175" calcext:value-type="string">
            <text:p><text:s text:c="2"/>4, //1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LOG(ABS(SIN(([.A185]+0.5)/256*2*PI()));Base))" office:value-type="float" office:value="4" calcext:value-type="float">
            <text:p>4</text:p>
          </table:table-cell>
          <table:table-cell table:formula="of:=CONCATENATE(&quot;  &quot;; [.B185]; &quot;, //&quot;; [.A185])" office:value-type="string" office:string-value="  4, //176" calcext:value-type="string">
            <text:p><text:s text:c="2"/>4, //1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LOG(ABS(SIN(([.A186]+0.5)/256*2*PI()));Base))" office:value-type="float" office:value="3" calcext:value-type="float">
            <text:p>3</text:p>
          </table:table-cell>
          <table:table-cell table:formula="of:=CONCATENATE(&quot;  &quot;; [.B186]; &quot;, //&quot;; [.A186])" office:value-type="string" office:string-value="  3, //177" calcext:value-type="string">
            <text:p><text:s text:c="2"/>3, //1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LOG(ABS(SIN(([.A187]+0.5)/256*2*PI()));Base))" office:value-type="float" office:value="3" calcext:value-type="float">
            <text:p>3</text:p>
          </table:table-cell>
          <table:table-cell table:formula="of:=CONCATENATE(&quot;  &quot;; [.B187]; &quot;, //&quot;; [.A187])" office:value-type="string" office:string-value="  3, //178" calcext:value-type="string">
            <text:p><text:s text:c="2"/>3, //1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LOG(ABS(SIN(([.A188]+0.5)/256*2*PI()));Base))" office:value-type="float" office:value="3" calcext:value-type="float">
            <text:p>3</text:p>
          </table:table-cell>
          <table:table-cell table:formula="of:=CONCATENATE(&quot;  &quot;; [.B188]; &quot;, //&quot;; [.A188])" office:value-type="string" office:string-value="  3, //179" calcext:value-type="string">
            <text:p><text:s text:c="2"/>3, //17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LOG(ABS(SIN(([.A189]+0.5)/256*2*PI()));Base))" office:value-type="float" office:value="2" calcext:value-type="float">
            <text:p>2</text:p>
          </table:table-cell>
          <table:table-cell table:formula="of:=CONCATENATE(&quot;  &quot;; [.B189]; &quot;, //&quot;; [.A189])" office:value-type="string" office:string-value="  2, //180" calcext:value-type="string">
            <text:p><text:s text:c="2"/>2, //18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LOG(ABS(SIN(([.A190]+0.5)/256*2*PI()));Base))" office:value-type="float" office:value="2" calcext:value-type="float">
            <text:p>2</text:p>
          </table:table-cell>
          <table:table-cell table:formula="of:=CONCATENATE(&quot;  &quot;; [.B190]; &quot;, //&quot;; [.A190])" office:value-type="string" office:string-value="  2, //181" calcext:value-type="string">
            <text:p><text:s text:c="2"/>2, //1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LOG(ABS(SIN(([.A191]+0.5)/256*2*PI()));Base))" office:value-type="float" office:value="1" calcext:value-type="float">
            <text:p>1</text:p>
          </table:table-cell>
          <table:table-cell table:formula="of:=CONCATENATE(&quot;  &quot;; [.B191]; &quot;, //&quot;; [.A191])" office:value-type="string" office:string-value="  1, //182" calcext:value-type="string">
            <text:p><text:s text:c="2"/>1, //18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LOG(ABS(SIN(([.A192]+0.5)/256*2*PI()));Base))" office:value-type="float" office:value="1" calcext:value-type="float">
            <text:p>1</text:p>
          </table:table-cell>
          <table:table-cell table:formula="of:=CONCATENATE(&quot;  &quot;; [.B192]; &quot;, //&quot;; [.A192])" office:value-type="string" office:string-value="  1, //183" calcext:value-type="string">
            <text:p><text:s text:c="2"/>1, //1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LOG(ABS(SIN(([.A193]+0.5)/256*2*PI()));Base))" office:value-type="float" office:value="1" calcext:value-type="float">
            <text:p>1</text:p>
          </table:table-cell>
          <table:table-cell table:formula="of:=CONCATENATE(&quot;  &quot;; [.B193]; &quot;, //&quot;; [.A193])" office:value-type="string" office:string-value="  1, //184" calcext:value-type="string">
            <text:p><text:s text:c="2"/>1, //1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LOG(ABS(SIN(([.A194]+0.5)/256*2*PI()));Base))" office:value-type="float" office:value="1" calcext:value-type="float">
            <text:p>1</text:p>
          </table:table-cell>
          <table:table-cell table:formula="of:=CONCATENATE(&quot;  &quot;; [.B194]; &quot;, //&quot;; [.A194])" office:value-type="string" office:string-value="  1, //185" calcext:value-type="string">
            <text:p><text:s text:c="2"/>1, //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LOG(ABS(SIN(([.A195]+0.5)/256*2*PI()));Base))" office:value-type="float" office:value="0" calcext:value-type="float">
            <text:p>0</text:p>
          </table:table-cell>
          <table:table-cell table:formula="of:=CONCATENATE(&quot;  &quot;; [.B195]; &quot;, //&quot;; [.A195])" office:value-type="string" office:string-value="  0, //186" calcext:value-type="string">
            <text:p><text:s text:c="2"/>0, //1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LOG(ABS(SIN(([.A196]+0.5)/256*2*PI()));Base))" office:value-type="float" office:value="0" calcext:value-type="float">
            <text:p>0</text:p>
          </table:table-cell>
          <table:table-cell table:formula="of:=CONCATENATE(&quot;  &quot;; [.B196]; &quot;, //&quot;; [.A196])" office:value-type="string" office:string-value="  0, //187" calcext:value-type="string">
            <text:p><text:s text:c="2"/>0, //1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LOG(ABS(SIN(([.A197]+0.5)/256*2*PI()));Base))" office:value-type="float" office:value="0" calcext:value-type="float">
            <text:p>0</text:p>
          </table:table-cell>
          <table:table-cell table:formula="of:=CONCATENATE(&quot;  &quot;; [.B197]; &quot;, //&quot;; [.A197])" office:value-type="string" office:string-value="  0, //188" calcext:value-type="string">
            <text:p><text:s text:c="2"/>0, //18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LOG(ABS(SIN(([.A198]+0.5)/256*2*PI()));Base))" office:value-type="float" office:value="0" calcext:value-type="float">
            <text:p>0</text:p>
          </table:table-cell>
          <table:table-cell table:formula="of:=CONCATENATE(&quot;  &quot;; [.B198]; &quot;, //&quot;; [.A198])" office:value-type="string" office:string-value="  0, //189" calcext:value-type="string">
            <text:p><text:s text:c="2"/>0, //1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LOG(ABS(SIN(([.A199]+0.5)/256*2*PI()));Base))" office:value-type="float" office:value="0" calcext:value-type="float">
            <text:p>0</text:p>
          </table:table-cell>
          <table:table-cell table:formula="of:=CONCATENATE(&quot;  &quot;; [.B199]; &quot;, //&quot;; [.A199])" office:value-type="string" office:string-value="  0, //190" calcext:value-type="string">
            <text:p><text:s text:c="2"/>0, //1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LOG(ABS(SIN(([.A200]+0.5)/256*2*PI()));Base))" office:value-type="float" office:value="0" calcext:value-type="float">
            <text:p>0</text:p>
          </table:table-cell>
          <table:table-cell table:formula="of:=CONCATENATE(&quot;  &quot;; [.B200]; &quot;, //&quot;; [.A200])" office:value-type="string" office:string-value="  0, //191" calcext:value-type="string">
            <text:p><text:s text:c="2"/>0, //19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LOG(ABS(SIN(([.A201]+0.5)/256*2*PI()));Base))" office:value-type="float" office:value="0" calcext:value-type="float">
            <text:p>0</text:p>
          </table:table-cell>
          <table:table-cell table:formula="of:=CONCATENATE(&quot;  &quot;; [.B201]; &quot;, //&quot;; [.A201])" office:value-type="string" office:string-value="  0, //192" calcext:value-type="string">
            <text:p><text:s text:c="2"/>0, //1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LOG(ABS(SIN(([.A202]+0.5)/256*2*PI()));Base))" office:value-type="float" office:value="0" calcext:value-type="float">
            <text:p>0</text:p>
          </table:table-cell>
          <table:table-cell table:formula="of:=CONCATENATE(&quot;  &quot;; [.B202]; &quot;, //&quot;; [.A202])" office:value-type="string" office:string-value="  0, //193" calcext:value-type="string">
            <text:p><text:s text:c="2"/>0, //19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LOG(ABS(SIN(([.A203]+0.5)/256*2*PI()));Base))" office:value-type="float" office:value="0" calcext:value-type="float">
            <text:p>0</text:p>
          </table:table-cell>
          <table:table-cell table:formula="of:=CONCATENATE(&quot;  &quot;; [.B203]; &quot;, //&quot;; [.A203])" office:value-type="string" office:string-value="  0, //194" calcext:value-type="string">
            <text:p><text:s text:c="2"/>0, //19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LOG(ABS(SIN(([.A204]+0.5)/256*2*PI()));Base))" office:value-type="float" office:value="0" calcext:value-type="float">
            <text:p>0</text:p>
          </table:table-cell>
          <table:table-cell table:formula="of:=CONCATENATE(&quot;  &quot;; [.B204]; &quot;, //&quot;; [.A204])" office:value-type="string" office:string-value="  0, //195" calcext:value-type="string">
            <text:p><text:s text:c="2"/>0, //1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LOG(ABS(SIN(([.A205]+0.5)/256*2*PI()));Base))" office:value-type="float" office:value="0" calcext:value-type="float">
            <text:p>0</text:p>
          </table:table-cell>
          <table:table-cell table:formula="of:=CONCATENATE(&quot;  &quot;; [.B205]; &quot;, //&quot;; [.A205])" office:value-type="string" office:string-value="  0, //196" calcext:value-type="string">
            <text:p><text:s text:c="2"/>0, //1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LOG(ABS(SIN(([.A206]+0.5)/256*2*PI()));Base))" office:value-type="float" office:value="0" calcext:value-type="float">
            <text:p>0</text:p>
          </table:table-cell>
          <table:table-cell table:formula="of:=CONCATENATE(&quot;  &quot;; [.B206]; &quot;, //&quot;; [.A206])" office:value-type="string" office:string-value="  0, //197" calcext:value-type="string">
            <text:p><text:s text:c="2"/>0, //1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LOG(ABS(SIN(([.A207]+0.5)/256*2*PI()));Base))" office:value-type="float" office:value="1" calcext:value-type="float">
            <text:p>1</text:p>
          </table:table-cell>
          <table:table-cell table:formula="of:=CONCATENATE(&quot;  &quot;; [.B207]; &quot;, //&quot;; [.A207])" office:value-type="string" office:string-value="  1, //198" calcext:value-type="string">
            <text:p><text:s text:c="2"/>1, //1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LOG(ABS(SIN(([.A208]+0.5)/256*2*PI()));Base))" office:value-type="float" office:value="1" calcext:value-type="float">
            <text:p>1</text:p>
          </table:table-cell>
          <table:table-cell table:formula="of:=CONCATENATE(&quot;  &quot;; [.B208]; &quot;, //&quot;; [.A208])" office:value-type="string" office:string-value="  1, //199" calcext:value-type="string">
            <text:p><text:s text:c="2"/>1, //1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LOG(ABS(SIN(([.A209]+0.5)/256*2*PI()));Base))" office:value-type="float" office:value="1" calcext:value-type="float">
            <text:p>1</text:p>
          </table:table-cell>
          <table:table-cell table:formula="of:=CONCATENATE(&quot;  &quot;; [.B209]; &quot;, //&quot;; [.A209])" office:value-type="string" office:string-value="  1, //200" calcext:value-type="string">
            <text:p><text:s text:c="2"/>1, //2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LOG(ABS(SIN(([.A210]+0.5)/256*2*PI()));Base))" office:value-type="float" office:value="1" calcext:value-type="float">
            <text:p>1</text:p>
          </table:table-cell>
          <table:table-cell table:formula="of:=CONCATENATE(&quot;  &quot;; [.B210]; &quot;, //&quot;; [.A210])" office:value-type="string" office:string-value="  1, //201" calcext:value-type="string">
            <text:p><text:s text:c="2"/>1, //2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LOG(ABS(SIN(([.A211]+0.5)/256*2*PI()));Base))" office:value-type="float" office:value="2" calcext:value-type="float">
            <text:p>2</text:p>
          </table:table-cell>
          <table:table-cell table:formula="of:=CONCATENATE(&quot;  &quot;; [.B211]; &quot;, //&quot;; [.A211])" office:value-type="string" office:string-value="  2, //202" calcext:value-type="string">
            <text:p><text:s text:c="2"/>2, //20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LOG(ABS(SIN(([.A212]+0.5)/256*2*PI()));Base))" office:value-type="float" office:value="2" calcext:value-type="float">
            <text:p>2</text:p>
          </table:table-cell>
          <table:table-cell table:formula="of:=CONCATENATE(&quot;  &quot;; [.B212]; &quot;, //&quot;; [.A212])" office:value-type="string" office:string-value="  2, //203" calcext:value-type="string">
            <text:p><text:s text:c="2"/>2, //2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LOG(ABS(SIN(([.A213]+0.5)/256*2*PI()));Base))" office:value-type="float" office:value="3" calcext:value-type="float">
            <text:p>3</text:p>
          </table:table-cell>
          <table:table-cell table:formula="of:=CONCATENATE(&quot;  &quot;; [.B213]; &quot;, //&quot;; [.A213])" office:value-type="string" office:string-value="  3, //204" calcext:value-type="string">
            <text:p><text:s text:c="2"/>3, //2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LOG(ABS(SIN(([.A214]+0.5)/256*2*PI()));Base))" office:value-type="float" office:value="3" calcext:value-type="float">
            <text:p>3</text:p>
          </table:table-cell>
          <table:table-cell table:formula="of:=CONCATENATE(&quot;  &quot;; [.B214]; &quot;, //&quot;; [.A214])" office:value-type="string" office:string-value="  3, //205" calcext:value-type="string">
            <text:p><text:s text:c="2"/>3, //2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LOG(ABS(SIN(([.A215]+0.5)/256*2*PI()));Base))" office:value-type="float" office:value="3" calcext:value-type="float">
            <text:p>3</text:p>
          </table:table-cell>
          <table:table-cell table:formula="of:=CONCATENATE(&quot;  &quot;; [.B215]; &quot;, //&quot;; [.A215])" office:value-type="string" office:string-value="  3, //206" calcext:value-type="string">
            <text:p><text:s text:c="2"/>3, //2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LOG(ABS(SIN(([.A216]+0.5)/256*2*PI()));Base))" office:value-type="float" office:value="4" calcext:value-type="float">
            <text:p>4</text:p>
          </table:table-cell>
          <table:table-cell table:formula="of:=CONCATENATE(&quot;  &quot;; [.B216]; &quot;, //&quot;; [.A216])" office:value-type="string" office:string-value="  4, //207" calcext:value-type="string">
            <text:p><text:s text:c="2"/>4, //20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LOG(ABS(SIN(([.A217]+0.5)/256*2*PI()));Base))" office:value-type="float" office:value="4" calcext:value-type="float">
            <text:p>4</text:p>
          </table:table-cell>
          <table:table-cell table:formula="of:=CONCATENATE(&quot;  &quot;; [.B217]; &quot;, //&quot;; [.A217])" office:value-type="string" office:string-value="  4, //208" calcext:value-type="string">
            <text:p><text:s text:c="2"/>4, //2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LOG(ABS(SIN(([.A218]+0.5)/256*2*PI()));Base))" office:value-type="float" office:value="5" calcext:value-type="float">
            <text:p>5</text:p>
          </table:table-cell>
          <table:table-cell table:formula="of:=CONCATENATE(&quot;  &quot;; [.B218]; &quot;, //&quot;; [.A218])" office:value-type="string" office:string-value="  5, //209" calcext:value-type="string">
            <text:p><text:s text:c="2"/>5, //20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LOG(ABS(SIN(([.A219]+0.5)/256*2*PI()));Base))" office:value-type="float" office:value="6" calcext:value-type="float">
            <text:p>6</text:p>
          </table:table-cell>
          <table:table-cell table:formula="of:=CONCATENATE(&quot;  &quot;; [.B219]; &quot;, //&quot;; [.A219])" office:value-type="string" office:string-value="  6, //210" calcext:value-type="string">
            <text:p><text:s text:c="2"/>6, //21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LOG(ABS(SIN(([.A220]+0.5)/256*2*PI()));Base))" office:value-type="float" office:value="6" calcext:value-type="float">
            <text:p>6</text:p>
          </table:table-cell>
          <table:table-cell table:formula="of:=CONCATENATE(&quot;  &quot;; [.B220]; &quot;, //&quot;; [.A220])" office:value-type="string" office:string-value="  6, //211" calcext:value-type="string">
            <text:p><text:s text:c="2"/>6, //21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LOG(ABS(SIN(([.A221]+0.5)/256*2*PI()));Base))" office:value-type="float" office:value="7" calcext:value-type="float">
            <text:p>7</text:p>
          </table:table-cell>
          <table:table-cell table:formula="of:=CONCATENATE(&quot;  &quot;; [.B221]; &quot;, //&quot;; [.A221])" office:value-type="string" office:string-value="  7, //212" calcext:value-type="string">
            <text:p><text:s text:c="2"/>7, //2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LOG(ABS(SIN(([.A222]+0.5)/256*2*PI()));Base))" office:value-type="float" office:value="8" calcext:value-type="float">
            <text:p>8</text:p>
          </table:table-cell>
          <table:table-cell table:formula="of:=CONCATENATE(&quot;  &quot;; [.B222]; &quot;, //&quot;; [.A222])" office:value-type="string" office:string-value="  8, //213" calcext:value-type="string">
            <text:p><text:s text:c="2"/>8, //2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LOG(ABS(SIN(([.A223]+0.5)/256*2*PI()));Base))" office:value-type="float" office:value="8" calcext:value-type="float">
            <text:p>8</text:p>
          </table:table-cell>
          <table:table-cell table:formula="of:=CONCATENATE(&quot;  &quot;; [.B223]; &quot;, //&quot;; [.A223])" office:value-type="string" office:string-value="  8, //214" calcext:value-type="string">
            <text:p><text:s text:c="2"/>8, //2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LOG(ABS(SIN(([.A224]+0.5)/256*2*PI()));Base))" office:value-type="float" office:value="9" calcext:value-type="float">
            <text:p>9</text:p>
          </table:table-cell>
          <table:table-cell table:formula="of:=CONCATENATE(&quot;  &quot;; [.B224]; &quot;, //&quot;; [.A224])" office:value-type="string" office:string-value="  9, //215" calcext:value-type="string">
            <text:p><text:s text:c="2"/>9, //2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LOG(ABS(SIN(([.A225]+0.5)/256*2*PI()));Base))" office:value-type="float" office:value="10" calcext:value-type="float">
            <text:p>10</text:p>
          </table:table-cell>
          <table:table-cell table:formula="of:=CONCATENATE(&quot;  &quot;; [.B225]; &quot;, //&quot;; [.A225])" office:value-type="string" office:string-value="  10, //216" calcext:value-type="string">
            <text:p><text:s text:c="2"/>10, //2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LOG(ABS(SIN(([.A226]+0.5)/256*2*PI()));Base))" office:value-type="float" office:value="11" calcext:value-type="float">
            <text:p>11</text:p>
          </table:table-cell>
          <table:table-cell table:formula="of:=CONCATENATE(&quot;  &quot;; [.B226]; &quot;, //&quot;; [.A226])" office:value-type="string" office:string-value="  11, //217" calcext:value-type="string">
            <text:p><text:s text:c="2"/>11, //2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LOG(ABS(SIN(([.A227]+0.5)/256*2*PI()));Base))" office:value-type="float" office:value="12" calcext:value-type="float">
            <text:p>12</text:p>
          </table:table-cell>
          <table:table-cell table:formula="of:=CONCATENATE(&quot;  &quot;; [.B227]; &quot;, //&quot;; [.A227])" office:value-type="string" office:string-value="  12, //218" calcext:value-type="string">
            <text:p><text:s text:c="2"/>12, //2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LOG(ABS(SIN(([.A228]+0.5)/256*2*PI()));Base))" office:value-type="float" office:value="13" calcext:value-type="float">
            <text:p>13</text:p>
          </table:table-cell>
          <table:table-cell table:formula="of:=CONCATENATE(&quot;  &quot;; [.B228]; &quot;, //&quot;; [.A228])" office:value-type="string" office:string-value="  13, //219" calcext:value-type="string">
            <text:p><text:s text:c="2"/>13, //2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LOG(ABS(SIN(([.A229]+0.5)/256*2*PI()));Base))" office:value-type="float" office:value="14" calcext:value-type="float">
            <text:p>14</text:p>
          </table:table-cell>
          <table:table-cell table:formula="of:=CONCATENATE(&quot;  &quot;; [.B229]; &quot;, //&quot;; [.A229])" office:value-type="string" office:string-value="  14, //220" calcext:value-type="string">
            <text:p><text:s text:c="2"/>14, //2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LOG(ABS(SIN(([.A230]+0.5)/256*2*PI()));Base))" office:value-type="float" office:value="15" calcext:value-type="float">
            <text:p>15</text:p>
          </table:table-cell>
          <table:table-cell table:formula="of:=CONCATENATE(&quot;  &quot;; [.B230]; &quot;, //&quot;; [.A230])" office:value-type="string" office:string-value="  15, //221" calcext:value-type="string">
            <text:p><text:s text:c="2"/>15, //22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LOG(ABS(SIN(([.A231]+0.5)/256*2*PI()));Base))" office:value-type="float" office:value="16" calcext:value-type="float">
            <text:p>16</text:p>
          </table:table-cell>
          <table:table-cell table:formula="of:=CONCATENATE(&quot;  &quot;; [.B231]; &quot;, //&quot;; [.A231])" office:value-type="string" office:string-value="  16, //222" calcext:value-type="string">
            <text:p><text:s text:c="2"/>16, //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LOG(ABS(SIN(([.A232]+0.5)/256*2*PI()));Base))" office:value-type="float" office:value="18" calcext:value-type="float">
            <text:p>18</text:p>
          </table:table-cell>
          <table:table-cell table:formula="of:=CONCATENATE(&quot;  &quot;; [.B232]; &quot;, //&quot;; [.A232])" office:value-type="string" office:string-value="  18, //223" calcext:value-type="string">
            <text:p><text:s text:c="2"/>18, //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LOG(ABS(SIN(([.A233]+0.5)/256*2*PI()));Base))" office:value-type="float" office:value="19" calcext:value-type="float">
            <text:p>19</text:p>
          </table:table-cell>
          <table:table-cell table:formula="of:=CONCATENATE(&quot;  &quot;; [.B233]; &quot;, //&quot;; [.A233])" office:value-type="string" office:string-value="  19, //224" calcext:value-type="string">
            <text:p><text:s text:c="2"/>19, //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LOG(ABS(SIN(([.A234]+0.5)/256*2*PI()));Base))" office:value-type="float" office:value="20" calcext:value-type="float">
            <text:p>20</text:p>
          </table:table-cell>
          <table:table-cell table:formula="of:=CONCATENATE(&quot;  &quot;; [.B234]; &quot;, //&quot;; [.A234])" office:value-type="string" office:string-value="  20, //225" calcext:value-type="string">
            <text:p><text:s text:c="2"/>20, //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LOG(ABS(SIN(([.A235]+0.5)/256*2*PI()));Base))" office:value-type="float" office:value="22" calcext:value-type="float">
            <text:p>22</text:p>
          </table:table-cell>
          <table:table-cell table:formula="of:=CONCATENATE(&quot;  &quot;; [.B235]; &quot;, //&quot;; [.A235])" office:value-type="string" office:string-value="  22, //226" calcext:value-type="string">
            <text:p><text:s text:c="2"/>22, //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LOG(ABS(SIN(([.A236]+0.5)/256*2*PI()));Base))" office:value-type="float" office:value="23" calcext:value-type="float">
            <text:p>23</text:p>
          </table:table-cell>
          <table:table-cell table:formula="of:=CONCATENATE(&quot;  &quot;; [.B236]; &quot;, //&quot;; [.A236])" office:value-type="string" office:string-value="  23, //227" calcext:value-type="string">
            <text:p><text:s text:c="2"/>23, //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LOG(ABS(SIN(([.A237]+0.5)/256*2*PI()));Base))" office:value-type="float" office:value="25" calcext:value-type="float">
            <text:p>25</text:p>
          </table:table-cell>
          <table:table-cell table:formula="of:=CONCATENATE(&quot;  &quot;; [.B237]; &quot;, //&quot;; [.A237])" office:value-type="string" office:string-value="  25, //228" calcext:value-type="string">
            <text:p><text:s text:c="2"/>25, //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LOG(ABS(SIN(([.A238]+0.5)/256*2*PI()));Base))" office:value-type="float" office:value="26" calcext:value-type="float">
            <text:p>26</text:p>
          </table:table-cell>
          <table:table-cell table:formula="of:=CONCATENATE(&quot;  &quot;; [.B238]; &quot;, //&quot;; [.A238])" office:value-type="string" office:string-value="  26, //229" calcext:value-type="string">
            <text:p><text:s text:c="2"/>26, //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LOG(ABS(SIN(([.A239]+0.5)/256*2*PI()));Base))" office:value-type="float" office:value="28" calcext:value-type="float">
            <text:p>28</text:p>
          </table:table-cell>
          <table:table-cell table:formula="of:=CONCATENATE(&quot;  &quot;; [.B239]; &quot;, //&quot;; [.A239])" office:value-type="string" office:string-value="  28, //230" calcext:value-type="string">
            <text:p><text:s text:c="2"/>28, //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LOG(ABS(SIN(([.A240]+0.5)/256*2*PI()));Base))" office:value-type="float" office:value="30" calcext:value-type="float">
            <text:p>30</text:p>
          </table:table-cell>
          <table:table-cell table:formula="of:=CONCATENATE(&quot;  &quot;; [.B240]; &quot;, //&quot;; [.A240])" office:value-type="string" office:string-value="  30, //231" calcext:value-type="string">
            <text:p><text:s text:c="2"/>30, //2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LOG(ABS(SIN(([.A241]+0.5)/256*2*PI()));Base))" office:value-type="float" office:value="32" calcext:value-type="float">
            <text:p>32</text:p>
          </table:table-cell>
          <table:table-cell table:formula="of:=CONCATENATE(&quot;  &quot;; [.B241]; &quot;, //&quot;; [.A241])" office:value-type="string" office:string-value="  32, //232" calcext:value-type="string">
            <text:p><text:s text:c="2"/>32, //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LOG(ABS(SIN(([.A242]+0.5)/256*2*PI()));Base))" office:value-type="float" office:value="34" calcext:value-type="float">
            <text:p>34</text:p>
          </table:table-cell>
          <table:table-cell table:formula="of:=CONCATENATE(&quot;  &quot;; [.B242]; &quot;, //&quot;; [.A242])" office:value-type="string" office:string-value="  34, //233" calcext:value-type="string">
            <text:p><text:s text:c="2"/>34, //2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LOG(ABS(SIN(([.A243]+0.5)/256*2*PI()));Base))" office:value-type="float" office:value="36" calcext:value-type="float">
            <text:p>36</text:p>
          </table:table-cell>
          <table:table-cell table:formula="of:=CONCATENATE(&quot;  &quot;; [.B243]; &quot;, //&quot;; [.A243])" office:value-type="string" office:string-value="  36, //234" calcext:value-type="string">
            <text:p><text:s text:c="2"/>36, //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LOG(ABS(SIN(([.A244]+0.5)/256*2*PI()));Base))" office:value-type="float" office:value="38" calcext:value-type="float">
            <text:p>38</text:p>
          </table:table-cell>
          <table:table-cell table:formula="of:=CONCATENATE(&quot;  &quot;; [.B244]; &quot;, //&quot;; [.A244])" office:value-type="string" office:string-value="  38, //235" calcext:value-type="string">
            <text:p><text:s text:c="2"/>38, //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LOG(ABS(SIN(([.A245]+0.5)/256*2*PI()));Base))" office:value-type="float" office:value="41" calcext:value-type="float">
            <text:p>41</text:p>
          </table:table-cell>
          <table:table-cell table:formula="of:=CONCATENATE(&quot;  &quot;; [.B245]; &quot;, //&quot;; [.A245])" office:value-type="string" office:string-value="  41, //236" calcext:value-type="string">
            <text:p><text:s text:c="2"/>41, //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LOG(ABS(SIN(([.A246]+0.5)/256*2*PI()));Base))" office:value-type="float" office:value="43" calcext:value-type="float">
            <text:p>43</text:p>
          </table:table-cell>
          <table:table-cell table:formula="of:=CONCATENATE(&quot;  &quot;; [.B246]; &quot;, //&quot;; [.A246])" office:value-type="string" office:string-value="  43, //237" calcext:value-type="string">
            <text:p><text:s text:c="2"/>43, //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LOG(ABS(SIN(([.A247]+0.5)/256*2*PI()));Base))" office:value-type="float" office:value="46" calcext:value-type="float">
            <text:p>46</text:p>
          </table:table-cell>
          <table:table-cell table:formula="of:=CONCATENATE(&quot;  &quot;; [.B247]; &quot;, //&quot;; [.A247])" office:value-type="string" office:string-value="  46, //238" calcext:value-type="string">
            <text:p><text:s text:c="2"/>46, //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LOG(ABS(SIN(([.A248]+0.5)/256*2*PI()));Base))" office:value-type="float" office:value="49" calcext:value-type="float">
            <text:p>49</text:p>
          </table:table-cell>
          <table:table-cell table:formula="of:=CONCATENATE(&quot;  &quot;; [.B248]; &quot;, //&quot;; [.A248])" office:value-type="string" office:string-value="  49, //239" calcext:value-type="string">
            <text:p><text:s text:c="2"/>49, //2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LOG(ABS(SIN(([.A249]+0.5)/256*2*PI()));Base))" office:value-type="float" office:value="52" calcext:value-type="float">
            <text:p>52</text:p>
          </table:table-cell>
          <table:table-cell table:formula="of:=CONCATENATE(&quot;  &quot;; [.B249]; &quot;, //&quot;; [.A249])" office:value-type="string" office:string-value="  52, //240" calcext:value-type="string">
            <text:p><text:s text:c="2"/>52, //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LOG(ABS(SIN(([.A250]+0.5)/256*2*PI()));Base))" office:value-type="float" office:value="56" calcext:value-type="float">
            <text:p>56</text:p>
          </table:table-cell>
          <table:table-cell table:formula="of:=CONCATENATE(&quot;  &quot;; [.B250]; &quot;, //&quot;; [.A250])" office:value-type="string" office:string-value="  56, //241" calcext:value-type="string">
            <text:p><text:s text:c="2"/>56, //2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LOG(ABS(SIN(([.A251]+0.5)/256*2*PI()));Base))" office:value-type="float" office:value="59" calcext:value-type="float">
            <text:p>59</text:p>
          </table:table-cell>
          <table:table-cell table:formula="of:=CONCATENATE(&quot;  &quot;; [.B251]; &quot;, //&quot;; [.A251])" office:value-type="string" office:string-value="  59, //242" calcext:value-type="string">
            <text:p><text:s text:c="2"/>59, //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LOG(ABS(SIN(([.A252]+0.5)/256*2*PI()));Base))" office:value-type="float" office:value="63" calcext:value-type="float">
            <text:p>63</text:p>
          </table:table-cell>
          <table:table-cell table:formula="of:=CONCATENATE(&quot;  &quot;; [.B252]; &quot;, //&quot;; [.A252])" office:value-type="string" office:string-value="  63, //243" calcext:value-type="string">
            <text:p><text:s text:c="2"/>63, //24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LOG(ABS(SIN(([.A253]+0.5)/256*2*PI()));Base))" office:value-type="float" office:value="67" calcext:value-type="float">
            <text:p>67</text:p>
          </table:table-cell>
          <table:table-cell table:formula="of:=CONCATENATE(&quot;  &quot;; [.B253]; &quot;, //&quot;; [.A253])" office:value-type="string" office:string-value="  67, //244" calcext:value-type="string">
            <text:p><text:s text:c="2"/>67, //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LOG(ABS(SIN(([.A254]+0.5)/256*2*PI()));Base))" office:value-type="float" office:value="72" calcext:value-type="float">
            <text:p>72</text:p>
          </table:table-cell>
          <table:table-cell table:formula="of:=CONCATENATE(&quot;  &quot;; [.B254]; &quot;, //&quot;; [.A254])" office:value-type="string" office:string-value="  72, //245" calcext:value-type="string">
            <text:p><text:s text:c="2"/>72, //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LOG(ABS(SIN(([.A255]+0.5)/256*2*PI()));Base))" office:value-type="float" office:value="77" calcext:value-type="float">
            <text:p>77</text:p>
          </table:table-cell>
          <table:table-cell table:formula="of:=CONCATENATE(&quot;  &quot;; [.B255]; &quot;, //&quot;; [.A255])" office:value-type="string" office:string-value="  77, //246" calcext:value-type="string">
            <text:p><text:s text:c="2"/>77, //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LOG(ABS(SIN(([.A256]+0.5)/256*2*PI()));Base))" office:value-type="float" office:value="83" calcext:value-type="float">
            <text:p>83</text:p>
          </table:table-cell>
          <table:table-cell table:formula="of:=CONCATENATE(&quot;  &quot;; [.B256]; &quot;, //&quot;; [.A256])" office:value-type="string" office:string-value="  83, //247" calcext:value-type="string">
            <text:p><text:s text:c="2"/>83, //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LOG(ABS(SIN(([.A257]+0.5)/256*2*PI()));Base))" office:value-type="float" office:value="90" calcext:value-type="float">
            <text:p>90</text:p>
          </table:table-cell>
          <table:table-cell table:formula="of:=CONCATENATE(&quot;  &quot;; [.B257]; &quot;, //&quot;; [.A257])" office:value-type="string" office:string-value="  90, //248" calcext:value-type="string">
            <text:p><text:s text:c="2"/>90, //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LOG(ABS(SIN(([.A258]+0.5)/256*2*PI()));Base))" office:value-type="float" office:value="97" calcext:value-type="float">
            <text:p>97</text:p>
          </table:table-cell>
          <table:table-cell table:formula="of:=CONCATENATE(&quot;  &quot;; [.B258]; &quot;, //&quot;; [.A258])" office:value-type="string" office:string-value="  97, //249" calcext:value-type="string">
            <text:p><text:s text:c="2"/>97, //2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LOG(ABS(SIN(([.A259]+0.5)/256*2*PI()));Base))" office:value-type="float" office:value="106" calcext:value-type="float">
            <text:p>106</text:p>
          </table:table-cell>
          <table:table-cell table:formula="of:=CONCATENATE(&quot;  &quot;; [.B259]; &quot;, //&quot;; [.A259])" office:value-type="string" office:string-value="  106, //250" calcext:value-type="string">
            <text:p><text:s text:c="2"/>106, //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LOG(ABS(SIN(([.A260]+0.5)/256*2*PI()));Base))" office:value-type="float" office:value="116" calcext:value-type="float">
            <text:p>116</text:p>
          </table:table-cell>
          <table:table-cell table:formula="of:=CONCATENATE(&quot;  &quot;; [.B260]; &quot;, //&quot;; [.A260])" office:value-type="string" office:string-value="  116, //251" calcext:value-type="string">
            <text:p><text:s text:c="2"/>116, //25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LOG(ABS(SIN(([.A261]+0.5)/256*2*PI()));Base))" office:value-type="float" office:value="129" calcext:value-type="float">
            <text:p>129</text:p>
          </table:table-cell>
          <table:table-cell table:formula="of:=CONCATENATE(&quot;  &quot;; [.B261]; &quot;, //&quot;; [.A261])" office:value-type="string" office:string-value="  129, //252" calcext:value-type="string">
            <text:p><text:s text:c="2"/>129, //2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LOG(ABS(SIN(([.A262]+0.5)/256*2*PI()));Base))" office:value-type="float" office:value="147" calcext:value-type="float">
            <text:p>147</text:p>
          </table:table-cell>
          <table:table-cell table:formula="of:=CONCATENATE(&quot;  &quot;; [.B262]; &quot;, //&quot;; [.A262])" office:value-type="string" office:string-value="  147, //253" calcext:value-type="string">
            <text:p><text:s text:c="2"/>147, //2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LOG(ABS(SIN(([.A263]+0.5)/256*2*PI()));Base))" office:value-type="float" office:value="174" calcext:value-type="float">
            <text:p>174</text:p>
          </table:table-cell>
          <table:table-cell table:formula="of:=CONCATENATE(&quot;  &quot;; [.B263]; &quot;, //&quot;; [.A263])" office:value-type="string" office:string-value="  174, //254" calcext:value-type="string">
            <text:p><text:s text:c="2"/>174, //2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LOG(ABS(SIN(([.A264]+0.5)/256*2*PI()));Base))" office:value-type="float" office:value="232" calcext:value-type="float">
            <text:p>232</text:p>
          </table:table-cell>
          <table:table-cell table:formula="of:=CONCATENATE(&quot;  &quot;; [.B264]; &quot;, //&quot;; [.A264])" office:value-type="string" office:string-value="  232, //255" calcext:value-type="string">
            <text:p><text:s text:c="2"/>232, //255</text:p>
          </table:table-cell>
          <table:table-cell/>
        </table:table-row>
      </table:table>
      <table:table table:name="Prueba Sintesis" table:style-name="ta1">
        <table:shapes>
          <draw:frame draw:z-index="0" draw:style-name="gr1" draw:text-style-name="P1" svg:width="159.99mm" svg:height="89.99mm" svg:x="144.97mm" svg:y="28.8mm">
            <draw:object draw:notify-on-update-of-ranges="'Prueba Sintesis'.A8:'Prueba Sintesis'.A263 'Prueba Sintesis'.E8:'Prueba Sintesis'.E2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Esta tabla es una prueba de las 2 tablas anteriores asi como de la aplicación de los algoritmos d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odulacion de amplitud, recorte e inversion de signo en el segundo semiciclo, para generar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una sinusoide de la señal de audio.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tenuacio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N. Muestra</text:p>
          </table:table-cell>
          <table:table-cell office:value-type="string" calcext:value-type="string">
            <text:p>Log Seno Abs.</text:p>
          </table:table-cell>
          <table:table-cell office:value-type="string" calcext:value-type="string">
            <text:p>Potencia</text:p>
          </table:table-cell>
          <table:table-cell table:style-name="Default" office:value-type="string" calcext:value-type="string">
            <text:p>Valor (absoluto)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OOKUP([.A8];Tab_Log_Seno_Arg;Tab_Log_Seno_Val)" office:value-type="float" office:value="232" calcext:value-type="float">
            <text:p>232</text:p>
          </table:table-cell>
          <table:table-cell table:formula="of:=[.B8]+Atenuacion" office:value-type="float" office:value="232" calcext:value-type="float">
            <text:p>232</text:p>
          </table:table-cell>
          <table:table-cell table:formula="of:=IF([.C8]&lt;256;LOOKUP([.C8];Tab_Exp_Arg;Tab_Exp_Val);0)" office:value-type="float" office:value="1" calcext:value-type="float">
            <text:p>1</text:p>
          </table:table-cell>
          <table:table-cell table:formula="of:=IF([.A8]&lt;128;[.D8];-[.D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OKUP([.A9];Tab_Log_Seno_Arg;Tab_Log_Seno_Val)" office:value-type="float" office:value="174" calcext:value-type="float">
            <text:p>174</text:p>
          </table:table-cell>
          <table:table-cell table:formula="of:=[.B9]+Atenuacion" office:value-type="float" office:value="174" calcext:value-type="float">
            <text:p>174</text:p>
          </table:table-cell>
          <table:table-cell table:formula="of:=IF([.C9]&lt;256;LOOKUP([.C9];Tab_Exp_Arg;Tab_Exp_Val);0)" office:value-type="float" office:value="2" calcext:value-type="float">
            <text:p>2</text:p>
          </table:table-cell>
          <table:table-cell table:formula="of:=IF([.A9]&lt;128;[.D9];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OKUP([.A10];Tab_Log_Seno_Arg;Tab_Log_Seno_Val)" office:value-type="float" office:value="147" calcext:value-type="float">
            <text:p>147</text:p>
          </table:table-cell>
          <table:table-cell table:formula="of:=[.B10]+Atenuacion" office:value-type="float" office:value="147" calcext:value-type="float">
            <text:p>147</text:p>
          </table:table-cell>
          <table:table-cell table:formula="of:=IF([.C10]&lt;256;LOOKUP([.C10];Tab_Exp_Arg;Tab_Exp_Val);0)" office:value-type="float" office:value="4" calcext:value-type="float">
            <text:p>4</text:p>
          </table:table-cell>
          <table:table-cell table:formula="of:=IF([.A10]&lt;128;[.D10];-[.D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OKUP([.A11];Tab_Log_Seno_Arg;Tab_Log_Seno_Val)" office:value-type="float" office:value="129" calcext:value-type="float">
            <text:p>129</text:p>
          </table:table-cell>
          <table:table-cell table:formula="of:=[.B11]+Atenuacion" office:value-type="float" office:value="129" calcext:value-type="float">
            <text:p>129</text:p>
          </table:table-cell>
          <table:table-cell table:formula="of:=IF([.C11]&lt;256;LOOKUP([.C11];Tab_Exp_Arg;Tab_Exp_Val);0)" office:value-type="float" office:value="5" calcext:value-type="float">
            <text:p>5</text:p>
          </table:table-cell>
          <table:table-cell table:formula="of:=IF([.A11]&lt;128;[.D11];-[.D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OKUP([.A12];Tab_Log_Seno_Arg;Tab_Log_Seno_Val)" office:value-type="float" office:value="116" calcext:value-type="float">
            <text:p>116</text:p>
          </table:table-cell>
          <table:table-cell table:formula="of:=[.B12]+Atenuacion" office:value-type="float" office:value="116" calcext:value-type="float">
            <text:p>116</text:p>
          </table:table-cell>
          <table:table-cell table:formula="of:=IF([.C12]&lt;256;LOOKUP([.C12];Tab_Exp_Arg;Tab_Exp_Val);0)" office:value-type="float" office:value="7" calcext:value-type="float">
            <text:p>7</text:p>
          </table:table-cell>
          <table:table-cell table:formula="of:=IF([.A12]&lt;128;[.D12];-[.D1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OKUP([.A13];Tab_Log_Seno_Arg;Tab_Log_Seno_Val)" office:value-type="float" office:value="106" calcext:value-type="float">
            <text:p>106</text:p>
          </table:table-cell>
          <table:table-cell table:formula="of:=[.B13]+Atenuacion" office:value-type="float" office:value="106" calcext:value-type="float">
            <text:p>106</text:p>
          </table:table-cell>
          <table:table-cell table:formula="of:=IF([.C13]&lt;256;LOOKUP([.C13];Tab_Exp_Arg;Tab_Exp_Val);0)" office:value-type="float" office:value="8" calcext:value-type="float">
            <text:p>8</text:p>
          </table:table-cell>
          <table:table-cell table:formula="of:=IF([.A13]&lt;128;[.D13];-[.D1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OKUP([.A14];Tab_Log_Seno_Arg;Tab_Log_Seno_Val)" office:value-type="float" office:value="97" calcext:value-type="float">
            <text:p>97</text:p>
          </table:table-cell>
          <table:table-cell table:formula="of:=[.B14]+Atenuacion" office:value-type="float" office:value="97" calcext:value-type="float">
            <text:p>97</text:p>
          </table:table-cell>
          <table:table-cell table:formula="of:=IF([.C14]&lt;256;LOOKUP([.C14];Tab_Exp_Arg;Tab_Exp_Val);0)" office:value-type="float" office:value="10" calcext:value-type="float">
            <text:p>10</text:p>
          </table:table-cell>
          <table:table-cell table:formula="of:=IF([.A14]&lt;128;[.D14];-[.D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OKUP([.A15];Tab_Log_Seno_Arg;Tab_Log_Seno_Val)" office:value-type="float" office:value="90" calcext:value-type="float">
            <text:p>90</text:p>
          </table:table-cell>
          <table:table-cell table:formula="of:=[.B15]+Atenuacion" office:value-type="float" office:value="90" calcext:value-type="float">
            <text:p>90</text:p>
          </table:table-cell>
          <table:table-cell table:formula="of:=IF([.C15]&lt;256;LOOKUP([.C15];Tab_Exp_Arg;Tab_Exp_Val);0)" office:value-type="float" office:value="11" calcext:value-type="float">
            <text:p>11</text:p>
          </table:table-cell>
          <table:table-cell table:formula="of:=IF([.A15]&lt;128;[.D15];-[.D1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OKUP([.A16];Tab_Log_Seno_Arg;Tab_Log_Seno_Val)" office:value-type="float" office:value="83" calcext:value-type="float">
            <text:p>83</text:p>
          </table:table-cell>
          <table:table-cell table:formula="of:=[.B16]+Atenuacion" office:value-type="float" office:value="83" calcext:value-type="float">
            <text:p>83</text:p>
          </table:table-cell>
          <table:table-cell table:formula="of:=IF([.C16]&lt;256;LOOKUP([.C16];Tab_Exp_Arg;Tab_Exp_Val);0)" office:value-type="float" office:value="13" calcext:value-type="float">
            <text:p>13</text:p>
          </table:table-cell>
          <table:table-cell table:formula="of:=IF([.A16]&lt;128;[.D16];-[.D1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OKUP([.A17];Tab_Log_Seno_Arg;Tab_Log_Seno_Val)" office:value-type="float" office:value="77" calcext:value-type="float">
            <text:p>77</text:p>
          </table:table-cell>
          <table:table-cell table:formula="of:=[.B17]+Atenuacion" office:value-type="float" office:value="77" calcext:value-type="float">
            <text:p>77</text:p>
          </table:table-cell>
          <table:table-cell table:formula="of:=IF([.C17]&lt;256;LOOKUP([.C17];Tab_Exp_Arg;Tab_Exp_Val);0)" office:value-type="float" office:value="15" calcext:value-type="float">
            <text:p>15</text:p>
          </table:table-cell>
          <table:table-cell table:formula="of:=IF([.A17]&lt;128;[.D17];-[.D1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OKUP([.A18];Tab_Log_Seno_Arg;Tab_Log_Seno_Val)" office:value-type="float" office:value="72" calcext:value-type="float">
            <text:p>72</text:p>
          </table:table-cell>
          <table:table-cell table:formula="of:=[.B18]+Atenuacion" office:value-type="float" office:value="72" calcext:value-type="float">
            <text:p>72</text:p>
          </table:table-cell>
          <table:table-cell table:formula="of:=IF([.C18]&lt;256;LOOKUP([.C18];Tab_Exp_Arg;Tab_Exp_Val);0)" office:value-type="float" office:value="16" calcext:value-type="float">
            <text:p>16</text:p>
          </table:table-cell>
          <table:table-cell table:formula="of:=IF([.A18]&lt;128;[.D18];-[.D1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OKUP([.A19];Tab_Log_Seno_Arg;Tab_Log_Seno_Val)" office:value-type="float" office:value="67" calcext:value-type="float">
            <text:p>67</text:p>
          </table:table-cell>
          <table:table-cell table:formula="of:=[.B19]+Atenuacion" office:value-type="float" office:value="67" calcext:value-type="float">
            <text:p>67</text:p>
          </table:table-cell>
          <table:table-cell table:formula="of:=IF([.C19]&lt;256;LOOKUP([.C19];Tab_Exp_Arg;Tab_Exp_Val);0)" office:value-type="float" office:value="18" calcext:value-type="float">
            <text:p>18</text:p>
          </table:table-cell>
          <table:table-cell table:formula="of:=IF([.A19]&lt;128;[.D19];-[.D1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OKUP([.A20];Tab_Log_Seno_Arg;Tab_Log_Seno_Val)" office:value-type="float" office:value="63" calcext:value-type="float">
            <text:p>63</text:p>
          </table:table-cell>
          <table:table-cell table:formula="of:=[.B20]+Atenuacion" office:value-type="float" office:value="63" calcext:value-type="float">
            <text:p>63</text:p>
          </table:table-cell>
          <table:table-cell table:formula="of:=IF([.C20]&lt;256;LOOKUP([.C20];Tab_Exp_Arg;Tab_Exp_Val);0)" office:value-type="float" office:value="19" calcext:value-type="float">
            <text:p>19</text:p>
          </table:table-cell>
          <table:table-cell table:formula="of:=IF([.A20]&lt;128;[.D20];-[.D2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OKUP([.A21];Tab_Log_Seno_Arg;Tab_Log_Seno_Val)" office:value-type="float" office:value="59" calcext:value-type="float">
            <text:p>59</text:p>
          </table:table-cell>
          <table:table-cell table:formula="of:=[.B21]+Atenuacion" office:value-type="float" office:value="59" calcext:value-type="float">
            <text:p>59</text:p>
          </table:table-cell>
          <table:table-cell table:formula="of:=IF([.C21]&lt;256;LOOKUP([.C21];Tab_Exp_Arg;Tab_Exp_Val);0)" office:value-type="float" office:value="21" calcext:value-type="float">
            <text:p>21</text:p>
          </table:table-cell>
          <table:table-cell table:formula="of:=IF([.A21]&lt;128;[.D21];-[.D2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OKUP([.A22];Tab_Log_Seno_Arg;Tab_Log_Seno_Val)" office:value-type="float" office:value="56" calcext:value-type="float">
            <text:p>56</text:p>
          </table:table-cell>
          <table:table-cell table:formula="of:=[.B22]+Atenuacion" office:value-type="float" office:value="56" calcext:value-type="float">
            <text:p>56</text:p>
          </table:table-cell>
          <table:table-cell table:formula="of:=IF([.C22]&lt;256;LOOKUP([.C22];Tab_Exp_Arg;Tab_Exp_Val);0)" office:value-type="float" office:value="22" calcext:value-type="float">
            <text:p>22</text:p>
          </table:table-cell>
          <table:table-cell table:formula="of:=IF([.A22]&lt;128;[.D22];-[.D2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OKUP([.A23];Tab_Log_Seno_Arg;Tab_Log_Seno_Val)" office:value-type="float" office:value="52" calcext:value-type="float">
            <text:p>52</text:p>
          </table:table-cell>
          <table:table-cell table:formula="of:=[.B23]+Atenuacion" office:value-type="float" office:value="52" calcext:value-type="float">
            <text:p>52</text:p>
          </table:table-cell>
          <table:table-cell table:formula="of:=IF([.C23]&lt;256;LOOKUP([.C23];Tab_Exp_Arg;Tab_Exp_Val);0)" office:value-type="float" office:value="23" calcext:value-type="float">
            <text:p>23</text:p>
          </table:table-cell>
          <table:table-cell table:formula="of:=IF([.A23]&lt;128;[.D23];-[.D2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OKUP([.A24];Tab_Log_Seno_Arg;Tab_Log_Seno_Val)" office:value-type="float" office:value="49" calcext:value-type="float">
            <text:p>49</text:p>
          </table:table-cell>
          <table:table-cell table:formula="of:=[.B24]+Atenuacion" office:value-type="float" office:value="49" calcext:value-type="float">
            <text:p>49</text:p>
          </table:table-cell>
          <table:table-cell table:formula="of:=IF([.C24]&lt;256;LOOKUP([.C24];Tab_Exp_Arg;Tab_Exp_Val);0)" office:value-type="float" office:value="25" calcext:value-type="float">
            <text:p>25</text:p>
          </table:table-cell>
          <table:table-cell table:formula="of:=IF([.A24]&lt;128;[.D24];-[.D2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OKUP([.A25];Tab_Log_Seno_Arg;Tab_Log_Seno_Val)" office:value-type="float" office:value="46" calcext:value-type="float">
            <text:p>46</text:p>
          </table:table-cell>
          <table:table-cell table:formula="of:=[.B25]+Atenuacion" office:value-type="float" office:value="46" calcext:value-type="float">
            <text:p>46</text:p>
          </table:table-cell>
          <table:table-cell table:formula="of:=IF([.C25]&lt;256;LOOKUP([.C25];Tab_Exp_Arg;Tab_Exp_Val);0)" office:value-type="float" office:value="26" calcext:value-type="float">
            <text:p>26</text:p>
          </table:table-cell>
          <table:table-cell table:formula="of:=IF([.A25]&lt;128;[.D25];-[.D2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OKUP([.A26];Tab_Log_Seno_Arg;Tab_Log_Seno_Val)" office:value-type="float" office:value="43" calcext:value-type="float">
            <text:p>43</text:p>
          </table:table-cell>
          <table:table-cell table:formula="of:=[.B26]+Atenuacion" office:value-type="float" office:value="43" calcext:value-type="float">
            <text:p>43</text:p>
          </table:table-cell>
          <table:table-cell table:formula="of:=IF([.C26]&lt;256;LOOKUP([.C26];Tab_Exp_Arg;Tab_Exp_Val);0)" office:value-type="float" office:value="28" calcext:value-type="float">
            <text:p>28</text:p>
          </table:table-cell>
          <table:table-cell table:formula="of:=IF([.A26]&lt;128;[.D26];-[.D2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OKUP([.A27];Tab_Log_Seno_Arg;Tab_Log_Seno_Val)" office:value-type="float" office:value="41" calcext:value-type="float">
            <text:p>41</text:p>
          </table:table-cell>
          <table:table-cell table:formula="of:=[.B27]+Atenuacion" office:value-type="float" office:value="41" calcext:value-type="float">
            <text:p>41</text:p>
          </table:table-cell>
          <table:table-cell table:formula="of:=IF([.C27]&lt;256;LOOKUP([.C27];Tab_Exp_Arg;Tab_Exp_Val);0)" office:value-type="float" office:value="29" calcext:value-type="float">
            <text:p>29</text:p>
          </table:table-cell>
          <table:table-cell table:formula="of:=IF([.A27]&lt;128;[.D27];-[.D27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OKUP([.A28];Tab_Log_Seno_Arg;Tab_Log_Seno_Val)" office:value-type="float" office:value="38" calcext:value-type="float">
            <text:p>38</text:p>
          </table:table-cell>
          <table:table-cell table:formula="of:=[.B28]+Atenuacion" office:value-type="float" office:value="38" calcext:value-type="float">
            <text:p>38</text:p>
          </table:table-cell>
          <table:table-cell table:formula="of:=IF([.C28]&lt;256;LOOKUP([.C28];Tab_Exp_Arg;Tab_Exp_Val);0)" office:value-type="float" office:value="31" calcext:value-type="float">
            <text:p>31</text:p>
          </table:table-cell>
          <table:table-cell table:formula="of:=IF([.A28]&lt;128;[.D28];-[.D28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OKUP([.A29];Tab_Log_Seno_Arg;Tab_Log_Seno_Val)" office:value-type="float" office:value="36" calcext:value-type="float">
            <text:p>36</text:p>
          </table:table-cell>
          <table:table-cell table:formula="of:=[.B29]+Atenuacion" office:value-type="float" office:value="36" calcext:value-type="float">
            <text:p>36</text:p>
          </table:table-cell>
          <table:table-cell table:formula="of:=IF([.C29]&lt;256;LOOKUP([.C29];Tab_Exp_Arg;Tab_Exp_Val);0)" office:value-type="float" office:value="32" calcext:value-type="float">
            <text:p>32</text:p>
          </table:table-cell>
          <table:table-cell table:formula="of:=IF([.A29]&lt;128;[.D29];-[.D29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OKUP([.A30];Tab_Log_Seno_Arg;Tab_Log_Seno_Val)" office:value-type="float" office:value="34" calcext:value-type="float">
            <text:p>34</text:p>
          </table:table-cell>
          <table:table-cell table:formula="of:=[.B30]+Atenuacion" office:value-type="float" office:value="34" calcext:value-type="float">
            <text:p>34</text:p>
          </table:table-cell>
          <table:table-cell table:formula="of:=IF([.C30]&lt;256;LOOKUP([.C30];Tab_Exp_Arg;Tab_Exp_Val);0)" office:value-type="float" office:value="33" calcext:value-type="float">
            <text:p>33</text:p>
          </table:table-cell>
          <table:table-cell table:formula="of:=IF([.A30]&lt;128;[.D30];-[.D3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OKUP([.A31];Tab_Log_Seno_Arg;Tab_Log_Seno_Val)" office:value-type="float" office:value="32" calcext:value-type="float">
            <text:p>32</text:p>
          </table:table-cell>
          <table:table-cell table:formula="of:=[.B31]+Atenuacion" office:value-type="float" office:value="32" calcext:value-type="float">
            <text:p>32</text:p>
          </table:table-cell>
          <table:table-cell table:formula="of:=IF([.C31]&lt;256;LOOKUP([.C31];Tab_Exp_Arg;Tab_Exp_Val);0)" office:value-type="float" office:value="34" calcext:value-type="float">
            <text:p>34</text:p>
          </table:table-cell>
          <table:table-cell table:formula="of:=IF([.A31]&lt;128;[.D31];-[.D3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OKUP([.A32];Tab_Log_Seno_Arg;Tab_Log_Seno_Val)" office:value-type="float" office:value="30" calcext:value-type="float">
            <text:p>30</text:p>
          </table:table-cell>
          <table:table-cell table:formula="of:=[.B32]+Atenuacion" office:value-type="float" office:value="30" calcext:value-type="float">
            <text:p>30</text:p>
          </table:table-cell>
          <table:table-cell table:formula="of:=IF([.C32]&lt;256;LOOKUP([.C32];Tab_Exp_Arg;Tab_Exp_Val);0)" office:value-type="float" office:value="36" calcext:value-type="float">
            <text:p>36</text:p>
          </table:table-cell>
          <table:table-cell table:formula="of:=IF([.A32]&lt;128;[.D32];-[.D32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OKUP([.A33];Tab_Log_Seno_Arg;Tab_Log_Seno_Val)" office:value-type="float" office:value="28" calcext:value-type="float">
            <text:p>28</text:p>
          </table:table-cell>
          <table:table-cell table:formula="of:=[.B33]+Atenuacion" office:value-type="float" office:value="28" calcext:value-type="float">
            <text:p>28</text:p>
          </table:table-cell>
          <table:table-cell table:formula="of:=IF([.C33]&lt;256;LOOKUP([.C33];Tab_Exp_Arg;Tab_Exp_Val);0)" office:value-type="float" office:value="37" calcext:value-type="float">
            <text:p>37</text:p>
          </table:table-cell>
          <table:table-cell table:formula="of:=IF([.A33]&lt;128;[.D33];-[.D33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OKUP([.A34];Tab_Log_Seno_Arg;Tab_Log_Seno_Val)" office:value-type="float" office:value="26" calcext:value-type="float">
            <text:p>26</text:p>
          </table:table-cell>
          <table:table-cell table:formula="of:=[.B34]+Atenuacion" office:value-type="float" office:value="26" calcext:value-type="float">
            <text:p>26</text:p>
          </table:table-cell>
          <table:table-cell table:formula="of:=IF([.C34]&lt;256;LOOKUP([.C34];Tab_Exp_Arg;Tab_Exp_Val);0)" office:value-type="float" office:value="38" calcext:value-type="float">
            <text:p>38</text:p>
          </table:table-cell>
          <table:table-cell table:formula="of:=IF([.A34]&lt;128;[.D34];-[.D3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OKUP([.A35];Tab_Log_Seno_Arg;Tab_Log_Seno_Val)" office:value-type="float" office:value="25" calcext:value-type="float">
            <text:p>25</text:p>
          </table:table-cell>
          <table:table-cell table:formula="of:=[.B35]+Atenuacion" office:value-type="float" office:value="25" calcext:value-type="float">
            <text:p>25</text:p>
          </table:table-cell>
          <table:table-cell table:formula="of:=IF([.C35]&lt;256;LOOKUP([.C35];Tab_Exp_Arg;Tab_Exp_Val);0)" office:value-type="float" office:value="39" calcext:value-type="float">
            <text:p>39</text:p>
          </table:table-cell>
          <table:table-cell table:formula="of:=IF([.A35]&lt;128;[.D35];-[.D35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OKUP([.A36];Tab_Log_Seno_Arg;Tab_Log_Seno_Val)" office:value-type="float" office:value="23" calcext:value-type="float">
            <text:p>23</text:p>
          </table:table-cell>
          <table:table-cell table:formula="of:=[.B36]+Atenuacion" office:value-type="float" office:value="23" calcext:value-type="float">
            <text:p>23</text:p>
          </table:table-cell>
          <table:table-cell table:formula="of:=IF([.C36]&lt;256;LOOKUP([.C36];Tab_Exp_Arg;Tab_Exp_Val);0)" office:value-type="float" office:value="41" calcext:value-type="float">
            <text:p>41</text:p>
          </table:table-cell>
          <table:table-cell table:formula="of:=IF([.A36]&lt;128;[.D36];-[.D36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OKUP([.A37];Tab_Log_Seno_Arg;Tab_Log_Seno_Val)" office:value-type="float" office:value="22" calcext:value-type="float">
            <text:p>22</text:p>
          </table:table-cell>
          <table:table-cell table:formula="of:=[.B37]+Atenuacion" office:value-type="float" office:value="22" calcext:value-type="float">
            <text:p>22</text:p>
          </table:table-cell>
          <table:table-cell table:formula="of:=IF([.C37]&lt;256;LOOKUP([.C37];Tab_Exp_Arg;Tab_Exp_Val);0)" office:value-type="float" office:value="42" calcext:value-type="float">
            <text:p>42</text:p>
          </table:table-cell>
          <table:table-cell table:formula="of:=IF([.A37]&lt;128;[.D37];-[.D37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OKUP([.A38];Tab_Log_Seno_Arg;Tab_Log_Seno_Val)" office:value-type="float" office:value="20" calcext:value-type="float">
            <text:p>20</text:p>
          </table:table-cell>
          <table:table-cell table:formula="of:=[.B38]+Atenuacion" office:value-type="float" office:value="20" calcext:value-type="float">
            <text:p>20</text:p>
          </table:table-cell>
          <table:table-cell table:formula="of:=IF([.C38]&lt;256;LOOKUP([.C38];Tab_Exp_Arg;Tab_Exp_Val);0)" office:value-type="float" office:value="43" calcext:value-type="float">
            <text:p>43</text:p>
          </table:table-cell>
          <table:table-cell table:formula="of:=IF([.A38]&lt;128;[.D38];-[.D38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OKUP([.A39];Tab_Log_Seno_Arg;Tab_Log_Seno_Val)" office:value-type="float" office:value="19" calcext:value-type="float">
            <text:p>19</text:p>
          </table:table-cell>
          <table:table-cell table:formula="of:=[.B39]+Atenuacion" office:value-type="float" office:value="19" calcext:value-type="float">
            <text:p>19</text:p>
          </table:table-cell>
          <table:table-cell table:formula="of:=IF([.C39]&lt;256;LOOKUP([.C39];Tab_Exp_Arg;Tab_Exp_Val);0)" office:value-type="float" office:value="44" calcext:value-type="float">
            <text:p>44</text:p>
          </table:table-cell>
          <table:table-cell table:formula="of:=IF([.A39]&lt;128;[.D39];-[.D39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OKUP([.A40];Tab_Log_Seno_Arg;Tab_Log_Seno_Val)" office:value-type="float" office:value="18" calcext:value-type="float">
            <text:p>18</text:p>
          </table:table-cell>
          <table:table-cell table:formula="of:=[.B40]+Atenuacion" office:value-type="float" office:value="18" calcext:value-type="float">
            <text:p>18</text:p>
          </table:table-cell>
          <table:table-cell table:formula="of:=IF([.C40]&lt;256;LOOKUP([.C40];Tab_Exp_Arg;Tab_Exp_Val);0)" office:value-type="float" office:value="45" calcext:value-type="float">
            <text:p>45</text:p>
          </table:table-cell>
          <table:table-cell table:formula="of:=IF([.A40]&lt;128;[.D40];-[.D40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OKUP([.A41];Tab_Log_Seno_Arg;Tab_Log_Seno_Val)" office:value-type="float" office:value="16" calcext:value-type="float">
            <text:p>16</text:p>
          </table:table-cell>
          <table:table-cell table:formula="of:=[.B41]+Atenuacion" office:value-type="float" office:value="16" calcext:value-type="float">
            <text:p>16</text:p>
          </table:table-cell>
          <table:table-cell table:formula="of:=IF([.C41]&lt;256;LOOKUP([.C41];Tab_Exp_Arg;Tab_Exp_Val);0)" office:value-type="float" office:value="47" calcext:value-type="float">
            <text:p>47</text:p>
          </table:table-cell>
          <table:table-cell table:formula="of:=IF([.A41]&lt;128;[.D41];-[.D41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OKUP([.A42];Tab_Log_Seno_Arg;Tab_Log_Seno_Val)" office:value-type="float" office:value="15" calcext:value-type="float">
            <text:p>15</text:p>
          </table:table-cell>
          <table:table-cell table:formula="of:=[.B42]+Atenuacion" office:value-type="float" office:value="15" calcext:value-type="float">
            <text:p>15</text:p>
          </table:table-cell>
          <table:table-cell table:formula="of:=IF([.C42]&lt;256;LOOKUP([.C42];Tab_Exp_Arg;Tab_Exp_Val);0)" office:value-type="float" office:value="47" calcext:value-type="float">
            <text:p>47</text:p>
          </table:table-cell>
          <table:table-cell table:formula="of:=IF([.A42]&lt;128;[.D42];-[.D42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OKUP([.A43];Tab_Log_Seno_Arg;Tab_Log_Seno_Val)" office:value-type="float" office:value="14" calcext:value-type="float">
            <text:p>14</text:p>
          </table:table-cell>
          <table:table-cell table:formula="of:=[.B43]+Atenuacion" office:value-type="float" office:value="14" calcext:value-type="float">
            <text:p>14</text:p>
          </table:table-cell>
          <table:table-cell table:formula="of:=IF([.C43]&lt;256;LOOKUP([.C43];Tab_Exp_Arg;Tab_Exp_Val);0)" office:value-type="float" office:value="48" calcext:value-type="float">
            <text:p>48</text:p>
          </table:table-cell>
          <table:table-cell table:formula="of:=IF([.A43]&lt;128;[.D43];-[.D43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OKUP([.A44];Tab_Log_Seno_Arg;Tab_Log_Seno_Val)" office:value-type="float" office:value="13" calcext:value-type="float">
            <text:p>13</text:p>
          </table:table-cell>
          <table:table-cell table:formula="of:=[.B44]+Atenuacion" office:value-type="float" office:value="13" calcext:value-type="float">
            <text:p>13</text:p>
          </table:table-cell>
          <table:table-cell table:formula="of:=IF([.C44]&lt;256;LOOKUP([.C44];Tab_Exp_Arg;Tab_Exp_Val);0)" office:value-type="float" office:value="49" calcext:value-type="float">
            <text:p>49</text:p>
          </table:table-cell>
          <table:table-cell table:formula="of:=IF([.A44]&lt;128;[.D44];-[.D4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OKUP([.A45];Tab_Log_Seno_Arg;Tab_Log_Seno_Val)" office:value-type="float" office:value="12" calcext:value-type="float">
            <text:p>12</text:p>
          </table:table-cell>
          <table:table-cell table:formula="of:=[.B45]+Atenuacion" office:value-type="float" office:value="12" calcext:value-type="float">
            <text:p>12</text:p>
          </table:table-cell>
          <table:table-cell table:formula="of:=IF([.C45]&lt;256;LOOKUP([.C45];Tab_Exp_Arg;Tab_Exp_Val);0)" office:value-type="float" office:value="50" calcext:value-type="float">
            <text:p>50</text:p>
          </table:table-cell>
          <table:table-cell table:formula="of:=IF([.A45]&lt;128;[.D45];-[.D45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OKUP([.A46];Tab_Log_Seno_Arg;Tab_Log_Seno_Val)" office:value-type="float" office:value="11" calcext:value-type="float">
            <text:p>11</text:p>
          </table:table-cell>
          <table:table-cell table:formula="of:=[.B46]+Atenuacion" office:value-type="float" office:value="11" calcext:value-type="float">
            <text:p>11</text:p>
          </table:table-cell>
          <table:table-cell table:formula="of:=IF([.C46]&lt;256;LOOKUP([.C46];Tab_Exp_Arg;Tab_Exp_Val);0)" office:value-type="float" office:value="51" calcext:value-type="float">
            <text:p>51</text:p>
          </table:table-cell>
          <table:table-cell table:formula="of:=IF([.A46]&lt;128;[.D46];-[.D46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OKUP([.A47];Tab_Log_Seno_Arg;Tab_Log_Seno_Val)" office:value-type="float" office:value="10" calcext:value-type="float">
            <text:p>10</text:p>
          </table:table-cell>
          <table:table-cell table:formula="of:=[.B47]+Atenuacion" office:value-type="float" office:value="10" calcext:value-type="float">
            <text:p>10</text:p>
          </table:table-cell>
          <table:table-cell table:formula="of:=IF([.C47]&lt;256;LOOKUP([.C47];Tab_Exp_Arg;Tab_Exp_Val);0)" office:value-type="float" office:value="52" calcext:value-type="float">
            <text:p>52</text:p>
          </table:table-cell>
          <table:table-cell table:formula="of:=IF([.A47]&lt;128;[.D47];-[.D47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OKUP([.A48];Tab_Log_Seno_Arg;Tab_Log_Seno_Val)" office:value-type="float" office:value="9" calcext:value-type="float">
            <text:p>9</text:p>
          </table:table-cell>
          <table:table-cell table:formula="of:=[.B48]+Atenuacion" office:value-type="float" office:value="9" calcext:value-type="float">
            <text:p>9</text:p>
          </table:table-cell>
          <table:table-cell table:formula="of:=IF([.C48]&lt;256;LOOKUP([.C48];Tab_Exp_Arg;Tab_Exp_Val);0)" office:value-type="float" office:value="53" calcext:value-type="float">
            <text:p>53</text:p>
          </table:table-cell>
          <table:table-cell table:formula="of:=IF([.A48]&lt;128;[.D48];-[.D4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OKUP([.A49];Tab_Log_Seno_Arg;Tab_Log_Seno_Val)" office:value-type="float" office:value="8" calcext:value-type="float">
            <text:p>8</text:p>
          </table:table-cell>
          <table:table-cell table:formula="of:=[.B49]+Atenuacion" office:value-type="float" office:value="8" calcext:value-type="float">
            <text:p>8</text:p>
          </table:table-cell>
          <table:table-cell table:formula="of:=IF([.C49]&lt;256;LOOKUP([.C49];Tab_Exp_Arg;Tab_Exp_Val);0)" office:value-type="float" office:value="54" calcext:value-type="float">
            <text:p>54</text:p>
          </table:table-cell>
          <table:table-cell table:formula="of:=IF([.A49]&lt;128;[.D49];-[.D49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OKUP([.A50];Tab_Log_Seno_Arg;Tab_Log_Seno_Val)" office:value-type="float" office:value="8" calcext:value-type="float">
            <text:p>8</text:p>
          </table:table-cell>
          <table:table-cell table:formula="of:=[.B50]+Atenuacion" office:value-type="float" office:value="8" calcext:value-type="float">
            <text:p>8</text:p>
          </table:table-cell>
          <table:table-cell table:formula="of:=IF([.C50]&lt;256;LOOKUP([.C50];Tab_Exp_Arg;Tab_Exp_Val);0)" office:value-type="float" office:value="54" calcext:value-type="float">
            <text:p>54</text:p>
          </table:table-cell>
          <table:table-cell table:formula="of:=IF([.A50]&lt;128;[.D50];-[.D50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OKUP([.A51];Tab_Log_Seno_Arg;Tab_Log_Seno_Val)" office:value-type="float" office:value="7" calcext:value-type="float">
            <text:p>7</text:p>
          </table:table-cell>
          <table:table-cell table:formula="of:=[.B51]+Atenuacion" office:value-type="float" office:value="7" calcext:value-type="float">
            <text:p>7</text:p>
          </table:table-cell>
          <table:table-cell table:formula="of:=IF([.C51]&lt;256;LOOKUP([.C51];Tab_Exp_Arg;Tab_Exp_Val);0)" office:value-type="float" office:value="55" calcext:value-type="float">
            <text:p>55</text:p>
          </table:table-cell>
          <table:table-cell table:formula="of:=IF([.A51]&lt;128;[.D51];-[.D51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OKUP([.A52];Tab_Log_Seno_Arg;Tab_Log_Seno_Val)" office:value-type="float" office:value="6" calcext:value-type="float">
            <text:p>6</text:p>
          </table:table-cell>
          <table:table-cell table:formula="of:=[.B52]+Atenuacion" office:value-type="float" office:value="6" calcext:value-type="float">
            <text:p>6</text:p>
          </table:table-cell>
          <table:table-cell table:formula="of:=IF([.C52]&lt;256;LOOKUP([.C52];Tab_Exp_Arg;Tab_Exp_Val);0)" office:value-type="float" office:value="56" calcext:value-type="float">
            <text:p>56</text:p>
          </table:table-cell>
          <table:table-cell table:formula="of:=IF([.A52]&lt;128;[.D52];-[.D52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OKUP([.A53];Tab_Log_Seno_Arg;Tab_Log_Seno_Val)" office:value-type="float" office:value="6" calcext:value-type="float">
            <text:p>6</text:p>
          </table:table-cell>
          <table:table-cell table:formula="of:=[.B53]+Atenuacion" office:value-type="float" office:value="6" calcext:value-type="float">
            <text:p>6</text:p>
          </table:table-cell>
          <table:table-cell table:formula="of:=IF([.C53]&lt;256;LOOKUP([.C53];Tab_Exp_Arg;Tab_Exp_Val);0)" office:value-type="float" office:value="56" calcext:value-type="float">
            <text:p>56</text:p>
          </table:table-cell>
          <table:table-cell table:formula="of:=IF([.A53]&lt;128;[.D53];-[.D53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OKUP([.A54];Tab_Log_Seno_Arg;Tab_Log_Seno_Val)" office:value-type="float" office:value="5" calcext:value-type="float">
            <text:p>5</text:p>
          </table:table-cell>
          <table:table-cell table:formula="of:=[.B54]+Atenuacion" office:value-type="float" office:value="5" calcext:value-type="float">
            <text:p>5</text:p>
          </table:table-cell>
          <table:table-cell table:formula="of:=IF([.C54]&lt;256;LOOKUP([.C54];Tab_Exp_Arg;Tab_Exp_Val);0)" office:value-type="float" office:value="57" calcext:value-type="float">
            <text:p>57</text:p>
          </table:table-cell>
          <table:table-cell table:formula="of:=IF([.A54]&lt;128;[.D54];-[.D54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OKUP([.A55];Tab_Log_Seno_Arg;Tab_Log_Seno_Val)" office:value-type="float" office:value="4" calcext:value-type="float">
            <text:p>4</text:p>
          </table:table-cell>
          <table:table-cell table:formula="of:=[.B55]+Atenuacion" office:value-type="float" office:value="4" calcext:value-type="float">
            <text:p>4</text:p>
          </table:table-cell>
          <table:table-cell table:formula="of:=IF([.C55]&lt;256;LOOKUP([.C55];Tab_Exp_Arg;Tab_Exp_Val);0)" office:value-type="float" office:value="58" calcext:value-type="float">
            <text:p>58</text:p>
          </table:table-cell>
          <table:table-cell table:formula="of:=IF([.A55]&lt;128;[.D55];-[.D55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OKUP([.A56];Tab_Log_Seno_Arg;Tab_Log_Seno_Val)" office:value-type="float" office:value="4" calcext:value-type="float">
            <text:p>4</text:p>
          </table:table-cell>
          <table:table-cell table:formula="of:=[.B56]+Atenuacion" office:value-type="float" office:value="4" calcext:value-type="float">
            <text:p>4</text:p>
          </table:table-cell>
          <table:table-cell table:formula="of:=IF([.C56]&lt;256;LOOKUP([.C56];Tab_Exp_Arg;Tab_Exp_Val);0)" office:value-type="float" office:value="58" calcext:value-type="float">
            <text:p>58</text:p>
          </table:table-cell>
          <table:table-cell table:formula="of:=IF([.A56]&lt;128;[.D56];-[.D56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OKUP([.A57];Tab_Log_Seno_Arg;Tab_Log_Seno_Val)" office:value-type="float" office:value="3" calcext:value-type="float">
            <text:p>3</text:p>
          </table:table-cell>
          <table:table-cell table:formula="of:=[.B57]+Atenuacion" office:value-type="float" office:value="3" calcext:value-type="float">
            <text:p>3</text:p>
          </table:table-cell>
          <table:table-cell table:formula="of:=IF([.C57]&lt;256;LOOKUP([.C57];Tab_Exp_Arg;Tab_Exp_Val);0)" office:value-type="float" office:value="60" calcext:value-type="float">
            <text:p>60</text:p>
          </table:table-cell>
          <table:table-cell table:formula="of:=IF([.A57]&lt;128;[.D57];-[.D57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OKUP([.A58];Tab_Log_Seno_Arg;Tab_Log_Seno_Val)" office:value-type="float" office:value="3" calcext:value-type="float">
            <text:p>3</text:p>
          </table:table-cell>
          <table:table-cell table:formula="of:=[.B58]+Atenuacion" office:value-type="float" office:value="3" calcext:value-type="float">
            <text:p>3</text:p>
          </table:table-cell>
          <table:table-cell table:formula="of:=IF([.C58]&lt;256;LOOKUP([.C58];Tab_Exp_Arg;Tab_Exp_Val);0)" office:value-type="float" office:value="60" calcext:value-type="float">
            <text:p>60</text:p>
          </table:table-cell>
          <table:table-cell table:formula="of:=IF([.A58]&lt;128;[.D58];-[.D58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OKUP([.A59];Tab_Log_Seno_Arg;Tab_Log_Seno_Val)" office:value-type="float" office:value="3" calcext:value-type="float">
            <text:p>3</text:p>
          </table:table-cell>
          <table:table-cell table:formula="of:=[.B59]+Atenuacion" office:value-type="float" office:value="3" calcext:value-type="float">
            <text:p>3</text:p>
          </table:table-cell>
          <table:table-cell table:formula="of:=IF([.C59]&lt;256;LOOKUP([.C59];Tab_Exp_Arg;Tab_Exp_Val);0)" office:value-type="float" office:value="60" calcext:value-type="float">
            <text:p>60</text:p>
          </table:table-cell>
          <table:table-cell table:formula="of:=IF([.A59]&lt;128;[.D59];-[.D59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OKUP([.A60];Tab_Log_Seno_Arg;Tab_Log_Seno_Val)" office:value-type="float" office:value="2" calcext:value-type="float">
            <text:p>2</text:p>
          </table:table-cell>
          <table:table-cell table:formula="of:=[.B60]+Atenuacion" office:value-type="float" office:value="2" calcext:value-type="float">
            <text:p>2</text:p>
          </table:table-cell>
          <table:table-cell table:formula="of:=IF([.C60]&lt;256;LOOKUP([.C60];Tab_Exp_Arg;Tab_Exp_Val);0)" office:value-type="float" office:value="61" calcext:value-type="float">
            <text:p>61</text:p>
          </table:table-cell>
          <table:table-cell table:formula="of:=IF([.A60]&lt;128;[.D60];-[.D60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OKUP([.A61];Tab_Log_Seno_Arg;Tab_Log_Seno_Val)" office:value-type="float" office:value="2" calcext:value-type="float">
            <text:p>2</text:p>
          </table:table-cell>
          <table:table-cell table:formula="of:=[.B61]+Atenuacion" office:value-type="float" office:value="2" calcext:value-type="float">
            <text:p>2</text:p>
          </table:table-cell>
          <table:table-cell table:formula="of:=IF([.C61]&lt;256;LOOKUP([.C61];Tab_Exp_Arg;Tab_Exp_Val);0)" office:value-type="float" office:value="61" calcext:value-type="float">
            <text:p>61</text:p>
          </table:table-cell>
          <table:table-cell table:formula="of:=IF([.A61]&lt;128;[.D61];-[.D61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OKUP([.A62];Tab_Log_Seno_Arg;Tab_Log_Seno_Val)" office:value-type="float" office:value="1" calcext:value-type="float">
            <text:p>1</text:p>
          </table:table-cell>
          <table:table-cell table:formula="of:=[.B62]+Atenuacion" office:value-type="float" office:value="1" calcext:value-type="float">
            <text:p>1</text:p>
          </table:table-cell>
          <table:table-cell table:formula="of:=IF([.C62]&lt;256;LOOKUP([.C62];Tab_Exp_Arg;Tab_Exp_Val);0)" office:value-type="float" office:value="62" calcext:value-type="float">
            <text:p>62</text:p>
          </table:table-cell>
          <table:table-cell table:formula="of:=IF([.A62]&lt;128;[.D62];-[.D6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OKUP([.A63];Tab_Log_Seno_Arg;Tab_Log_Seno_Val)" office:value-type="float" office:value="1" calcext:value-type="float">
            <text:p>1</text:p>
          </table:table-cell>
          <table:table-cell table:formula="of:=[.B63]+Atenuacion" office:value-type="float" office:value="1" calcext:value-type="float">
            <text:p>1</text:p>
          </table:table-cell>
          <table:table-cell table:formula="of:=IF([.C63]&lt;256;LOOKUP([.C63];Tab_Exp_Arg;Tab_Exp_Val);0)" office:value-type="float" office:value="62" calcext:value-type="float">
            <text:p>62</text:p>
          </table:table-cell>
          <table:table-cell table:formula="of:=IF([.A63]&lt;128;[.D63];-[.D63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OKUP([.A64];Tab_Log_Seno_Arg;Tab_Log_Seno_Val)" office:value-type="float" office:value="1" calcext:value-type="float">
            <text:p>1</text:p>
          </table:table-cell>
          <table:table-cell table:formula="of:=[.B64]+Atenuacion" office:value-type="float" office:value="1" calcext:value-type="float">
            <text:p>1</text:p>
          </table:table-cell>
          <table:table-cell table:formula="of:=IF([.C64]&lt;256;LOOKUP([.C64];Tab_Exp_Arg;Tab_Exp_Val);0)" office:value-type="float" office:value="62" calcext:value-type="float">
            <text:p>62</text:p>
          </table:table-cell>
          <table:table-cell table:formula="of:=IF([.A64]&lt;128;[.D64];-[.D64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OKUP([.A65];Tab_Log_Seno_Arg;Tab_Log_Seno_Val)" office:value-type="float" office:value="1" calcext:value-type="float">
            <text:p>1</text:p>
          </table:table-cell>
          <table:table-cell table:formula="of:=[.B65]+Atenuacion" office:value-type="float" office:value="1" calcext:value-type="float">
            <text:p>1</text:p>
          </table:table-cell>
          <table:table-cell table:formula="of:=IF([.C65]&lt;256;LOOKUP([.C65];Tab_Exp_Arg;Tab_Exp_Val);0)" office:value-type="float" office:value="62" calcext:value-type="float">
            <text:p>62</text:p>
          </table:table-cell>
          <table:table-cell table:formula="of:=IF([.A65]&lt;128;[.D65];-[.D65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OKUP([.A66];Tab_Log_Seno_Arg;Tab_Log_Seno_Val)" office:value-type="float" office:value="0" calcext:value-type="float">
            <text:p>0</text:p>
          </table:table-cell>
          <table:table-cell table:formula="of:=[.B66]+Atenuacion" office:value-type="float" office:value="0" calcext:value-type="float">
            <text:p>0</text:p>
          </table:table-cell>
          <table:table-cell table:formula="of:=IF([.C66]&lt;256;LOOKUP([.C66];Tab_Exp_Arg;Tab_Exp_Val);0)" office:value-type="float" office:value="63" calcext:value-type="float">
            <text:p>63</text:p>
          </table:table-cell>
          <table:table-cell table:formula="of:=IF([.A66]&lt;128;[.D66];-[.D66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OKUP([.A67];Tab_Log_Seno_Arg;Tab_Log_Seno_Val)" office:value-type="float" office:value="0" calcext:value-type="float">
            <text:p>0</text:p>
          </table:table-cell>
          <table:table-cell table:formula="of:=[.B67]+Atenuacion" office:value-type="float" office:value="0" calcext:value-type="float">
            <text:p>0</text:p>
          </table:table-cell>
          <table:table-cell table:formula="of:=IF([.C67]&lt;256;LOOKUP([.C67];Tab_Exp_Arg;Tab_Exp_Val);0)" office:value-type="float" office:value="63" calcext:value-type="float">
            <text:p>63</text:p>
          </table:table-cell>
          <table:table-cell table:formula="of:=IF([.A67]&lt;128;[.D67];-[.D6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OKUP([.A68];Tab_Log_Seno_Arg;Tab_Log_Seno_Val)" office:value-type="float" office:value="0" calcext:value-type="float">
            <text:p>0</text:p>
          </table:table-cell>
          <table:table-cell table:formula="of:=[.B68]+Atenuacion" office:value-type="float" office:value="0" calcext:value-type="float">
            <text:p>0</text:p>
          </table:table-cell>
          <table:table-cell table:formula="of:=IF([.C68]&lt;256;LOOKUP([.C68];Tab_Exp_Arg;Tab_Exp_Val);0)" office:value-type="float" office:value="63" calcext:value-type="float">
            <text:p>63</text:p>
          </table:table-cell>
          <table:table-cell table:formula="of:=IF([.A68]&lt;128;[.D68];-[.D68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OKUP([.A69];Tab_Log_Seno_Arg;Tab_Log_Seno_Val)" office:value-type="float" office:value="0" calcext:value-type="float">
            <text:p>0</text:p>
          </table:table-cell>
          <table:table-cell table:formula="of:=[.B69]+Atenuacion" office:value-type="float" office:value="0" calcext:value-type="float">
            <text:p>0</text:p>
          </table:table-cell>
          <table:table-cell table:formula="of:=IF([.C69]&lt;256;LOOKUP([.C69];Tab_Exp_Arg;Tab_Exp_Val);0)" office:value-type="float" office:value="63" calcext:value-type="float">
            <text:p>63</text:p>
          </table:table-cell>
          <table:table-cell table:formula="of:=IF([.A69]&lt;128;[.D69];-[.D69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OKUP([.A70];Tab_Log_Seno_Arg;Tab_Log_Seno_Val)" office:value-type="float" office:value="0" calcext:value-type="float">
            <text:p>0</text:p>
          </table:table-cell>
          <table:table-cell table:formula="of:=[.B70]+Atenuacion" office:value-type="float" office:value="0" calcext:value-type="float">
            <text:p>0</text:p>
          </table:table-cell>
          <table:table-cell table:formula="of:=IF([.C70]&lt;256;LOOKUP([.C70];Tab_Exp_Arg;Tab_Exp_Val);0)" office:value-type="float" office:value="63" calcext:value-type="float">
            <text:p>63</text:p>
          </table:table-cell>
          <table:table-cell table:formula="of:=IF([.A70]&lt;128;[.D70];-[.D70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OKUP([.A71];Tab_Log_Seno_Arg;Tab_Log_Seno_Val)" office:value-type="float" office:value="0" calcext:value-type="float">
            <text:p>0</text:p>
          </table:table-cell>
          <table:table-cell table:formula="of:=[.B71]+Atenuacion" office:value-type="float" office:value="0" calcext:value-type="float">
            <text:p>0</text:p>
          </table:table-cell>
          <table:table-cell table:formula="of:=IF([.C71]&lt;256;LOOKUP([.C71];Tab_Exp_Arg;Tab_Exp_Val);0)" office:value-type="float" office:value="63" calcext:value-type="float">
            <text:p>63</text:p>
          </table:table-cell>
          <table:table-cell table:formula="of:=IF([.A71]&lt;128;[.D71];-[.D71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OKUP([.A72];Tab_Log_Seno_Arg;Tab_Log_Seno_Val)" office:value-type="float" office:value="0" calcext:value-type="float">
            <text:p>0</text:p>
          </table:table-cell>
          <table:table-cell table:formula="of:=[.B72]+Atenuacion" office:value-type="float" office:value="0" calcext:value-type="float">
            <text:p>0</text:p>
          </table:table-cell>
          <table:table-cell table:formula="of:=IF([.C72]&lt;256;LOOKUP([.C72];Tab_Exp_Arg;Tab_Exp_Val);0)" office:value-type="float" office:value="63" calcext:value-type="float">
            <text:p>63</text:p>
          </table:table-cell>
          <table:table-cell table:formula="of:=IF([.A72]&lt;128;[.D72];-[.D72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OKUP([.A73];Tab_Log_Seno_Arg;Tab_Log_Seno_Val)" office:value-type="float" office:value="0" calcext:value-type="float">
            <text:p>0</text:p>
          </table:table-cell>
          <table:table-cell table:formula="of:=[.B73]+Atenuacion" office:value-type="float" office:value="0" calcext:value-type="float">
            <text:p>0</text:p>
          </table:table-cell>
          <table:table-cell table:formula="of:=IF([.C73]&lt;256;LOOKUP([.C73];Tab_Exp_Arg;Tab_Exp_Val);0)" office:value-type="float" office:value="63" calcext:value-type="float">
            <text:p>63</text:p>
          </table:table-cell>
          <table:table-cell table:formula="of:=IF([.A73]&lt;128;[.D73];-[.D73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OKUP([.A74];Tab_Log_Seno_Arg;Tab_Log_Seno_Val)" office:value-type="float" office:value="0" calcext:value-type="float">
            <text:p>0</text:p>
          </table:table-cell>
          <table:table-cell table:formula="of:=[.B74]+Atenuacion" office:value-type="float" office:value="0" calcext:value-type="float">
            <text:p>0</text:p>
          </table:table-cell>
          <table:table-cell table:formula="of:=IF([.C74]&lt;256;LOOKUP([.C74];Tab_Exp_Arg;Tab_Exp_Val);0)" office:value-type="float" office:value="63" calcext:value-type="float">
            <text:p>63</text:p>
          </table:table-cell>
          <table:table-cell table:formula="of:=IF([.A74]&lt;128;[.D74];-[.D7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OKUP([.A75];Tab_Log_Seno_Arg;Tab_Log_Seno_Val)" office:value-type="float" office:value="0" calcext:value-type="float">
            <text:p>0</text:p>
          </table:table-cell>
          <table:table-cell table:formula="of:=[.B75]+Atenuacion" office:value-type="float" office:value="0" calcext:value-type="float">
            <text:p>0</text:p>
          </table:table-cell>
          <table:table-cell table:formula="of:=IF([.C75]&lt;256;LOOKUP([.C75];Tab_Exp_Arg;Tab_Exp_Val);0)" office:value-type="float" office:value="63" calcext:value-type="float">
            <text:p>63</text:p>
          </table:table-cell>
          <table:table-cell table:formula="of:=IF([.A75]&lt;128;[.D75];-[.D75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OKUP([.A76];Tab_Log_Seno_Arg;Tab_Log_Seno_Val)" office:value-type="float" office:value="0" calcext:value-type="float">
            <text:p>0</text:p>
          </table:table-cell>
          <table:table-cell table:formula="of:=[.B76]+Atenuacion" office:value-type="float" office:value="0" calcext:value-type="float">
            <text:p>0</text:p>
          </table:table-cell>
          <table:table-cell table:formula="of:=IF([.C76]&lt;256;LOOKUP([.C76];Tab_Exp_Arg;Tab_Exp_Val);0)" office:value-type="float" office:value="63" calcext:value-type="float">
            <text:p>63</text:p>
          </table:table-cell>
          <table:table-cell table:formula="of:=IF([.A76]&lt;128;[.D76];-[.D76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OKUP([.A77];Tab_Log_Seno_Arg;Tab_Log_Seno_Val)" office:value-type="float" office:value="0" calcext:value-type="float">
            <text:p>0</text:p>
          </table:table-cell>
          <table:table-cell table:formula="of:=[.B77]+Atenuacion" office:value-type="float" office:value="0" calcext:value-type="float">
            <text:p>0</text:p>
          </table:table-cell>
          <table:table-cell table:formula="of:=IF([.C77]&lt;256;LOOKUP([.C77];Tab_Exp_Arg;Tab_Exp_Val);0)" office:value-type="float" office:value="63" calcext:value-type="float">
            <text:p>63</text:p>
          </table:table-cell>
          <table:table-cell table:formula="of:=IF([.A77]&lt;128;[.D77];-[.D7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OKUP([.A78];Tab_Log_Seno_Arg;Tab_Log_Seno_Val)" office:value-type="float" office:value="1" calcext:value-type="float">
            <text:p>1</text:p>
          </table:table-cell>
          <table:table-cell table:formula="of:=[.B78]+Atenuacion" office:value-type="float" office:value="1" calcext:value-type="float">
            <text:p>1</text:p>
          </table:table-cell>
          <table:table-cell table:formula="of:=IF([.C78]&lt;256;LOOKUP([.C78];Tab_Exp_Arg;Tab_Exp_Val);0)" office:value-type="float" office:value="62" calcext:value-type="float">
            <text:p>62</text:p>
          </table:table-cell>
          <table:table-cell table:formula="of:=IF([.A78]&lt;128;[.D78];-[.D78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OKUP([.A79];Tab_Log_Seno_Arg;Tab_Log_Seno_Val)" office:value-type="float" office:value="1" calcext:value-type="float">
            <text:p>1</text:p>
          </table:table-cell>
          <table:table-cell table:formula="of:=[.B79]+Atenuacion" office:value-type="float" office:value="1" calcext:value-type="float">
            <text:p>1</text:p>
          </table:table-cell>
          <table:table-cell table:formula="of:=IF([.C79]&lt;256;LOOKUP([.C79];Tab_Exp_Arg;Tab_Exp_Val);0)" office:value-type="float" office:value="62" calcext:value-type="float">
            <text:p>62</text:p>
          </table:table-cell>
          <table:table-cell table:formula="of:=IF([.A79]&lt;128;[.D79];-[.D79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OKUP([.A80];Tab_Log_Seno_Arg;Tab_Log_Seno_Val)" office:value-type="float" office:value="1" calcext:value-type="float">
            <text:p>1</text:p>
          </table:table-cell>
          <table:table-cell table:formula="of:=[.B80]+Atenuacion" office:value-type="float" office:value="1" calcext:value-type="float">
            <text:p>1</text:p>
          </table:table-cell>
          <table:table-cell table:formula="of:=IF([.C80]&lt;256;LOOKUP([.C80];Tab_Exp_Arg;Tab_Exp_Val);0)" office:value-type="float" office:value="62" calcext:value-type="float">
            <text:p>62</text:p>
          </table:table-cell>
          <table:table-cell table:formula="of:=IF([.A80]&lt;128;[.D80];-[.D80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OKUP([.A81];Tab_Log_Seno_Arg;Tab_Log_Seno_Val)" office:value-type="float" office:value="1" calcext:value-type="float">
            <text:p>1</text:p>
          </table:table-cell>
          <table:table-cell table:formula="of:=[.B81]+Atenuacion" office:value-type="float" office:value="1" calcext:value-type="float">
            <text:p>1</text:p>
          </table:table-cell>
          <table:table-cell table:formula="of:=IF([.C81]&lt;256;LOOKUP([.C81];Tab_Exp_Arg;Tab_Exp_Val);0)" office:value-type="float" office:value="62" calcext:value-type="float">
            <text:p>62</text:p>
          </table:table-cell>
          <table:table-cell table:formula="of:=IF([.A81]&lt;128;[.D81];-[.D81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OKUP([.A82];Tab_Log_Seno_Arg;Tab_Log_Seno_Val)" office:value-type="float" office:value="2" calcext:value-type="float">
            <text:p>2</text:p>
          </table:table-cell>
          <table:table-cell table:formula="of:=[.B82]+Atenuacion" office:value-type="float" office:value="2" calcext:value-type="float">
            <text:p>2</text:p>
          </table:table-cell>
          <table:table-cell table:formula="of:=IF([.C82]&lt;256;LOOKUP([.C82];Tab_Exp_Arg;Tab_Exp_Val);0)" office:value-type="float" office:value="61" calcext:value-type="float">
            <text:p>61</text:p>
          </table:table-cell>
          <table:table-cell table:formula="of:=IF([.A82]&lt;128;[.D82];-[.D82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OKUP([.A83];Tab_Log_Seno_Arg;Tab_Log_Seno_Val)" office:value-type="float" office:value="2" calcext:value-type="float">
            <text:p>2</text:p>
          </table:table-cell>
          <table:table-cell table:formula="of:=[.B83]+Atenuacion" office:value-type="float" office:value="2" calcext:value-type="float">
            <text:p>2</text:p>
          </table:table-cell>
          <table:table-cell table:formula="of:=IF([.C83]&lt;256;LOOKUP([.C83];Tab_Exp_Arg;Tab_Exp_Val);0)" office:value-type="float" office:value="61" calcext:value-type="float">
            <text:p>61</text:p>
          </table:table-cell>
          <table:table-cell table:formula="of:=IF([.A83]&lt;128;[.D83];-[.D83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OKUP([.A84];Tab_Log_Seno_Arg;Tab_Log_Seno_Val)" office:value-type="float" office:value="3" calcext:value-type="float">
            <text:p>3</text:p>
          </table:table-cell>
          <table:table-cell table:formula="of:=[.B84]+Atenuacion" office:value-type="float" office:value="3" calcext:value-type="float">
            <text:p>3</text:p>
          </table:table-cell>
          <table:table-cell table:formula="of:=IF([.C84]&lt;256;LOOKUP([.C84];Tab_Exp_Arg;Tab_Exp_Val);0)" office:value-type="float" office:value="60" calcext:value-type="float">
            <text:p>60</text:p>
          </table:table-cell>
          <table:table-cell table:formula="of:=IF([.A84]&lt;128;[.D84];-[.D84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OKUP([.A85];Tab_Log_Seno_Arg;Tab_Log_Seno_Val)" office:value-type="float" office:value="3" calcext:value-type="float">
            <text:p>3</text:p>
          </table:table-cell>
          <table:table-cell table:formula="of:=[.B85]+Atenuacion" office:value-type="float" office:value="3" calcext:value-type="float">
            <text:p>3</text:p>
          </table:table-cell>
          <table:table-cell table:formula="of:=IF([.C85]&lt;256;LOOKUP([.C85];Tab_Exp_Arg;Tab_Exp_Val);0)" office:value-type="float" office:value="60" calcext:value-type="float">
            <text:p>60</text:p>
          </table:table-cell>
          <table:table-cell table:formula="of:=IF([.A85]&lt;128;[.D85];-[.D85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OKUP([.A86];Tab_Log_Seno_Arg;Tab_Log_Seno_Val)" office:value-type="float" office:value="3" calcext:value-type="float">
            <text:p>3</text:p>
          </table:table-cell>
          <table:table-cell table:formula="of:=[.B86]+Atenuacion" office:value-type="float" office:value="3" calcext:value-type="float">
            <text:p>3</text:p>
          </table:table-cell>
          <table:table-cell table:formula="of:=IF([.C86]&lt;256;LOOKUP([.C86];Tab_Exp_Arg;Tab_Exp_Val);0)" office:value-type="float" office:value="60" calcext:value-type="float">
            <text:p>60</text:p>
          </table:table-cell>
          <table:table-cell table:formula="of:=IF([.A86]&lt;128;[.D86];-[.D86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OKUP([.A87];Tab_Log_Seno_Arg;Tab_Log_Seno_Val)" office:value-type="float" office:value="4" calcext:value-type="float">
            <text:p>4</text:p>
          </table:table-cell>
          <table:table-cell table:formula="of:=[.B87]+Atenuacion" office:value-type="float" office:value="4" calcext:value-type="float">
            <text:p>4</text:p>
          </table:table-cell>
          <table:table-cell table:formula="of:=IF([.C87]&lt;256;LOOKUP([.C87];Tab_Exp_Arg;Tab_Exp_Val);0)" office:value-type="float" office:value="58" calcext:value-type="float">
            <text:p>58</text:p>
          </table:table-cell>
          <table:table-cell table:formula="of:=IF([.A87]&lt;128;[.D87];-[.D87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OKUP([.A88];Tab_Log_Seno_Arg;Tab_Log_Seno_Val)" office:value-type="float" office:value="4" calcext:value-type="float">
            <text:p>4</text:p>
          </table:table-cell>
          <table:table-cell table:formula="of:=[.B88]+Atenuacion" office:value-type="float" office:value="4" calcext:value-type="float">
            <text:p>4</text:p>
          </table:table-cell>
          <table:table-cell table:formula="of:=IF([.C88]&lt;256;LOOKUP([.C88];Tab_Exp_Arg;Tab_Exp_Val);0)" office:value-type="float" office:value="58" calcext:value-type="float">
            <text:p>58</text:p>
          </table:table-cell>
          <table:table-cell table:formula="of:=IF([.A88]&lt;128;[.D88];-[.D88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OKUP([.A89];Tab_Log_Seno_Arg;Tab_Log_Seno_Val)" office:value-type="float" office:value="5" calcext:value-type="float">
            <text:p>5</text:p>
          </table:table-cell>
          <table:table-cell table:formula="of:=[.B89]+Atenuacion" office:value-type="float" office:value="5" calcext:value-type="float">
            <text:p>5</text:p>
          </table:table-cell>
          <table:table-cell table:formula="of:=IF([.C89]&lt;256;LOOKUP([.C89];Tab_Exp_Arg;Tab_Exp_Val);0)" office:value-type="float" office:value="57" calcext:value-type="float">
            <text:p>57</text:p>
          </table:table-cell>
          <table:table-cell table:formula="of:=IF([.A89]&lt;128;[.D89];-[.D89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OKUP([.A90];Tab_Log_Seno_Arg;Tab_Log_Seno_Val)" office:value-type="float" office:value="6" calcext:value-type="float">
            <text:p>6</text:p>
          </table:table-cell>
          <table:table-cell table:formula="of:=[.B90]+Atenuacion" office:value-type="float" office:value="6" calcext:value-type="float">
            <text:p>6</text:p>
          </table:table-cell>
          <table:table-cell table:formula="of:=IF([.C90]&lt;256;LOOKUP([.C90];Tab_Exp_Arg;Tab_Exp_Val);0)" office:value-type="float" office:value="56" calcext:value-type="float">
            <text:p>56</text:p>
          </table:table-cell>
          <table:table-cell table:formula="of:=IF([.A90]&lt;128;[.D90];-[.D90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OKUP([.A91];Tab_Log_Seno_Arg;Tab_Log_Seno_Val)" office:value-type="float" office:value="6" calcext:value-type="float">
            <text:p>6</text:p>
          </table:table-cell>
          <table:table-cell table:formula="of:=[.B91]+Atenuacion" office:value-type="float" office:value="6" calcext:value-type="float">
            <text:p>6</text:p>
          </table:table-cell>
          <table:table-cell table:formula="of:=IF([.C91]&lt;256;LOOKUP([.C91];Tab_Exp_Arg;Tab_Exp_Val);0)" office:value-type="float" office:value="56" calcext:value-type="float">
            <text:p>56</text:p>
          </table:table-cell>
          <table:table-cell table:formula="of:=IF([.A91]&lt;128;[.D91];-[.D9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OKUP([.A92];Tab_Log_Seno_Arg;Tab_Log_Seno_Val)" office:value-type="float" office:value="7" calcext:value-type="float">
            <text:p>7</text:p>
          </table:table-cell>
          <table:table-cell table:formula="of:=[.B92]+Atenuacion" office:value-type="float" office:value="7" calcext:value-type="float">
            <text:p>7</text:p>
          </table:table-cell>
          <table:table-cell table:formula="of:=IF([.C92]&lt;256;LOOKUP([.C92];Tab_Exp_Arg;Tab_Exp_Val);0)" office:value-type="float" office:value="55" calcext:value-type="float">
            <text:p>55</text:p>
          </table:table-cell>
          <table:table-cell table:formula="of:=IF([.A92]&lt;128;[.D92];-[.D92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OKUP([.A93];Tab_Log_Seno_Arg;Tab_Log_Seno_Val)" office:value-type="float" office:value="8" calcext:value-type="float">
            <text:p>8</text:p>
          </table:table-cell>
          <table:table-cell table:formula="of:=[.B93]+Atenuacion" office:value-type="float" office:value="8" calcext:value-type="float">
            <text:p>8</text:p>
          </table:table-cell>
          <table:table-cell table:formula="of:=IF([.C93]&lt;256;LOOKUP([.C93];Tab_Exp_Arg;Tab_Exp_Val);0)" office:value-type="float" office:value="54" calcext:value-type="float">
            <text:p>54</text:p>
          </table:table-cell>
          <table:table-cell table:formula="of:=IF([.A93]&lt;128;[.D93];-[.D93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OKUP([.A94];Tab_Log_Seno_Arg;Tab_Log_Seno_Val)" office:value-type="float" office:value="8" calcext:value-type="float">
            <text:p>8</text:p>
          </table:table-cell>
          <table:table-cell table:formula="of:=[.B94]+Atenuacion" office:value-type="float" office:value="8" calcext:value-type="float">
            <text:p>8</text:p>
          </table:table-cell>
          <table:table-cell table:formula="of:=IF([.C94]&lt;256;LOOKUP([.C94];Tab_Exp_Arg;Tab_Exp_Val);0)" office:value-type="float" office:value="54" calcext:value-type="float">
            <text:p>54</text:p>
          </table:table-cell>
          <table:table-cell table:formula="of:=IF([.A94]&lt;128;[.D94];-[.D94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OKUP([.A95];Tab_Log_Seno_Arg;Tab_Log_Seno_Val)" office:value-type="float" office:value="9" calcext:value-type="float">
            <text:p>9</text:p>
          </table:table-cell>
          <table:table-cell table:formula="of:=[.B95]+Atenuacion" office:value-type="float" office:value="9" calcext:value-type="float">
            <text:p>9</text:p>
          </table:table-cell>
          <table:table-cell table:formula="of:=IF([.C95]&lt;256;LOOKUP([.C95];Tab_Exp_Arg;Tab_Exp_Val);0)" office:value-type="float" office:value="53" calcext:value-type="float">
            <text:p>53</text:p>
          </table:table-cell>
          <table:table-cell table:formula="of:=IF([.A95]&lt;128;[.D95];-[.D95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OKUP([.A96];Tab_Log_Seno_Arg;Tab_Log_Seno_Val)" office:value-type="float" office:value="10" calcext:value-type="float">
            <text:p>10</text:p>
          </table:table-cell>
          <table:table-cell table:formula="of:=[.B96]+Atenuacion" office:value-type="float" office:value="10" calcext:value-type="float">
            <text:p>10</text:p>
          </table:table-cell>
          <table:table-cell table:formula="of:=IF([.C96]&lt;256;LOOKUP([.C96];Tab_Exp_Arg;Tab_Exp_Val);0)" office:value-type="float" office:value="52" calcext:value-type="float">
            <text:p>52</text:p>
          </table:table-cell>
          <table:table-cell table:formula="of:=IF([.A96]&lt;128;[.D96];-[.D9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OKUP([.A97];Tab_Log_Seno_Arg;Tab_Log_Seno_Val)" office:value-type="float" office:value="11" calcext:value-type="float">
            <text:p>11</text:p>
          </table:table-cell>
          <table:table-cell table:formula="of:=[.B97]+Atenuacion" office:value-type="float" office:value="11" calcext:value-type="float">
            <text:p>11</text:p>
          </table:table-cell>
          <table:table-cell table:formula="of:=IF([.C97]&lt;256;LOOKUP([.C97];Tab_Exp_Arg;Tab_Exp_Val);0)" office:value-type="float" office:value="51" calcext:value-type="float">
            <text:p>51</text:p>
          </table:table-cell>
          <table:table-cell table:formula="of:=IF([.A97]&lt;128;[.D97];-[.D97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OKUP([.A98];Tab_Log_Seno_Arg;Tab_Log_Seno_Val)" office:value-type="float" office:value="12" calcext:value-type="float">
            <text:p>12</text:p>
          </table:table-cell>
          <table:table-cell table:formula="of:=[.B98]+Atenuacion" office:value-type="float" office:value="12" calcext:value-type="float">
            <text:p>12</text:p>
          </table:table-cell>
          <table:table-cell table:formula="of:=IF([.C98]&lt;256;LOOKUP([.C98];Tab_Exp_Arg;Tab_Exp_Val);0)" office:value-type="float" office:value="50" calcext:value-type="float">
            <text:p>50</text:p>
          </table:table-cell>
          <table:table-cell table:formula="of:=IF([.A98]&lt;128;[.D98];-[.D9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OKUP([.A99];Tab_Log_Seno_Arg;Tab_Log_Seno_Val)" office:value-type="float" office:value="13" calcext:value-type="float">
            <text:p>13</text:p>
          </table:table-cell>
          <table:table-cell table:formula="of:=[.B99]+Atenuacion" office:value-type="float" office:value="13" calcext:value-type="float">
            <text:p>13</text:p>
          </table:table-cell>
          <table:table-cell table:formula="of:=IF([.C99]&lt;256;LOOKUP([.C99];Tab_Exp_Arg;Tab_Exp_Val);0)" office:value-type="float" office:value="49" calcext:value-type="float">
            <text:p>49</text:p>
          </table:table-cell>
          <table:table-cell table:formula="of:=IF([.A99]&lt;128;[.D99];-[.D99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OKUP([.A100];Tab_Log_Seno_Arg;Tab_Log_Seno_Val)" office:value-type="float" office:value="14" calcext:value-type="float">
            <text:p>14</text:p>
          </table:table-cell>
          <table:table-cell table:formula="of:=[.B100]+Atenuacion" office:value-type="float" office:value="14" calcext:value-type="float">
            <text:p>14</text:p>
          </table:table-cell>
          <table:table-cell table:formula="of:=IF([.C100]&lt;256;LOOKUP([.C100];Tab_Exp_Arg;Tab_Exp_Val);0)" office:value-type="float" office:value="48" calcext:value-type="float">
            <text:p>48</text:p>
          </table:table-cell>
          <table:table-cell table:formula="of:=IF([.A100]&lt;128;[.D100];-[.D100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OKUP([.A101];Tab_Log_Seno_Arg;Tab_Log_Seno_Val)" office:value-type="float" office:value="15" calcext:value-type="float">
            <text:p>15</text:p>
          </table:table-cell>
          <table:table-cell table:formula="of:=[.B101]+Atenuacion" office:value-type="float" office:value="15" calcext:value-type="float">
            <text:p>15</text:p>
          </table:table-cell>
          <table:table-cell table:formula="of:=IF([.C101]&lt;256;LOOKUP([.C101];Tab_Exp_Arg;Tab_Exp_Val);0)" office:value-type="float" office:value="47" calcext:value-type="float">
            <text:p>47</text:p>
          </table:table-cell>
          <table:table-cell table:formula="of:=IF([.A101]&lt;128;[.D101];-[.D101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OKUP([.A102];Tab_Log_Seno_Arg;Tab_Log_Seno_Val)" office:value-type="float" office:value="16" calcext:value-type="float">
            <text:p>16</text:p>
          </table:table-cell>
          <table:table-cell table:formula="of:=[.B102]+Atenuacion" office:value-type="float" office:value="16" calcext:value-type="float">
            <text:p>16</text:p>
          </table:table-cell>
          <table:table-cell table:formula="of:=IF([.C102]&lt;256;LOOKUP([.C102];Tab_Exp_Arg;Tab_Exp_Val);0)" office:value-type="float" office:value="47" calcext:value-type="float">
            <text:p>47</text:p>
          </table:table-cell>
          <table:table-cell table:formula="of:=IF([.A102]&lt;128;[.D102];-[.D102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OKUP([.A103];Tab_Log_Seno_Arg;Tab_Log_Seno_Val)" office:value-type="float" office:value="18" calcext:value-type="float">
            <text:p>18</text:p>
          </table:table-cell>
          <table:table-cell table:formula="of:=[.B103]+Atenuacion" office:value-type="float" office:value="18" calcext:value-type="float">
            <text:p>18</text:p>
          </table:table-cell>
          <table:table-cell table:formula="of:=IF([.C103]&lt;256;LOOKUP([.C103];Tab_Exp_Arg;Tab_Exp_Val);0)" office:value-type="float" office:value="45" calcext:value-type="float">
            <text:p>45</text:p>
          </table:table-cell>
          <table:table-cell table:formula="of:=IF([.A103]&lt;128;[.D103];-[.D103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OKUP([.A104];Tab_Log_Seno_Arg;Tab_Log_Seno_Val)" office:value-type="float" office:value="19" calcext:value-type="float">
            <text:p>19</text:p>
          </table:table-cell>
          <table:table-cell table:formula="of:=[.B104]+Atenuacion" office:value-type="float" office:value="19" calcext:value-type="float">
            <text:p>19</text:p>
          </table:table-cell>
          <table:table-cell table:formula="of:=IF([.C104]&lt;256;LOOKUP([.C104];Tab_Exp_Arg;Tab_Exp_Val);0)" office:value-type="float" office:value="44" calcext:value-type="float">
            <text:p>44</text:p>
          </table:table-cell>
          <table:table-cell table:formula="of:=IF([.A104]&lt;128;[.D104];-[.D10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OKUP([.A105];Tab_Log_Seno_Arg;Tab_Log_Seno_Val)" office:value-type="float" office:value="20" calcext:value-type="float">
            <text:p>20</text:p>
          </table:table-cell>
          <table:table-cell table:formula="of:=[.B105]+Atenuacion" office:value-type="float" office:value="20" calcext:value-type="float">
            <text:p>20</text:p>
          </table:table-cell>
          <table:table-cell table:formula="of:=IF([.C105]&lt;256;LOOKUP([.C105];Tab_Exp_Arg;Tab_Exp_Val);0)" office:value-type="float" office:value="43" calcext:value-type="float">
            <text:p>43</text:p>
          </table:table-cell>
          <table:table-cell table:formula="of:=IF([.A105]&lt;128;[.D105];-[.D105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OKUP([.A106];Tab_Log_Seno_Arg;Tab_Log_Seno_Val)" office:value-type="float" office:value="22" calcext:value-type="float">
            <text:p>22</text:p>
          </table:table-cell>
          <table:table-cell table:formula="of:=[.B106]+Atenuacion" office:value-type="float" office:value="22" calcext:value-type="float">
            <text:p>22</text:p>
          </table:table-cell>
          <table:table-cell table:formula="of:=IF([.C106]&lt;256;LOOKUP([.C106];Tab_Exp_Arg;Tab_Exp_Val);0)" office:value-type="float" office:value="42" calcext:value-type="float">
            <text:p>42</text:p>
          </table:table-cell>
          <table:table-cell table:formula="of:=IF([.A106]&lt;128;[.D106];-[.D106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OKUP([.A107];Tab_Log_Seno_Arg;Tab_Log_Seno_Val)" office:value-type="float" office:value="23" calcext:value-type="float">
            <text:p>23</text:p>
          </table:table-cell>
          <table:table-cell table:formula="of:=[.B107]+Atenuacion" office:value-type="float" office:value="23" calcext:value-type="float">
            <text:p>23</text:p>
          </table:table-cell>
          <table:table-cell table:formula="of:=IF([.C107]&lt;256;LOOKUP([.C107];Tab_Exp_Arg;Tab_Exp_Val);0)" office:value-type="float" office:value="41" calcext:value-type="float">
            <text:p>41</text:p>
          </table:table-cell>
          <table:table-cell table:formula="of:=IF([.A107]&lt;128;[.D107];-[.D107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OKUP([.A108];Tab_Log_Seno_Arg;Tab_Log_Seno_Val)" office:value-type="float" office:value="25" calcext:value-type="float">
            <text:p>25</text:p>
          </table:table-cell>
          <table:table-cell table:formula="of:=[.B108]+Atenuacion" office:value-type="float" office:value="25" calcext:value-type="float">
            <text:p>25</text:p>
          </table:table-cell>
          <table:table-cell table:formula="of:=IF([.C108]&lt;256;LOOKUP([.C108];Tab_Exp_Arg;Tab_Exp_Val);0)" office:value-type="float" office:value="39" calcext:value-type="float">
            <text:p>39</text:p>
          </table:table-cell>
          <table:table-cell table:formula="of:=IF([.A108]&lt;128;[.D108];-[.D108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OKUP([.A109];Tab_Log_Seno_Arg;Tab_Log_Seno_Val)" office:value-type="float" office:value="26" calcext:value-type="float">
            <text:p>26</text:p>
          </table:table-cell>
          <table:table-cell table:formula="of:=[.B109]+Atenuacion" office:value-type="float" office:value="26" calcext:value-type="float">
            <text:p>26</text:p>
          </table:table-cell>
          <table:table-cell table:formula="of:=IF([.C109]&lt;256;LOOKUP([.C109];Tab_Exp_Arg;Tab_Exp_Val);0)" office:value-type="float" office:value="38" calcext:value-type="float">
            <text:p>38</text:p>
          </table:table-cell>
          <table:table-cell table:formula="of:=IF([.A109]&lt;128;[.D109];-[.D10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OKUP([.A110];Tab_Log_Seno_Arg;Tab_Log_Seno_Val)" office:value-type="float" office:value="28" calcext:value-type="float">
            <text:p>28</text:p>
          </table:table-cell>
          <table:table-cell table:formula="of:=[.B110]+Atenuacion" office:value-type="float" office:value="28" calcext:value-type="float">
            <text:p>28</text:p>
          </table:table-cell>
          <table:table-cell table:formula="of:=IF([.C110]&lt;256;LOOKUP([.C110];Tab_Exp_Arg;Tab_Exp_Val);0)" office:value-type="float" office:value="37" calcext:value-type="float">
            <text:p>37</text:p>
          </table:table-cell>
          <table:table-cell table:formula="of:=IF([.A110]&lt;128;[.D110];-[.D110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OKUP([.A111];Tab_Log_Seno_Arg;Tab_Log_Seno_Val)" office:value-type="float" office:value="30" calcext:value-type="float">
            <text:p>30</text:p>
          </table:table-cell>
          <table:table-cell table:formula="of:=[.B111]+Atenuacion" office:value-type="float" office:value="30" calcext:value-type="float">
            <text:p>30</text:p>
          </table:table-cell>
          <table:table-cell table:formula="of:=IF([.C111]&lt;256;LOOKUP([.C111];Tab_Exp_Arg;Tab_Exp_Val);0)" office:value-type="float" office:value="36" calcext:value-type="float">
            <text:p>36</text:p>
          </table:table-cell>
          <table:table-cell table:formula="of:=IF([.A111]&lt;128;[.D111];-[.D111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OKUP([.A112];Tab_Log_Seno_Arg;Tab_Log_Seno_Val)" office:value-type="float" office:value="32" calcext:value-type="float">
            <text:p>32</text:p>
          </table:table-cell>
          <table:table-cell table:formula="of:=[.B112]+Atenuacion" office:value-type="float" office:value="32" calcext:value-type="float">
            <text:p>32</text:p>
          </table:table-cell>
          <table:table-cell table:formula="of:=IF([.C112]&lt;256;LOOKUP([.C112];Tab_Exp_Arg;Tab_Exp_Val);0)" office:value-type="float" office:value="34" calcext:value-type="float">
            <text:p>34</text:p>
          </table:table-cell>
          <table:table-cell table:formula="of:=IF([.A112]&lt;128;[.D112];-[.D11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OKUP([.A113];Tab_Log_Seno_Arg;Tab_Log_Seno_Val)" office:value-type="float" office:value="34" calcext:value-type="float">
            <text:p>34</text:p>
          </table:table-cell>
          <table:table-cell table:formula="of:=[.B113]+Atenuacion" office:value-type="float" office:value="34" calcext:value-type="float">
            <text:p>34</text:p>
          </table:table-cell>
          <table:table-cell table:formula="of:=IF([.C113]&lt;256;LOOKUP([.C113];Tab_Exp_Arg;Tab_Exp_Val);0)" office:value-type="float" office:value="33" calcext:value-type="float">
            <text:p>33</text:p>
          </table:table-cell>
          <table:table-cell table:formula="of:=IF([.A113]&lt;128;[.D113];-[.D113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OKUP([.A114];Tab_Log_Seno_Arg;Tab_Log_Seno_Val)" office:value-type="float" office:value="36" calcext:value-type="float">
            <text:p>36</text:p>
          </table:table-cell>
          <table:table-cell table:formula="of:=[.B114]+Atenuacion" office:value-type="float" office:value="36" calcext:value-type="float">
            <text:p>36</text:p>
          </table:table-cell>
          <table:table-cell table:formula="of:=IF([.C114]&lt;256;LOOKUP([.C114];Tab_Exp_Arg;Tab_Exp_Val);0)" office:value-type="float" office:value="32" calcext:value-type="float">
            <text:p>32</text:p>
          </table:table-cell>
          <table:table-cell table:formula="of:=IF([.A114]&lt;128;[.D114];-[.D114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OKUP([.A115];Tab_Log_Seno_Arg;Tab_Log_Seno_Val)" office:value-type="float" office:value="38" calcext:value-type="float">
            <text:p>38</text:p>
          </table:table-cell>
          <table:table-cell table:formula="of:=[.B115]+Atenuacion" office:value-type="float" office:value="38" calcext:value-type="float">
            <text:p>38</text:p>
          </table:table-cell>
          <table:table-cell table:formula="of:=IF([.C115]&lt;256;LOOKUP([.C115];Tab_Exp_Arg;Tab_Exp_Val);0)" office:value-type="float" office:value="31" calcext:value-type="float">
            <text:p>31</text:p>
          </table:table-cell>
          <table:table-cell table:formula="of:=IF([.A115]&lt;128;[.D115];-[.D115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OKUP([.A116];Tab_Log_Seno_Arg;Tab_Log_Seno_Val)" office:value-type="float" office:value="41" calcext:value-type="float">
            <text:p>41</text:p>
          </table:table-cell>
          <table:table-cell table:formula="of:=[.B116]+Atenuacion" office:value-type="float" office:value="41" calcext:value-type="float">
            <text:p>41</text:p>
          </table:table-cell>
          <table:table-cell table:formula="of:=IF([.C116]&lt;256;LOOKUP([.C116];Tab_Exp_Arg;Tab_Exp_Val);0)" office:value-type="float" office:value="29" calcext:value-type="float">
            <text:p>29</text:p>
          </table:table-cell>
          <table:table-cell table:formula="of:=IF([.A116]&lt;128;[.D116];-[.D116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OKUP([.A117];Tab_Log_Seno_Arg;Tab_Log_Seno_Val)" office:value-type="float" office:value="43" calcext:value-type="float">
            <text:p>43</text:p>
          </table:table-cell>
          <table:table-cell table:formula="of:=[.B117]+Atenuacion" office:value-type="float" office:value="43" calcext:value-type="float">
            <text:p>43</text:p>
          </table:table-cell>
          <table:table-cell table:formula="of:=IF([.C117]&lt;256;LOOKUP([.C117];Tab_Exp_Arg;Tab_Exp_Val);0)" office:value-type="float" office:value="28" calcext:value-type="float">
            <text:p>28</text:p>
          </table:table-cell>
          <table:table-cell table:formula="of:=IF([.A117]&lt;128;[.D117];-[.D11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OKUP([.A118];Tab_Log_Seno_Arg;Tab_Log_Seno_Val)" office:value-type="float" office:value="46" calcext:value-type="float">
            <text:p>46</text:p>
          </table:table-cell>
          <table:table-cell table:formula="of:=[.B118]+Atenuacion" office:value-type="float" office:value="46" calcext:value-type="float">
            <text:p>46</text:p>
          </table:table-cell>
          <table:table-cell table:formula="of:=IF([.C118]&lt;256;LOOKUP([.C118];Tab_Exp_Arg;Tab_Exp_Val);0)" office:value-type="float" office:value="26" calcext:value-type="float">
            <text:p>26</text:p>
          </table:table-cell>
          <table:table-cell table:formula="of:=IF([.A118]&lt;128;[.D118];-[.D11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OKUP([.A119];Tab_Log_Seno_Arg;Tab_Log_Seno_Val)" office:value-type="float" office:value="49" calcext:value-type="float">
            <text:p>49</text:p>
          </table:table-cell>
          <table:table-cell table:formula="of:=[.B119]+Atenuacion" office:value-type="float" office:value="49" calcext:value-type="float">
            <text:p>49</text:p>
          </table:table-cell>
          <table:table-cell table:formula="of:=IF([.C119]&lt;256;LOOKUP([.C119];Tab_Exp_Arg;Tab_Exp_Val);0)" office:value-type="float" office:value="25" calcext:value-type="float">
            <text:p>25</text:p>
          </table:table-cell>
          <table:table-cell table:formula="of:=IF([.A119]&lt;128;[.D119];-[.D11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OKUP([.A120];Tab_Log_Seno_Arg;Tab_Log_Seno_Val)" office:value-type="float" office:value="52" calcext:value-type="float">
            <text:p>52</text:p>
          </table:table-cell>
          <table:table-cell table:formula="of:=[.B120]+Atenuacion" office:value-type="float" office:value="52" calcext:value-type="float">
            <text:p>52</text:p>
          </table:table-cell>
          <table:table-cell table:formula="of:=IF([.C120]&lt;256;LOOKUP([.C120];Tab_Exp_Arg;Tab_Exp_Val);0)" office:value-type="float" office:value="23" calcext:value-type="float">
            <text:p>23</text:p>
          </table:table-cell>
          <table:table-cell table:formula="of:=IF([.A120]&lt;128;[.D120];-[.D12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OKUP([.A121];Tab_Log_Seno_Arg;Tab_Log_Seno_Val)" office:value-type="float" office:value="56" calcext:value-type="float">
            <text:p>56</text:p>
          </table:table-cell>
          <table:table-cell table:formula="of:=[.B121]+Atenuacion" office:value-type="float" office:value="56" calcext:value-type="float">
            <text:p>56</text:p>
          </table:table-cell>
          <table:table-cell table:formula="of:=IF([.C121]&lt;256;LOOKUP([.C121];Tab_Exp_Arg;Tab_Exp_Val);0)" office:value-type="float" office:value="22" calcext:value-type="float">
            <text:p>22</text:p>
          </table:table-cell>
          <table:table-cell table:formula="of:=IF([.A121]&lt;128;[.D121];-[.D12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OKUP([.A122];Tab_Log_Seno_Arg;Tab_Log_Seno_Val)" office:value-type="float" office:value="59" calcext:value-type="float">
            <text:p>59</text:p>
          </table:table-cell>
          <table:table-cell table:formula="of:=[.B122]+Atenuacion" office:value-type="float" office:value="59" calcext:value-type="float">
            <text:p>59</text:p>
          </table:table-cell>
          <table:table-cell table:formula="of:=IF([.C122]&lt;256;LOOKUP([.C122];Tab_Exp_Arg;Tab_Exp_Val);0)" office:value-type="float" office:value="21" calcext:value-type="float">
            <text:p>21</text:p>
          </table:table-cell>
          <table:table-cell table:formula="of:=IF([.A122]&lt;128;[.D122];-[.D12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OKUP([.A123];Tab_Log_Seno_Arg;Tab_Log_Seno_Val)" office:value-type="float" office:value="63" calcext:value-type="float">
            <text:p>63</text:p>
          </table:table-cell>
          <table:table-cell table:formula="of:=[.B123]+Atenuacion" office:value-type="float" office:value="63" calcext:value-type="float">
            <text:p>63</text:p>
          </table:table-cell>
          <table:table-cell table:formula="of:=IF([.C123]&lt;256;LOOKUP([.C123];Tab_Exp_Arg;Tab_Exp_Val);0)" office:value-type="float" office:value="19" calcext:value-type="float">
            <text:p>19</text:p>
          </table:table-cell>
          <table:table-cell table:formula="of:=IF([.A123]&lt;128;[.D123];-[.D12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OKUP([.A124];Tab_Log_Seno_Arg;Tab_Log_Seno_Val)" office:value-type="float" office:value="67" calcext:value-type="float">
            <text:p>67</text:p>
          </table:table-cell>
          <table:table-cell table:formula="of:=[.B124]+Atenuacion" office:value-type="float" office:value="67" calcext:value-type="float">
            <text:p>67</text:p>
          </table:table-cell>
          <table:table-cell table:formula="of:=IF([.C124]&lt;256;LOOKUP([.C124];Tab_Exp_Arg;Tab_Exp_Val);0)" office:value-type="float" office:value="18" calcext:value-type="float">
            <text:p>18</text:p>
          </table:table-cell>
          <table:table-cell table:formula="of:=IF([.A124]&lt;128;[.D124];-[.D12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OKUP([.A125];Tab_Log_Seno_Arg;Tab_Log_Seno_Val)" office:value-type="float" office:value="72" calcext:value-type="float">
            <text:p>72</text:p>
          </table:table-cell>
          <table:table-cell table:formula="of:=[.B125]+Atenuacion" office:value-type="float" office:value="72" calcext:value-type="float">
            <text:p>72</text:p>
          </table:table-cell>
          <table:table-cell table:formula="of:=IF([.C125]&lt;256;LOOKUP([.C125];Tab_Exp_Arg;Tab_Exp_Val);0)" office:value-type="float" office:value="16" calcext:value-type="float">
            <text:p>16</text:p>
          </table:table-cell>
          <table:table-cell table:formula="of:=IF([.A125]&lt;128;[.D125];-[.D12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OKUP([.A126];Tab_Log_Seno_Arg;Tab_Log_Seno_Val)" office:value-type="float" office:value="77" calcext:value-type="float">
            <text:p>77</text:p>
          </table:table-cell>
          <table:table-cell table:formula="of:=[.B126]+Atenuacion" office:value-type="float" office:value="77" calcext:value-type="float">
            <text:p>77</text:p>
          </table:table-cell>
          <table:table-cell table:formula="of:=IF([.C126]&lt;256;LOOKUP([.C126];Tab_Exp_Arg;Tab_Exp_Val);0)" office:value-type="float" office:value="15" calcext:value-type="float">
            <text:p>15</text:p>
          </table:table-cell>
          <table:table-cell table:formula="of:=IF([.A126]&lt;128;[.D126];-[.D12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OKUP([.A127];Tab_Log_Seno_Arg;Tab_Log_Seno_Val)" office:value-type="float" office:value="83" calcext:value-type="float">
            <text:p>83</text:p>
          </table:table-cell>
          <table:table-cell table:formula="of:=[.B127]+Atenuacion" office:value-type="float" office:value="83" calcext:value-type="float">
            <text:p>83</text:p>
          </table:table-cell>
          <table:table-cell table:formula="of:=IF([.C127]&lt;256;LOOKUP([.C127];Tab_Exp_Arg;Tab_Exp_Val);0)" office:value-type="float" office:value="13" calcext:value-type="float">
            <text:p>13</text:p>
          </table:table-cell>
          <table:table-cell table:formula="of:=IF([.A127]&lt;128;[.D127];-[.D12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OKUP([.A128];Tab_Log_Seno_Arg;Tab_Log_Seno_Val)" office:value-type="float" office:value="90" calcext:value-type="float">
            <text:p>90</text:p>
          </table:table-cell>
          <table:table-cell table:formula="of:=[.B128]+Atenuacion" office:value-type="float" office:value="90" calcext:value-type="float">
            <text:p>90</text:p>
          </table:table-cell>
          <table:table-cell table:formula="of:=IF([.C128]&lt;256;LOOKUP([.C128];Tab_Exp_Arg;Tab_Exp_Val);0)" office:value-type="float" office:value="11" calcext:value-type="float">
            <text:p>11</text:p>
          </table:table-cell>
          <table:table-cell table:formula="of:=IF([.A128]&lt;128;[.D128];-[.D12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OKUP([.A129];Tab_Log_Seno_Arg;Tab_Log_Seno_Val)" office:value-type="float" office:value="97" calcext:value-type="float">
            <text:p>97</text:p>
          </table:table-cell>
          <table:table-cell table:formula="of:=[.B129]+Atenuacion" office:value-type="float" office:value="97" calcext:value-type="float">
            <text:p>97</text:p>
          </table:table-cell>
          <table:table-cell table:formula="of:=IF([.C129]&lt;256;LOOKUP([.C129];Tab_Exp_Arg;Tab_Exp_Val);0)" office:value-type="float" office:value="10" calcext:value-type="float">
            <text:p>10</text:p>
          </table:table-cell>
          <table:table-cell table:formula="of:=IF([.A129]&lt;128;[.D129];-[.D12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OKUP([.A130];Tab_Log_Seno_Arg;Tab_Log_Seno_Val)" office:value-type="float" office:value="106" calcext:value-type="float">
            <text:p>106</text:p>
          </table:table-cell>
          <table:table-cell table:formula="of:=[.B130]+Atenuacion" office:value-type="float" office:value="106" calcext:value-type="float">
            <text:p>106</text:p>
          </table:table-cell>
          <table:table-cell table:formula="of:=IF([.C130]&lt;256;LOOKUP([.C130];Tab_Exp_Arg;Tab_Exp_Val);0)" office:value-type="float" office:value="8" calcext:value-type="float">
            <text:p>8</text:p>
          </table:table-cell>
          <table:table-cell table:formula="of:=IF([.A130]&lt;128;[.D130];-[.D13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OKUP([.A131];Tab_Log_Seno_Arg;Tab_Log_Seno_Val)" office:value-type="float" office:value="116" calcext:value-type="float">
            <text:p>116</text:p>
          </table:table-cell>
          <table:table-cell table:formula="of:=[.B131]+Atenuacion" office:value-type="float" office:value="116" calcext:value-type="float">
            <text:p>116</text:p>
          </table:table-cell>
          <table:table-cell table:formula="of:=IF([.C131]&lt;256;LOOKUP([.C131];Tab_Exp_Arg;Tab_Exp_Val);0)" office:value-type="float" office:value="7" calcext:value-type="float">
            <text:p>7</text:p>
          </table:table-cell>
          <table:table-cell table:formula="of:=IF([.A131]&lt;128;[.D131];-[.D13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OKUP([.A132];Tab_Log_Seno_Arg;Tab_Log_Seno_Val)" office:value-type="float" office:value="129" calcext:value-type="float">
            <text:p>129</text:p>
          </table:table-cell>
          <table:table-cell table:formula="of:=[.B132]+Atenuacion" office:value-type="float" office:value="129" calcext:value-type="float">
            <text:p>129</text:p>
          </table:table-cell>
          <table:table-cell table:formula="of:=IF([.C132]&lt;256;LOOKUP([.C132];Tab_Exp_Arg;Tab_Exp_Val);0)" office:value-type="float" office:value="5" calcext:value-type="float">
            <text:p>5</text:p>
          </table:table-cell>
          <table:table-cell table:formula="of:=IF([.A132]&lt;128;[.D132];-[.D13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OKUP([.A133];Tab_Log_Seno_Arg;Tab_Log_Seno_Val)" office:value-type="float" office:value="147" calcext:value-type="float">
            <text:p>147</text:p>
          </table:table-cell>
          <table:table-cell table:formula="of:=[.B133]+Atenuacion" office:value-type="float" office:value="147" calcext:value-type="float">
            <text:p>147</text:p>
          </table:table-cell>
          <table:table-cell table:formula="of:=IF([.C133]&lt;256;LOOKUP([.C133];Tab_Exp_Arg;Tab_Exp_Val);0)" office:value-type="float" office:value="4" calcext:value-type="float">
            <text:p>4</text:p>
          </table:table-cell>
          <table:table-cell table:formula="of:=IF([.A133]&lt;128;[.D133];-[.D13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OKUP([.A134];Tab_Log_Seno_Arg;Tab_Log_Seno_Val)" office:value-type="float" office:value="174" calcext:value-type="float">
            <text:p>174</text:p>
          </table:table-cell>
          <table:table-cell table:formula="of:=[.B134]+Atenuacion" office:value-type="float" office:value="174" calcext:value-type="float">
            <text:p>174</text:p>
          </table:table-cell>
          <table:table-cell table:formula="of:=IF([.C134]&lt;256;LOOKUP([.C134];Tab_Exp_Arg;Tab_Exp_Val);0)" office:value-type="float" office:value="2" calcext:value-type="float">
            <text:p>2</text:p>
          </table:table-cell>
          <table:table-cell table:formula="of:=IF([.A134]&lt;128;[.D134];-[.D1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OKUP([.A135];Tab_Log_Seno_Arg;Tab_Log_Seno_Val)" office:value-type="float" office:value="232" calcext:value-type="float">
            <text:p>232</text:p>
          </table:table-cell>
          <table:table-cell table:formula="of:=[.B135]+Atenuacion" office:value-type="float" office:value="232" calcext:value-type="float">
            <text:p>232</text:p>
          </table:table-cell>
          <table:table-cell table:formula="of:=IF([.C135]&lt;256;LOOKUP([.C135];Tab_Exp_Arg;Tab_Exp_Val);0)" office:value-type="float" office:value="1" calcext:value-type="float">
            <text:p>1</text:p>
          </table:table-cell>
          <table:table-cell table:formula="of:=IF([.A135]&lt;128;[.D135];-[.D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OKUP([.A136];Tab_Log_Seno_Arg;Tab_Log_Seno_Val)" office:value-type="float" office:value="232" calcext:value-type="float">
            <text:p>232</text:p>
          </table:table-cell>
          <table:table-cell table:formula="of:=[.B136]+Atenuacion" office:value-type="float" office:value="232" calcext:value-type="float">
            <text:p>232</text:p>
          </table:table-cell>
          <table:table-cell table:formula="of:=IF([.C136]&lt;256;LOOKUP([.C136];Tab_Exp_Arg;Tab_Exp_Val);0)" office:value-type="float" office:value="1" calcext:value-type="float">
            <text:p>1</text:p>
          </table:table-cell>
          <table:table-cell table:formula="of:=IF([.A136]&lt;128;[.D136];-[.D13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OKUP([.A137];Tab_Log_Seno_Arg;Tab_Log_Seno_Val)" office:value-type="float" office:value="174" calcext:value-type="float">
            <text:p>174</text:p>
          </table:table-cell>
          <table:table-cell table:formula="of:=[.B137]+Atenuacion" office:value-type="float" office:value="174" calcext:value-type="float">
            <text:p>174</text:p>
          </table:table-cell>
          <table:table-cell table:formula="of:=IF([.C137]&lt;256;LOOKUP([.C137];Tab_Exp_Arg;Tab_Exp_Val);0)" office:value-type="float" office:value="2" calcext:value-type="float">
            <text:p>2</text:p>
          </table:table-cell>
          <table:table-cell table:formula="of:=IF([.A137]&lt;128;[.D137];-[.D137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OKUP([.A138];Tab_Log_Seno_Arg;Tab_Log_Seno_Val)" office:value-type="float" office:value="147" calcext:value-type="float">
            <text:p>147</text:p>
          </table:table-cell>
          <table:table-cell table:formula="of:=[.B138]+Atenuacion" office:value-type="float" office:value="147" calcext:value-type="float">
            <text:p>147</text:p>
          </table:table-cell>
          <table:table-cell table:formula="of:=IF([.C138]&lt;256;LOOKUP([.C138];Tab_Exp_Arg;Tab_Exp_Val);0)" office:value-type="float" office:value="4" calcext:value-type="float">
            <text:p>4</text:p>
          </table:table-cell>
          <table:table-cell table:formula="of:=IF([.A138]&lt;128;[.D138];-[.D138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OKUP([.A139];Tab_Log_Seno_Arg;Tab_Log_Seno_Val)" office:value-type="float" office:value="129" calcext:value-type="float">
            <text:p>129</text:p>
          </table:table-cell>
          <table:table-cell table:formula="of:=[.B139]+Atenuacion" office:value-type="float" office:value="129" calcext:value-type="float">
            <text:p>129</text:p>
          </table:table-cell>
          <table:table-cell table:formula="of:=IF([.C139]&lt;256;LOOKUP([.C139];Tab_Exp_Arg;Tab_Exp_Val);0)" office:value-type="float" office:value="5" calcext:value-type="float">
            <text:p>5</text:p>
          </table:table-cell>
          <table:table-cell table:formula="of:=IF([.A139]&lt;128;[.D139];-[.D139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OKUP([.A140];Tab_Log_Seno_Arg;Tab_Log_Seno_Val)" office:value-type="float" office:value="116" calcext:value-type="float">
            <text:p>116</text:p>
          </table:table-cell>
          <table:table-cell table:formula="of:=[.B140]+Atenuacion" office:value-type="float" office:value="116" calcext:value-type="float">
            <text:p>116</text:p>
          </table:table-cell>
          <table:table-cell table:formula="of:=IF([.C140]&lt;256;LOOKUP([.C140];Tab_Exp_Arg;Tab_Exp_Val);0)" office:value-type="float" office:value="7" calcext:value-type="float">
            <text:p>7</text:p>
          </table:table-cell>
          <table:table-cell table:formula="of:=IF([.A140]&lt;128;[.D140];-[.D140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OKUP([.A141];Tab_Log_Seno_Arg;Tab_Log_Seno_Val)" office:value-type="float" office:value="106" calcext:value-type="float">
            <text:p>106</text:p>
          </table:table-cell>
          <table:table-cell table:formula="of:=[.B141]+Atenuacion" office:value-type="float" office:value="106" calcext:value-type="float">
            <text:p>106</text:p>
          </table:table-cell>
          <table:table-cell table:formula="of:=IF([.C141]&lt;256;LOOKUP([.C141];Tab_Exp_Arg;Tab_Exp_Val);0)" office:value-type="float" office:value="8" calcext:value-type="float">
            <text:p>8</text:p>
          </table:table-cell>
          <table:table-cell table:formula="of:=IF([.A141]&lt;128;[.D141];-[.D141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OKUP([.A142];Tab_Log_Seno_Arg;Tab_Log_Seno_Val)" office:value-type="float" office:value="97" calcext:value-type="float">
            <text:p>97</text:p>
          </table:table-cell>
          <table:table-cell table:formula="of:=[.B142]+Atenuacion" office:value-type="float" office:value="97" calcext:value-type="float">
            <text:p>97</text:p>
          </table:table-cell>
          <table:table-cell table:formula="of:=IF([.C142]&lt;256;LOOKUP([.C142];Tab_Exp_Arg;Tab_Exp_Val);0)" office:value-type="float" office:value="10" calcext:value-type="float">
            <text:p>10</text:p>
          </table:table-cell>
          <table:table-cell table:formula="of:=IF([.A142]&lt;128;[.D142];-[.D142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OKUP([.A143];Tab_Log_Seno_Arg;Tab_Log_Seno_Val)" office:value-type="float" office:value="90" calcext:value-type="float">
            <text:p>90</text:p>
          </table:table-cell>
          <table:table-cell table:formula="of:=[.B143]+Atenuacion" office:value-type="float" office:value="90" calcext:value-type="float">
            <text:p>90</text:p>
          </table:table-cell>
          <table:table-cell table:formula="of:=IF([.C143]&lt;256;LOOKUP([.C143];Tab_Exp_Arg;Tab_Exp_Val);0)" office:value-type="float" office:value="11" calcext:value-type="float">
            <text:p>11</text:p>
          </table:table-cell>
          <table:table-cell table:formula="of:=IF([.A143]&lt;128;[.D143];-[.D143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OKUP([.A144];Tab_Log_Seno_Arg;Tab_Log_Seno_Val)" office:value-type="float" office:value="83" calcext:value-type="float">
            <text:p>83</text:p>
          </table:table-cell>
          <table:table-cell table:formula="of:=[.B144]+Atenuacion" office:value-type="float" office:value="83" calcext:value-type="float">
            <text:p>83</text:p>
          </table:table-cell>
          <table:table-cell table:formula="of:=IF([.C144]&lt;256;LOOKUP([.C144];Tab_Exp_Arg;Tab_Exp_Val);0)" office:value-type="float" office:value="13" calcext:value-type="float">
            <text:p>13</text:p>
          </table:table-cell>
          <table:table-cell table:formula="of:=IF([.A144]&lt;128;[.D144];-[.D144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OKUP([.A145];Tab_Log_Seno_Arg;Tab_Log_Seno_Val)" office:value-type="float" office:value="77" calcext:value-type="float">
            <text:p>77</text:p>
          </table:table-cell>
          <table:table-cell table:formula="of:=[.B145]+Atenuacion" office:value-type="float" office:value="77" calcext:value-type="float">
            <text:p>77</text:p>
          </table:table-cell>
          <table:table-cell table:formula="of:=IF([.C145]&lt;256;LOOKUP([.C145];Tab_Exp_Arg;Tab_Exp_Val);0)" office:value-type="float" office:value="15" calcext:value-type="float">
            <text:p>15</text:p>
          </table:table-cell>
          <table:table-cell table:formula="of:=IF([.A145]&lt;128;[.D145];-[.D145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OKUP([.A146];Tab_Log_Seno_Arg;Tab_Log_Seno_Val)" office:value-type="float" office:value="72" calcext:value-type="float">
            <text:p>72</text:p>
          </table:table-cell>
          <table:table-cell table:formula="of:=[.B146]+Atenuacion" office:value-type="float" office:value="72" calcext:value-type="float">
            <text:p>72</text:p>
          </table:table-cell>
          <table:table-cell table:formula="of:=IF([.C146]&lt;256;LOOKUP([.C146];Tab_Exp_Arg;Tab_Exp_Val);0)" office:value-type="float" office:value="16" calcext:value-type="float">
            <text:p>16</text:p>
          </table:table-cell>
          <table:table-cell table:formula="of:=IF([.A146]&lt;128;[.D146];-[.D146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OKUP([.A147];Tab_Log_Seno_Arg;Tab_Log_Seno_Val)" office:value-type="float" office:value="67" calcext:value-type="float">
            <text:p>67</text:p>
          </table:table-cell>
          <table:table-cell table:formula="of:=[.B147]+Atenuacion" office:value-type="float" office:value="67" calcext:value-type="float">
            <text:p>67</text:p>
          </table:table-cell>
          <table:table-cell table:formula="of:=IF([.C147]&lt;256;LOOKUP([.C147];Tab_Exp_Arg;Tab_Exp_Val);0)" office:value-type="float" office:value="18" calcext:value-type="float">
            <text:p>18</text:p>
          </table:table-cell>
          <table:table-cell table:formula="of:=IF([.A147]&lt;128;[.D147];-[.D147]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OKUP([.A148];Tab_Log_Seno_Arg;Tab_Log_Seno_Val)" office:value-type="float" office:value="63" calcext:value-type="float">
            <text:p>63</text:p>
          </table:table-cell>
          <table:table-cell table:formula="of:=[.B148]+Atenuacion" office:value-type="float" office:value="63" calcext:value-type="float">
            <text:p>63</text:p>
          </table:table-cell>
          <table:table-cell table:formula="of:=IF([.C148]&lt;256;LOOKUP([.C148];Tab_Exp_Arg;Tab_Exp_Val);0)" office:value-type="float" office:value="19" calcext:value-type="float">
            <text:p>19</text:p>
          </table:table-cell>
          <table:table-cell table:formula="of:=IF([.A148]&lt;128;[.D148];-[.D148]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OKUP([.A149];Tab_Log_Seno_Arg;Tab_Log_Seno_Val)" office:value-type="float" office:value="59" calcext:value-type="float">
            <text:p>59</text:p>
          </table:table-cell>
          <table:table-cell table:formula="of:=[.B149]+Atenuacion" office:value-type="float" office:value="59" calcext:value-type="float">
            <text:p>59</text:p>
          </table:table-cell>
          <table:table-cell table:formula="of:=IF([.C149]&lt;256;LOOKUP([.C149];Tab_Exp_Arg;Tab_Exp_Val);0)" office:value-type="float" office:value="21" calcext:value-type="float">
            <text:p>21</text:p>
          </table:table-cell>
          <table:table-cell table:formula="of:=IF([.A149]&lt;128;[.D149];-[.D149]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OKUP([.A150];Tab_Log_Seno_Arg;Tab_Log_Seno_Val)" office:value-type="float" office:value="56" calcext:value-type="float">
            <text:p>56</text:p>
          </table:table-cell>
          <table:table-cell table:formula="of:=[.B150]+Atenuacion" office:value-type="float" office:value="56" calcext:value-type="float">
            <text:p>56</text:p>
          </table:table-cell>
          <table:table-cell table:formula="of:=IF([.C150]&lt;256;LOOKUP([.C150];Tab_Exp_Arg;Tab_Exp_Val);0)" office:value-type="float" office:value="22" calcext:value-type="float">
            <text:p>22</text:p>
          </table:table-cell>
          <table:table-cell table:formula="of:=IF([.A150]&lt;128;[.D150];-[.D150]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OKUP([.A151];Tab_Log_Seno_Arg;Tab_Log_Seno_Val)" office:value-type="float" office:value="52" calcext:value-type="float">
            <text:p>52</text:p>
          </table:table-cell>
          <table:table-cell table:formula="of:=[.B151]+Atenuacion" office:value-type="float" office:value="52" calcext:value-type="float">
            <text:p>52</text:p>
          </table:table-cell>
          <table:table-cell table:formula="of:=IF([.C151]&lt;256;LOOKUP([.C151];Tab_Exp_Arg;Tab_Exp_Val);0)" office:value-type="float" office:value="23" calcext:value-type="float">
            <text:p>23</text:p>
          </table:table-cell>
          <table:table-cell table:formula="of:=IF([.A151]&lt;128;[.D151];-[.D151]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OKUP([.A152];Tab_Log_Seno_Arg;Tab_Log_Seno_Val)" office:value-type="float" office:value="49" calcext:value-type="float">
            <text:p>49</text:p>
          </table:table-cell>
          <table:table-cell table:formula="of:=[.B152]+Atenuacion" office:value-type="float" office:value="49" calcext:value-type="float">
            <text:p>49</text:p>
          </table:table-cell>
          <table:table-cell table:formula="of:=IF([.C152]&lt;256;LOOKUP([.C152];Tab_Exp_Arg;Tab_Exp_Val);0)" office:value-type="float" office:value="25" calcext:value-type="float">
            <text:p>25</text:p>
          </table:table-cell>
          <table:table-cell table:formula="of:=IF([.A152]&lt;128;[.D152];-[.D152]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OKUP([.A153];Tab_Log_Seno_Arg;Tab_Log_Seno_Val)" office:value-type="float" office:value="46" calcext:value-type="float">
            <text:p>46</text:p>
          </table:table-cell>
          <table:table-cell table:formula="of:=[.B153]+Atenuacion" office:value-type="float" office:value="46" calcext:value-type="float">
            <text:p>46</text:p>
          </table:table-cell>
          <table:table-cell table:formula="of:=IF([.C153]&lt;256;LOOKUP([.C153];Tab_Exp_Arg;Tab_Exp_Val);0)" office:value-type="float" office:value="26" calcext:value-type="float">
            <text:p>26</text:p>
          </table:table-cell>
          <table:table-cell table:formula="of:=IF([.A153]&lt;128;[.D153];-[.D153]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OKUP([.A154];Tab_Log_Seno_Arg;Tab_Log_Seno_Val)" office:value-type="float" office:value="43" calcext:value-type="float">
            <text:p>43</text:p>
          </table:table-cell>
          <table:table-cell table:formula="of:=[.B154]+Atenuacion" office:value-type="float" office:value="43" calcext:value-type="float">
            <text:p>43</text:p>
          </table:table-cell>
          <table:table-cell table:formula="of:=IF([.C154]&lt;256;LOOKUP([.C154];Tab_Exp_Arg;Tab_Exp_Val);0)" office:value-type="float" office:value="28" calcext:value-type="float">
            <text:p>28</text:p>
          </table:table-cell>
          <table:table-cell table:formula="of:=IF([.A154]&lt;128;[.D154];-[.D154]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OKUP([.A155];Tab_Log_Seno_Arg;Tab_Log_Seno_Val)" office:value-type="float" office:value="41" calcext:value-type="float">
            <text:p>41</text:p>
          </table:table-cell>
          <table:table-cell table:formula="of:=[.B155]+Atenuacion" office:value-type="float" office:value="41" calcext:value-type="float">
            <text:p>41</text:p>
          </table:table-cell>
          <table:table-cell table:formula="of:=IF([.C155]&lt;256;LOOKUP([.C155];Tab_Exp_Arg;Tab_Exp_Val);0)" office:value-type="float" office:value="29" calcext:value-type="float">
            <text:p>29</text:p>
          </table:table-cell>
          <table:table-cell table:formula="of:=IF([.A155]&lt;128;[.D155];-[.D155]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OKUP([.A156];Tab_Log_Seno_Arg;Tab_Log_Seno_Val)" office:value-type="float" office:value="38" calcext:value-type="float">
            <text:p>38</text:p>
          </table:table-cell>
          <table:table-cell table:formula="of:=[.B156]+Atenuacion" office:value-type="float" office:value="38" calcext:value-type="float">
            <text:p>38</text:p>
          </table:table-cell>
          <table:table-cell table:formula="of:=IF([.C156]&lt;256;LOOKUP([.C156];Tab_Exp_Arg;Tab_Exp_Val);0)" office:value-type="float" office:value="31" calcext:value-type="float">
            <text:p>31</text:p>
          </table:table-cell>
          <table:table-cell table:formula="of:=IF([.A156]&lt;128;[.D156];-[.D156]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OKUP([.A157];Tab_Log_Seno_Arg;Tab_Log_Seno_Val)" office:value-type="float" office:value="36" calcext:value-type="float">
            <text:p>36</text:p>
          </table:table-cell>
          <table:table-cell table:formula="of:=[.B157]+Atenuacion" office:value-type="float" office:value="36" calcext:value-type="float">
            <text:p>36</text:p>
          </table:table-cell>
          <table:table-cell table:formula="of:=IF([.C157]&lt;256;LOOKUP([.C157];Tab_Exp_Arg;Tab_Exp_Val);0)" office:value-type="float" office:value="32" calcext:value-type="float">
            <text:p>32</text:p>
          </table:table-cell>
          <table:table-cell table:formula="of:=IF([.A157]&lt;128;[.D157];-[.D157]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OKUP([.A158];Tab_Log_Seno_Arg;Tab_Log_Seno_Val)" office:value-type="float" office:value="34" calcext:value-type="float">
            <text:p>34</text:p>
          </table:table-cell>
          <table:table-cell table:formula="of:=[.B158]+Atenuacion" office:value-type="float" office:value="34" calcext:value-type="float">
            <text:p>34</text:p>
          </table:table-cell>
          <table:table-cell table:formula="of:=IF([.C158]&lt;256;LOOKUP([.C158];Tab_Exp_Arg;Tab_Exp_Val);0)" office:value-type="float" office:value="33" calcext:value-type="float">
            <text:p>33</text:p>
          </table:table-cell>
          <table:table-cell table:formula="of:=IF([.A158]&lt;128;[.D158];-[.D158]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OKUP([.A159];Tab_Log_Seno_Arg;Tab_Log_Seno_Val)" office:value-type="float" office:value="32" calcext:value-type="float">
            <text:p>32</text:p>
          </table:table-cell>
          <table:table-cell table:formula="of:=[.B159]+Atenuacion" office:value-type="float" office:value="32" calcext:value-type="float">
            <text:p>32</text:p>
          </table:table-cell>
          <table:table-cell table:formula="of:=IF([.C159]&lt;256;LOOKUP([.C159];Tab_Exp_Arg;Tab_Exp_Val);0)" office:value-type="float" office:value="34" calcext:value-type="float">
            <text:p>34</text:p>
          </table:table-cell>
          <table:table-cell table:formula="of:=IF([.A159]&lt;128;[.D159];-[.D159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OKUP([.A160];Tab_Log_Seno_Arg;Tab_Log_Seno_Val)" office:value-type="float" office:value="30" calcext:value-type="float">
            <text:p>30</text:p>
          </table:table-cell>
          <table:table-cell table:formula="of:=[.B160]+Atenuacion" office:value-type="float" office:value="30" calcext:value-type="float">
            <text:p>30</text:p>
          </table:table-cell>
          <table:table-cell table:formula="of:=IF([.C160]&lt;256;LOOKUP([.C160];Tab_Exp_Arg;Tab_Exp_Val);0)" office:value-type="float" office:value="36" calcext:value-type="float">
            <text:p>36</text:p>
          </table:table-cell>
          <table:table-cell table:formula="of:=IF([.A160]&lt;128;[.D160];-[.D160]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OKUP([.A161];Tab_Log_Seno_Arg;Tab_Log_Seno_Val)" office:value-type="float" office:value="28" calcext:value-type="float">
            <text:p>28</text:p>
          </table:table-cell>
          <table:table-cell table:formula="of:=[.B161]+Atenuacion" office:value-type="float" office:value="28" calcext:value-type="float">
            <text:p>28</text:p>
          </table:table-cell>
          <table:table-cell table:formula="of:=IF([.C161]&lt;256;LOOKUP([.C161];Tab_Exp_Arg;Tab_Exp_Val);0)" office:value-type="float" office:value="37" calcext:value-type="float">
            <text:p>37</text:p>
          </table:table-cell>
          <table:table-cell table:formula="of:=IF([.A161]&lt;128;[.D161];-[.D161]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OKUP([.A162];Tab_Log_Seno_Arg;Tab_Log_Seno_Val)" office:value-type="float" office:value="26" calcext:value-type="float">
            <text:p>26</text:p>
          </table:table-cell>
          <table:table-cell table:formula="of:=[.B162]+Atenuacion" office:value-type="float" office:value="26" calcext:value-type="float">
            <text:p>26</text:p>
          </table:table-cell>
          <table:table-cell table:formula="of:=IF([.C162]&lt;256;LOOKUP([.C162];Tab_Exp_Arg;Tab_Exp_Val);0)" office:value-type="float" office:value="38" calcext:value-type="float">
            <text:p>38</text:p>
          </table:table-cell>
          <table:table-cell table:formula="of:=IF([.A162]&lt;128;[.D162];-[.D162]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OKUP([.A163];Tab_Log_Seno_Arg;Tab_Log_Seno_Val)" office:value-type="float" office:value="25" calcext:value-type="float">
            <text:p>25</text:p>
          </table:table-cell>
          <table:table-cell table:formula="of:=[.B163]+Atenuacion" office:value-type="float" office:value="25" calcext:value-type="float">
            <text:p>25</text:p>
          </table:table-cell>
          <table:table-cell table:formula="of:=IF([.C163]&lt;256;LOOKUP([.C163];Tab_Exp_Arg;Tab_Exp_Val);0)" office:value-type="float" office:value="39" calcext:value-type="float">
            <text:p>39</text:p>
          </table:table-cell>
          <table:table-cell table:formula="of:=IF([.A163]&lt;128;[.D163];-[.D163]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OKUP([.A164];Tab_Log_Seno_Arg;Tab_Log_Seno_Val)" office:value-type="float" office:value="23" calcext:value-type="float">
            <text:p>23</text:p>
          </table:table-cell>
          <table:table-cell table:formula="of:=[.B164]+Atenuacion" office:value-type="float" office:value="23" calcext:value-type="float">
            <text:p>23</text:p>
          </table:table-cell>
          <table:table-cell table:formula="of:=IF([.C164]&lt;256;LOOKUP([.C164];Tab_Exp_Arg;Tab_Exp_Val);0)" office:value-type="float" office:value="41" calcext:value-type="float">
            <text:p>41</text:p>
          </table:table-cell>
          <table:table-cell table:formula="of:=IF([.A164]&lt;128;[.D164];-[.D164]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OKUP([.A165];Tab_Log_Seno_Arg;Tab_Log_Seno_Val)" office:value-type="float" office:value="22" calcext:value-type="float">
            <text:p>22</text:p>
          </table:table-cell>
          <table:table-cell table:formula="of:=[.B165]+Atenuacion" office:value-type="float" office:value="22" calcext:value-type="float">
            <text:p>22</text:p>
          </table:table-cell>
          <table:table-cell table:formula="of:=IF([.C165]&lt;256;LOOKUP([.C165];Tab_Exp_Arg;Tab_Exp_Val);0)" office:value-type="float" office:value="42" calcext:value-type="float">
            <text:p>42</text:p>
          </table:table-cell>
          <table:table-cell table:formula="of:=IF([.A165]&lt;128;[.D165];-[.D165]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OKUP([.A166];Tab_Log_Seno_Arg;Tab_Log_Seno_Val)" office:value-type="float" office:value="20" calcext:value-type="float">
            <text:p>20</text:p>
          </table:table-cell>
          <table:table-cell table:formula="of:=[.B166]+Atenuacion" office:value-type="float" office:value="20" calcext:value-type="float">
            <text:p>20</text:p>
          </table:table-cell>
          <table:table-cell table:formula="of:=IF([.C166]&lt;256;LOOKUP([.C166];Tab_Exp_Arg;Tab_Exp_Val);0)" office:value-type="float" office:value="43" calcext:value-type="float">
            <text:p>43</text:p>
          </table:table-cell>
          <table:table-cell table:formula="of:=IF([.A166]&lt;128;[.D166];-[.D166]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OKUP([.A167];Tab_Log_Seno_Arg;Tab_Log_Seno_Val)" office:value-type="float" office:value="19" calcext:value-type="float">
            <text:p>19</text:p>
          </table:table-cell>
          <table:table-cell table:formula="of:=[.B167]+Atenuacion" office:value-type="float" office:value="19" calcext:value-type="float">
            <text:p>19</text:p>
          </table:table-cell>
          <table:table-cell table:formula="of:=IF([.C167]&lt;256;LOOKUP([.C167];Tab_Exp_Arg;Tab_Exp_Val);0)" office:value-type="float" office:value="44" calcext:value-type="float">
            <text:p>44</text:p>
          </table:table-cell>
          <table:table-cell table:formula="of:=IF([.A167]&lt;128;[.D167];-[.D167]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OKUP([.A168];Tab_Log_Seno_Arg;Tab_Log_Seno_Val)" office:value-type="float" office:value="18" calcext:value-type="float">
            <text:p>18</text:p>
          </table:table-cell>
          <table:table-cell table:formula="of:=[.B168]+Atenuacion" office:value-type="float" office:value="18" calcext:value-type="float">
            <text:p>18</text:p>
          </table:table-cell>
          <table:table-cell table:formula="of:=IF([.C168]&lt;256;LOOKUP([.C168];Tab_Exp_Arg;Tab_Exp_Val);0)" office:value-type="float" office:value="45" calcext:value-type="float">
            <text:p>45</text:p>
          </table:table-cell>
          <table:table-cell table:formula="of:=IF([.A168]&lt;128;[.D168];-[.D168]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OKUP([.A169];Tab_Log_Seno_Arg;Tab_Log_Seno_Val)" office:value-type="float" office:value="16" calcext:value-type="float">
            <text:p>16</text:p>
          </table:table-cell>
          <table:table-cell table:formula="of:=[.B169]+Atenuacion" office:value-type="float" office:value="16" calcext:value-type="float">
            <text:p>16</text:p>
          </table:table-cell>
          <table:table-cell table:formula="of:=IF([.C169]&lt;256;LOOKUP([.C169];Tab_Exp_Arg;Tab_Exp_Val);0)" office:value-type="float" office:value="47" calcext:value-type="float">
            <text:p>47</text:p>
          </table:table-cell>
          <table:table-cell table:formula="of:=IF([.A169]&lt;128;[.D169];-[.D169]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OKUP([.A170];Tab_Log_Seno_Arg;Tab_Log_Seno_Val)" office:value-type="float" office:value="15" calcext:value-type="float">
            <text:p>15</text:p>
          </table:table-cell>
          <table:table-cell table:formula="of:=[.B170]+Atenuacion" office:value-type="float" office:value="15" calcext:value-type="float">
            <text:p>15</text:p>
          </table:table-cell>
          <table:table-cell table:formula="of:=IF([.C170]&lt;256;LOOKUP([.C170];Tab_Exp_Arg;Tab_Exp_Val);0)" office:value-type="float" office:value="47" calcext:value-type="float">
            <text:p>47</text:p>
          </table:table-cell>
          <table:table-cell table:formula="of:=IF([.A170]&lt;128;[.D170];-[.D170]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OKUP([.A171];Tab_Log_Seno_Arg;Tab_Log_Seno_Val)" office:value-type="float" office:value="14" calcext:value-type="float">
            <text:p>14</text:p>
          </table:table-cell>
          <table:table-cell table:formula="of:=[.B171]+Atenuacion" office:value-type="float" office:value="14" calcext:value-type="float">
            <text:p>14</text:p>
          </table:table-cell>
          <table:table-cell table:formula="of:=IF([.C171]&lt;256;LOOKUP([.C171];Tab_Exp_Arg;Tab_Exp_Val);0)" office:value-type="float" office:value="48" calcext:value-type="float">
            <text:p>48</text:p>
          </table:table-cell>
          <table:table-cell table:formula="of:=IF([.A171]&lt;128;[.D171];-[.D171]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OKUP([.A172];Tab_Log_Seno_Arg;Tab_Log_Seno_Val)" office:value-type="float" office:value="13" calcext:value-type="float">
            <text:p>13</text:p>
          </table:table-cell>
          <table:table-cell table:formula="of:=[.B172]+Atenuacion" office:value-type="float" office:value="13" calcext:value-type="float">
            <text:p>13</text:p>
          </table:table-cell>
          <table:table-cell table:formula="of:=IF([.C172]&lt;256;LOOKUP([.C172];Tab_Exp_Arg;Tab_Exp_Val);0)" office:value-type="float" office:value="49" calcext:value-type="float">
            <text:p>49</text:p>
          </table:table-cell>
          <table:table-cell table:formula="of:=IF([.A172]&lt;128;[.D172];-[.D172]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OKUP([.A173];Tab_Log_Seno_Arg;Tab_Log_Seno_Val)" office:value-type="float" office:value="12" calcext:value-type="float">
            <text:p>12</text:p>
          </table:table-cell>
          <table:table-cell table:formula="of:=[.B173]+Atenuacion" office:value-type="float" office:value="12" calcext:value-type="float">
            <text:p>12</text:p>
          </table:table-cell>
          <table:table-cell table:formula="of:=IF([.C173]&lt;256;LOOKUP([.C173];Tab_Exp_Arg;Tab_Exp_Val);0)" office:value-type="float" office:value="50" calcext:value-type="float">
            <text:p>50</text:p>
          </table:table-cell>
          <table:table-cell table:formula="of:=IF([.A173]&lt;128;[.D173];-[.D173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OKUP([.A174];Tab_Log_Seno_Arg;Tab_Log_Seno_Val)" office:value-type="float" office:value="11" calcext:value-type="float">
            <text:p>11</text:p>
          </table:table-cell>
          <table:table-cell table:formula="of:=[.B174]+Atenuacion" office:value-type="float" office:value="11" calcext:value-type="float">
            <text:p>11</text:p>
          </table:table-cell>
          <table:table-cell table:formula="of:=IF([.C174]&lt;256;LOOKUP([.C174];Tab_Exp_Arg;Tab_Exp_Val);0)" office:value-type="float" office:value="51" calcext:value-type="float">
            <text:p>51</text:p>
          </table:table-cell>
          <table:table-cell table:formula="of:=IF([.A174]&lt;128;[.D174];-[.D174]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OKUP([.A175];Tab_Log_Seno_Arg;Tab_Log_Seno_Val)" office:value-type="float" office:value="10" calcext:value-type="float">
            <text:p>10</text:p>
          </table:table-cell>
          <table:table-cell table:formula="of:=[.B175]+Atenuacion" office:value-type="float" office:value="10" calcext:value-type="float">
            <text:p>10</text:p>
          </table:table-cell>
          <table:table-cell table:formula="of:=IF([.C175]&lt;256;LOOKUP([.C175];Tab_Exp_Arg;Tab_Exp_Val);0)" office:value-type="float" office:value="52" calcext:value-type="float">
            <text:p>52</text:p>
          </table:table-cell>
          <table:table-cell table:formula="of:=IF([.A175]&lt;128;[.D175];-[.D175]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OKUP([.A176];Tab_Log_Seno_Arg;Tab_Log_Seno_Val)" office:value-type="float" office:value="9" calcext:value-type="float">
            <text:p>9</text:p>
          </table:table-cell>
          <table:table-cell table:formula="of:=[.B176]+Atenuacion" office:value-type="float" office:value="9" calcext:value-type="float">
            <text:p>9</text:p>
          </table:table-cell>
          <table:table-cell table:formula="of:=IF([.C176]&lt;256;LOOKUP([.C176];Tab_Exp_Arg;Tab_Exp_Val);0)" office:value-type="float" office:value="53" calcext:value-type="float">
            <text:p>53</text:p>
          </table:table-cell>
          <table:table-cell table:formula="of:=IF([.A176]&lt;128;[.D176];-[.D176]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OKUP([.A177];Tab_Log_Seno_Arg;Tab_Log_Seno_Val)" office:value-type="float" office:value="8" calcext:value-type="float">
            <text:p>8</text:p>
          </table:table-cell>
          <table:table-cell table:formula="of:=[.B177]+Atenuacion" office:value-type="float" office:value="8" calcext:value-type="float">
            <text:p>8</text:p>
          </table:table-cell>
          <table:table-cell table:formula="of:=IF([.C177]&lt;256;LOOKUP([.C177];Tab_Exp_Arg;Tab_Exp_Val);0)" office:value-type="float" office:value="54" calcext:value-type="float">
            <text:p>54</text:p>
          </table:table-cell>
          <table:table-cell table:formula="of:=IF([.A177]&lt;128;[.D177];-[.D177]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OKUP([.A178];Tab_Log_Seno_Arg;Tab_Log_Seno_Val)" office:value-type="float" office:value="8" calcext:value-type="float">
            <text:p>8</text:p>
          </table:table-cell>
          <table:table-cell table:formula="of:=[.B178]+Atenuacion" office:value-type="float" office:value="8" calcext:value-type="float">
            <text:p>8</text:p>
          </table:table-cell>
          <table:table-cell table:formula="of:=IF([.C178]&lt;256;LOOKUP([.C178];Tab_Exp_Arg;Tab_Exp_Val);0)" office:value-type="float" office:value="54" calcext:value-type="float">
            <text:p>54</text:p>
          </table:table-cell>
          <table:table-cell table:formula="of:=IF([.A178]&lt;128;[.D178];-[.D178]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OKUP([.A179];Tab_Log_Seno_Arg;Tab_Log_Seno_Val)" office:value-type="float" office:value="7" calcext:value-type="float">
            <text:p>7</text:p>
          </table:table-cell>
          <table:table-cell table:formula="of:=[.B179]+Atenuacion" office:value-type="float" office:value="7" calcext:value-type="float">
            <text:p>7</text:p>
          </table:table-cell>
          <table:table-cell table:formula="of:=IF([.C179]&lt;256;LOOKUP([.C179];Tab_Exp_Arg;Tab_Exp_Val);0)" office:value-type="float" office:value="55" calcext:value-type="float">
            <text:p>55</text:p>
          </table:table-cell>
          <table:table-cell table:formula="of:=IF([.A179]&lt;128;[.D179];-[.D179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OKUP([.A180];Tab_Log_Seno_Arg;Tab_Log_Seno_Val)" office:value-type="float" office:value="6" calcext:value-type="float">
            <text:p>6</text:p>
          </table:table-cell>
          <table:table-cell table:formula="of:=[.B180]+Atenuacion" office:value-type="float" office:value="6" calcext:value-type="float">
            <text:p>6</text:p>
          </table:table-cell>
          <table:table-cell table:formula="of:=IF([.C180]&lt;256;LOOKUP([.C180];Tab_Exp_Arg;Tab_Exp_Val);0)" office:value-type="float" office:value="56" calcext:value-type="float">
            <text:p>56</text:p>
          </table:table-cell>
          <table:table-cell table:formula="of:=IF([.A180]&lt;128;[.D180];-[.D180]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OKUP([.A181];Tab_Log_Seno_Arg;Tab_Log_Seno_Val)" office:value-type="float" office:value="6" calcext:value-type="float">
            <text:p>6</text:p>
          </table:table-cell>
          <table:table-cell table:formula="of:=[.B181]+Atenuacion" office:value-type="float" office:value="6" calcext:value-type="float">
            <text:p>6</text:p>
          </table:table-cell>
          <table:table-cell table:formula="of:=IF([.C181]&lt;256;LOOKUP([.C181];Tab_Exp_Arg;Tab_Exp_Val);0)" office:value-type="float" office:value="56" calcext:value-type="float">
            <text:p>56</text:p>
          </table:table-cell>
          <table:table-cell table:formula="of:=IF([.A181]&lt;128;[.D181];-[.D181]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OKUP([.A182];Tab_Log_Seno_Arg;Tab_Log_Seno_Val)" office:value-type="float" office:value="5" calcext:value-type="float">
            <text:p>5</text:p>
          </table:table-cell>
          <table:table-cell table:formula="of:=[.B182]+Atenuacion" office:value-type="float" office:value="5" calcext:value-type="float">
            <text:p>5</text:p>
          </table:table-cell>
          <table:table-cell table:formula="of:=IF([.C182]&lt;256;LOOKUP([.C182];Tab_Exp_Arg;Tab_Exp_Val);0)" office:value-type="float" office:value="57" calcext:value-type="float">
            <text:p>57</text:p>
          </table:table-cell>
          <table:table-cell table:formula="of:=IF([.A182]&lt;128;[.D182];-[.D182]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OKUP([.A183];Tab_Log_Seno_Arg;Tab_Log_Seno_Val)" office:value-type="float" office:value="4" calcext:value-type="float">
            <text:p>4</text:p>
          </table:table-cell>
          <table:table-cell table:formula="of:=[.B183]+Atenuacion" office:value-type="float" office:value="4" calcext:value-type="float">
            <text:p>4</text:p>
          </table:table-cell>
          <table:table-cell table:formula="of:=IF([.C183]&lt;256;LOOKUP([.C183];Tab_Exp_Arg;Tab_Exp_Val);0)" office:value-type="float" office:value="58" calcext:value-type="float">
            <text:p>58</text:p>
          </table:table-cell>
          <table:table-cell table:formula="of:=IF([.A183]&lt;128;[.D183];-[.D183]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OKUP([.A184];Tab_Log_Seno_Arg;Tab_Log_Seno_Val)" office:value-type="float" office:value="4" calcext:value-type="float">
            <text:p>4</text:p>
          </table:table-cell>
          <table:table-cell table:formula="of:=[.B184]+Atenuacion" office:value-type="float" office:value="4" calcext:value-type="float">
            <text:p>4</text:p>
          </table:table-cell>
          <table:table-cell table:formula="of:=IF([.C184]&lt;256;LOOKUP([.C184];Tab_Exp_Arg;Tab_Exp_Val);0)" office:value-type="float" office:value="58" calcext:value-type="float">
            <text:p>58</text:p>
          </table:table-cell>
          <table:table-cell table:formula="of:=IF([.A184]&lt;128;[.D184];-[.D184]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OKUP([.A185];Tab_Log_Seno_Arg;Tab_Log_Seno_Val)" office:value-type="float" office:value="3" calcext:value-type="float">
            <text:p>3</text:p>
          </table:table-cell>
          <table:table-cell table:formula="of:=[.B185]+Atenuacion" office:value-type="float" office:value="3" calcext:value-type="float">
            <text:p>3</text:p>
          </table:table-cell>
          <table:table-cell table:formula="of:=IF([.C185]&lt;256;LOOKUP([.C185];Tab_Exp_Arg;Tab_Exp_Val);0)" office:value-type="float" office:value="60" calcext:value-type="float">
            <text:p>60</text:p>
          </table:table-cell>
          <table:table-cell table:formula="of:=IF([.A185]&lt;128;[.D185];-[.D185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OKUP([.A186];Tab_Log_Seno_Arg;Tab_Log_Seno_Val)" office:value-type="float" office:value="3" calcext:value-type="float">
            <text:p>3</text:p>
          </table:table-cell>
          <table:table-cell table:formula="of:=[.B186]+Atenuacion" office:value-type="float" office:value="3" calcext:value-type="float">
            <text:p>3</text:p>
          </table:table-cell>
          <table:table-cell table:formula="of:=IF([.C186]&lt;256;LOOKUP([.C186];Tab_Exp_Arg;Tab_Exp_Val);0)" office:value-type="float" office:value="60" calcext:value-type="float">
            <text:p>60</text:p>
          </table:table-cell>
          <table:table-cell table:formula="of:=IF([.A186]&lt;128;[.D186];-[.D186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OKUP([.A187];Tab_Log_Seno_Arg;Tab_Log_Seno_Val)" office:value-type="float" office:value="3" calcext:value-type="float">
            <text:p>3</text:p>
          </table:table-cell>
          <table:table-cell table:formula="of:=[.B187]+Atenuacion" office:value-type="float" office:value="3" calcext:value-type="float">
            <text:p>3</text:p>
          </table:table-cell>
          <table:table-cell table:formula="of:=IF([.C187]&lt;256;LOOKUP([.C187];Tab_Exp_Arg;Tab_Exp_Val);0)" office:value-type="float" office:value="60" calcext:value-type="float">
            <text:p>60</text:p>
          </table:table-cell>
          <table:table-cell table:formula="of:=IF([.A187]&lt;128;[.D187];-[.D187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OKUP([.A188];Tab_Log_Seno_Arg;Tab_Log_Seno_Val)" office:value-type="float" office:value="2" calcext:value-type="float">
            <text:p>2</text:p>
          </table:table-cell>
          <table:table-cell table:formula="of:=[.B188]+Atenuacion" office:value-type="float" office:value="2" calcext:value-type="float">
            <text:p>2</text:p>
          </table:table-cell>
          <table:table-cell table:formula="of:=IF([.C188]&lt;256;LOOKUP([.C188];Tab_Exp_Arg;Tab_Exp_Val);0)" office:value-type="float" office:value="61" calcext:value-type="float">
            <text:p>61</text:p>
          </table:table-cell>
          <table:table-cell table:formula="of:=IF([.A188]&lt;128;[.D188];-[.D188]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OKUP([.A189];Tab_Log_Seno_Arg;Tab_Log_Seno_Val)" office:value-type="float" office:value="2" calcext:value-type="float">
            <text:p>2</text:p>
          </table:table-cell>
          <table:table-cell table:formula="of:=[.B189]+Atenuacion" office:value-type="float" office:value="2" calcext:value-type="float">
            <text:p>2</text:p>
          </table:table-cell>
          <table:table-cell table:formula="of:=IF([.C189]&lt;256;LOOKUP([.C189];Tab_Exp_Arg;Tab_Exp_Val);0)" office:value-type="float" office:value="61" calcext:value-type="float">
            <text:p>61</text:p>
          </table:table-cell>
          <table:table-cell table:formula="of:=IF([.A189]&lt;128;[.D189];-[.D189]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OKUP([.A190];Tab_Log_Seno_Arg;Tab_Log_Seno_Val)" office:value-type="float" office:value="1" calcext:value-type="float">
            <text:p>1</text:p>
          </table:table-cell>
          <table:table-cell table:formula="of:=[.B190]+Atenuacion" office:value-type="float" office:value="1" calcext:value-type="float">
            <text:p>1</text:p>
          </table:table-cell>
          <table:table-cell table:formula="of:=IF([.C190]&lt;256;LOOKUP([.C190];Tab_Exp_Arg;Tab_Exp_Val);0)" office:value-type="float" office:value="62" calcext:value-type="float">
            <text:p>62</text:p>
          </table:table-cell>
          <table:table-cell table:formula="of:=IF([.A190]&lt;128;[.D190];-[.D190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OKUP([.A191];Tab_Log_Seno_Arg;Tab_Log_Seno_Val)" office:value-type="float" office:value="1" calcext:value-type="float">
            <text:p>1</text:p>
          </table:table-cell>
          <table:table-cell table:formula="of:=[.B191]+Atenuacion" office:value-type="float" office:value="1" calcext:value-type="float">
            <text:p>1</text:p>
          </table:table-cell>
          <table:table-cell table:formula="of:=IF([.C191]&lt;256;LOOKUP([.C191];Tab_Exp_Arg;Tab_Exp_Val);0)" office:value-type="float" office:value="62" calcext:value-type="float">
            <text:p>62</text:p>
          </table:table-cell>
          <table:table-cell table:formula="of:=IF([.A191]&lt;128;[.D191];-[.D191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OKUP([.A192];Tab_Log_Seno_Arg;Tab_Log_Seno_Val)" office:value-type="float" office:value="1" calcext:value-type="float">
            <text:p>1</text:p>
          </table:table-cell>
          <table:table-cell table:formula="of:=[.B192]+Atenuacion" office:value-type="float" office:value="1" calcext:value-type="float">
            <text:p>1</text:p>
          </table:table-cell>
          <table:table-cell table:formula="of:=IF([.C192]&lt;256;LOOKUP([.C192];Tab_Exp_Arg;Tab_Exp_Val);0)" office:value-type="float" office:value="62" calcext:value-type="float">
            <text:p>62</text:p>
          </table:table-cell>
          <table:table-cell table:formula="of:=IF([.A192]&lt;128;[.D192];-[.D192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OKUP([.A193];Tab_Log_Seno_Arg;Tab_Log_Seno_Val)" office:value-type="float" office:value="1" calcext:value-type="float">
            <text:p>1</text:p>
          </table:table-cell>
          <table:table-cell table:formula="of:=[.B193]+Atenuacion" office:value-type="float" office:value="1" calcext:value-type="float">
            <text:p>1</text:p>
          </table:table-cell>
          <table:table-cell table:formula="of:=IF([.C193]&lt;256;LOOKUP([.C193];Tab_Exp_Arg;Tab_Exp_Val);0)" office:value-type="float" office:value="62" calcext:value-type="float">
            <text:p>62</text:p>
          </table:table-cell>
          <table:table-cell table:formula="of:=IF([.A193]&lt;128;[.D193];-[.D193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OKUP([.A194];Tab_Log_Seno_Arg;Tab_Log_Seno_Val)" office:value-type="float" office:value="0" calcext:value-type="float">
            <text:p>0</text:p>
          </table:table-cell>
          <table:table-cell table:formula="of:=[.B194]+Atenuacion" office:value-type="float" office:value="0" calcext:value-type="float">
            <text:p>0</text:p>
          </table:table-cell>
          <table:table-cell table:formula="of:=IF([.C194]&lt;256;LOOKUP([.C194];Tab_Exp_Arg;Tab_Exp_Val);0)" office:value-type="float" office:value="63" calcext:value-type="float">
            <text:p>63</text:p>
          </table:table-cell>
          <table:table-cell table:formula="of:=IF([.A194]&lt;128;[.D194];-[.D194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OKUP([.A195];Tab_Log_Seno_Arg;Tab_Log_Seno_Val)" office:value-type="float" office:value="0" calcext:value-type="float">
            <text:p>0</text:p>
          </table:table-cell>
          <table:table-cell table:formula="of:=[.B195]+Atenuacion" office:value-type="float" office:value="0" calcext:value-type="float">
            <text:p>0</text:p>
          </table:table-cell>
          <table:table-cell table:formula="of:=IF([.C195]&lt;256;LOOKUP([.C195];Tab_Exp_Arg;Tab_Exp_Val);0)" office:value-type="float" office:value="63" calcext:value-type="float">
            <text:p>63</text:p>
          </table:table-cell>
          <table:table-cell table:formula="of:=IF([.A195]&lt;128;[.D195];-[.D195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OKUP([.A196];Tab_Log_Seno_Arg;Tab_Log_Seno_Val)" office:value-type="float" office:value="0" calcext:value-type="float">
            <text:p>0</text:p>
          </table:table-cell>
          <table:table-cell table:formula="of:=[.B196]+Atenuacion" office:value-type="float" office:value="0" calcext:value-type="float">
            <text:p>0</text:p>
          </table:table-cell>
          <table:table-cell table:formula="of:=IF([.C196]&lt;256;LOOKUP([.C196];Tab_Exp_Arg;Tab_Exp_Val);0)" office:value-type="float" office:value="63" calcext:value-type="float">
            <text:p>63</text:p>
          </table:table-cell>
          <table:table-cell table:formula="of:=IF([.A196]&lt;128;[.D196];-[.D196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OKUP([.A197];Tab_Log_Seno_Arg;Tab_Log_Seno_Val)" office:value-type="float" office:value="0" calcext:value-type="float">
            <text:p>0</text:p>
          </table:table-cell>
          <table:table-cell table:formula="of:=[.B197]+Atenuacion" office:value-type="float" office:value="0" calcext:value-type="float">
            <text:p>0</text:p>
          </table:table-cell>
          <table:table-cell table:formula="of:=IF([.C197]&lt;256;LOOKUP([.C197];Tab_Exp_Arg;Tab_Exp_Val);0)" office:value-type="float" office:value="63" calcext:value-type="float">
            <text:p>63</text:p>
          </table:table-cell>
          <table:table-cell table:formula="of:=IF([.A197]&lt;128;[.D197];-[.D197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OKUP([.A198];Tab_Log_Seno_Arg;Tab_Log_Seno_Val)" office:value-type="float" office:value="0" calcext:value-type="float">
            <text:p>0</text:p>
          </table:table-cell>
          <table:table-cell table:formula="of:=[.B198]+Atenuacion" office:value-type="float" office:value="0" calcext:value-type="float">
            <text:p>0</text:p>
          </table:table-cell>
          <table:table-cell table:formula="of:=IF([.C198]&lt;256;LOOKUP([.C198];Tab_Exp_Arg;Tab_Exp_Val);0)" office:value-type="float" office:value="63" calcext:value-type="float">
            <text:p>63</text:p>
          </table:table-cell>
          <table:table-cell table:formula="of:=IF([.A198]&lt;128;[.D198];-[.D198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OKUP([.A199];Tab_Log_Seno_Arg;Tab_Log_Seno_Val)" office:value-type="float" office:value="0" calcext:value-type="float">
            <text:p>0</text:p>
          </table:table-cell>
          <table:table-cell table:formula="of:=[.B199]+Atenuacion" office:value-type="float" office:value="0" calcext:value-type="float">
            <text:p>0</text:p>
          </table:table-cell>
          <table:table-cell table:formula="of:=IF([.C199]&lt;256;LOOKUP([.C199];Tab_Exp_Arg;Tab_Exp_Val);0)" office:value-type="float" office:value="63" calcext:value-type="float">
            <text:p>63</text:p>
          </table:table-cell>
          <table:table-cell table:formula="of:=IF([.A199]&lt;128;[.D199];-[.D199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OKUP([.A200];Tab_Log_Seno_Arg;Tab_Log_Seno_Val)" office:value-type="float" office:value="0" calcext:value-type="float">
            <text:p>0</text:p>
          </table:table-cell>
          <table:table-cell table:formula="of:=[.B200]+Atenuacion" office:value-type="float" office:value="0" calcext:value-type="float">
            <text:p>0</text:p>
          </table:table-cell>
          <table:table-cell table:formula="of:=IF([.C200]&lt;256;LOOKUP([.C200];Tab_Exp_Arg;Tab_Exp_Val);0)" office:value-type="float" office:value="63" calcext:value-type="float">
            <text:p>63</text:p>
          </table:table-cell>
          <table:table-cell table:formula="of:=IF([.A200]&lt;128;[.D200];-[.D200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OKUP([.A201];Tab_Log_Seno_Arg;Tab_Log_Seno_Val)" office:value-type="float" office:value="0" calcext:value-type="float">
            <text:p>0</text:p>
          </table:table-cell>
          <table:table-cell table:formula="of:=[.B201]+Atenuacion" office:value-type="float" office:value="0" calcext:value-type="float">
            <text:p>0</text:p>
          </table:table-cell>
          <table:table-cell table:formula="of:=IF([.C201]&lt;256;LOOKUP([.C201];Tab_Exp_Arg;Tab_Exp_Val);0)" office:value-type="float" office:value="63" calcext:value-type="float">
            <text:p>63</text:p>
          </table:table-cell>
          <table:table-cell table:formula="of:=IF([.A201]&lt;128;[.D201];-[.D201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OKUP([.A202];Tab_Log_Seno_Arg;Tab_Log_Seno_Val)" office:value-type="float" office:value="0" calcext:value-type="float">
            <text:p>0</text:p>
          </table:table-cell>
          <table:table-cell table:formula="of:=[.B202]+Atenuacion" office:value-type="float" office:value="0" calcext:value-type="float">
            <text:p>0</text:p>
          </table:table-cell>
          <table:table-cell table:formula="of:=IF([.C202]&lt;256;LOOKUP([.C202];Tab_Exp_Arg;Tab_Exp_Val);0)" office:value-type="float" office:value="63" calcext:value-type="float">
            <text:p>63</text:p>
          </table:table-cell>
          <table:table-cell table:formula="of:=IF([.A202]&lt;128;[.D202];-[.D202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OKUP([.A203];Tab_Log_Seno_Arg;Tab_Log_Seno_Val)" office:value-type="float" office:value="0" calcext:value-type="float">
            <text:p>0</text:p>
          </table:table-cell>
          <table:table-cell table:formula="of:=[.B203]+Atenuacion" office:value-type="float" office:value="0" calcext:value-type="float">
            <text:p>0</text:p>
          </table:table-cell>
          <table:table-cell table:formula="of:=IF([.C203]&lt;256;LOOKUP([.C203];Tab_Exp_Arg;Tab_Exp_Val);0)" office:value-type="float" office:value="63" calcext:value-type="float">
            <text:p>63</text:p>
          </table:table-cell>
          <table:table-cell table:formula="of:=IF([.A203]&lt;128;[.D203];-[.D203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OKUP([.A204];Tab_Log_Seno_Arg;Tab_Log_Seno_Val)" office:value-type="float" office:value="0" calcext:value-type="float">
            <text:p>0</text:p>
          </table:table-cell>
          <table:table-cell table:formula="of:=[.B204]+Atenuacion" office:value-type="float" office:value="0" calcext:value-type="float">
            <text:p>0</text:p>
          </table:table-cell>
          <table:table-cell table:formula="of:=IF([.C204]&lt;256;LOOKUP([.C204];Tab_Exp_Arg;Tab_Exp_Val);0)" office:value-type="float" office:value="63" calcext:value-type="float">
            <text:p>63</text:p>
          </table:table-cell>
          <table:table-cell table:formula="of:=IF([.A204]&lt;128;[.D204];-[.D204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OKUP([.A205];Tab_Log_Seno_Arg;Tab_Log_Seno_Val)" office:value-type="float" office:value="0" calcext:value-type="float">
            <text:p>0</text:p>
          </table:table-cell>
          <table:table-cell table:formula="of:=[.B205]+Atenuacion" office:value-type="float" office:value="0" calcext:value-type="float">
            <text:p>0</text:p>
          </table:table-cell>
          <table:table-cell table:formula="of:=IF([.C205]&lt;256;LOOKUP([.C205];Tab_Exp_Arg;Tab_Exp_Val);0)" office:value-type="float" office:value="63" calcext:value-type="float">
            <text:p>63</text:p>
          </table:table-cell>
          <table:table-cell table:formula="of:=IF([.A205]&lt;128;[.D205];-[.D205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OKUP([.A206];Tab_Log_Seno_Arg;Tab_Log_Seno_Val)" office:value-type="float" office:value="1" calcext:value-type="float">
            <text:p>1</text:p>
          </table:table-cell>
          <table:table-cell table:formula="of:=[.B206]+Atenuacion" office:value-type="float" office:value="1" calcext:value-type="float">
            <text:p>1</text:p>
          </table:table-cell>
          <table:table-cell table:formula="of:=IF([.C206]&lt;256;LOOKUP([.C206];Tab_Exp_Arg;Tab_Exp_Val);0)" office:value-type="float" office:value="62" calcext:value-type="float">
            <text:p>62</text:p>
          </table:table-cell>
          <table:table-cell table:formula="of:=IF([.A206]&lt;128;[.D206];-[.D206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OKUP([.A207];Tab_Log_Seno_Arg;Tab_Log_Seno_Val)" office:value-type="float" office:value="1" calcext:value-type="float">
            <text:p>1</text:p>
          </table:table-cell>
          <table:table-cell table:formula="of:=[.B207]+Atenuacion" office:value-type="float" office:value="1" calcext:value-type="float">
            <text:p>1</text:p>
          </table:table-cell>
          <table:table-cell table:formula="of:=IF([.C207]&lt;256;LOOKUP([.C207];Tab_Exp_Arg;Tab_Exp_Val);0)" office:value-type="float" office:value="62" calcext:value-type="float">
            <text:p>62</text:p>
          </table:table-cell>
          <table:table-cell table:formula="of:=IF([.A207]&lt;128;[.D207];-[.D207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OKUP([.A208];Tab_Log_Seno_Arg;Tab_Log_Seno_Val)" office:value-type="float" office:value="1" calcext:value-type="float">
            <text:p>1</text:p>
          </table:table-cell>
          <table:table-cell table:formula="of:=[.B208]+Atenuacion" office:value-type="float" office:value="1" calcext:value-type="float">
            <text:p>1</text:p>
          </table:table-cell>
          <table:table-cell table:formula="of:=IF([.C208]&lt;256;LOOKUP([.C208];Tab_Exp_Arg;Tab_Exp_Val);0)" office:value-type="float" office:value="62" calcext:value-type="float">
            <text:p>62</text:p>
          </table:table-cell>
          <table:table-cell table:formula="of:=IF([.A208]&lt;128;[.D208];-[.D208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OKUP([.A209];Tab_Log_Seno_Arg;Tab_Log_Seno_Val)" office:value-type="float" office:value="1" calcext:value-type="float">
            <text:p>1</text:p>
          </table:table-cell>
          <table:table-cell table:formula="of:=[.B209]+Atenuacion" office:value-type="float" office:value="1" calcext:value-type="float">
            <text:p>1</text:p>
          </table:table-cell>
          <table:table-cell table:formula="of:=IF([.C209]&lt;256;LOOKUP([.C209];Tab_Exp_Arg;Tab_Exp_Val);0)" office:value-type="float" office:value="62" calcext:value-type="float">
            <text:p>62</text:p>
          </table:table-cell>
          <table:table-cell table:formula="of:=IF([.A209]&lt;128;[.D209];-[.D209]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OKUP([.A210];Tab_Log_Seno_Arg;Tab_Log_Seno_Val)" office:value-type="float" office:value="2" calcext:value-type="float">
            <text:p>2</text:p>
          </table:table-cell>
          <table:table-cell table:formula="of:=[.B210]+Atenuacion" office:value-type="float" office:value="2" calcext:value-type="float">
            <text:p>2</text:p>
          </table:table-cell>
          <table:table-cell table:formula="of:=IF([.C210]&lt;256;LOOKUP([.C210];Tab_Exp_Arg;Tab_Exp_Val);0)" office:value-type="float" office:value="61" calcext:value-type="float">
            <text:p>61</text:p>
          </table:table-cell>
          <table:table-cell table:formula="of:=IF([.A210]&lt;128;[.D210];-[.D210]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OKUP([.A211];Tab_Log_Seno_Arg;Tab_Log_Seno_Val)" office:value-type="float" office:value="2" calcext:value-type="float">
            <text:p>2</text:p>
          </table:table-cell>
          <table:table-cell table:formula="of:=[.B211]+Atenuacion" office:value-type="float" office:value="2" calcext:value-type="float">
            <text:p>2</text:p>
          </table:table-cell>
          <table:table-cell table:formula="of:=IF([.C211]&lt;256;LOOKUP([.C211];Tab_Exp_Arg;Tab_Exp_Val);0)" office:value-type="float" office:value="61" calcext:value-type="float">
            <text:p>61</text:p>
          </table:table-cell>
          <table:table-cell table:formula="of:=IF([.A211]&lt;128;[.D211];-[.D211]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OKUP([.A212];Tab_Log_Seno_Arg;Tab_Log_Seno_Val)" office:value-type="float" office:value="3" calcext:value-type="float">
            <text:p>3</text:p>
          </table:table-cell>
          <table:table-cell table:formula="of:=[.B212]+Atenuacion" office:value-type="float" office:value="3" calcext:value-type="float">
            <text:p>3</text:p>
          </table:table-cell>
          <table:table-cell table:formula="of:=IF([.C212]&lt;256;LOOKUP([.C212];Tab_Exp_Arg;Tab_Exp_Val);0)" office:value-type="float" office:value="60" calcext:value-type="float">
            <text:p>60</text:p>
          </table:table-cell>
          <table:table-cell table:formula="of:=IF([.A212]&lt;128;[.D212];-[.D212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OKUP([.A213];Tab_Log_Seno_Arg;Tab_Log_Seno_Val)" office:value-type="float" office:value="3" calcext:value-type="float">
            <text:p>3</text:p>
          </table:table-cell>
          <table:table-cell table:formula="of:=[.B213]+Atenuacion" office:value-type="float" office:value="3" calcext:value-type="float">
            <text:p>3</text:p>
          </table:table-cell>
          <table:table-cell table:formula="of:=IF([.C213]&lt;256;LOOKUP([.C213];Tab_Exp_Arg;Tab_Exp_Val);0)" office:value-type="float" office:value="60" calcext:value-type="float">
            <text:p>60</text:p>
          </table:table-cell>
          <table:table-cell table:formula="of:=IF([.A213]&lt;128;[.D213];-[.D213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OKUP([.A214];Tab_Log_Seno_Arg;Tab_Log_Seno_Val)" office:value-type="float" office:value="3" calcext:value-type="float">
            <text:p>3</text:p>
          </table:table-cell>
          <table:table-cell table:formula="of:=[.B214]+Atenuacion" office:value-type="float" office:value="3" calcext:value-type="float">
            <text:p>3</text:p>
          </table:table-cell>
          <table:table-cell table:formula="of:=IF([.C214]&lt;256;LOOKUP([.C214];Tab_Exp_Arg;Tab_Exp_Val);0)" office:value-type="float" office:value="60" calcext:value-type="float">
            <text:p>60</text:p>
          </table:table-cell>
          <table:table-cell table:formula="of:=IF([.A214]&lt;128;[.D214];-[.D214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OKUP([.A215];Tab_Log_Seno_Arg;Tab_Log_Seno_Val)" office:value-type="float" office:value="4" calcext:value-type="float">
            <text:p>4</text:p>
          </table:table-cell>
          <table:table-cell table:formula="of:=[.B215]+Atenuacion" office:value-type="float" office:value="4" calcext:value-type="float">
            <text:p>4</text:p>
          </table:table-cell>
          <table:table-cell table:formula="of:=IF([.C215]&lt;256;LOOKUP([.C215];Tab_Exp_Arg;Tab_Exp_Val);0)" office:value-type="float" office:value="58" calcext:value-type="float">
            <text:p>58</text:p>
          </table:table-cell>
          <table:table-cell table:formula="of:=IF([.A215]&lt;128;[.D215];-[.D215]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OKUP([.A216];Tab_Log_Seno_Arg;Tab_Log_Seno_Val)" office:value-type="float" office:value="4" calcext:value-type="float">
            <text:p>4</text:p>
          </table:table-cell>
          <table:table-cell table:formula="of:=[.B216]+Atenuacion" office:value-type="float" office:value="4" calcext:value-type="float">
            <text:p>4</text:p>
          </table:table-cell>
          <table:table-cell table:formula="of:=IF([.C216]&lt;256;LOOKUP([.C216];Tab_Exp_Arg;Tab_Exp_Val);0)" office:value-type="float" office:value="58" calcext:value-type="float">
            <text:p>58</text:p>
          </table:table-cell>
          <table:table-cell table:formula="of:=IF([.A216]&lt;128;[.D216];-[.D216]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OKUP([.A217];Tab_Log_Seno_Arg;Tab_Log_Seno_Val)" office:value-type="float" office:value="5" calcext:value-type="float">
            <text:p>5</text:p>
          </table:table-cell>
          <table:table-cell table:formula="of:=[.B217]+Atenuacion" office:value-type="float" office:value="5" calcext:value-type="float">
            <text:p>5</text:p>
          </table:table-cell>
          <table:table-cell table:formula="of:=IF([.C217]&lt;256;LOOKUP([.C217];Tab_Exp_Arg;Tab_Exp_Val);0)" office:value-type="float" office:value="57" calcext:value-type="float">
            <text:p>57</text:p>
          </table:table-cell>
          <table:table-cell table:formula="of:=IF([.A217]&lt;128;[.D217];-[.D217]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OKUP([.A218];Tab_Log_Seno_Arg;Tab_Log_Seno_Val)" office:value-type="float" office:value="6" calcext:value-type="float">
            <text:p>6</text:p>
          </table:table-cell>
          <table:table-cell table:formula="of:=[.B218]+Atenuacion" office:value-type="float" office:value="6" calcext:value-type="float">
            <text:p>6</text:p>
          </table:table-cell>
          <table:table-cell table:formula="of:=IF([.C218]&lt;256;LOOKUP([.C218];Tab_Exp_Arg;Tab_Exp_Val);0)" office:value-type="float" office:value="56" calcext:value-type="float">
            <text:p>56</text:p>
          </table:table-cell>
          <table:table-cell table:formula="of:=IF([.A218]&lt;128;[.D218];-[.D218]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OKUP([.A219];Tab_Log_Seno_Arg;Tab_Log_Seno_Val)" office:value-type="float" office:value="6" calcext:value-type="float">
            <text:p>6</text:p>
          </table:table-cell>
          <table:table-cell table:formula="of:=[.B219]+Atenuacion" office:value-type="float" office:value="6" calcext:value-type="float">
            <text:p>6</text:p>
          </table:table-cell>
          <table:table-cell table:formula="of:=IF([.C219]&lt;256;LOOKUP([.C219];Tab_Exp_Arg;Tab_Exp_Val);0)" office:value-type="float" office:value="56" calcext:value-type="float">
            <text:p>56</text:p>
          </table:table-cell>
          <table:table-cell table:formula="of:=IF([.A219]&lt;128;[.D219];-[.D219]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OKUP([.A220];Tab_Log_Seno_Arg;Tab_Log_Seno_Val)" office:value-type="float" office:value="7" calcext:value-type="float">
            <text:p>7</text:p>
          </table:table-cell>
          <table:table-cell table:formula="of:=[.B220]+Atenuacion" office:value-type="float" office:value="7" calcext:value-type="float">
            <text:p>7</text:p>
          </table:table-cell>
          <table:table-cell table:formula="of:=IF([.C220]&lt;256;LOOKUP([.C220];Tab_Exp_Arg;Tab_Exp_Val);0)" office:value-type="float" office:value="55" calcext:value-type="float">
            <text:p>55</text:p>
          </table:table-cell>
          <table:table-cell table:formula="of:=IF([.A220]&lt;128;[.D220];-[.D220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OKUP([.A221];Tab_Log_Seno_Arg;Tab_Log_Seno_Val)" office:value-type="float" office:value="8" calcext:value-type="float">
            <text:p>8</text:p>
          </table:table-cell>
          <table:table-cell table:formula="of:=[.B221]+Atenuacion" office:value-type="float" office:value="8" calcext:value-type="float">
            <text:p>8</text:p>
          </table:table-cell>
          <table:table-cell table:formula="of:=IF([.C221]&lt;256;LOOKUP([.C221];Tab_Exp_Arg;Tab_Exp_Val);0)" office:value-type="float" office:value="54" calcext:value-type="float">
            <text:p>54</text:p>
          </table:table-cell>
          <table:table-cell table:formula="of:=IF([.A221]&lt;128;[.D221];-[.D221]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OKUP([.A222];Tab_Log_Seno_Arg;Tab_Log_Seno_Val)" office:value-type="float" office:value="8" calcext:value-type="float">
            <text:p>8</text:p>
          </table:table-cell>
          <table:table-cell table:formula="of:=[.B222]+Atenuacion" office:value-type="float" office:value="8" calcext:value-type="float">
            <text:p>8</text:p>
          </table:table-cell>
          <table:table-cell table:formula="of:=IF([.C222]&lt;256;LOOKUP([.C222];Tab_Exp_Arg;Tab_Exp_Val);0)" office:value-type="float" office:value="54" calcext:value-type="float">
            <text:p>54</text:p>
          </table:table-cell>
          <table:table-cell table:formula="of:=IF([.A222]&lt;128;[.D222];-[.D222]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OKUP([.A223];Tab_Log_Seno_Arg;Tab_Log_Seno_Val)" office:value-type="float" office:value="9" calcext:value-type="float">
            <text:p>9</text:p>
          </table:table-cell>
          <table:table-cell table:formula="of:=[.B223]+Atenuacion" office:value-type="float" office:value="9" calcext:value-type="float">
            <text:p>9</text:p>
          </table:table-cell>
          <table:table-cell table:formula="of:=IF([.C223]&lt;256;LOOKUP([.C223];Tab_Exp_Arg;Tab_Exp_Val);0)" office:value-type="float" office:value="53" calcext:value-type="float">
            <text:p>53</text:p>
          </table:table-cell>
          <table:table-cell table:formula="of:=IF([.A223]&lt;128;[.D223];-[.D223]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OKUP([.A224];Tab_Log_Seno_Arg;Tab_Log_Seno_Val)" office:value-type="float" office:value="10" calcext:value-type="float">
            <text:p>10</text:p>
          </table:table-cell>
          <table:table-cell table:formula="of:=[.B224]+Atenuacion" office:value-type="float" office:value="10" calcext:value-type="float">
            <text:p>10</text:p>
          </table:table-cell>
          <table:table-cell table:formula="of:=IF([.C224]&lt;256;LOOKUP([.C224];Tab_Exp_Arg;Tab_Exp_Val);0)" office:value-type="float" office:value="52" calcext:value-type="float">
            <text:p>52</text:p>
          </table:table-cell>
          <table:table-cell table:formula="of:=IF([.A224]&lt;128;[.D224];-[.D224]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OKUP([.A225];Tab_Log_Seno_Arg;Tab_Log_Seno_Val)" office:value-type="float" office:value="11" calcext:value-type="float">
            <text:p>11</text:p>
          </table:table-cell>
          <table:table-cell table:formula="of:=[.B225]+Atenuacion" office:value-type="float" office:value="11" calcext:value-type="float">
            <text:p>11</text:p>
          </table:table-cell>
          <table:table-cell table:formula="of:=IF([.C225]&lt;256;LOOKUP([.C225];Tab_Exp_Arg;Tab_Exp_Val);0)" office:value-type="float" office:value="51" calcext:value-type="float">
            <text:p>51</text:p>
          </table:table-cell>
          <table:table-cell table:formula="of:=IF([.A225]&lt;128;[.D225];-[.D225]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OKUP([.A226];Tab_Log_Seno_Arg;Tab_Log_Seno_Val)" office:value-type="float" office:value="12" calcext:value-type="float">
            <text:p>12</text:p>
          </table:table-cell>
          <table:table-cell table:formula="of:=[.B226]+Atenuacion" office:value-type="float" office:value="12" calcext:value-type="float">
            <text:p>12</text:p>
          </table:table-cell>
          <table:table-cell table:formula="of:=IF([.C226]&lt;256;LOOKUP([.C226];Tab_Exp_Arg;Tab_Exp_Val);0)" office:value-type="float" office:value="50" calcext:value-type="float">
            <text:p>50</text:p>
          </table:table-cell>
          <table:table-cell table:formula="of:=IF([.A226]&lt;128;[.D226];-[.D226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OKUP([.A227];Tab_Log_Seno_Arg;Tab_Log_Seno_Val)" office:value-type="float" office:value="13" calcext:value-type="float">
            <text:p>13</text:p>
          </table:table-cell>
          <table:table-cell table:formula="of:=[.B227]+Atenuacion" office:value-type="float" office:value="13" calcext:value-type="float">
            <text:p>13</text:p>
          </table:table-cell>
          <table:table-cell table:formula="of:=IF([.C227]&lt;256;LOOKUP([.C227];Tab_Exp_Arg;Tab_Exp_Val);0)" office:value-type="float" office:value="49" calcext:value-type="float">
            <text:p>49</text:p>
          </table:table-cell>
          <table:table-cell table:formula="of:=IF([.A227]&lt;128;[.D227];-[.D227]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OKUP([.A228];Tab_Log_Seno_Arg;Tab_Log_Seno_Val)" office:value-type="float" office:value="14" calcext:value-type="float">
            <text:p>14</text:p>
          </table:table-cell>
          <table:table-cell table:formula="of:=[.B228]+Atenuacion" office:value-type="float" office:value="14" calcext:value-type="float">
            <text:p>14</text:p>
          </table:table-cell>
          <table:table-cell table:formula="of:=IF([.C228]&lt;256;LOOKUP([.C228];Tab_Exp_Arg;Tab_Exp_Val);0)" office:value-type="float" office:value="48" calcext:value-type="float">
            <text:p>48</text:p>
          </table:table-cell>
          <table:table-cell table:formula="of:=IF([.A228]&lt;128;[.D228];-[.D228]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OKUP([.A229];Tab_Log_Seno_Arg;Tab_Log_Seno_Val)" office:value-type="float" office:value="15" calcext:value-type="float">
            <text:p>15</text:p>
          </table:table-cell>
          <table:table-cell table:formula="of:=[.B229]+Atenuacion" office:value-type="float" office:value="15" calcext:value-type="float">
            <text:p>15</text:p>
          </table:table-cell>
          <table:table-cell table:formula="of:=IF([.C229]&lt;256;LOOKUP([.C229];Tab_Exp_Arg;Tab_Exp_Val);0)" office:value-type="float" office:value="47" calcext:value-type="float">
            <text:p>47</text:p>
          </table:table-cell>
          <table:table-cell table:formula="of:=IF([.A229]&lt;128;[.D229];-[.D229]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OKUP([.A230];Tab_Log_Seno_Arg;Tab_Log_Seno_Val)" office:value-type="float" office:value="16" calcext:value-type="float">
            <text:p>16</text:p>
          </table:table-cell>
          <table:table-cell table:formula="of:=[.B230]+Atenuacion" office:value-type="float" office:value="16" calcext:value-type="float">
            <text:p>16</text:p>
          </table:table-cell>
          <table:table-cell table:formula="of:=IF([.C230]&lt;256;LOOKUP([.C230];Tab_Exp_Arg;Tab_Exp_Val);0)" office:value-type="float" office:value="47" calcext:value-type="float">
            <text:p>47</text:p>
          </table:table-cell>
          <table:table-cell table:formula="of:=IF([.A230]&lt;128;[.D230];-[.D230]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OKUP([.A231];Tab_Log_Seno_Arg;Tab_Log_Seno_Val)" office:value-type="float" office:value="18" calcext:value-type="float">
            <text:p>18</text:p>
          </table:table-cell>
          <table:table-cell table:formula="of:=[.B231]+Atenuacion" office:value-type="float" office:value="18" calcext:value-type="float">
            <text:p>18</text:p>
          </table:table-cell>
          <table:table-cell table:formula="of:=IF([.C231]&lt;256;LOOKUP([.C231];Tab_Exp_Arg;Tab_Exp_Val);0)" office:value-type="float" office:value="45" calcext:value-type="float">
            <text:p>45</text:p>
          </table:table-cell>
          <table:table-cell table:formula="of:=IF([.A231]&lt;128;[.D231];-[.D231]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OKUP([.A232];Tab_Log_Seno_Arg;Tab_Log_Seno_Val)" office:value-type="float" office:value="19" calcext:value-type="float">
            <text:p>19</text:p>
          </table:table-cell>
          <table:table-cell table:formula="of:=[.B232]+Atenuacion" office:value-type="float" office:value="19" calcext:value-type="float">
            <text:p>19</text:p>
          </table:table-cell>
          <table:table-cell table:formula="of:=IF([.C232]&lt;256;LOOKUP([.C232];Tab_Exp_Arg;Tab_Exp_Val);0)" office:value-type="float" office:value="44" calcext:value-type="float">
            <text:p>44</text:p>
          </table:table-cell>
          <table:table-cell table:formula="of:=IF([.A232]&lt;128;[.D232];-[.D232]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OKUP([.A233];Tab_Log_Seno_Arg;Tab_Log_Seno_Val)" office:value-type="float" office:value="20" calcext:value-type="float">
            <text:p>20</text:p>
          </table:table-cell>
          <table:table-cell table:formula="of:=[.B233]+Atenuacion" office:value-type="float" office:value="20" calcext:value-type="float">
            <text:p>20</text:p>
          </table:table-cell>
          <table:table-cell table:formula="of:=IF([.C233]&lt;256;LOOKUP([.C233];Tab_Exp_Arg;Tab_Exp_Val);0)" office:value-type="float" office:value="43" calcext:value-type="float">
            <text:p>43</text:p>
          </table:table-cell>
          <table:table-cell table:formula="of:=IF([.A233]&lt;128;[.D233];-[.D233]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OKUP([.A234];Tab_Log_Seno_Arg;Tab_Log_Seno_Val)" office:value-type="float" office:value="22" calcext:value-type="float">
            <text:p>22</text:p>
          </table:table-cell>
          <table:table-cell table:formula="of:=[.B234]+Atenuacion" office:value-type="float" office:value="22" calcext:value-type="float">
            <text:p>22</text:p>
          </table:table-cell>
          <table:table-cell table:formula="of:=IF([.C234]&lt;256;LOOKUP([.C234];Tab_Exp_Arg;Tab_Exp_Val);0)" office:value-type="float" office:value="42" calcext:value-type="float">
            <text:p>42</text:p>
          </table:table-cell>
          <table:table-cell table:formula="of:=IF([.A234]&lt;128;[.D234];-[.D234]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OKUP([.A235];Tab_Log_Seno_Arg;Tab_Log_Seno_Val)" office:value-type="float" office:value="23" calcext:value-type="float">
            <text:p>23</text:p>
          </table:table-cell>
          <table:table-cell table:formula="of:=[.B235]+Atenuacion" office:value-type="float" office:value="23" calcext:value-type="float">
            <text:p>23</text:p>
          </table:table-cell>
          <table:table-cell table:formula="of:=IF([.C235]&lt;256;LOOKUP([.C235];Tab_Exp_Arg;Tab_Exp_Val);0)" office:value-type="float" office:value="41" calcext:value-type="float">
            <text:p>41</text:p>
          </table:table-cell>
          <table:table-cell table:formula="of:=IF([.A235]&lt;128;[.D235];-[.D235]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OKUP([.A236];Tab_Log_Seno_Arg;Tab_Log_Seno_Val)" office:value-type="float" office:value="25" calcext:value-type="float">
            <text:p>25</text:p>
          </table:table-cell>
          <table:table-cell table:formula="of:=[.B236]+Atenuacion" office:value-type="float" office:value="25" calcext:value-type="float">
            <text:p>25</text:p>
          </table:table-cell>
          <table:table-cell table:formula="of:=IF([.C236]&lt;256;LOOKUP([.C236];Tab_Exp_Arg;Tab_Exp_Val);0)" office:value-type="float" office:value="39" calcext:value-type="float">
            <text:p>39</text:p>
          </table:table-cell>
          <table:table-cell table:formula="of:=IF([.A236]&lt;128;[.D236];-[.D236]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OKUP([.A237];Tab_Log_Seno_Arg;Tab_Log_Seno_Val)" office:value-type="float" office:value="26" calcext:value-type="float">
            <text:p>26</text:p>
          </table:table-cell>
          <table:table-cell table:formula="of:=[.B237]+Atenuacion" office:value-type="float" office:value="26" calcext:value-type="float">
            <text:p>26</text:p>
          </table:table-cell>
          <table:table-cell table:formula="of:=IF([.C237]&lt;256;LOOKUP([.C237];Tab_Exp_Arg;Tab_Exp_Val);0)" office:value-type="float" office:value="38" calcext:value-type="float">
            <text:p>38</text:p>
          </table:table-cell>
          <table:table-cell table:formula="of:=IF([.A237]&lt;128;[.D237];-[.D237]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OKUP([.A238];Tab_Log_Seno_Arg;Tab_Log_Seno_Val)" office:value-type="float" office:value="28" calcext:value-type="float">
            <text:p>28</text:p>
          </table:table-cell>
          <table:table-cell table:formula="of:=[.B238]+Atenuacion" office:value-type="float" office:value="28" calcext:value-type="float">
            <text:p>28</text:p>
          </table:table-cell>
          <table:table-cell table:formula="of:=IF([.C238]&lt;256;LOOKUP([.C238];Tab_Exp_Arg;Tab_Exp_Val);0)" office:value-type="float" office:value="37" calcext:value-type="float">
            <text:p>37</text:p>
          </table:table-cell>
          <table:table-cell table:formula="of:=IF([.A238]&lt;128;[.D238];-[.D238]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OKUP([.A239];Tab_Log_Seno_Arg;Tab_Log_Seno_Val)" office:value-type="float" office:value="30" calcext:value-type="float">
            <text:p>30</text:p>
          </table:table-cell>
          <table:table-cell table:formula="of:=[.B239]+Atenuacion" office:value-type="float" office:value="30" calcext:value-type="float">
            <text:p>30</text:p>
          </table:table-cell>
          <table:table-cell table:formula="of:=IF([.C239]&lt;256;LOOKUP([.C239];Tab_Exp_Arg;Tab_Exp_Val);0)" office:value-type="float" office:value="36" calcext:value-type="float">
            <text:p>36</text:p>
          </table:table-cell>
          <table:table-cell table:formula="of:=IF([.A239]&lt;128;[.D239];-[.D239]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OKUP([.A240];Tab_Log_Seno_Arg;Tab_Log_Seno_Val)" office:value-type="float" office:value="32" calcext:value-type="float">
            <text:p>32</text:p>
          </table:table-cell>
          <table:table-cell table:formula="of:=[.B240]+Atenuacion" office:value-type="float" office:value="32" calcext:value-type="float">
            <text:p>32</text:p>
          </table:table-cell>
          <table:table-cell table:formula="of:=IF([.C240]&lt;256;LOOKUP([.C240];Tab_Exp_Arg;Tab_Exp_Val);0)" office:value-type="float" office:value="34" calcext:value-type="float">
            <text:p>34</text:p>
          </table:table-cell>
          <table:table-cell table:formula="of:=IF([.A240]&lt;128;[.D240];-[.D240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OKUP([.A241];Tab_Log_Seno_Arg;Tab_Log_Seno_Val)" office:value-type="float" office:value="34" calcext:value-type="float">
            <text:p>34</text:p>
          </table:table-cell>
          <table:table-cell table:formula="of:=[.B241]+Atenuacion" office:value-type="float" office:value="34" calcext:value-type="float">
            <text:p>34</text:p>
          </table:table-cell>
          <table:table-cell table:formula="of:=IF([.C241]&lt;256;LOOKUP([.C241];Tab_Exp_Arg;Tab_Exp_Val);0)" office:value-type="float" office:value="33" calcext:value-type="float">
            <text:p>33</text:p>
          </table:table-cell>
          <table:table-cell table:formula="of:=IF([.A241]&lt;128;[.D241];-[.D241]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OKUP([.A242];Tab_Log_Seno_Arg;Tab_Log_Seno_Val)" office:value-type="float" office:value="36" calcext:value-type="float">
            <text:p>36</text:p>
          </table:table-cell>
          <table:table-cell table:formula="of:=[.B242]+Atenuacion" office:value-type="float" office:value="36" calcext:value-type="float">
            <text:p>36</text:p>
          </table:table-cell>
          <table:table-cell table:formula="of:=IF([.C242]&lt;256;LOOKUP([.C242];Tab_Exp_Arg;Tab_Exp_Val);0)" office:value-type="float" office:value="32" calcext:value-type="float">
            <text:p>32</text:p>
          </table:table-cell>
          <table:table-cell table:formula="of:=IF([.A242]&lt;128;[.D242];-[.D242]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OKUP([.A243];Tab_Log_Seno_Arg;Tab_Log_Seno_Val)" office:value-type="float" office:value="38" calcext:value-type="float">
            <text:p>38</text:p>
          </table:table-cell>
          <table:table-cell table:formula="of:=[.B243]+Atenuacion" office:value-type="float" office:value="38" calcext:value-type="float">
            <text:p>38</text:p>
          </table:table-cell>
          <table:table-cell table:formula="of:=IF([.C243]&lt;256;LOOKUP([.C243];Tab_Exp_Arg;Tab_Exp_Val);0)" office:value-type="float" office:value="31" calcext:value-type="float">
            <text:p>31</text:p>
          </table:table-cell>
          <table:table-cell table:formula="of:=IF([.A243]&lt;128;[.D243];-[.D243]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OKUP([.A244];Tab_Log_Seno_Arg;Tab_Log_Seno_Val)" office:value-type="float" office:value="41" calcext:value-type="float">
            <text:p>41</text:p>
          </table:table-cell>
          <table:table-cell table:formula="of:=[.B244]+Atenuacion" office:value-type="float" office:value="41" calcext:value-type="float">
            <text:p>41</text:p>
          </table:table-cell>
          <table:table-cell table:formula="of:=IF([.C244]&lt;256;LOOKUP([.C244];Tab_Exp_Arg;Tab_Exp_Val);0)" office:value-type="float" office:value="29" calcext:value-type="float">
            <text:p>29</text:p>
          </table:table-cell>
          <table:table-cell table:formula="of:=IF([.A244]&lt;128;[.D244];-[.D244]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OKUP([.A245];Tab_Log_Seno_Arg;Tab_Log_Seno_Val)" office:value-type="float" office:value="43" calcext:value-type="float">
            <text:p>43</text:p>
          </table:table-cell>
          <table:table-cell table:formula="of:=[.B245]+Atenuacion" office:value-type="float" office:value="43" calcext:value-type="float">
            <text:p>43</text:p>
          </table:table-cell>
          <table:table-cell table:formula="of:=IF([.C245]&lt;256;LOOKUP([.C245];Tab_Exp_Arg;Tab_Exp_Val);0)" office:value-type="float" office:value="28" calcext:value-type="float">
            <text:p>28</text:p>
          </table:table-cell>
          <table:table-cell table:formula="of:=IF([.A245]&lt;128;[.D245];-[.D245]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OKUP([.A246];Tab_Log_Seno_Arg;Tab_Log_Seno_Val)" office:value-type="float" office:value="46" calcext:value-type="float">
            <text:p>46</text:p>
          </table:table-cell>
          <table:table-cell table:formula="of:=[.B246]+Atenuacion" office:value-type="float" office:value="46" calcext:value-type="float">
            <text:p>46</text:p>
          </table:table-cell>
          <table:table-cell table:formula="of:=IF([.C246]&lt;256;LOOKUP([.C246];Tab_Exp_Arg;Tab_Exp_Val);0)" office:value-type="float" office:value="26" calcext:value-type="float">
            <text:p>26</text:p>
          </table:table-cell>
          <table:table-cell table:formula="of:=IF([.A246]&lt;128;[.D246];-[.D246]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OKUP([.A247];Tab_Log_Seno_Arg;Tab_Log_Seno_Val)" office:value-type="float" office:value="49" calcext:value-type="float">
            <text:p>49</text:p>
          </table:table-cell>
          <table:table-cell table:formula="of:=[.B247]+Atenuacion" office:value-type="float" office:value="49" calcext:value-type="float">
            <text:p>49</text:p>
          </table:table-cell>
          <table:table-cell table:formula="of:=IF([.C247]&lt;256;LOOKUP([.C247];Tab_Exp_Arg;Tab_Exp_Val);0)" office:value-type="float" office:value="25" calcext:value-type="float">
            <text:p>25</text:p>
          </table:table-cell>
          <table:table-cell table:formula="of:=IF([.A247]&lt;128;[.D247];-[.D247]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OKUP([.A248];Tab_Log_Seno_Arg;Tab_Log_Seno_Val)" office:value-type="float" office:value="52" calcext:value-type="float">
            <text:p>52</text:p>
          </table:table-cell>
          <table:table-cell table:formula="of:=[.B248]+Atenuacion" office:value-type="float" office:value="52" calcext:value-type="float">
            <text:p>52</text:p>
          </table:table-cell>
          <table:table-cell table:formula="of:=IF([.C248]&lt;256;LOOKUP([.C248];Tab_Exp_Arg;Tab_Exp_Val);0)" office:value-type="float" office:value="23" calcext:value-type="float">
            <text:p>23</text:p>
          </table:table-cell>
          <table:table-cell table:formula="of:=IF([.A248]&lt;128;[.D248];-[.D248]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OKUP([.A249];Tab_Log_Seno_Arg;Tab_Log_Seno_Val)" office:value-type="float" office:value="56" calcext:value-type="float">
            <text:p>56</text:p>
          </table:table-cell>
          <table:table-cell table:formula="of:=[.B249]+Atenuacion" office:value-type="float" office:value="56" calcext:value-type="float">
            <text:p>56</text:p>
          </table:table-cell>
          <table:table-cell table:formula="of:=IF([.C249]&lt;256;LOOKUP([.C249];Tab_Exp_Arg;Tab_Exp_Val);0)" office:value-type="float" office:value="22" calcext:value-type="float">
            <text:p>22</text:p>
          </table:table-cell>
          <table:table-cell table:formula="of:=IF([.A249]&lt;128;[.D249];-[.D249]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OKUP([.A250];Tab_Log_Seno_Arg;Tab_Log_Seno_Val)" office:value-type="float" office:value="59" calcext:value-type="float">
            <text:p>59</text:p>
          </table:table-cell>
          <table:table-cell table:formula="of:=[.B250]+Atenuacion" office:value-type="float" office:value="59" calcext:value-type="float">
            <text:p>59</text:p>
          </table:table-cell>
          <table:table-cell table:formula="of:=IF([.C250]&lt;256;LOOKUP([.C250];Tab_Exp_Arg;Tab_Exp_Val);0)" office:value-type="float" office:value="21" calcext:value-type="float">
            <text:p>21</text:p>
          </table:table-cell>
          <table:table-cell table:formula="of:=IF([.A250]&lt;128;[.D250];-[.D250]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OKUP([.A251];Tab_Log_Seno_Arg;Tab_Log_Seno_Val)" office:value-type="float" office:value="63" calcext:value-type="float">
            <text:p>63</text:p>
          </table:table-cell>
          <table:table-cell table:formula="of:=[.B251]+Atenuacion" office:value-type="float" office:value="63" calcext:value-type="float">
            <text:p>63</text:p>
          </table:table-cell>
          <table:table-cell table:formula="of:=IF([.C251]&lt;256;LOOKUP([.C251];Tab_Exp_Arg;Tab_Exp_Val);0)" office:value-type="float" office:value="19" calcext:value-type="float">
            <text:p>19</text:p>
          </table:table-cell>
          <table:table-cell table:formula="of:=IF([.A251]&lt;128;[.D251];-[.D251]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OKUP([.A252];Tab_Log_Seno_Arg;Tab_Log_Seno_Val)" office:value-type="float" office:value="67" calcext:value-type="float">
            <text:p>67</text:p>
          </table:table-cell>
          <table:table-cell table:formula="of:=[.B252]+Atenuacion" office:value-type="float" office:value="67" calcext:value-type="float">
            <text:p>67</text:p>
          </table:table-cell>
          <table:table-cell table:formula="of:=IF([.C252]&lt;256;LOOKUP([.C252];Tab_Exp_Arg;Tab_Exp_Val);0)" office:value-type="float" office:value="18" calcext:value-type="float">
            <text:p>18</text:p>
          </table:table-cell>
          <table:table-cell table:formula="of:=IF([.A252]&lt;128;[.D252];-[.D252]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OKUP([.A253];Tab_Log_Seno_Arg;Tab_Log_Seno_Val)" office:value-type="float" office:value="72" calcext:value-type="float">
            <text:p>72</text:p>
          </table:table-cell>
          <table:table-cell table:formula="of:=[.B253]+Atenuacion" office:value-type="float" office:value="72" calcext:value-type="float">
            <text:p>72</text:p>
          </table:table-cell>
          <table:table-cell table:formula="of:=IF([.C253]&lt;256;LOOKUP([.C253];Tab_Exp_Arg;Tab_Exp_Val);0)" office:value-type="float" office:value="16" calcext:value-type="float">
            <text:p>16</text:p>
          </table:table-cell>
          <table:table-cell table:formula="of:=IF([.A253]&lt;128;[.D253];-[.D253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OKUP([.A254];Tab_Log_Seno_Arg;Tab_Log_Seno_Val)" office:value-type="float" office:value="77" calcext:value-type="float">
            <text:p>77</text:p>
          </table:table-cell>
          <table:table-cell table:formula="of:=[.B254]+Atenuacion" office:value-type="float" office:value="77" calcext:value-type="float">
            <text:p>77</text:p>
          </table:table-cell>
          <table:table-cell table:formula="of:=IF([.C254]&lt;256;LOOKUP([.C254];Tab_Exp_Arg;Tab_Exp_Val);0)" office:value-type="float" office:value="15" calcext:value-type="float">
            <text:p>15</text:p>
          </table:table-cell>
          <table:table-cell table:formula="of:=IF([.A254]&lt;128;[.D254];-[.D254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OKUP([.A255];Tab_Log_Seno_Arg;Tab_Log_Seno_Val)" office:value-type="float" office:value="83" calcext:value-type="float">
            <text:p>83</text:p>
          </table:table-cell>
          <table:table-cell table:formula="of:=[.B255]+Atenuacion" office:value-type="float" office:value="83" calcext:value-type="float">
            <text:p>83</text:p>
          </table:table-cell>
          <table:table-cell table:formula="of:=IF([.C255]&lt;256;LOOKUP([.C255];Tab_Exp_Arg;Tab_Exp_Val);0)" office:value-type="float" office:value="13" calcext:value-type="float">
            <text:p>13</text:p>
          </table:table-cell>
          <table:table-cell table:formula="of:=IF([.A255]&lt;128;[.D255];-[.D255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OKUP([.A256];Tab_Log_Seno_Arg;Tab_Log_Seno_Val)" office:value-type="float" office:value="90" calcext:value-type="float">
            <text:p>90</text:p>
          </table:table-cell>
          <table:table-cell table:formula="of:=[.B256]+Atenuacion" office:value-type="float" office:value="90" calcext:value-type="float">
            <text:p>90</text:p>
          </table:table-cell>
          <table:table-cell table:formula="of:=IF([.C256]&lt;256;LOOKUP([.C256];Tab_Exp_Arg;Tab_Exp_Val);0)" office:value-type="float" office:value="11" calcext:value-type="float">
            <text:p>11</text:p>
          </table:table-cell>
          <table:table-cell table:formula="of:=IF([.A256]&lt;128;[.D256];-[.D256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OKUP([.A257];Tab_Log_Seno_Arg;Tab_Log_Seno_Val)" office:value-type="float" office:value="97" calcext:value-type="float">
            <text:p>97</text:p>
          </table:table-cell>
          <table:table-cell table:formula="of:=[.B257]+Atenuacion" office:value-type="float" office:value="97" calcext:value-type="float">
            <text:p>97</text:p>
          </table:table-cell>
          <table:table-cell table:formula="of:=IF([.C257]&lt;256;LOOKUP([.C257];Tab_Exp_Arg;Tab_Exp_Val);0)" office:value-type="float" office:value="10" calcext:value-type="float">
            <text:p>10</text:p>
          </table:table-cell>
          <table:table-cell table:formula="of:=IF([.A257]&lt;128;[.D257];-[.D257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OKUP([.A258];Tab_Log_Seno_Arg;Tab_Log_Seno_Val)" office:value-type="float" office:value="106" calcext:value-type="float">
            <text:p>106</text:p>
          </table:table-cell>
          <table:table-cell table:formula="of:=[.B258]+Atenuacion" office:value-type="float" office:value="106" calcext:value-type="float">
            <text:p>106</text:p>
          </table:table-cell>
          <table:table-cell table:formula="of:=IF([.C258]&lt;256;LOOKUP([.C258];Tab_Exp_Arg;Tab_Exp_Val);0)" office:value-type="float" office:value="8" calcext:value-type="float">
            <text:p>8</text:p>
          </table:table-cell>
          <table:table-cell table:formula="of:=IF([.A258]&lt;128;[.D258];-[.D258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OKUP([.A259];Tab_Log_Seno_Arg;Tab_Log_Seno_Val)" office:value-type="float" office:value="116" calcext:value-type="float">
            <text:p>116</text:p>
          </table:table-cell>
          <table:table-cell table:formula="of:=[.B259]+Atenuacion" office:value-type="float" office:value="116" calcext:value-type="float">
            <text:p>116</text:p>
          </table:table-cell>
          <table:table-cell table:formula="of:=IF([.C259]&lt;256;LOOKUP([.C259];Tab_Exp_Arg;Tab_Exp_Val);0)" office:value-type="float" office:value="7" calcext:value-type="float">
            <text:p>7</text:p>
          </table:table-cell>
          <table:table-cell table:formula="of:=IF([.A259]&lt;128;[.D259];-[.D259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OKUP([.A260];Tab_Log_Seno_Arg;Tab_Log_Seno_Val)" office:value-type="float" office:value="129" calcext:value-type="float">
            <text:p>129</text:p>
          </table:table-cell>
          <table:table-cell table:formula="of:=[.B260]+Atenuacion" office:value-type="float" office:value="129" calcext:value-type="float">
            <text:p>129</text:p>
          </table:table-cell>
          <table:table-cell table:formula="of:=IF([.C260]&lt;256;LOOKUP([.C260];Tab_Exp_Arg;Tab_Exp_Val);0)" office:value-type="float" office:value="5" calcext:value-type="float">
            <text:p>5</text:p>
          </table:table-cell>
          <table:table-cell table:formula="of:=IF([.A260]&lt;128;[.D260];-[.D260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OKUP([.A261];Tab_Log_Seno_Arg;Tab_Log_Seno_Val)" office:value-type="float" office:value="147" calcext:value-type="float">
            <text:p>147</text:p>
          </table:table-cell>
          <table:table-cell table:formula="of:=[.B261]+Atenuacion" office:value-type="float" office:value="147" calcext:value-type="float">
            <text:p>147</text:p>
          </table:table-cell>
          <table:table-cell table:formula="of:=IF([.C261]&lt;256;LOOKUP([.C261];Tab_Exp_Arg;Tab_Exp_Val);0)" office:value-type="float" office:value="4" calcext:value-type="float">
            <text:p>4</text:p>
          </table:table-cell>
          <table:table-cell table:formula="of:=IF([.A261]&lt;128;[.D261];-[.D26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OKUP([.A262];Tab_Log_Seno_Arg;Tab_Log_Seno_Val)" office:value-type="float" office:value="174" calcext:value-type="float">
            <text:p>174</text:p>
          </table:table-cell>
          <table:table-cell table:formula="of:=[.B262]+Atenuacion" office:value-type="float" office:value="174" calcext:value-type="float">
            <text:p>174</text:p>
          </table:table-cell>
          <table:table-cell table:formula="of:=IF([.C262]&lt;256;LOOKUP([.C262];Tab_Exp_Arg;Tab_Exp_Val);0)" office:value-type="float" office:value="2" calcext:value-type="float">
            <text:p>2</text:p>
          </table:table-cell>
          <table:table-cell table:formula="of:=IF([.A262]&lt;128;[.D262];-[.D26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OKUP([.A263];Tab_Log_Seno_Arg;Tab_Log_Seno_Val)" office:value-type="float" office:value="232" calcext:value-type="float">
            <text:p>232</text:p>
          </table:table-cell>
          <table:table-cell table:formula="of:=[.B263]+Atenuacion" office:value-type="float" office:value="232" calcext:value-type="float">
            <text:p>232</text:p>
          </table:table-cell>
          <table:table-cell table:formula="of:=IF([.C263]&lt;256;LOOKUP([.C263];Tab_Exp_Arg;Tab_Exp_Val);0)" office:value-type="float" office:value="1" calcext:value-type="float">
            <text:p>1</text:p>
          </table:table-cell>
          <table:table-cell table:formula="of:=IF([.A263]&lt;128;[.D263];-[.D263])" office:value-type="float" office:value="-1" calcext:value-type="float">
            <text:p>-1</text:p>
          </table:table-cell>
        </table:table-row>
      </table:table>
      <table:named-expressions>
        <table:named-range table:name="Atenuacion" table:base-cell-address="$'Prueba Sintesis'.$B$5" table:cell-range-address="$'Prueba Sintesis'.$B$5"/>
        <table:named-range table:name="Base" table:base-cell-address="$'Tabla Exp'.$B$3" table:cell-range-address="$'Tabla Exp'.$B$5"/>
        <table:named-range table:name="Tab_Exp_Arg" table:base-cell-address="$'Tabla Exp'.$A$8" table:cell-range-address="$'Tabla Exp'.$A$8:.$A$263"/>
        <table:named-range table:name="Tab_Exp_Val" table:base-cell-address="$'Tabla Exp'.$C$263" table:cell-range-address="$'Tabla Exp'.$B$8:.$B$263"/>
        <table:named-range table:name="Tab_Log_Seno_Arg" table:base-cell-address="$'Tabla Log Seno'.$A$9" table:cell-range-address="$'Tabla Log Seno'.$A$9:.$A$264"/>
        <table:named-range table:name="Tab_Log_Seno_Val" table:base-cell-address="$'Tabla Log Seno'.$B$264" table:cell-range-address="$'Tabla Log Seno'.$B$9:.$B$26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s" fo:country="SV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SV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-00-0000</text:date>, <text:time style:data-style-name="N2" text:time-value="08:14:54.502156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1:38:35.883590084</meta:creation-date>
    <meta:generator>LibreOffice/4.4.3.2$Linux_x86 LibreOffice_project/40m0$Build-2</meta:generator>
    <dc:date>2016-01-28T09:40:10.062796140</dc:date>
    <meta:editing-duration>PT3H27M44S</meta:editing-duration>
    <meta:editing-cycles>14</meta:editing-cycles>
    <meta:document-statistic meta:table-count="3" meta:cell-count="28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88" chart:origin="0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>
        <chart:symbol-image xlink:href="Pictures/2000000A000000DF000000DFB32BCA89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Tabla Log Seno'.A9:'Tabla Log Seno'.B264" svg:x="0.32cm" svg:y="0.18cm" svg:width="15.36cm" svg:height="8.64cm">
          <chartooo:coordinate-region svg:x="0.941cm" svg:y="0.406cm" svg:width="14.273cm" svg:height="7.71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abla Log Seno'.B9:'Tabla Log Seno'.B264" chart:class="chart:scatter">
            <chart:domain table:cell-range-address="'Tabla Log Seno'.A9:'Tabla Log Seno'.A264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abla Log Seno'.A9:'Tabla Log Seno'.A264</svg:desc>
                </draw:g>
              </table:table-cell>
              <table:table-cell office:value-type="float" office:value="232">
                <text:p>232</text:p>
                <draw:g>
                  <svg:desc>'Tabla Log Seno'.B9:'Tabla Log Seno'.B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0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4" chart:origin="0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5cm" chart:symbol-height="0.05cm" chart:link-data-style-to-source="true">
        <chart:symbol-image xlink:href="Pictures/2000000A000000DF000000DFB32BCA89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174cm" style:legend-expansion="high" chart:style-name="ch2"/>
        <chart:plot-area chart:style-name="ch3" table:cell-range-address="'Tabla Exp'.A8:'Tabla Exp'.B263" svg:x="0.32cm" svg:y="0.18cm" svg:width="12.508cm" svg:height="8.64cm">
          <chartooo:coordinate-region svg:x="0.941cm" svg:y="0.406cm" svg:width="11.607cm" svg:height="7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bla Exp'.B8:'Tabla Exp'.B263" chart:class="chart:scatter">
            <chart:domain table:cell-range-address="'Tabla Exp'.A8:'Tabla Exp'.A263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abla Exp'.A8:'Tabla Exp'.A263</svg:desc>
                </draw:g>
              </table:table-cell>
              <table:table-cell office:value-type="float" office:value="63">
                <text:p>63</text:p>
                <draw:g>
                  <svg:desc>'Tabla Exp'.B8:'Tabla Exp'.B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0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64" chart:maximum="64" chart:origin="0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5cm" chart:symbol-height="0.05cm" chart:link-data-style-to-source="true">
        <chart:symbol-image xlink:href="Pictures/2000000A000000DF000000DFB32BCA89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174cm" style:legend-expansion="high" chart:style-name="ch2"/>
        <chart:plot-area chart:style-name="ch3" table:cell-range-address="'Prueba Sintesis'.A8:'Prueba Sintesis'.A263 'Prueba Sintesis'.E8:'Prueba Sintesis'.E263" svg:x="0.32cm" svg:y="0.18cm" svg:width="12.508cm" svg:height="8.64cm">
          <chartooo:coordinate-region svg:x="1.047cm" svg:y="0.406cm" svg:width="11.501cm" svg:height="8.1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ueba Sintesis'.E8:'Prueba Sintesis'.E263" chart:class="chart:scatter">
            <chart:domain table:cell-range-address="'Prueba Sintesis'.A8:'Prueba Sintesis'.A263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ueba Sintesis'.A8:'Prueba Sintesis'.A263</svg:desc>
                </draw:g>
              </table:table-cell>
              <table:table-cell office:value-type="float" office:value="1">
                <text:p>1</text:p>
                <draw:g>
                  <svg:desc>'Prueba Sintesis'.E8:'Prueba Sintesis'.E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